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6972in"/>
    </style:style>
    <style:style style:name="co9" style:family="table-column">
      <style:table-column-properties fo:break-before="auto" style:column-width="1.8043in"/>
    </style:style>
    <style:style style:name="co10" style:family="table-column">
      <style:table-column-properties fo:break-before="auto" style:column-width="0.7429in"/>
    </style:style>
    <style:style style:name="co11" style:family="table-column">
      <style:table-column-properties fo:break-before="auto" style:column-width="0.3138in"/>
    </style:style>
    <style:style style:name="co12" style:family="table-column">
      <style:table-column-properties fo:break-before="auto" style:column-width="0.3783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/>
    <style:style style:name="ce4" style:family="table-cell" style:parent-style-name="Default" style:data-style-name="N81"/>
    <style:style style:name="ce2" style:family="table-cell" style:parent-style-name="Default" style:data-style-name="N168"/>
    <style:style style:name="ce6" style:family="table-cell" style:parent-style-name="Default"/>
    <style:style style:name="ce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combined_analysis_weighted_bi_norm_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ce2"/>
        <table:table-column table:style-name="co14" table:number-columns-repeated="5" table:default-cell-style-name="Default"/>
        <table:table-column table:style-name="co14" table:default-cell-style-name="ce6"/>
        <table:table-column table:style-name="co14" table:default-cell-style-name="ce7"/>
        <table:table-row table:style-name="ro1">
          <table:table-cell office:value-type="string" calcext:value-type="string">
            <text:p>player_name</text:p>
          </table:table-cell>
          <table:table-cell office:value-type="string" calcext:value-type="string">
            <text:p>normalized_ktc</text:p>
          </table:table-cell>
          <table:table-cell office:value-type="string" calcext:value-type="string">
            <text:p>normalized_fc</text:p>
          </table:table-cell>
          <table:table-cell office:value-type="string" calcext:value-type="string">
            <text:p>ktc_rank</text:p>
          </table:table-cell>
          <table:table-cell office:value-type="string" calcext:value-type="string">
            <text:p>fc_position</text:p>
          </table:table-cell>
          <table:table-cell office:value-type="string" calcext:value-type="string">
            <text:p>fc_rank_overall</text:p>
          </table:table-cell>
          <table:table-cell office:value-type="string" calcext:value-type="string">
            <text:p>avg_norm</text:p>
          </table:table-cell>
          <table:table-cell office:value-type="string" calcext:value-type="string">
            <text:p>weighted_avg_norm</text:p>
          </table:table-cell>
          <table:table-cell office:value-type="string" calcext:value-type="string">
            <text:p>weighted_avg_norm_rank</text:p>
          </table:table-cell>
          <table:table-cell office:value-type="string" calcext:value-type="string">
            <text:p>weighted_norm_value_drop</text:p>
          </table:table-cell>
          <table:table-cell office:value-type="string" calcext:value-type="string">
            <text:p>draft_year</text:p>
          </table:table-cell>
          <table:table-cell office:value-type="string" calcext:value-type="string">
            <text:p>rnd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drafted_by</text:p>
          </table:table-cell>
          <table:table-cell office:value-type="string" calcext:value-type="string">
            <text:p>draft_spot</text:p>
          </table:table-cell>
          <table:table-cell table:number-columns-repeated="5"/>
          <table:table-cell office:value-type="string" calcext:value-type="string">
            <text:p>south_harmon_adp</text:p>
          </table:table-cell>
          <table:table-cell/>
          <table:table-cell office:value-type="string" calcext:value-type="string">
            <text:p>Higher = south harmon lower adp</text:p>
          </table:table-cell>
        </table:table-row>
        <table:table-row table:style-name="ro1">
          <table:table-cell office:value-type="string" calcext:value-type="string">
            <text:p>Josh Allen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900" calcext:value-type="float">
            <text:p>9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J</text:p>
          </table:table-cell>
          <table:table-cell table:formula="of:=(ROW() - 1)/12 + 1" office:value-type="float" office:value="1.08333333333333" calcext:value-type="float">
            <text:p>1 1/12</text:p>
          </table:table-cell>
          <table:table-cell table:formula="of:=SUMIF([.O:.O];[.O2];[.G:.G])" office:value-type="float" office:value="61585.5" calcext:value-type="float">
            <text:p>61585.5</text:p>
          </table:table-cell>
          <table:table-cell table:formula="of:=[.Q2] - [.$T$5]" office:value-type="float" office:value="5115.95833333334" calcext:value-type="float">
            <text:p>5115.95833333334</text:p>
          </table:table-cell>
          <table:table-cell table:formula="of:=COUNTIF([.O:.O];[.O2])" office:value-type="float" office:value="18" calcext:value-type="float">
            <text:p>18</text:p>
          </table:table-cell>
          <table:table-cell/>
          <table:table-cell office:value-type="float" office:value="3.43" calcext:value-type="float">
            <text:p>3.43</text:p>
          </table:table-cell>
          <table:table-cell table:formula="of:=[.F2]-[.D2]" office:value-type="float" office:value="0" calcext:value-type="float">
            <text:p>0</text:p>
          </table:table-cell>
          <table:table-cell table:formula="of:=[.U2]-ROW()+1" office:value-type="float" office:value="2.43" calcext:value-type="float">
            <text:p>2.43</text:p>
          </table:table-cell>
        </table:table-row>
        <table:table-row table:style-name="ro1">
          <table:table-cell office:value-type="string" calcext:value-type="string">
            <text:p>Patrick Mahomes</text:p>
          </table:table-cell>
          <table:table-cell office:value-type="float" office:value="9998" calcext:value-type="float">
            <text:p>9998</text:p>
          </table:table-cell>
          <table:table-cell office:value-type="float" office:value="9639" calcext:value-type="float">
            <text:p>96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9818.5" calcext:value-type="float">
            <text:p>9818.5</text:p>
          </table:table-cell>
          <table:table-cell office:value-type="float" office:value="9661.08" calcext:value-type="float">
            <text:p>9661.08</text:p>
          </table:table-cell>
          <table:table-cell office:value-type="float" office:value="2" calcext:value-type="float">
            <text:p>2</text:p>
          </table:table-cell>
          <table:table-cell office:value-type="float" office:value="-238.919999999998" calcext:value-type="float">
            <text:p>-238.91999999999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amar</text:p>
          </table:table-cell>
          <table:table-cell table:formula="of:=(ROW() - 1)/12 + 1" office:value-type="float" office:value="1.16666666666667" calcext:value-type="float">
            <text:p>1 2/12</text:p>
          </table:table-cell>
          <table:table-cell table:formula="of:=SUMIF([.O:.O];[.O3];[.G:.G])" office:value-type="float" office:value="57306" calcext:value-type="float">
            <text:p>57306</text:p>
          </table:table-cell>
          <table:table-cell table:formula="of:=[.Q3] - [.$T$5]" office:value-type="float" office:value="836.458333333336" calcext:value-type="float">
            <text:p>836.458333333336</text:p>
          </table:table-cell>
          <table:table-cell table:formula="of:=COUNTIF([.O:.O];[.O3])" office:value-type="float" office:value="17" calcext:value-type="float">
            <text:p>17</text:p>
          </table:table-cell>
          <table:table-cell/>
          <table:table-cell office:value-type="float" office:value="3.43" calcext:value-type="float">
            <text:p>3.43</text:p>
          </table:table-cell>
          <table:table-cell table:formula="of:=[.F3]-[.D3]" office:value-type="float" office:value="0" calcext:value-type="float">
            <text:p>0</text:p>
          </table:table-cell>
          <table:table-cell table:formula="of:=[.U3]-ROW()+1"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Justin Jefferson</text:p>
          </table:table-cell>
          <table:table-cell office:value-type="float" office:value="9976" calcext:value-type="float">
            <text:p>9976</text:p>
          </table:table-cell>
          <table:table-cell office:value-type="float" office:value="9363" calcext:value-type="float">
            <text:p>93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9669.5" calcext:value-type="float">
            <text:p>9669.5</text:p>
          </table:table-cell>
          <table:table-cell office:value-type="float" office:value="9471.66" calcext:value-type="float">
            <text:p>9471.66</text:p>
          </table:table-cell>
          <table:table-cell office:value-type="float" office:value="3" calcext:value-type="float">
            <text:p>3</text:p>
          </table:table-cell>
          <table:table-cell office:value-type="float" office:value="-189.420000000002" calcext:value-type="float">
            <text:p>-189.420000000002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Erik</text:p>
          </table:table-cell>
          <table:table-cell table:formula="of:=(ROW() - 1)/12 + 1" office:value-type="float" office:value="1.25" calcext:value-type="float">
            <text:p>1 3/12</text:p>
          </table:table-cell>
          <table:table-cell table:formula="of:=SUMIF([.O:.O];[.O4];[.G:.G])" office:value-type="float" office:value="57398" calcext:value-type="float">
            <text:p>57398</text:p>
          </table:table-cell>
          <table:table-cell table:formula="of:=[.Q4] - [.$T$5]" office:value-type="float" office:value="928.458333333336" calcext:value-type="float">
            <text:p>928.458333333336</text:p>
          </table:table-cell>
          <table:table-cell table:formula="of:=COUNTIF([.O:.O];[.O4])" office:value-type="float" office:value="17" calcext:value-type="float">
            <text:p>17</text:p>
          </table:table-cell>
          <table:table-cell/>
          <table:table-cell office:value-type="float" office:value="7.69" calcext:value-type="float">
            <text:p>7.69</text:p>
          </table:table-cell>
          <table:table-cell table:formula="of:=[.F4]-[.D4]" office:value-type="float" office:value="0" calcext:value-type="float">
            <text:p>0</text:p>
          </table:table-cell>
          <table:table-cell table:formula="of:=[.U4]-ROW()+1"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C.J. Stroud</text:p>
          </table:table-cell>
          <table:table-cell office:value-type="float" office:value="9575" calcext:value-type="float">
            <text:p>9575</text:p>
          </table:table-cell>
          <table:table-cell office:value-type="float" office:value="8729" calcext:value-type="float">
            <text:p>87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9152" calcext:value-type="float">
            <text:p>9152</text:p>
          </table:table-cell>
          <table:table-cell office:value-type="float" office:value="8920.89" calcext:value-type="float">
            <text:p>8920.89</text:p>
          </table:table-cell>
          <table:table-cell office:value-type="float" office:value="4" calcext:value-type="float">
            <text:p>4</text:p>
          </table:table-cell>
          <table:table-cell office:value-type="float" office:value="-550.77" calcext:value-type="float">
            <text:p>-550.7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Anthony</text:p>
          </table:table-cell>
          <table:table-cell table:formula="of:=(ROW() - 1)/12 + 1" office:value-type="float" office:value="1.33333333333333" calcext:value-type="float">
            <text:p>1 4/12</text:p>
          </table:table-cell>
          <table:table-cell table:formula="of:=SUMIF([.O:.O];[.O5];[.G:.G])" office:value-type="float" office:value="56904" calcext:value-type="float">
            <text:p>56904</text:p>
          </table:table-cell>
          <table:table-cell table:formula="of:=[.Q5] - [.$T$5]" office:value-type="float" office:value="434.458333333336" calcext:value-type="float">
            <text:p>434.458333333336</text:p>
          </table:table-cell>
          <table:table-cell table:formula="of:=COUNTIF([.O:.O];[.O5])" office:value-type="float" office:value="17" calcext:value-type="float">
            <text:p>17</text:p>
          </table:table-cell>
          <table:table-cell table:formula="of:=AVERAGE([.Q2:.Q13])" office:value-type="float" office:value="56469.5416666667" calcext:value-type="float">
            <text:p>56469.5416666667</text:p>
          </table:table-cell>
          <table:table-cell office:value-type="float" office:value="4.61" calcext:value-type="float">
            <text:p>4.61</text:p>
          </table:table-cell>
          <table:table-cell table:formula="of:=[.F5]-[.D5]" office:value-type="float" office:value="0" calcext:value-type="float">
            <text:p>0</text:p>
          </table:table-cell>
          <table:table-cell table:formula="of:=[.U5]-ROW()+1"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CeeDee Lamb</text:p>
          </table:table-cell>
          <table:table-cell office:value-type="float" office:value="9004" calcext:value-type="float">
            <text:p>9004</text:p>
          </table:table-cell>
          <table:table-cell office:value-type="float" office:value="8343" calcext:value-type="float">
            <text:p>83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8673.5" calcext:value-type="float">
            <text:p>8673.5</text:p>
          </table:table-cell>
          <table:table-cell office:value-type="float" office:value="8477.7" calcext:value-type="float">
            <text:p>8477.7</text:p>
          </table:table-cell>
          <table:table-cell office:value-type="float" office:value="5" calcext:value-type="float">
            <text:p>5</text:p>
          </table:table-cell>
          <table:table-cell office:value-type="float" office:value="-443.189999999999" calcext:value-type="float">
            <text:p>-443.189999999999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James</text:p>
          </table:table-cell>
          <table:table-cell table:formula="of:=(ROW() - 1)/12 + 1" office:value-type="float" office:value="1.41666666666667" calcext:value-type="float">
            <text:p>1 5/12</text:p>
          </table:table-cell>
          <table:table-cell table:formula="of:=SUMIF([.O:.O];[.O6];[.G:.G])" office:value-type="float" office:value="56587.5" calcext:value-type="float">
            <text:p>56587.5</text:p>
          </table:table-cell>
          <table:table-cell table:formula="of:=[.Q6] - [.$T$5]" office:value-type="float" office:value="117.958333333336" calcext:value-type="float">
            <text:p>117.958333333336</text:p>
          </table:table-cell>
          <table:table-cell table:formula="of:=COUNTIF([.O:.O];[.O6])" office:value-type="float" office:value="17" calcext:value-type="float">
            <text:p>17</text:p>
          </table:table-cell>
          <table:table-cell/>
          <table:table-cell office:value-type="float" office:value="9.36" calcext:value-type="float">
            <text:p>9.36</text:p>
          </table:table-cell>
          <table:table-cell table:formula="of:=[.F6]-[.D6]" office:value-type="float" office:value="1" calcext:value-type="float">
            <text:p>1</text:p>
          </table:table-cell>
          <table:table-cell table:formula="of:=[.U6]-ROW()+1"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Ja'Marr Chase</text:p>
          </table:table-cell>
          <table:table-cell office:value-type="float" office:value="8722" calcext:value-type="float">
            <text:p>8722</text:p>
          </table:table-cell>
          <table:table-cell office:value-type="float" office:value="8405" calcext:value-type="float">
            <text:p>84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8563.5" calcext:value-type="float">
            <text:p>8563.5</text:p>
          </table:table-cell>
          <table:table-cell office:value-type="float" office:value="8425.56" calcext:value-type="float">
            <text:p>8425.56</text:p>
          </table:table-cell>
          <table:table-cell office:value-type="float" office:value="6" calcext:value-type="float">
            <text:p>6</text:p>
          </table:table-cell>
          <table:table-cell office:value-type="float" office:value="-52.1399999999994" calcext:value-type="float">
            <text:p>-52.1399999999994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Erik G</text:p>
          </table:table-cell>
          <table:table-cell table:formula="of:=(ROW() - 1)/12 + 1" office:value-type="float" office:value="1.5" calcext:value-type="float">
            <text:p>1 6/12</text:p>
          </table:table-cell>
          <table:table-cell table:formula="of:=SUMIF([.O:.O];&quot;Grayson&quot;;[.G:.G])" office:value-type="float" office:value="55962.5" calcext:value-type="float">
            <text:p>55962.5</text:p>
          </table:table-cell>
          <table:table-cell table:formula="of:=[.Q7] - [.$T$5]" office:value-type="float" office:value="-507.041666666664" calcext:value-type="float">
            <text:p>-507.041666666664</text:p>
          </table:table-cell>
          <table:table-cell table:formula="of:=COUNTIF([.O:.O];[.O7])" office:value-type="float" office:value="17" calcext:value-type="float">
            <text:p>17</text:p>
          </table:table-cell>
          <table:table-cell/>
          <table:table-cell office:value-type="float" office:value="11.24" calcext:value-type="float">
            <text:p>11.24</text:p>
          </table:table-cell>
          <table:table-cell table:formula="of:=[.F7]-[.D7]" office:value-type="float" office:value="-1" calcext:value-type="float">
            <text:p>-1</text:p>
          </table:table-cell>
          <table:table-cell table:formula="of:=[.U7]-ROW()+1"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Lamar Jackson</text:p>
          </table:table-cell>
          <table:table-cell office:value-type="float" office:value="8661" calcext:value-type="float">
            <text:p>8661</text:p>
          </table:table-cell>
          <table:table-cell office:value-type="float" office:value="8041" calcext:value-type="float">
            <text:p>80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8351" calcext:value-type="float">
            <text:p>8351</text:p>
          </table:table-cell>
          <table:table-cell office:value-type="float" office:value="8165.19" calcext:value-type="float">
            <text:p>8165.19</text:p>
          </table:table-cell>
          <table:table-cell office:value-type="float" office:value="7" calcext:value-type="float">
            <text:p>7</text:p>
          </table:table-cell>
          <table:table-cell office:value-type="float" office:value="-260.370000000001" calcext:value-type="float">
            <text:p>-260.37000000000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Brian</text:p>
          </table:table-cell>
          <table:table-cell table:formula="of:=(ROW() - 1)/12 + 1" office:value-type="float" office:value="1.58333333333333" calcext:value-type="float">
            <text:p>1 7/12</text:p>
          </table:table-cell>
          <table:table-cell table:formula="of:=SUMIF([.O:.O];[.O8];[.G:.G])" office:value-type="float" office:value="51858.5" calcext:value-type="float">
            <text:p>51858.5</text:p>
          </table:table-cell>
          <table:table-cell table:formula="of:=[.Q8] - [.$T$5]" office:value-type="float" office:value="-4611.04166666666" calcext:value-type="float">
            <text:p>-4611.04166666666</text:p>
          </table:table-cell>
          <table:table-cell table:formula="of:=COUNTIF([.O:.O];[.O8])" office:value-type="float" office:value="16" calcext:value-type="float">
            <text:p>16</text:p>
          </table:table-cell>
          <table:table-cell/>
          <table:table-cell office:value-type="float" office:value="7.71" calcext:value-type="float">
            <text:p>7.71</text:p>
          </table:table-cell>
          <table:table-cell table:formula="of:=[.F8]-[.D8]" office:value-type="float" office:value="1" calcext:value-type="float">
            <text:p>1</text:p>
          </table:table-cell>
          <table:table-cell table:formula="of:=[.U8]-ROW()+1"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Jalen Hurts</text:p>
          </table:table-cell>
          <table:table-cell office:value-type="float" office:value="8551" calcext:value-type="float">
            <text:p>8551</text:p>
          </table:table-cell>
          <table:table-cell office:value-type="float" office:value="8057" calcext:value-type="float">
            <text:p>80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8304" calcext:value-type="float">
            <text:p>8304</text:p>
          </table:table-cell>
          <table:table-cell office:value-type="float" office:value="8139.45" calcext:value-type="float">
            <text:p>8139.45</text:p>
          </table:table-cell>
          <table:table-cell office:value-type="float" office:value="8" calcext:value-type="float">
            <text:p>8</text:p>
          </table:table-cell>
          <table:table-cell office:value-type="float" office:value="-25.7400000000007" calcext:value-type="float">
            <text:p>-25.7400000000007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Pace</text:p>
          </table:table-cell>
          <table:table-cell table:formula="of:=(ROW() - 1)/12 + 1" office:value-type="float" office:value="1.66666666666667" calcext:value-type="float">
            <text:p>1 8/12</text:p>
          </table:table-cell>
          <table:table-cell table:formula="of:=SUMIF([.O:.O];[.O9];[.G:.G])" office:value-type="float" office:value="56073.5" calcext:value-type="float">
            <text:p>56073.5</text:p>
          </table:table-cell>
          <table:table-cell table:formula="of:=[.Q9] - [.$T$5]" office:value-type="float" office:value="-396.041666666664" calcext:value-type="float">
            <text:p>-396.041666666664</text:p>
          </table:table-cell>
          <table:table-cell table:formula="of:=COUNTIF([.O:.O];[.O9])" office:value-type="float" office:value="17" calcext:value-type="float">
            <text:p>17</text:p>
          </table:table-cell>
          <table:table-cell/>
          <table:table-cell office:value-type="float" office:value="6.07" calcext:value-type="float">
            <text:p>6.07</text:p>
          </table:table-cell>
          <table:table-cell table:formula="of:=[.F9]-[.D9]" office:value-type="float" office:value="-1" calcext:value-type="float">
            <text:p>-1</text:p>
          </table:table-cell>
          <table:table-cell table:formula="of:=[.U9]-ROW()+1" office:value-type="float" office:value="-1.93" calcext:value-type="float">
            <text:p>-1.93</text:p>
          </table:table-cell>
        </table:table-row>
        <table:table-row table:style-name="ro1">
          <table:table-cell office:value-type="string" calcext:value-type="string">
            <text:p>Amon-Ra St. Brown</text:p>
          </table:table-cell>
          <table:table-cell office:value-type="float" office:value="8238" calcext:value-type="float">
            <text:p>8238</text:p>
          </table:table-cell>
          <table:table-cell office:value-type="float" office:value="7317" calcext:value-type="float">
            <text:p>73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7777.5" calcext:value-type="float">
            <text:p>7777.5</text:p>
          </table:table-cell>
          <table:table-cell office:value-type="float" office:value="7547.76" calcext:value-type="float">
            <text:p>7547.76</text:p>
          </table:table-cell>
          <table:table-cell office:value-type="float" office:value="9" calcext:value-type="float">
            <text:p>9</text:p>
          </table:table-cell>
          <table:table-cell office:value-type="float" office:value="-591.69" calcext:value-type="float">
            <text:p>-591.69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Grayson</text:p>
          </table:table-cell>
          <table:table-cell table:formula="of:=(ROW() - 1)/12 + 1" office:value-type="float" office:value="1.75" calcext:value-type="float">
            <text:p>1 9/12</text:p>
          </table:table-cell>
          <table:table-cell table:formula="of:=SUMIF([.O:.O];[.O10];[.G:.G])" office:value-type="float" office:value="55962.5" calcext:value-type="float">
            <text:p>55962.5</text:p>
          </table:table-cell>
          <table:table-cell table:formula="of:=[.Q10] - [.$T$5]" office:value-type="float" office:value="-507.041666666664" calcext:value-type="float">
            <text:p>-507.041666666664</text:p>
          </table:table-cell>
          <table:table-cell table:formula="of:=COUNTIF([.O:.O];[.O10])" office:value-type="float" office:value="17" calcext:value-type="float">
            <text:p>17</text:p>
          </table:table-cell>
          <table:table-cell/>
          <table:table-cell office:value-type="float" office:value="13.91" calcext:value-type="float">
            <text:p>13.91</text:p>
          </table:table-cell>
          <table:table-cell table:formula="of:=[.F10]-[.D10]" office:value-type="float" office:value="0" calcext:value-type="float">
            <text:p>0</text:p>
          </table:table-cell>
          <table:table-cell table:formula="of:=[.U10]-ROW()+1" office:value-type="float" office:value="4.91" calcext:value-type="float">
            <text:p>4.91</text:p>
          </table:table-cell>
        </table:table-row>
        <table:table-row table:style-name="ro1">
          <table:table-cell office:value-type="string" calcext:value-type="string">
            <text:p>Joe Burrow</text:p>
          </table:table-cell>
          <table:table-cell office:value-type="float" office:value="7885" calcext:value-type="float">
            <text:p>7885</text:p>
          </table:table-cell>
          <table:table-cell office:value-type="float" office:value="7173" calcext:value-type="float">
            <text:p>71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7529" calcext:value-type="float">
            <text:p>7529</text:p>
          </table:table-cell>
          <table:table-cell office:value-type="float" office:value="7336.23" calcext:value-type="float">
            <text:p>7336.23</text:p>
          </table:table-cell>
          <table:table-cell office:value-type="float" office:value="10" calcext:value-type="float">
            <text:p>10</text:p>
          </table:table-cell>
          <table:table-cell office:value-type="float" office:value="-211.53" calcext:value-type="float">
            <text:p>-211.53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wass</text:p>
          </table:table-cell>
          <table:table-cell table:formula="of:=(ROW() - 1)/12 + 1" office:value-type="float" office:value="1.83333333333333" calcext:value-type="float">
            <text:p>1 10/12</text:p>
          </table:table-cell>
          <table:table-cell table:formula="of:=SUMIF([.O:.O];[.O11];[.G:.G])" office:value-type="float" office:value="55871.5" calcext:value-type="float">
            <text:p>55871.5</text:p>
          </table:table-cell>
          <table:table-cell table:formula="of:=[.Q11] - [.$T$5]" office:value-type="float" office:value="-598.041666666664" calcext:value-type="float">
            <text:p>-598.041666666664</text:p>
          </table:table-cell>
          <table:table-cell table:formula="of:=COUNTIF([.O:.O];[.O11])" office:value-type="float" office:value="17" calcext:value-type="float">
            <text:p>17</text:p>
          </table:table-cell>
          <table:table-cell/>
          <table:table-cell office:value-type="float" office:value="10.82" calcext:value-type="float">
            <text:p>10.82</text:p>
          </table:table-cell>
          <table:table-cell table:formula="of:=[.F11]-[.D11]" office:value-type="float" office:value="0" calcext:value-type="float">
            <text:p>0</text:p>
          </table:table-cell>
          <table:table-cell table:formula="of:=[.U11]-ROW()+1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Bijan Robinson</text:p>
          </table:table-cell>
          <table:table-cell office:value-type="float" office:value="7617" calcext:value-type="float">
            <text:p>7617</text:p>
          </table:table-cell>
          <table:table-cell office:value-type="float" office:value="7184" calcext:value-type="float">
            <text:p>71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7400.5" calcext:value-type="float">
            <text:p>7400.5</text:p>
          </table:table-cell>
          <table:table-cell office:value-type="float" office:value="7255.05" calcext:value-type="float">
            <text:p>7255.05</text:p>
          </table:table-cell>
          <table:table-cell office:value-type="float" office:value="11" calcext:value-type="float">
            <text:p>11</text:p>
          </table:table-cell>
          <table:table-cell office:value-type="float" office:value="-81.1799999999994" calcext:value-type="float">
            <text:p>-81.179999999999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wass</text:p>
          </table:table-cell>
          <table:table-cell office:value-type="string" calcext:value-type="string">
            <text:p>Blake</text:p>
          </table:table-cell>
          <table:table-cell table:formula="of:=(ROW() - 1)/12 + 1" office:value-type="float" office:value="1.91666666666667" calcext:value-type="float">
            <text:p>1 11/12</text:p>
          </table:table-cell>
          <table:table-cell table:formula="of:=SUMIF([.O:.O];[.O12];[.G:.G])" office:value-type="float" office:value="55921" calcext:value-type="float">
            <text:p>55921</text:p>
          </table:table-cell>
          <table:table-cell table:formula="of:=[.Q12] - [.$T$5]" office:value-type="float" office:value="-548.541666666664" calcext:value-type="float">
            <text:p>-548.541666666664</text:p>
          </table:table-cell>
          <table:table-cell table:formula="of:=COUNTIF([.O:.O];[.O12])" office:value-type="float" office:value="17" calcext:value-type="float">
            <text:p>17</text:p>
          </table:table-cell>
          <table:table-cell/>
          <table:table-cell office:value-type="float" office:value="15.3" calcext:value-type="float">
            <text:p>15.3</text:p>
          </table:table-cell>
          <table:table-cell table:formula="of:=[.F12]-[.D12]" office:value-type="float" office:value="-4" calcext:value-type="float">
            <text:p>-4</text:p>
          </table:table-cell>
          <table:table-cell table:formula="of:=[.U12]-ROW()+1"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Anthony Richardson</text:p>
          </table:table-cell>
          <table:table-cell office:value-type="float" office:value="7755" calcext:value-type="float">
            <text:p>7755</text:p>
          </table:table-cell>
          <table:table-cell office:value-type="float" office:value="6928" calcext:value-type="float">
            <text:p>69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float" office:value="7341.5" calcext:value-type="float">
            <text:p>7341.5</text:p>
          </table:table-cell>
          <table:table-cell office:value-type="float" office:value="7131.63" calcext:value-type="float">
            <text:p>7131.63</text:p>
          </table:table-cell>
          <table:table-cell office:value-type="float" office:value="12" calcext:value-type="float">
            <text:p>12</text:p>
          </table:table-cell>
          <table:table-cell office:value-type="float" office:value="-123.42" calcext:value-type="float">
            <text:p>-123.4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string" calcext:value-type="string">
            <text:p>Menyeezy</text:p>
          </table:table-cell>
          <table:table-cell table:formula="of:=(ROW() - 1)/12 + 1" office:value-type="float" office:value="2" calcext:value-type="float">
            <text:p>2 <text:s text:c="2"/></text:p>
          </table:table-cell>
          <table:table-cell table:formula="of:=SUMIF([.O:.O];[.O13];[.G:.G])" office:value-type="float" office:value="56204" calcext:value-type="float">
            <text:p>56204</text:p>
          </table:table-cell>
          <table:table-cell table:formula="of:=[.Q13] - [.$T$5]" office:value-type="float" office:value="-265.541666666664" calcext:value-type="float">
            <text:p>-265.541666666664</text:p>
          </table:table-cell>
          <table:table-cell table:formula="of:=COUNTIF([.O:.O];[.O13])" office:value-type="float" office:value="17" calcext:value-type="float">
            <text:p>17</text:p>
          </table:table-cell>
          <table:table-cell/>
          <table:table-cell office:value-type="float" office:value="13.44" calcext:value-type="float">
            <text:p>13.44</text:p>
          </table:table-cell>
          <table:table-cell table:formula="of:=[.F13]-[.D13]" office:value-type="float" office:value="0" calcext:value-type="float">
            <text:p>0</text:p>
          </table:table-cell>
          <table:table-cell table:formula="of:=[.U13]-ROW()+1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Marvin Harrison Jr.</text:p>
          </table:table-cell>
          <table:table-cell office:value-type="float" office:value="7919" calcext:value-type="float">
            <text:p>7919</text:p>
          </table:table-cell>
          <table:table-cell office:value-type="float" office:value="6456" calcext:value-type="float">
            <text:p>64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7187.5" calcext:value-type="float">
            <text:p>7187.5</text:p>
          </table:table-cell>
          <table:table-cell office:value-type="float" office:value="6874.23" calcext:value-type="float">
            <text:p>6874.23</text:p>
          </table:table-cell>
          <table:table-cell office:value-type="float" office:value="13" calcext:value-type="float">
            <text:p>13</text:p>
          </table:table-cell>
          <table:table-cell office:value-type="float" office:value="-257.400000000001" calcext:value-type="float">
            <text:p>-257.40000000000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Menyeezy</text:p>
          </table:table-cell>
          <table:table-cell table:formula="of:=(ROW() - 1)/12 + 1" office:value-type="float" office:value="2.08333333333333" calcext:value-type="float">
            <text:p>2 1/12</text:p>
          </table:table-cell>
          <table:table-cell table:number-columns-repeated="4"/>
          <table:table-cell office:value-type="float" office:value="14.93" calcext:value-type="float">
            <text:p>14.93</text:p>
          </table:table-cell>
          <table:table-cell table:formula="of:=[.F14]-[.D14]" office:value-type="float" office:value="4" calcext:value-type="float">
            <text:p>4</text:p>
          </table:table-cell>
          <table:table-cell table:formula="of:=[.U14]-ROW()+1"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Caleb Williams</text:p>
          </table:table-cell>
          <table:table-cell office:value-type="float" office:value="7677" calcext:value-type="float">
            <text:p>7677</text:p>
          </table:table-cell>
          <table:table-cell office:value-type="float" office:value="6403" calcext:value-type="float">
            <text:p>64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7040" calcext:value-type="float">
            <text:p>7040</text:p>
          </table:table-cell>
          <table:table-cell office:value-type="float" office:value="6759.39" calcext:value-type="float">
            <text:p>6759.39</text:p>
          </table:table-cell>
          <table:table-cell office:value-type="float" office:value="14" calcext:value-type="float">
            <text:p>14</text:p>
          </table:table-cell>
          <table:table-cell office:value-type="float" office:value="-114.839999999998" calcext:value-type="float">
            <text:p>-114.83999999999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Blake</text:p>
          </table:table-cell>
          <table:table-cell table:formula="of:=(ROW() - 1)/12 + 1" office:value-type="float" office:value="2.16666666666667" calcext:value-type="float">
            <text:p>2 2/12</text:p>
          </table:table-cell>
          <table:table-cell table:number-columns-repeated="4"/>
          <table:table-cell office:value-type="float" office:value="11.68" calcext:value-type="float">
            <text:p>11.68</text:p>
          </table:table-cell>
          <table:table-cell table:formula="of:=[.F15]-[.D15]" office:value-type="float" office:value="2" calcext:value-type="float">
            <text:p>2</text:p>
          </table:table-cell>
          <table:table-cell table:formula="of:=[.U15]-ROW()+1" office:value-type="float" office:value="-2.32" calcext:value-type="float">
            <text:p>-2.32</text:p>
          </table:table-cell>
        </table:table-row>
        <table:table-row table:style-name="ro1">
          <table:table-cell office:value-type="string" calcext:value-type="string">
            <text:p>Justin Herbert</text:p>
          </table:table-cell>
          <table:table-cell office:value-type="float" office:value="7333" calcext:value-type="float">
            <text:p>7333</text:p>
          </table:table-cell>
          <table:table-cell office:value-type="float" office:value="6260" calcext:value-type="float">
            <text:p>62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6796.5" calcext:value-type="float">
            <text:p>6796.5</text:p>
          </table:table-cell>
          <table:table-cell office:value-type="float" office:value="6551.49" calcext:value-type="float">
            <text:p>6551.49</text:p>
          </table:table-cell>
          <table:table-cell office:value-type="float" office:value="15" calcext:value-type="float">
            <text:p>15</text:p>
          </table:table-cell>
          <table:table-cell office:value-type="float" office:value="-207.900000000001" calcext:value-type="float">
            <text:p>-207.90000000000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Dwass</text:p>
          </table:table-cell>
          <table:table-cell table:formula="of:=(ROW() - 1)/12 + 1" office:value-type="float" office:value="2.25" calcext:value-type="float">
            <text:p>2 3/12</text:p>
          </table:table-cell>
          <table:table-cell table:number-columns-repeated="4"/>
          <table:table-cell office:value-type="float" office:value="18.89" calcext:value-type="float">
            <text:p>18.89</text:p>
          </table:table-cell>
          <table:table-cell table:formula="of:=[.F16]-[.D16]" office:value-type="float" office:value="1" calcext:value-type="float">
            <text:p>1</text:p>
          </table:table-cell>
          <table:table-cell table:formula="of:=[.U16]-ROW()+1"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Jordan Love</text:p>
          </table:table-cell>
          <table:table-cell office:value-type="float" office:value="7347" calcext:value-type="float">
            <text:p>7347</text:p>
          </table:table-cell>
          <table:table-cell office:value-type="float" office:value="6183" calcext:value-type="float">
            <text:p>61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 office:value-type="float" office:value="6505.29" calcext:value-type="float">
            <text:p>6505.29</text:p>
          </table:table-cell>
          <table:table-cell office:value-type="float" office:value="16" calcext:value-type="float">
            <text:p>16</text:p>
          </table:table-cell>
          <table:table-cell office:value-type="float" office:value="-46.1999999999998" calcext:value-type="float">
            <text:p>-46.1999999999998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rik G</text:p>
          </table:table-cell>
          <table:table-cell office:value-type="string" calcext:value-type="string">
            <text:p>Grayson</text:p>
          </table:table-cell>
          <table:table-cell table:formula="of:=(ROW() - 1)/12 + 1" office:value-type="float" office:value="2.33333333333333" calcext:value-type="float">
            <text:p>2 4/12</text:p>
          </table:table-cell>
          <table:table-cell table:number-columns-repeated="4"/>
          <table:table-cell office:value-type="float" office:value="18.57" calcext:value-type="float">
            <text:p>18.57</text:p>
          </table:table-cell>
          <table:table-cell table:formula="of:=[.F17]-[.D17]" office:value-type="float" office:value="5" calcext:value-type="float">
            <text:p>5</text:p>
          </table:table-cell>
          <table:table-cell table:formula="of:=[.U17]-ROW()+1"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Breece Hall</text:p>
          </table:table-cell>
          <table:table-cell office:value-type="float" office:value="7225" calcext:value-type="float">
            <text:p>7225</text:p>
          </table:table-cell>
          <table:table-cell office:value-type="float" office:value="6209" calcext:value-type="float">
            <text:p>62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6717" calcext:value-type="float">
            <text:p>6717</text:p>
          </table:table-cell>
          <table:table-cell office:value-type="float" office:value="6482.19" calcext:value-type="float">
            <text:p>6482.19</text:p>
          </table:table-cell>
          <table:table-cell office:value-type="float" office:value="17" calcext:value-type="float">
            <text:p>17</text:p>
          </table:table-cell>
          <table:table-cell office:value-type="float" office:value="-23.1000000000004" calcext:value-type="float">
            <text:p>-23.1000000000004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Pace</text:p>
          </table:table-cell>
          <table:table-cell table:formula="of:=(ROW() - 1)/12 + 1" office:value-type="float" office:value="2.41666666666667" calcext:value-type="float">
            <text:p>2 5/12</text:p>
          </table:table-cell>
          <table:table-cell table:number-columns-repeated="4"/>
          <table:table-cell office:value-type="float" office:value="19.24" calcext:value-type="float">
            <text:p>19.24</text:p>
          </table:table-cell>
          <table:table-cell table:formula="of:=[.F18]-[.D18]" office:value-type="float" office:value="2" calcext:value-type="float">
            <text:p>2</text:p>
          </table:table-cell>
          <table:table-cell table:formula="of:=[.U18]-ROW()+1"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Christian McCaffrey</text:p>
          </table:table-cell>
          <table:table-cell office:value-type="float" office:value="6654" calcext:value-type="float">
            <text:p>6654</text:p>
          </table:table-cell>
          <table:table-cell office:value-type="float" office:value="6321" calcext:value-type="float">
            <text:p>63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6487.5" calcext:value-type="float">
            <text:p>6487.5</text:p>
          </table:table-cell>
          <table:table-cell office:value-type="float" office:value="6367.68" calcext:value-type="float">
            <text:p>6367.68</text:p>
          </table:table-cell>
          <table:table-cell office:value-type="float" office:value="18" calcext:value-type="float">
            <text:p>18</text:p>
          </table:table-cell>
          <table:table-cell office:value-type="float" office:value="-114.51" calcext:value-type="float">
            <text:p>-114.5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mar</text:p>
          </table:table-cell>
          <table:table-cell office:value-type="string" calcext:value-type="string">
            <text:p>Brian</text:p>
          </table:table-cell>
          <table:table-cell table:formula="of:=(ROW() - 1)/12 + 1" office:value-type="float" office:value="2.5" calcext:value-type="float">
            <text:p>2 6/12</text:p>
          </table:table-cell>
          <table:table-cell table:number-columns-repeated="4"/>
          <table:table-cell office:value-type="float" office:value="17.27" calcext:value-type="float">
            <text:p>17.27</text:p>
          </table:table-cell>
          <table:table-cell table:formula="of:=[.F19]-[.D19]" office:value-type="float" office:value="-6" calcext:value-type="float">
            <text:p>-6</text:p>
          </table:table-cell>
          <table:table-cell table:formula="of:=[.U19]-ROW()+1" office:value-type="float" office:value="-0.73" calcext:value-type="float">
            <text:p>-0.73</text:p>
          </table:table-cell>
        </table:table-row>
        <table:table-row table:style-name="ro1">
          <table:table-cell office:value-type="string" calcext:value-type="string">
            <text:p>Jahmyr Gibbs</text:p>
          </table:table-cell>
          <table:table-cell office:value-type="float" office:value="7109" calcext:value-type="float">
            <text:p>7109</text:p>
          </table:table-cell>
          <table:table-cell office:value-type="float" office:value="6008" calcext:value-type="float">
            <text:p>60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float" office:value="21" calcext:value-type="float">
            <text:p>21</text:p>
          </table:table-cell>
          <table:table-cell office:value-type="float" office:value="6558.5" calcext:value-type="float">
            <text:p>6558.5</text:p>
          </table:table-cell>
          <table:table-cell office:value-type="float" office:value="6311.25" calcext:value-type="float">
            <text:p>6311.25</text:p>
          </table:table-cell>
          <table:table-cell office:value-type="float" office:value="19" calcext:value-type="float">
            <text:p>19</text:p>
          </table:table-cell>
          <table:table-cell office:value-type="float" office:value="-56.4300000000003" calcext:value-type="float">
            <text:p>-56.430000000000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Erik G</text:p>
          </table:table-cell>
          <table:table-cell table:formula="of:=(ROW() - 1)/12 + 1" office:value-type="float" office:value="2.58333333333333" calcext:value-type="float">
            <text:p>2 7/12</text:p>
          </table:table-cell>
          <table:table-cell table:number-columns-repeated="4"/>
          <table:table-cell office:value-type="float" office:value="21.44" calcext:value-type="float">
            <text:p>21.44</text:p>
          </table:table-cell>
          <table:table-cell table:formula="of:=[.F20]-[.D20]" office:value-type="float" office:value="3" calcext:value-type="float">
            <text:p>3</text:p>
          </table:table-cell>
          <table:table-cell table:formula="of:=[.U20]-ROW()+1"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Puka Nacua</text:p>
          </table:table-cell>
          <table:table-cell office:value-type="float" office:value="6931" calcext:value-type="float">
            <text:p>6931</text:p>
          </table:table-cell>
          <table:table-cell office:value-type="float" office:value="5896" calcext:value-type="float">
            <text:p>58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office:value-type="float" office:value="22" calcext:value-type="float">
            <text:p>22</text:p>
          </table:table-cell>
          <table:table-cell office:value-type="float" office:value="6413.5" calcext:value-type="float">
            <text:p>6413.5</text:p>
          </table:table-cell>
          <table:table-cell office:value-type="float" office:value="6178.59" calcext:value-type="float">
            <text:p>6178.59</text:p>
          </table:table-cell>
          <table:table-cell office:value-type="float" office:value="20" calcext:value-type="float">
            <text:p>20</text:p>
          </table:table-cell>
          <table:table-cell office:value-type="float" office:value="-132.66" calcext:value-type="float">
            <text:p>-132.6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rik G</text:p>
          </table:table-cell>
          <table:table-cell office:value-type="string" calcext:value-type="string">
            <text:p>James</text:p>
          </table:table-cell>
          <table:table-cell table:formula="of:=(ROW() - 1)/12 + 1" office:value-type="float" office:value="2.66666666666667" calcext:value-type="float">
            <text:p>2 8/12</text:p>
          </table:table-cell>
          <table:table-cell table:number-columns-repeated="4"/>
          <table:table-cell office:value-type="float" office:value="22.77" calcext:value-type="float">
            <text:p>22.77</text:p>
          </table:table-cell>
          <table:table-cell table:formula="of:=[.F21]-[.D21]" office:value-type="float" office:value="3" calcext:value-type="float">
            <text:p>3</text:p>
          </table:table-cell>
          <table:table-cell table:formula="of:=[.U21]-ROW()+1"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A.J. Brown</text:p>
          </table:table-cell>
          <table:table-cell office:value-type="float" office:value="6625" calcext:value-type="float">
            <text:p>6625</text:p>
          </table:table-cell>
          <table:table-cell office:value-type="float" office:value="5857" calcext:value-type="float">
            <text:p>58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</text:p>
          </table:table-cell>
          <table:table-cell office:value-type="float" office:value="23" calcext:value-type="float">
            <text:p>23</text:p>
          </table:table-cell>
          <table:table-cell office:value-type="float" office:value="6241" calcext:value-type="float">
            <text:p>6241</text:p>
          </table:table-cell>
          <table:table-cell office:value-type="float" office:value="6051.87" calcext:value-type="float">
            <text:p>6051.87</text:p>
          </table:table-cell>
          <table:table-cell office:value-type="float" office:value="21" calcext:value-type="float">
            <text:p>21</text:p>
          </table:table-cell>
          <table:table-cell office:value-type="float" office:value="-126.719999999999" calcext:value-type="float">
            <text:p>-126.71999999999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Anthony</text:p>
          </table:table-cell>
          <table:table-cell table:formula="of:=(ROW() - 1)/12 + 1" office:value-type="float" office:value="2.75" calcext:value-type="float">
            <text:p>2 9/12</text:p>
          </table:table-cell>
          <table:table-cell table:number-columns-repeated="4"/>
          <table:table-cell office:value-type="float" office:value="24.58" calcext:value-type="float">
            <text:p>24.58</text:p>
          </table:table-cell>
          <table:table-cell table:formula="of:=[.F22]-[.D22]" office:value-type="float" office:value="0" calcext:value-type="float">
            <text:p>0</text:p>
          </table:table-cell>
          <table:table-cell table:formula="of:=[.U22]-ROW()+1"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Garrett Wilson</text:p>
          </table:table-cell>
          <table:table-cell office:value-type="float" office:value="6736" calcext:value-type="float">
            <text:p>6736</text:p>
          </table:table-cell>
          <table:table-cell office:value-type="float" office:value="5661" calcext:value-type="float">
            <text:p>56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office:value-type="float" office:value="6198.5" calcext:value-type="float">
            <text:p>6198.5</text:p>
          </table:table-cell>
          <table:table-cell office:value-type="float" office:value="5959.14" calcext:value-type="float">
            <text:p>5959.14</text:p>
          </table:table-cell>
          <table:table-cell office:value-type="float" office:value="22" calcext:value-type="float">
            <text:p>22</text:p>
          </table:table-cell>
          <table:table-cell office:value-type="float" office:value="-92.7300000000005" calcext:value-type="float">
            <text:p>-92.730000000000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Erik</text:p>
          </table:table-cell>
          <table:table-cell table:formula="of:=(ROW() - 1)/12 + 1" office:value-type="float" office:value="2.83333333333333" calcext:value-type="float">
            <text:p>2 10/12</text:p>
          </table:table-cell>
          <table:table-cell table:number-columns-repeated="4"/>
          <table:table-cell office:value-type="float" office:value="24.04" calcext:value-type="float">
            <text:p>24.04</text:p>
          </table:table-cell>
          <table:table-cell table:formula="of:=[.F23]-[.D23]" office:value-type="float" office:value="4" calcext:value-type="float">
            <text:p>4</text:p>
          </table:table-cell>
          <table:table-cell table:formula="of:=[.U23]-ROW()+1"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Sam LaPorta</text:p>
          </table:table-cell>
          <table:table-cell office:value-type="float" office:value="6624" calcext:value-type="float">
            <text:p>6624</text:p>
          </table:table-cell>
          <table:table-cell office:value-type="float" office:value="5598" calcext:value-type="float">
            <text:p>55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</text:p>
          </table:table-cell>
          <table:table-cell office:value-type="float" office:value="25" calcext:value-type="float">
            <text:p>25</text:p>
          </table:table-cell>
          <table:table-cell office:value-type="float" office:value="6111" calcext:value-type="float">
            <text:p>6111</text:p>
          </table:table-cell>
          <table:table-cell office:value-type="float" office:value="5880.6" calcext:value-type="float">
            <text:p>5880.6</text:p>
          </table:table-cell>
          <table:table-cell office:value-type="float" office:value="23" calcext:value-type="float">
            <text:p>23</text:p>
          </table:table-cell>
          <table:table-cell office:value-type="float" office:value="-78.54" calcext:value-type="float">
            <text:p>-78.5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Menyeezy</text:p>
          </table:table-cell>
          <table:table-cell office:value-type="string" calcext:value-type="string">
            <text:p>Damar</text:p>
          </table:table-cell>
          <table:table-cell table:formula="of:=(ROW() - 1)/12 + 1" office:value-type="float" office:value="2.91666666666667" calcext:value-type="float">
            <text:p>2 11/12</text:p>
          </table:table-cell>
          <table:table-cell table:number-columns-repeated="4"/>
          <table:table-cell office:value-type="float" office:value="25.85" calcext:value-type="float">
            <text:p>25.85</text:p>
          </table:table-cell>
          <table:table-cell table:formula="of:=[.F24]-[.D24]" office:value-type="float" office:value="1" calcext:value-type="float">
            <text:p>1</text:p>
          </table:table-cell>
          <table:table-cell table:formula="of:=[.U24]-ROW()+1"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Kyler Murray</text:p>
          </table:table-cell>
          <table:table-cell office:value-type="float" office:value="6617" calcext:value-type="float">
            <text:p>6617</text:p>
          </table:table-cell>
          <table:table-cell office:value-type="float" office:value="5534" calcext:value-type="float">
            <text:p>55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  <table:table-cell office:value-type="float" office:value="6075.5" calcext:value-type="float">
            <text:p>6075.5</text:p>
          </table:table-cell>
          <table:table-cell office:value-type="float" office:value="5836.05" calcext:value-type="float">
            <text:p>5836.05</text:p>
          </table:table-cell>
          <table:table-cell office:value-type="float" office:value="24" calcext:value-type="float">
            <text:p>24</text:p>
          </table:table-cell>
          <table:table-cell office:value-type="float" office:value="-44.5500000000002" calcext:value-type="float">
            <text:p>-44.5500000000002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J</text:p>
          </table:table-cell>
          <table:table-cell table:formula="of:=(ROW() - 1)/12 + 1" office:value-type="float" office:value="3" calcext:value-type="float">
            <text:p>3 <text:s text:c="2"/></text:p>
          </table:table-cell>
          <table:table-cell table:number-columns-repeated="4"/>
          <table:table-cell office:value-type="float" office:value="22.39" calcext:value-type="float">
            <text:p>22.39</text:p>
          </table:table-cell>
          <table:table-cell table:formula="of:=[.F25]-[.D25]" office:value-type="float" office:value="1" calcext:value-type="float">
            <text:p>1</text:p>
          </table:table-cell>
          <table:table-cell table:formula="of:=[.U25]-ROW()+1" office:value-type="float" office:value="-1.61" calcext:value-type="float">
            <text:p>-1.61</text:p>
          </table:table-cell>
        </table:table-row>
        <table:table-row table:style-name="ro1">
          <table:table-cell office:value-type="string" calcext:value-type="string">
            <text:p>Tyreek Hill</text:p>
          </table:table-cell>
          <table:table-cell office:value-type="float" office:value="5761" calcext:value-type="float">
            <text:p>5761</text:p>
          </table:table-cell>
          <table:table-cell office:value-type="float" office:value="5199" calcext:value-type="float">
            <text:p>51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office:value-type="float" office:value="5480" calcext:value-type="float">
            <text:p>5480</text:p>
          </table:table-cell>
          <table:table-cell office:value-type="float" office:value="5332.47" calcext:value-type="float">
            <text:p>5332.47</text:p>
          </table:table-cell>
          <table:table-cell office:value-type="float" office:value="25" calcext:value-type="float">
            <text:p>25</text:p>
          </table:table-cell>
          <table:table-cell office:value-type="float" office:value="-503.58" calcext:value-type="float">
            <text:p>-503.58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Menyeezy</text:p>
          </table:table-cell>
          <table:table-cell table:formula="of:=(ROW() - 1)/12 + 1" office:value-type="float" office:value="3.08333333333333" calcext:value-type="float">
            <text:p>3 1/12</text:p>
          </table:table-cell>
          <table:table-cell table:number-columns-repeated="4"/>
          <table:table-cell office:value-type="float" office:value="26.04" calcext:value-type="float">
            <text:p>26.04</text:p>
          </table:table-cell>
          <table:table-cell table:formula="of:=[.F26]-[.D26]" office:value-type="float" office:value="-4" calcext:value-type="float">
            <text:p>-4</text:p>
          </table:table-cell>
          <table:table-cell table:formula="of:=[.U26]-ROW()+1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Malik Nabers</text:p>
          </table:table-cell>
          <table:table-cell office:value-type="float" office:value="6489" calcext:value-type="float">
            <text:p>6489</text:p>
          </table:table-cell>
          <table:table-cell office:value-type="float" office:value="4760" calcext:value-type="float">
            <text:p>47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office:value-type="float" office:value="5624.5" calcext:value-type="float">
            <text:p>5624.5</text:p>
          </table:table-cell>
          <table:table-cell office:value-type="float" office:value="5282.97" calcext:value-type="float">
            <text:p>5282.97</text:p>
          </table:table-cell>
          <table:table-cell office:value-type="float" office:value="26" calcext:value-type="float">
            <text:p>26</text:p>
          </table:table-cell>
          <table:table-cell office:value-type="float" office:value="-49.5" calcext:value-type="float">
            <text:p>-49.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wass</text:p>
          </table:table-cell>
          <table:table-cell office:value-type="string" calcext:value-type="string">
            <text:p>Blake</text:p>
          </table:table-cell>
          <table:table-cell table:formula="of:=(ROW() - 1)/12 + 1" office:value-type="float" office:value="3.16666666666667" calcext:value-type="float">
            <text:p>3 2/12</text:p>
          </table:table-cell>
          <table:table-cell table:number-columns-repeated="4"/>
          <table:table-cell office:value-type="float" office:value="29.43" calcext:value-type="float">
            <text:p>29.43</text:p>
          </table:table-cell>
          <table:table-cell table:formula="of:=[.F27]-[.D27]" office:value-type="float" office:value="4" calcext:value-type="float">
            <text:p>4</text:p>
          </table:table-cell>
          <table:table-cell table:formula="of:=[.U27]-ROW()+1"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Jayden Daniels</text:p>
          </table:table-cell>
          <table:table-cell office:value-type="float" office:value="6190" calcext:value-type="float">
            <text:p>6190</text:p>
          </table:table-cell>
          <table:table-cell office:value-type="float" office:value="4707" calcext:value-type="float">
            <text:p>47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  <table:table-cell office:value-type="float" office:value="5448.5" calcext:value-type="float">
            <text:p>5448.5</text:p>
          </table:table-cell>
          <table:table-cell office:value-type="float" office:value="5149.32" calcext:value-type="float">
            <text:p>5149.32</text:p>
          </table:table-cell>
          <table:table-cell office:value-type="float" office:value="27" calcext:value-type="float">
            <text:p>27</text:p>
          </table:table-cell>
          <table:table-cell office:value-type="float" office:value="-133.65" calcext:value-type="float">
            <text:p>-133.6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Dwass</text:p>
          </table:table-cell>
          <table:table-cell table:formula="of:=(ROW() - 1)/12 + 1" office:value-type="float" office:value="3.25" calcext:value-type="float">
            <text:p>3 3/12</text:p>
          </table:table-cell>
          <table:table-cell table:number-columns-repeated="4"/>
          <table:table-cell office:value-type="float" office:value="28.33" calcext:value-type="float">
            <text:p>28.33</text:p>
          </table:table-cell>
          <table:table-cell table:formula="of:=[.F28]-[.D28]" office:value-type="float" office:value="5" calcext:value-type="float">
            <text:p>5</text:p>
          </table:table-cell>
          <table:table-cell table:formula="of:=[.U28]-ROW()+1"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Trevor Lawrence</text:p>
          </table:table-cell>
          <table:table-cell office:value-type="float" office:value="5979" calcext:value-type="float">
            <text:p>5979</text:p>
          </table:table-cell>
          <table:table-cell office:value-type="float" office:value="4778" calcext:value-type="float">
            <text:p>47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9" calcext:value-type="float">
            <text:p>29</text:p>
          </table:table-cell>
          <table:table-cell office:value-type="float" office:value="5378.5" calcext:value-type="float">
            <text:p>5378.5</text:p>
          </table:table-cell>
          <table:table-cell office:value-type="float" office:value="5126.55" calcext:value-type="float">
            <text:p>5126.55</text:p>
          </table:table-cell>
          <table:table-cell office:value-type="float" office:value="28" calcext:value-type="float">
            <text:p>28</text:p>
          </table:table-cell>
          <table:table-cell office:value-type="float" office:value="-22.7700000000004" calcext:value-type="float">
            <text:p>-22.7700000000004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Grayson</text:p>
          </table:table-cell>
          <table:table-cell table:formula="of:=(ROW() - 1)/12 + 1" office:value-type="float" office:value="3.33333333333333" calcext:value-type="float">
            <text:p>3 4/12</text:p>
          </table:table-cell>
          <table:table-cell table:number-columns-repeated="4"/>
          <table:table-cell office:value-type="float" office:value="29.64" calcext:value-type="float">
            <text:p>29.64</text:p>
          </table:table-cell>
          <table:table-cell table:formula="of:=[.F29]-[.D29]" office:value-type="float" office:value="1" calcext:value-type="float">
            <text:p>1</text:p>
          </table:table-cell>
          <table:table-cell table:formula="of:=[.U29]-ROW()+1"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Chris Olave</text:p>
          </table:table-cell>
          <table:table-cell office:value-type="float" office:value="5731" calcext:value-type="float">
            <text:p>5731</text:p>
          </table:table-cell>
          <table:table-cell office:value-type="float" office:value="4748" calcext:value-type="float">
            <text:p>47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office:value-type="float" office:value="5239.5" calcext:value-type="float">
            <text:p>5239.5</text:p>
          </table:table-cell>
          <table:table-cell office:value-type="float" office:value="5024.91" calcext:value-type="float">
            <text:p>5024.91</text:p>
          </table:table-cell>
          <table:table-cell office:value-type="float" office:value="29" calcext:value-type="float">
            <text:p>29</text:p>
          </table:table-cell>
          <table:table-cell office:value-type="float" office:value="-101.64" calcext:value-type="float">
            <text:p>-101.6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rik G</text:p>
          </table:table-cell>
          <table:table-cell office:value-type="string" calcext:value-type="string">
            <text:p>Pace</text:p>
          </table:table-cell>
          <table:table-cell table:formula="of:=(ROW() - 1)/12 + 1" office:value-type="float" office:value="3.41666666666667" calcext:value-type="float">
            <text:p>3 5/12</text:p>
          </table:table-cell>
          <table:table-cell table:number-columns-repeated="4"/>
          <table:table-cell office:value-type="float" office:value="33.26" calcext:value-type="float">
            <text:p>33.26</text:p>
          </table:table-cell>
          <table:table-cell table:formula="of:=[.F30]-[.D30]" office:value-type="float" office:value="-1" calcext:value-type="float">
            <text:p>-1</text:p>
          </table:table-cell>
          <table:table-cell table:formula="of:=[.U30]-ROW()+1"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Jaylen Waddle</text:p>
          </table:table-cell>
          <table:table-cell office:value-type="float" office:value="5807" calcext:value-type="float">
            <text:p>5807</text:p>
          </table:table-cell>
          <table:table-cell office:value-type="float" office:value="4538" calcext:value-type="float">
            <text:p>45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office:value-type="float" office:value="5172.5" calcext:value-type="float">
            <text:p>5172.5</text:p>
          </table:table-cell>
          <table:table-cell office:value-type="float" office:value="4911.39" calcext:value-type="float">
            <text:p>4911.39</text:p>
          </table:table-cell>
          <table:table-cell office:value-type="float" office:value="30" calcext:value-type="float">
            <text:p>30</text:p>
          </table:table-cell>
          <table:table-cell office:value-type="float" office:value="-113.52" calcext:value-type="float">
            <text:p>-113.5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CJ</text:p>
          </table:table-cell>
          <table:table-cell table:formula="of:=(ROW() - 1)/12 + 1" office:value-type="float" office:value="3.5" calcext:value-type="float">
            <text:p>3 6/12</text:p>
          </table:table-cell>
          <table:table-cell table:number-columns-repeated="4"/>
          <table:table-cell office:value-type="float" office:value="40.86" calcext:value-type="float">
            <text:p>40.86</text:p>
          </table:table-cell>
          <table:table-cell table:formula="of:=[.F31]-[.D31]" office:value-type="float" office:value="5" calcext:value-type="float">
            <text:p>5</text:p>
          </table:table-cell>
          <table:table-cell table:formula="of:=[.U31]-ROW()+1" office:value-type="float" office:value="10.86" calcext:value-type="float">
            <text:p>10.86</text:p>
          </table:table-cell>
        </table:table-row>
        <table:table-row table:style-name="ro1">
          <table:table-cell office:value-type="string" calcext:value-type="string">
            <text:p>Jonathan Taylor</text:p>
          </table:table-cell>
          <table:table-cell office:value-type="float" office:value="5509" calcext:value-type="float">
            <text:p>5509</text:p>
          </table:table-cell>
          <table:table-cell office:value-type="float" office:value="4633" calcext:value-type="float">
            <text:p>46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A</text:p>
          </table:table-cell>
          <table:table-cell office:value-type="float" office:value="33" calcext:value-type="float">
            <text:p>33</text:p>
          </table:table-cell>
          <table:table-cell office:value-type="float" office:value="5071" calcext:value-type="float">
            <text:p>5071</text:p>
          </table:table-cell>
          <table:table-cell office:value-type="float" office:value="4875.75" calcext:value-type="float">
            <text:p>4875.75</text:p>
          </table:table-cell>
          <table:table-cell office:value-type="float" office:value="31" calcext:value-type="float">
            <text:p>31</text:p>
          </table:table-cell>
          <table:table-cell office:value-type="float" office:value="-35.6400000000003" calcext:value-type="float">
            <text:p>-35.6400000000003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Erik G</text:p>
          </table:table-cell>
          <table:table-cell table:formula="of:=(ROW() - 1)/12 + 1" office:value-type="float" office:value="3.58333333333333" calcext:value-type="float">
            <text:p>3 7/12</text:p>
          </table:table-cell>
          <table:table-cell table:number-columns-repeated="4"/>
          <table:table-cell office:value-type="float" office:value="30.53" calcext:value-type="float">
            <text:p>30.53</text:p>
          </table:table-cell>
          <table:table-cell table:formula="of:=[.F32]-[.D32]" office:value-type="float" office:value="-4" calcext:value-type="float">
            <text:p>-4</text:p>
          </table:table-cell>
          <table:table-cell table:formula="of:=[.U32]-ROW()+1" office:value-type="float" office:value="-0.469999999999999" calcext:value-type="float">
            <text:p>-0.469999999999999</text:p>
          </table:table-cell>
        </table:table-row>
        <table:table-row table:style-name="ro1">
          <table:table-cell office:value-type="string" calcext:value-type="string">
            <text:p>Drake London</text:p>
          </table:table-cell>
          <table:table-cell office:value-type="float" office:value="5691" calcext:value-type="float">
            <text:p>5691</text:p>
          </table:table-cell>
          <table:table-cell office:value-type="float" office:value="4530" calcext:value-type="float">
            <text:p>45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office:value-type="float" office:value="5110.5" calcext:value-type="float">
            <text:p>5110.5</text:p>
          </table:table-cell>
          <table:table-cell office:value-type="float" office:value="4867.83" calcext:value-type="float">
            <text:p>4867.83</text:p>
          </table:table-cell>
          <table:table-cell office:value-type="float" office:value="32" calcext:value-type="float">
            <text:p>32</text:p>
          </table:table-cell>
          <table:table-cell office:value-type="float" office:value="-7.92000000000007" calcext:value-type="float">
            <text:p>-7.9200000000000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James</text:p>
          </table:table-cell>
          <table:table-cell table:formula="of:=(ROW() - 1)/12 + 1" office:value-type="float" office:value="3.66666666666667" calcext:value-type="float">
            <text:p>3 8/12</text:p>
          </table:table-cell>
          <table:table-cell table:number-columns-repeated="4"/>
          <table:table-cell office:value-type="float" office:value="34.84" calcext:value-type="float">
            <text:p>34.84</text:p>
          </table:table-cell>
          <table:table-cell table:formula="of:=[.F33]-[.D33]" office:value-type="float" office:value="2" calcext:value-type="float">
            <text:p>2</text:p>
          </table:table-cell>
          <table:table-cell table:formula="of:=[.U33]-ROW()+1"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Brock Purdy</text:p>
          </table:table-cell>
          <table:table-cell office:value-type="float" office:value="5788" calcext:value-type="float">
            <text:p>5788</text:p>
          </table:table-cell>
          <table:table-cell office:value-type="float" office:value="4331" calcext:value-type="float">
            <text:p>43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float" office:value="37" calcext:value-type="float">
            <text:p>37</text:p>
          </table:table-cell>
          <table:table-cell office:value-type="float" office:value="5059.5" calcext:value-type="float">
            <text:p>5059.5</text:p>
          </table:table-cell>
          <table:table-cell office:value-type="float" office:value="4768.5" calcext:value-type="float">
            <text:p>4768.5</text:p>
          </table:table-cell>
          <table:table-cell office:value-type="float" office:value="33" calcext:value-type="float">
            <text:p>33</text:p>
          </table:table-cell>
          <table:table-cell office:value-type="float" office:value="-99.3299999999999" calcext:value-type="float">
            <text:p>-99.3299999999999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enyeezy</text:p>
          </table:table-cell>
          <table:table-cell office:value-type="string" calcext:value-type="string">
            <text:p>Anthony</text:p>
          </table:table-cell>
          <table:table-cell table:formula="of:=(ROW() - 1)/12 + 1" office:value-type="float" office:value="3.75" calcext:value-type="float">
            <text:p>3 9/12</text:p>
          </table:table-cell>
          <table:table-cell table:number-columns-repeated="4"/>
          <table:table-cell office:value-type="float" office:value="32.08" calcext:value-type="float">
            <text:p>32.08</text:p>
          </table:table-cell>
          <table:table-cell table:formula="of:=[.F34]-[.D34]" office:value-type="float" office:value="7" calcext:value-type="float">
            <text:p>7</text:p>
          </table:table-cell>
          <table:table-cell table:formula="of:=[.U34]-ROW()+1" office:value-type="float" office:value="-0.920000000000002" calcext:value-type="float">
            <text:p>-0.920000000000002</text:p>
          </table:table-cell>
        </table:table-row>
        <table:table-row table:style-name="ro1">
          <table:table-cell office:value-type="string" calcext:value-type="string">
            <text:p>Dak Prescott</text:p>
          </table:table-cell>
          <table:table-cell office:value-type="float" office:value="5443" calcext:value-type="float">
            <text:p>5443</text:p>
          </table:table-cell>
          <table:table-cell office:value-type="float" office:value="4312" calcext:value-type="float">
            <text:p>43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A</text:p>
          </table:table-cell>
          <table:table-cell office:value-type="float" office:value="38" calcext:value-type="float">
            <text:p>38</text:p>
          </table:table-cell>
          <table:table-cell office:value-type="float" office:value="4877.5" calcext:value-type="float">
            <text:p>4877.5</text:p>
          </table:table-cell>
          <table:table-cell office:value-type="float" office:value="4642.11" calcext:value-type="float">
            <text:p>4642.11</text:p>
          </table:table-cell>
          <table:table-cell office:value-type="float" office:value="34" calcext:value-type="float">
            <text:p>34</text:p>
          </table:table-cell>
          <table:table-cell office:value-type="float" office:value="-126.389999999999" calcext:value-type="float">
            <text:p>-126.389999999999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Erik</text:p>
          </table:table-cell>
          <table:table-cell table:formula="of:=(ROW() - 1)/12 + 1" office:value-type="float" office:value="3.83333333333333" calcext:value-type="float">
            <text:p>3 10/12</text:p>
          </table:table-cell>
          <table:table-cell table:number-columns-repeated="4"/>
          <table:table-cell office:value-type="float" office:value="35.04" calcext:value-type="float">
            <text:p>35.04</text:p>
          </table:table-cell>
          <table:table-cell table:formula="of:=[.F35]-[.D35]" office:value-type="float" office:value="0" calcext:value-type="float">
            <text:p>0</text:p>
          </table:table-cell>
          <table:table-cell table:formula="of:=[.U35]-ROW()+1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Brandon Aiyuk</text:p>
          </table:table-cell>
          <table:table-cell office:value-type="float" office:value="5630" calcext:value-type="float">
            <text:p>5630</text:p>
          </table:table-cell>
          <table:table-cell office:value-type="float" office:value="4076" calcext:value-type="float">
            <text:p>40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office:value-type="float" office:value="42" calcext:value-type="float">
            <text:p>42</text:p>
          </table:table-cell>
          <table:table-cell office:value-type="float" office:value="4853" calcext:value-type="float">
            <text:p>4853</text:p>
          </table:table-cell>
          <table:table-cell office:value-type="float" office:value="4548.06" calcext:value-type="float">
            <text:p>4548.06</text:p>
          </table:table-cell>
          <table:table-cell office:value-type="float" office:value="35" calcext:value-type="float">
            <text:p>35</text:p>
          </table:table-cell>
          <table:table-cell office:value-type="float" office:value="-94.0500000000002" calcext:value-type="float">
            <text:p>-94.0500000000002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amar</text:p>
          </table:table-cell>
          <table:table-cell table:formula="of:=(ROW() - 1)/12 + 1" office:value-type="float" office:value="3.91666666666667" calcext:value-type="float">
            <text:p>3 11/12</text:p>
          </table:table-cell>
          <table:table-cell table:number-columns-repeated="4"/>
          <table:table-cell office:value-type="float" office:value="39.77" calcext:value-type="float">
            <text:p>39.77</text:p>
          </table:table-cell>
          <table:table-cell table:formula="of:=[.F36]-[.D36]" office:value-type="float" office:value="8" calcext:value-type="float">
            <text:p>8</text:p>
          </table:table-cell>
          <table:table-cell table:formula="of:=[.U36]-ROW()+1" office:value-type="float" office:value="4.77" calcext:value-type="float">
            <text:p>4.77</text:p>
          </table:table-cell>
        </table:table-row>
        <table:table-row table:style-name="ro1">
          <table:table-cell office:value-type="string" calcext:value-type="string">
            <text:p>Tua Tagovailoa</text:p>
          </table:table-cell>
          <table:table-cell office:value-type="float" office:value="5359" calcext:value-type="float">
            <text:p>5359</text:p>
          </table:table-cell>
          <table:table-cell office:value-type="float" office:value="4201" calcext:value-type="float">
            <text:p>42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</text:p>
          </table:table-cell>
          <table:table-cell office:value-type="float" office:value="39" calcext:value-type="float">
            <text:p>39</text:p>
          </table:table-cell>
          <table:table-cell office:value-type="float" office:value="4780" calcext:value-type="float">
            <text:p>4780</text:p>
          </table:table-cell>
          <table:table-cell office:value-type="float" office:value="4541.13" calcext:value-type="float">
            <text:p>4541.13</text:p>
          </table:table-cell>
          <table:table-cell office:value-type="float" office:value="36" calcext:value-type="float">
            <text:p>36</text:p>
          </table:table-cell>
          <table:table-cell office:value-type="float" office:value="-6.93000000000029" calcext:value-type="float">
            <text:p>-6.93000000000029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mar</text:p>
          </table:table-cell>
          <table:table-cell office:value-type="string" calcext:value-type="string">
            <text:p>Brian</text:p>
          </table:table-cell>
          <table:table-cell table:formula="of:=(ROW() - 1)/12 + 1" office:value-type="float" office:value="4" calcext:value-type="float">
            <text:p>4 <text:s text:c="2"/></text:p>
          </table:table-cell>
          <table:table-cell table:number-columns-repeated="4"/>
          <table:table-cell office:value-type="float" office:value="41.45" calcext:value-type="float">
            <text:p>41.45</text:p>
          </table:table-cell>
          <table:table-cell table:formula="of:=[.F37]-[.D37]" office:value-type="float" office:value="0" calcext:value-type="float">
            <text:p>0</text:p>
          </table:table-cell>
          <table:table-cell table:formula="of:=[.U37]-ROW()+1" office:value-type="float" office:value="5.45" calcext:value-type="float">
            <text:p>5.45</text:p>
          </table:table-cell>
        </table:table-row>
        <table:table-row table:style-name="ro1">
          <table:table-cell office:value-type="string" calcext:value-type="string">
            <text:p>Rome Odunze</text:p>
          </table:table-cell>
          <table:table-cell office:value-type="float" office:value="5565" calcext:value-type="float">
            <text:p>5565</text:p>
          </table:table-cell>
          <table:table-cell office:value-type="float" office:value="4050" calcext:value-type="float">
            <text:p>40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A</text:p>
          </table:table-cell>
          <table:table-cell office:value-type="float" office:value="44" calcext:value-type="float">
            <text:p>44</text:p>
          </table:table-cell>
          <table:table-cell office:value-type="float" office:value="4807.5" calcext:value-type="float">
            <text:p>4807.5</text:p>
          </table:table-cell>
          <table:table-cell office:value-type="float" office:value="4509.45" calcext:value-type="float">
            <text:p>4509.45</text:p>
          </table:table-cell>
          <table:table-cell office:value-type="float" office:value="37" calcext:value-type="float">
            <text:p>37</text:p>
          </table:table-cell>
          <table:table-cell office:value-type="float" office:value="-31.6800000000003" calcext:value-type="float">
            <text:p>-31.680000000000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CJ</text:p>
          </table:table-cell>
          <table:table-cell table:formula="of:=(ROW() - 1)/12 + 1" office:value-type="float" office:value="4.08333333333333" calcext:value-type="float">
            <text:p>4 1/12</text:p>
          </table:table-cell>
          <table:table-cell table:number-columns-repeated="4"/>
          <table:table-cell office:value-type="float" office:value="41.11" calcext:value-type="float">
            <text:p>41.11</text:p>
          </table:table-cell>
          <table:table-cell table:formula="of:=[.F38]-[.D38]" office:value-type="float" office:value="9" calcext:value-type="float">
            <text:p>9</text:p>
          </table:table-cell>
          <table:table-cell table:formula="of:=[.U38]-ROW()+1"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Dalton Kincaid</text:p>
          </table:table-cell>
          <table:table-cell office:value-type="float" office:value="5166" calcext:value-type="float">
            <text:p>5166</text:p>
          </table:table-cell>
          <table:table-cell office:value-type="float" office:value="4108" calcext:value-type="float">
            <text:p>41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A</text:p>
          </table:table-cell>
          <table:table-cell office:value-type="float" office:value="41" calcext:value-type="float">
            <text:p>41</text:p>
          </table:table-cell>
          <table:table-cell office:value-type="float" office:value="4637" calcext:value-type="float">
            <text:p>4637</text:p>
          </table:table-cell>
          <table:table-cell office:value-type="float" office:value="4416.06" calcext:value-type="float">
            <text:p>4416.06</text:p>
          </table:table-cell>
          <table:table-cell office:value-type="float" office:value="38" calcext:value-type="float">
            <text:p>38</text:p>
          </table:table-cell>
          <table:table-cell office:value-type="float" office:value="-93.3899999999994" calcext:value-type="float">
            <text:p>-93.389999999999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Damar</text:p>
          </table:table-cell>
          <table:table-cell table:formula="of:=(ROW() - 1)/12 + 1" office:value-type="float" office:value="4.16666666666667" calcext:value-type="float">
            <text:p>4 2/12</text:p>
          </table:table-cell>
          <table:table-cell table:number-columns-repeated="4"/>
          <table:table-cell office:value-type="float" office:value="45.39" calcext:value-type="float">
            <text:p>45.39</text:p>
          </table:table-cell>
          <table:table-cell table:formula="of:=[.F39]-[.D39]" office:value-type="float" office:value="-3" calcext:value-type="float">
            <text:p>-3</text:p>
          </table:table-cell>
          <table:table-cell table:formula="of:=[.U39]-ROW()+1" office:value-type="float" office:value="7.39" calcext:value-type="float">
            <text:p>7.39</text:p>
          </table:table-cell>
        </table:table-row>
        <table:table-row table:style-name="ro1">
          <table:table-cell office:value-type="string" calcext:value-type="string">
            <text:p>Trey McBride</text:p>
          </table:table-cell>
          <table:table-cell office:value-type="float" office:value="5319" calcext:value-type="float">
            <text:p>5319</text:p>
          </table:table-cell>
          <table:table-cell office:value-type="float" office:value="4028" calcext:value-type="float">
            <text:p>40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A</text:p>
          </table:table-cell>
          <table:table-cell office:value-type="float" office:value="45" calcext:value-type="float">
            <text:p>45</text:p>
          </table:table-cell>
          <table:table-cell office:value-type="float" office:value="4673.5" calcext:value-type="float">
            <text:p>4673.5</text:p>
          </table:table-cell>
          <table:table-cell office:value-type="float" office:value="4413.75" calcext:value-type="float">
            <text:p>4413.75</text:p>
          </table:table-cell>
          <table:table-cell office:value-type="float" office:value="39" calcext:value-type="float">
            <text:p>39</text:p>
          </table:table-cell>
          <table:table-cell office:value-type="float" office:value="-2.3100000000004" calcext:value-type="float">
            <text:p>-2.3100000000004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Erik</text:p>
          </table:table-cell>
          <table:table-cell table:formula="of:=(ROW() - 1)/12 + 1" office:value-type="float" office:value="4.25" calcext:value-type="float">
            <text:p>4 3/12</text:p>
          </table:table-cell>
          <table:table-cell table:number-columns-repeated="4"/>
          <table:table-cell office:value-type="float" office:value="41.62" calcext:value-type="float">
            <text:p>41.62</text:p>
          </table:table-cell>
          <table:table-cell table:formula="of:=[.F40]-[.D40]" office:value-type="float" office:value="4" calcext:value-type="float">
            <text:p>4</text:p>
          </table:table-cell>
          <table:table-cell table:formula="of:=[.U40]-ROW()+1"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Travis Etienne</text:p>
          </table:table-cell>
          <table:table-cell office:value-type="float" office:value="4999" calcext:value-type="float">
            <text:p>4999</text:p>
          </table:table-cell>
          <table:table-cell office:value-type="float" office:value="4159" calcext:value-type="float">
            <text:p>41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  <table:table-cell office:value-type="float" office:value="40" calcext:value-type="float">
            <text:p>40</text:p>
          </table:table-cell>
          <table:table-cell office:value-type="float" office:value="4579" calcext:value-type="float">
            <text:p>4579</text:p>
          </table:table-cell>
          <table:table-cell office:value-type="float" office:value="4394.61" calcext:value-type="float">
            <text:p>4394.61</text:p>
          </table:table-cell>
          <table:table-cell office:value-type="float" office:value="40" calcext:value-type="float">
            <text:p>40</text:p>
          </table:table-cell>
          <table:table-cell office:value-type="float" office:value="-19.1399999999994" calcext:value-type="float">
            <text:p>-19.1399999999994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mar</text:p>
          </table:table-cell>
          <table:table-cell office:value-type="string" calcext:value-type="string">
            <text:p>Anthony</text:p>
          </table:table-cell>
          <table:table-cell table:formula="of:=(ROW() - 1)/12 + 1" office:value-type="float" office:value="4.33333333333333" calcext:value-type="float">
            <text:p>4 4/12</text:p>
          </table:table-cell>
          <table:table-cell table:number-columns-repeated="4"/>
          <table:table-cell office:value-type="float" office:value="36.63" calcext:value-type="float">
            <text:p>36.63</text:p>
          </table:table-cell>
          <table:table-cell table:formula="of:=[.F41]-[.D41]" office:value-type="float" office:value="-10" calcext:value-type="float">
            <text:p>-10</text:p>
          </table:table-cell>
          <table:table-cell table:formula="of:=[.U41]-ROW()+1" office:value-type="float" office:value="-3.37" calcext:value-type="float">
            <text:p>-3.37</text:p>
          </table:table-cell>
        </table:table-row>
        <table:table-row table:style-name="ro1">
          <table:table-cell office:value-type="string" calcext:value-type="string">
            <text:p>Jared Goff</text:p>
          </table:table-cell>
          <table:table-cell office:value-type="float" office:value="5158" calcext:value-type="float">
            <text:p>5158</text:p>
          </table:table-cell>
          <table:table-cell office:value-type="float" office:value="3971" calcext:value-type="float">
            <text:p>397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float" office:value="46" calcext:value-type="float">
            <text:p>46</text:p>
          </table:table-cell>
          <table:table-cell office:value-type="float" office:value="4564.5" calcext:value-type="float">
            <text:p>4564.5</text:p>
          </table:table-cell>
          <table:table-cell office:value-type="float" office:value="4323" calcext:value-type="float">
            <text:p>4323</text:p>
          </table:table-cell>
          <table:table-cell office:value-type="float" office:value="41" calcext:value-type="float">
            <text:p>41</text:p>
          </table:table-cell>
          <table:table-cell office:value-type="float" office:value="-71.6100000000006" calcext:value-type="float">
            <text:p>-71.6100000000006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rik G</text:p>
          </table:table-cell>
          <table:table-cell office:value-type="string" calcext:value-type="string">
            <text:p>James</text:p>
          </table:table-cell>
          <table:table-cell table:formula="of:=(ROW() - 1)/12 + 1" office:value-type="float" office:value="4.41666666666667" calcext:value-type="float">
            <text:p>4 5/12</text:p>
          </table:table-cell>
          <table:table-cell table:number-columns-repeated="4"/>
          <table:table-cell office:value-type="float" office:value="45.13" calcext:value-type="float">
            <text:p>45.13</text:p>
          </table:table-cell>
          <table:table-cell table:formula="of:=[.F42]-[.D42]" office:value-type="float" office:value="1" calcext:value-type="float">
            <text:p>1</text:p>
          </table:table-cell>
          <table:table-cell table:formula="of:=[.U42]-ROW()+1"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Nico Collins</text:p>
          </table:table-cell>
          <table:table-cell office:value-type="float" office:value="5303" calcext:value-type="float">
            <text:p>5303</text:p>
          </table:table-cell>
          <table:table-cell office:value-type="float" office:value="3850" calcext:value-type="float">
            <text:p>385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</text:p>
          </table:table-cell>
          <table:table-cell office:value-type="float" office:value="48" calcext:value-type="float">
            <text:p>48</text:p>
          </table:table-cell>
          <table:table-cell office:value-type="float" office:value="4576.5" calcext:value-type="float">
            <text:p>4576.5</text:p>
          </table:table-cell>
          <table:table-cell office:value-type="float" office:value="4290.99" calcext:value-type="float">
            <text:p>4290.99</text:p>
          </table:table-cell>
          <table:table-cell office:value-type="float" office:value="42" calcext:value-type="float">
            <text:p>42</text:p>
          </table:table-cell>
          <table:table-cell office:value-type="float" office:value="-32.0100000000002" calcext:value-type="float">
            <text:p>-32.010000000000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Erik G</text:p>
          </table:table-cell>
          <table:table-cell table:formula="of:=(ROW() - 1)/12 + 1" office:value-type="float" office:value="4.5" calcext:value-type="float">
            <text:p>4 6/12</text:p>
          </table:table-cell>
          <table:table-cell table:number-columns-repeated="4"/>
          <table:table-cell office:value-type="float" office:value="48.62" calcext:value-type="float">
            <text:p>48.62</text:p>
          </table:table-cell>
          <table:table-cell table:formula="of:=[.F43]-[.D43]" office:value-type="float" office:value="6" calcext:value-type="float">
            <text:p>6</text:p>
          </table:table-cell>
          <table:table-cell table:formula="of:=[.U43]-ROW()+1" office:value-type="float" office:value="6.62" calcext:value-type="float">
            <text:p>6.62</text:p>
          </table:table-cell>
        </table:table-row>
        <table:table-row table:style-name="ro1">
          <table:table-cell office:value-type="string" calcext:value-type="string">
            <text:p>Saquon Barkley</text:p>
          </table:table-cell>
          <table:table-cell office:value-type="float" office:value="4826" calcext:value-type="float">
            <text:p>4826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A</text:p>
          </table:table-cell>
          <table:table-cell office:value-type="float" office:value="47" calcext:value-type="float">
            <text:p>47</text:p>
          </table:table-cell>
          <table:table-cell office:value-type="float" office:value="4393.5" calcext:value-type="float">
            <text:p>4393.5</text:p>
          </table:table-cell>
          <table:table-cell office:value-type="float" office:value="4206.84" calcext:value-type="float">
            <text:p>4206.84</text:p>
          </table:table-cell>
          <table:table-cell office:value-type="float" office:value="43" calcext:value-type="float">
            <text:p>43</text:p>
          </table:table-cell>
          <table:table-cell office:value-type="float" office:value="-84.1499999999996" calcext:value-type="float">
            <text:p>-84.1499999999996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Brian</text:p>
          </table:table-cell>
          <table:table-cell table:formula="of:=(ROW() - 1)/12 + 1" office:value-type="float" office:value="4.58333333333333" calcext:value-type="float">
            <text:p>4 7/12</text:p>
          </table:table-cell>
          <table:table-cell table:number-columns-repeated="4"/>
          <table:table-cell office:value-type="float" office:value="38.05" calcext:value-type="float">
            <text:p>38.05</text:p>
          </table:table-cell>
          <table:table-cell table:formula="of:=[.F44]-[.D44]" office:value-type="float" office:value="-9" calcext:value-type="float">
            <text:p>-9</text:p>
          </table:table-cell>
          <table:table-cell table:formula="of:=[.U44]-ROW()+1" office:value-type="float" office:value="-4.95" calcext:value-type="float">
            <text:p>-4.95</text:p>
          </table:table-cell>
        </table:table-row>
        <table:table-row table:style-name="ro1">
          <table:table-cell office:value-type="string" calcext:value-type="string">
            <text:p>DeVonta Smith</text:p>
          </table:table-cell>
          <table:table-cell office:value-type="float" office:value="5356" calcext:value-type="float">
            <text:p>5356</text:p>
          </table:table-cell>
          <table:table-cell office:value-type="float" office:value="3695" calcext:value-type="float">
            <text:p>369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float" office:value="54" calcext:value-type="float">
            <text:p>54</text:p>
          </table:table-cell>
          <table:table-cell office:value-type="float" office:value="4525.5" calcext:value-type="float">
            <text:p>4525.5</text:p>
          </table:table-cell>
          <table:table-cell office:value-type="float" office:value="4206.18" calcext:value-type="float">
            <text:p>4206.18</text:p>
          </table:table-cell>
          <table:table-cell office:value-type="float" office:value="44" calcext:value-type="float">
            <text:p>44</text:p>
          </table:table-cell>
          <table:table-cell office:value-type="float" office:value="-0.659999999999855" calcext:value-type="float">
            <text:p>-0.659999999999855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Pace</text:p>
          </table:table-cell>
          <table:table-cell table:formula="of:=(ROW() - 1)/12 + 1" office:value-type="float" office:value="4.66666666666667" calcext:value-type="float">
            <text:p>4 8/12</text:p>
          </table:table-cell>
          <table:table-cell table:number-columns-repeated="4"/>
          <table:table-cell office:value-type="float" office:value="48.09" calcext:value-type="float">
            <text:p>48.09</text:p>
          </table:table-cell>
          <table:table-cell table:formula="of:=[.F45]-[.D45]" office:value-type="float" office:value="14" calcext:value-type="float">
            <text:p>14</text:p>
          </table:table-cell>
          <table:table-cell table:formula="of:=[.U45]-ROW()+1"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De'Von Achane</text:p>
          </table:table-cell>
          <table:table-cell office:value-type="float" office:value="5055" calcext:value-type="float">
            <text:p>5055</text:p>
          </table:table-cell>
          <table:table-cell office:value-type="float" office:value="3803" calcext:value-type="float">
            <text:p>38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A</text:p>
          </table:table-cell>
          <table:table-cell office:value-type="float" office:value="49" calcext:value-type="float">
            <text:p>49</text:p>
          </table:table-cell>
          <table:table-cell office:value-type="float" office:value="4429" calcext:value-type="float">
            <text:p>4429</text:p>
          </table:table-cell>
          <table:table-cell office:value-type="float" office:value="4178.13" calcext:value-type="float">
            <text:p>4178.13</text:p>
          </table:table-cell>
          <table:table-cell office:value-type="float" office:value="45" calcext:value-type="float">
            <text:p>45</text:p>
          </table:table-cell>
          <table:table-cell office:value-type="float" office:value="-28.0500000000002" calcext:value-type="float">
            <text:p>-28.050000000000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Grayson</text:p>
          </table:table-cell>
          <table:table-cell table:formula="of:=(ROW() - 1)/12 + 1" office:value-type="float" office:value="4.75" calcext:value-type="float">
            <text:p>4 9/12</text:p>
          </table:table-cell>
          <table:table-cell table:number-columns-repeated="4"/>
          <table:table-cell office:value-type="float" office:value="45.93" calcext:value-type="float">
            <text:p>45.93</text:p>
          </table:table-cell>
          <table:table-cell table:formula="of:=[.F46]-[.D46]" office:value-type="float" office:value="2" calcext:value-type="float">
            <text:p>2</text:p>
          </table:table-cell>
          <table:table-cell table:formula="of:=[.U46]-ROW()+1"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rock Bowers</text:p>
          </table:table-cell>
          <table:table-cell office:value-type="float" office:value="5078" calcext:value-type="float">
            <text:p>5078</text:p>
          </table:table-cell>
          <table:table-cell office:value-type="float" office:value="3724" calcext:value-type="float">
            <text:p>37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A</text:p>
          </table:table-cell>
          <table:table-cell office:value-type="float" office:value="52" calcext:value-type="float">
            <text:p>52</text:p>
          </table:table-cell>
          <table:table-cell office:value-type="float" office:value="4401" calcext:value-type="float">
            <text:p>4401</text:p>
          </table:table-cell>
          <table:table-cell office:value-type="float" office:value="4133.58" calcext:value-type="float">
            <text:p>4133.58</text:p>
          </table:table-cell>
          <table:table-cell office:value-type="float" office:value="46" calcext:value-type="float">
            <text:p>46</text:p>
          </table:table-cell>
          <table:table-cell office:value-type="float" office:value="-44.5500000000002" calcext:value-type="float">
            <text:p>-44.550000000000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Dwass</text:p>
          </table:table-cell>
          <table:table-cell table:formula="of:=(ROW() - 1)/12 + 1" office:value-type="float" office:value="4.83333333333333" calcext:value-type="float">
            <text:p>4 10/12</text:p>
          </table:table-cell>
          <table:table-cell table:number-columns-repeated="4"/>
          <table:table-cell office:value-type="float" office:value="46.63" calcext:value-type="float">
            <text:p>46.63</text:p>
          </table:table-cell>
          <table:table-cell table:formula="of:=[.F47]-[.D47]" office:value-type="float" office:value="6" calcext:value-type="float">
            <text:p>6</text:p>
          </table:table-cell>
          <table:table-cell table:formula="of:=[.U47]-ROW()+1" office:value-type="float" office:value="0.630000000000003" calcext:value-type="float">
            <text:p>0.630000000000003</text:p>
          </table:table-cell>
        </table:table-row>
        <table:table-row table:style-name="ro1">
          <table:table-cell office:value-type="string" calcext:value-type="string">
            <text:p>Michael Pittman</text:p>
          </table:table-cell>
          <table:table-cell office:value-type="float" office:value="5042" calcext:value-type="float">
            <text:p>5042</text:p>
          </table:table-cell>
          <table:table-cell office:value-type="float" office:value="3649" calcext:value-type="float">
            <text:p>36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A</text:p>
          </table:table-cell>
          <table:table-cell office:value-type="float" office:value="55" calcext:value-type="float">
            <text:p>55</text:p>
          </table:table-cell>
          <table:table-cell office:value-type="float" office:value="4345.5" calcext:value-type="float">
            <text:p>4345.5</text:p>
          </table:table-cell>
          <table:table-cell office:value-type="float" office:value="4072.2" calcext:value-type="float">
            <text:p>4072.2</text:p>
          </table:table-cell>
          <table:table-cell office:value-type="float" office:value="47" calcext:value-type="float">
            <text:p>47</text:p>
          </table:table-cell>
          <table:table-cell office:value-type="float" office:value="-61.3799999999997" calcext:value-type="float">
            <text:p>-61.3799999999997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wass</text:p>
          </table:table-cell>
          <table:table-cell office:value-type="string" calcext:value-type="string">
            <text:p>Blake</text:p>
          </table:table-cell>
          <table:table-cell table:formula="of:=(ROW() - 1)/12 + 1" office:value-type="float" office:value="4.91666666666667" calcext:value-type="float">
            <text:p>4 11/12</text:p>
          </table:table-cell>
          <table:table-cell table:number-columns-repeated="4"/>
          <table:table-cell office:value-type="float" office:value="46.49" calcext:value-type="float">
            <text:p>46.49</text:p>
          </table:table-cell>
          <table:table-cell table:formula="of:=[.F48]-[.D48]" office:value-type="float" office:value="6" calcext:value-type="float">
            <text:p>6</text:p>
          </table:table-cell>
          <table:table-cell table:formula="of:=[.U48]-ROW()+1" office:value-type="float" office:value="-0.509999999999998" calcext:value-type="float">
            <text:p>-0.509999999999998</text:p>
          </table:table-cell>
        </table:table-row>
        <table:table-row table:style-name="ro1">
          <table:table-cell office:value-type="string" calcext:value-type="string">
            <text:p>Kyle Pitts</text:p>
          </table:table-cell>
          <table:table-cell office:value-type="float" office:value="4829" calcext:value-type="float">
            <text:p>4829</text:p>
          </table:table-cell>
          <table:table-cell office:value-type="float" office:value="3727" calcext:value-type="float">
            <text:p>3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A</text:p>
          </table:table-cell>
          <table:table-cell office:value-type="float" office:value="51" calcext:value-type="float">
            <text:p>51</text:p>
          </table:table-cell>
          <table:table-cell office:value-type="float" office:value="4278" calcext:value-type="float">
            <text:p>4278</text:p>
          </table:table-cell>
          <table:table-cell office:value-type="float" office:value="4053.39" calcext:value-type="float">
            <text:p>4053.39</text:p>
          </table:table-cell>
          <table:table-cell office:value-type="float" office:value="48" calcext:value-type="float">
            <text:p>48</text:p>
          </table:table-cell>
          <table:table-cell office:value-type="float" office:value="-18.8099999999999" calcext:value-type="float">
            <text:p>-18.8099999999999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Menyeezy</text:p>
          </table:table-cell>
          <table:table-cell table:formula="of:=(ROW() - 1)/12 + 1" office:value-type="float" office:value="5" calcext:value-type="float">
            <text:p>5 <text:s text:c="2"/></text:p>
          </table:table-cell>
          <table:table-cell table:number-columns-repeated="4"/>
          <table:table-cell office:value-type="float" office:value="52.63" calcext:value-type="float">
            <text:p>52.63</text:p>
          </table:table-cell>
          <table:table-cell table:formula="of:=[.F49]-[.D49]" office:value-type="float" office:value="-4" calcext:value-type="float">
            <text:p>-4</text:p>
          </table:table-cell>
          <table:table-cell table:formula="of:=[.U49]-ROW()+1" office:value-type="float" office:value="4.63" calcext:value-type="float">
            <text:p>4.63</text:p>
          </table:table-cell>
        </table:table-row>
        <table:table-row table:style-name="ro1">
          <table:table-cell office:value-type="string" calcext:value-type="string">
            <text:p>Drake Maye</text:p>
          </table:table-cell>
          <table:table-cell office:value-type="float" office:value="5046" calcext:value-type="float">
            <text:p>5046</text:p>
          </table:table-cell>
          <table:table-cell office:value-type="float" office:value="3563" calcext:value-type="float">
            <text:p>356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A</text:p>
          </table:table-cell>
          <table:table-cell office:value-type="float" office:value="56" calcext:value-type="float">
            <text:p>56</text:p>
          </table:table-cell>
          <table:table-cell office:value-type="float" office:value="4304.5" calcext:value-type="float">
            <text:p>4304.5</text:p>
          </table:table-cell>
          <table:table-cell office:value-type="float" office:value="4016.76" calcext:value-type="float">
            <text:p>4016.76</text:p>
          </table:table-cell>
          <table:table-cell office:value-type="float" office:value="49" calcext:value-type="float">
            <text:p>49</text:p>
          </table:table-cell>
          <table:table-cell office:value-type="float" office:value="-36.6300000000001" calcext:value-type="float">
            <text:p>-36.630000000000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Menyeezy</text:p>
          </table:table-cell>
          <table:table-cell table:formula="of:=(ROW() - 1)/12 + 1" office:value-type="float" office:value="5.08333333333333" calcext:value-type="float">
            <text:p>5 1/12</text:p>
          </table:table-cell>
          <table:table-cell table:number-columns-repeated="4"/>
          <table:table-cell office:value-type="float" office:value="56.75" calcext:value-type="float">
            <text:p>56.75</text:p>
          </table:table-cell>
          <table:table-cell table:formula="of:=[.F50]-[.D50]" office:value-type="float" office:value="8" calcext:value-type="float">
            <text:p>8</text:p>
          </table:table-cell>
          <table:table-cell table:formula="of:=[.U50]-ROW()+1"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Mark Andrews</text:p>
          </table:table-cell>
          <table:table-cell office:value-type="float" office:value="4627" calcext:value-type="float">
            <text:p>4627</text:p>
          </table:table-cell>
          <table:table-cell office:value-type="float" office:value="3713" calcext:value-type="float">
            <text:p>37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A</text:p>
          </table:table-cell>
          <table:table-cell office:value-type="float" office:value="53" calcext:value-type="float">
            <text:p>53</text:p>
          </table:table-cell>
          <table:table-cell office:value-type="float" office:value="4170" calcext:value-type="float">
            <text:p>4170</text:p>
          </table:table-cell>
          <table:table-cell office:value-type="float" office:value="3977.49" calcext:value-type="float">
            <text:p>3977.49</text:p>
          </table:table-cell>
          <table:table-cell office:value-type="float" office:value="50" calcext:value-type="float">
            <text:p>50</text:p>
          </table:table-cell>
          <table:table-cell office:value-type="float" office:value="-39.2700000000004" calcext:value-type="float">
            <text:p>-39.2700000000004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Blake</text:p>
          </table:table-cell>
          <table:table-cell table:formula="of:=(ROW() - 1)/12 + 1" office:value-type="float" office:value="5.16666666666667" calcext:value-type="float">
            <text:p>5 2/12</text:p>
          </table:table-cell>
          <table:table-cell table:number-columns-repeated="4"/>
          <table:table-cell office:value-type="float" office:value="58.14" calcext:value-type="float">
            <text:p>58.14</text:p>
          </table:table-cell>
          <table:table-cell table:formula="of:=[.F51]-[.D51]" office:value-type="float" office:value="-13" calcext:value-type="float">
            <text:p>-13</text:p>
          </table:table-cell>
          <table:table-cell table:formula="of:=[.U51]-ROW()+1" office:value-type="float" office:value="8.14" calcext:value-type="float">
            <text:p>8.14</text:p>
          </table:table-cell>
        </table:table-row>
        <table:table-row table:style-name="ro1">
          <table:table-cell office:value-type="string" calcext:value-type="string">
            <text:p>D.J. Moore</text:p>
          </table:table-cell>
          <table:table-cell office:value-type="float" office:value="4923" calcext:value-type="float">
            <text:p>4923</text:p>
          </table:table-cell>
          <table:table-cell office:value-type="float" office:value="3541" calcext:value-type="float">
            <text:p>35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 office:value-type="float" office:value="4232" calcext:value-type="float">
            <text:p>4232</text:p>
          </table:table-cell>
          <table:table-cell office:value-type="float" office:value="3961.65" calcext:value-type="float">
            <text:p>3961.65</text:p>
          </table:table-cell>
          <table:table-cell office:value-type="float" office:value="51" calcext:value-type="float">
            <text:p>51</text:p>
          </table:table-cell>
          <table:table-cell office:value-type="float" office:value="-15.8399999999997" calcext:value-type="float">
            <text:p>-15.8399999999997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Dwass</text:p>
          </table:table-cell>
          <table:table-cell table:formula="of:=(ROW() - 1)/12 + 1" office:value-type="float" office:value="5.25" calcext:value-type="float">
            <text:p>5 3/12</text:p>
          </table:table-cell>
          <table:table-cell table:number-columns-repeated="4"/>
          <table:table-cell office:value-type="float" office:value="53.33" calcext:value-type="float">
            <text:p>53.33</text:p>
          </table:table-cell>
          <table:table-cell table:formula="of:=[.F52]-[.D52]" office:value-type="float" office:value="5" calcext:value-type="float">
            <text:p>5</text:p>
          </table:table-cell>
          <table:table-cell table:formula="of:=[.U52]-ROW()+1"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DK Metcalf</text:p>
          </table:table-cell>
          <table:table-cell office:value-type="float" office:value="4972" calcext:value-type="float">
            <text:p>4972</text:p>
          </table:table-cell>
          <table:table-cell office:value-type="float" office:value="3511" calcext:value-type="float">
            <text:p>35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float" office:value="4241.5" calcext:value-type="float">
            <text:p>4241.5</text:p>
          </table:table-cell>
          <table:table-cell office:value-type="float" office:value="3958.02" calcext:value-type="float">
            <text:p>3958.02</text:p>
          </table:table-cell>
          <table:table-cell office:value-type="float" office:value="52" calcext:value-type="float">
            <text:p>52</text:p>
          </table:table-cell>
          <table:table-cell office:value-type="float" office:value="-3.62999999999965" calcext:value-type="float">
            <text:p>-3.62999999999965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enyeezy</text:p>
          </table:table-cell>
          <table:table-cell office:value-type="string" calcext:value-type="string">
            <text:p>Grayson</text:p>
          </table:table-cell>
          <table:table-cell table:formula="of:=(ROW() - 1)/12 + 1" office:value-type="float" office:value="5.33333333333333" calcext:value-type="float">
            <text:p>5 4/12</text:p>
          </table:table-cell>
          <table:table-cell table:number-columns-repeated="4"/>
          <table:table-cell office:value-type="float" office:value="58.2" calcext:value-type="float">
            <text:p>58.2</text:p>
          </table:table-cell>
          <table:table-cell table:formula="of:=[.F53]-[.D53]" office:value-type="float" office:value="8" calcext:value-type="float">
            <text:p>8</text:p>
          </table:table-cell>
          <table:table-cell table:formula="of:=[.U53]-ROW()+1"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J.J. McCarthy</text:p>
          </table:table-cell>
          <table:table-cell office:value-type="float" office:value="4791" calcext:value-type="float">
            <text:p>4791</text:p>
          </table:table-cell>
          <table:table-cell office:value-type="float" office:value="3510" calcext:value-type="float">
            <text:p>35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A</text:p>
          </table:table-cell>
          <table:table-cell office:value-type="float" office:value="61" calcext:value-type="float">
            <text:p>61</text:p>
          </table:table-cell>
          <table:table-cell office:value-type="float" office:value="4150.5" calcext:value-type="float">
            <text:p>4150.5</text:p>
          </table:table-cell>
          <table:table-cell office:value-type="float" office:value="3897.63" calcext:value-type="float">
            <text:p>3897.63</text:p>
          </table:table-cell>
          <table:table-cell office:value-type="float" office:value="53" calcext:value-type="float">
            <text:p>53</text:p>
          </table:table-cell>
          <table:table-cell office:value-type="float" office:value="-60.3900000000003" calcext:value-type="float">
            <text:p>-60.390000000000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wass</text:p>
          </table:table-cell>
          <table:table-cell office:value-type="string" calcext:value-type="string">
            <text:p>Pace</text:p>
          </table:table-cell>
          <table:table-cell table:formula="of:=(ROW() - 1)/12 + 1" office:value-type="float" office:value="5.41666666666667" calcext:value-type="float">
            <text:p>5 5/12</text:p>
          </table:table-cell>
          <table:table-cell table:number-columns-repeated="4"/>
          <table:table-cell office:value-type="float" office:value="55.93" calcext:value-type="float">
            <text:p>55.93</text:p>
          </table:table-cell>
          <table:table-cell table:formula="of:=[.F54]-[.D54]" office:value-type="float" office:value="4" calcext:value-type="float">
            <text:p>4</text:p>
          </table:table-cell>
          <table:table-cell table:formula="of:=[.U54]-ROW()+1" office:value-type="float" office:value="2.93" calcext:value-type="float">
            <text:p>2.93</text:p>
          </table:table-cell>
        </table:table-row>
        <table:table-row table:style-name="ro1">
          <table:table-cell office:value-type="string" calcext:value-type="string">
            <text:p>Kyren Williams</text:p>
          </table:table-cell>
          <table:table-cell office:value-type="float" office:value="4722" calcext:value-type="float">
            <text:p>4722</text:p>
          </table:table-cell>
          <table:table-cell office:value-type="float" office:value="3517" calcext:value-type="float">
            <text:p>35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A</text:p>
          </table:table-cell>
          <table:table-cell office:value-type="float" office:value="59" calcext:value-type="float">
            <text:p>59</text:p>
          </table:table-cell>
          <table:table-cell office:value-type="float" office:value="4119.5" calcext:value-type="float">
            <text:p>4119.5</text:p>
          </table:table-cell>
          <table:table-cell office:value-type="float" office:value="3879.48" calcext:value-type="float">
            <text:p>3879.48</text:p>
          </table:table-cell>
          <table:table-cell office:value-type="float" office:value="54" calcext:value-type="float">
            <text:p>54</text:p>
          </table:table-cell>
          <table:table-cell office:value-type="float" office:value="-18.1499999999996" calcext:value-type="float">
            <text:p>-18.1499999999996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CJ</text:p>
          </table:table-cell>
          <table:table-cell table:formula="of:=(ROW() - 1)/12 + 1" office:value-type="float" office:value="5.5" calcext:value-type="float">
            <text:p>5 6/12</text:p>
          </table:table-cell>
          <table:table-cell table:number-columns-repeated="4"/>
          <table:table-cell office:value-type="float" office:value="45.27" calcext:value-type="float">
            <text:p>45.27</text:p>
          </table:table-cell>
          <table:table-cell table:formula="of:=[.F55]-[.D55]" office:value-type="float" office:value="-4" calcext:value-type="float">
            <text:p>-4</text:p>
          </table:table-cell>
          <table:table-cell table:formula="of:=[.U55]-ROW()+1" office:value-type="float" office:value="-8.73" calcext:value-type="float">
            <text:p>-8.73</text:p>
          </table:table-cell>
        </table:table-row>
        <table:table-row table:style-name="ro1">
          <table:table-cell office:value-type="string" calcext:value-type="string">
            <text:p>Zay Flowers</text:p>
          </table:table-cell>
          <table:table-cell office:value-type="float" office:value="4975" calcext:value-type="float">
            <text:p>4975</text:p>
          </table:table-cell>
          <table:table-cell office:value-type="float" office:value="3326" calcext:value-type="float">
            <text:p>33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A</text:p>
          </table:table-cell>
          <table:table-cell office:value-type="float" office:value="63" calcext:value-type="float">
            <text:p>63</text:p>
          </table:table-cell>
          <table:table-cell office:value-type="float" office:value="4150.5" calcext:value-type="float">
            <text:p>4150.5</text:p>
          </table:table-cell>
          <table:table-cell office:value-type="float" office:value="3836.91" calcext:value-type="float">
            <text:p>3836.91</text:p>
          </table:table-cell>
          <table:table-cell office:value-type="float" office:value="55" calcext:value-type="float">
            <text:p>55</text:p>
          </table:table-cell>
          <table:table-cell office:value-type="float" office:value="-42.5700000000002" calcext:value-type="float">
            <text:p>-42.570000000000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Erik G</text:p>
          </table:table-cell>
          <table:table-cell table:formula="of:=(ROW() - 1)/12 + 1" office:value-type="float" office:value="5.58333333333333" calcext:value-type="float">
            <text:p>5 7/12</text:p>
          </table:table-cell>
          <table:table-cell table:number-columns-repeated="4"/>
          <table:table-cell office:value-type="float" office:value="56.06" calcext:value-type="float">
            <text:p>56.06</text:p>
          </table:table-cell>
          <table:table-cell table:formula="of:=[.F56]-[.D56]" office:value-type="float" office:value="12" calcext:value-type="float">
            <text:p>12</text:p>
          </table:table-cell>
          <table:table-cell table:formula="of:=[.U56]-ROW()+1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Tank Dell</text:p>
          </table:table-cell>
          <table:table-cell office:value-type="float" office:value="4881" calcext:value-type="float">
            <text:p>4881</text:p>
          </table:table-cell>
          <table:table-cell office:value-type="float" office:value="3316" calcext:value-type="float">
            <text:p>33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4098.5" calcext:value-type="float">
            <text:p>4098.5</text:p>
          </table:table-cell>
          <table:table-cell office:value-type="float" office:value="3799.29" calcext:value-type="float">
            <text:p>3799.29</text:p>
          </table:table-cell>
          <table:table-cell office:value-type="float" office:value="56" calcext:value-type="float">
            <text:p>56</text:p>
          </table:table-cell>
          <table:table-cell office:value-type="float" office:value="-37.6200000000003" calcext:value-type="float">
            <text:p>-37.620000000000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mes</text:p>
          </table:table-cell>
          <table:table-cell table:formula="of:=(ROW() - 1)/12 + 1" office:value-type="float" office:value="5.66666666666667" calcext:value-type="float">
            <text:p>5 8/12</text:p>
          </table:table-cell>
          <table:table-cell table:number-columns-repeated="4"/>
          <table:table-cell office:value-type="float" office:value="62.7" calcext:value-type="float">
            <text:p>62.7</text:p>
          </table:table-cell>
          <table:table-cell table:formula="of:=[.F57]-[.D57]" office:value-type="float" office:value="10" calcext:value-type="float">
            <text:p>10</text:p>
          </table:table-cell>
          <table:table-cell table:formula="of:=[.U57]-ROW()+1"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Tee Higgins</text:p>
          </table:table-cell>
          <table:table-cell office:value-type="float" office:value="4787" calcext:value-type="float">
            <text:p>4787</text:p>
          </table:table-cell>
          <table:table-cell office:value-type="float" office:value="3256" calcext:value-type="float">
            <text:p>32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A</text:p>
          </table:table-cell>
          <table:table-cell office:value-type="float" office:value="68" calcext:value-type="float">
            <text:p>68</text:p>
          </table:table-cell>
          <table:table-cell office:value-type="float" office:value="4021.5" calcext:value-type="float">
            <text:p>4021.5</text:p>
          </table:table-cell>
          <table:table-cell office:value-type="float" office:value="3728.67" calcext:value-type="float">
            <text:p>3728.67</text:p>
          </table:table-cell>
          <table:table-cell office:value-type="float" office:value="57" calcext:value-type="float">
            <text:p>57</text:p>
          </table:table-cell>
          <table:table-cell office:value-type="float" office:value="-70.6199999999999" calcext:value-type="float">
            <text:p>-70.6199999999999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Anthony</text:p>
          </table:table-cell>
          <table:table-cell table:formula="of:=(ROW() - 1)/12 + 1" office:value-type="float" office:value="5.75" calcext:value-type="float">
            <text:p>5 9/12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formula="of:=[.F58]-[.D58]" office:value-type="float" office:value="10" calcext:value-type="float">
            <text:p>10</text:p>
          </table:table-cell>
          <table:table-cell table:formula="of:=[.U58]-ROW()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nathon Brooks</text:p>
          </table:table-cell>
          <table:table-cell office:value-type="float" office:value="4734" calcext:value-type="float">
            <text:p>4734</text:p>
          </table:table-cell>
          <table:table-cell office:value-type="float" office:value="3193" calcext:value-type="float">
            <text:p>319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</text:p>
          </table:table-cell>
          <table:table-cell office:value-type="float" office:value="69" calcext:value-type="float">
            <text:p>69</text:p>
          </table:table-cell>
          <table:table-cell office:value-type="float" office:value="3963.5" calcext:value-type="float">
            <text:p>3963.5</text:p>
          </table:table-cell>
          <table:table-cell office:value-type="float" office:value="3669.6" calcext:value-type="float">
            <text:p>3669.6</text:p>
          </table:table-cell>
          <table:table-cell office:value-type="float" office:value="58" calcext:value-type="float">
            <text:p>58</text:p>
          </table:table-cell>
          <table:table-cell office:value-type="float" office:value="-59.0699999999997" calcext:value-type="float">
            <text:p>-59.069999999999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Erik</text:p>
          </table:table-cell>
          <table:table-cell table:formula="of:=(ROW() - 1)/12 + 1" office:value-type="float" office:value="5.83333333333333" calcext:value-type="float">
            <text:p>5 10/12</text:p>
          </table:table-cell>
          <table:table-cell table:number-columns-repeated="4"/>
          <table:table-cell office:value-type="float" office:value="67.64" calcext:value-type="float">
            <text:p>67.64</text:p>
          </table:table-cell>
          <table:table-cell table:formula="of:=[.F59]-[.D59]" office:value-type="float" office:value="7" calcext:value-type="float">
            <text:p>7</text:p>
          </table:table-cell>
          <table:table-cell table:formula="of:=[.U59]-ROW()+1" office:value-type="float" office:value="9.64" calcext:value-type="float">
            <text:p>9.64</text:p>
          </table:table-cell>
        </table:table-row>
        <table:table-row table:style-name="ro1">
          <table:table-cell office:value-type="string" calcext:value-type="string">
            <text:p>Kenneth Walker</text:p>
          </table:table-cell>
          <table:table-cell office:value-type="float" office:value="4547" calcext:value-type="float">
            <text:p>4547</text:p>
          </table:table-cell>
          <table:table-cell office:value-type="float" office:value="3281" calcext:value-type="float">
            <text:p>328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A</text:p>
          </table:table-cell>
          <table:table-cell office:value-type="float" office:value="66" calcext:value-type="float">
            <text:p>66</text:p>
          </table:table-cell>
          <table:table-cell office:value-type="float" office:value="3914" calcext:value-type="float">
            <text:p>3914</text:p>
          </table:table-cell>
          <table:table-cell office:value-type="float" office:value="3665.97" calcext:value-type="float">
            <text:p>3665.97</text:p>
          </table:table-cell>
          <table:table-cell office:value-type="float" office:value="59" calcext:value-type="float">
            <text:p>59</text:p>
          </table:table-cell>
          <table:table-cell office:value-type="float" office:value="-3.63000000000011" calcext:value-type="float">
            <text:p>-3.63000000000011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Damar</text:p>
          </table:table-cell>
          <table:table-cell table:formula="of:=(ROW() - 1)/12 + 1" office:value-type="float" office:value="5.91666666666667" calcext:value-type="float">
            <text:p>5 11/12</text:p>
          </table:table-cell>
          <table:table-cell table:number-columns-repeated="4"/>
          <table:table-cell office:value-type="float" office:value="56.43" calcext:value-type="float">
            <text:p>56.43</text:p>
          </table:table-cell>
          <table:table-cell table:formula="of:=[.F60]-[.D60]" office:value-type="float" office:value="-1" calcext:value-type="float">
            <text:p>-1</text:p>
          </table:table-cell>
          <table:table-cell table:formula="of:=[.U60]-ROW()+1" office:value-type="float" office:value="-2.57" calcext:value-type="float">
            <text:p>-2.57</text:p>
          </table:table-cell>
        </table:table-row>
        <table:table-row table:style-name="ro1">
          <table:table-cell office:value-type="string" calcext:value-type="string">
            <text:p>George Pickens</text:p>
          </table:table-cell>
          <table:table-cell office:value-type="float" office:value="4755" calcext:value-type="float">
            <text:p>4755</text:p>
          </table:table-cell>
          <table:table-cell office:value-type="float" office:value="3126" calcext:value-type="float">
            <text:p>312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A</text:p>
          </table:table-cell>
          <table:table-cell office:value-type="float" office:value="73" calcext:value-type="float">
            <text:p>73</text:p>
          </table:table-cell>
          <table:table-cell office:value-type="float" office:value="3940.5" calcext:value-type="float">
            <text:p>3940.5</text:p>
          </table:table-cell>
          <table:table-cell office:value-type="float" office:value="3632.31" calcext:value-type="float">
            <text:p>3632.31</text:p>
          </table:table-cell>
          <table:table-cell office:value-type="float" office:value="60" calcext:value-type="float">
            <text:p>60</text:p>
          </table:table-cell>
          <table:table-cell office:value-type="float" office:value="-33.6599999999999" calcext:value-type="float">
            <text:p>-33.6599999999999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rik G</text:p>
          </table:table-cell>
          <table:table-cell office:value-type="string" calcext:value-type="string">
            <text:p>CJ</text:p>
          </table:table-cell>
          <table:table-cell table:formula="of:=(ROW() - 1)/12 + 1" office:value-type="float" office:value="6" calcext:value-type="float">
            <text:p>6 <text:s text:c="2"/></text:p>
          </table:table-cell>
          <table:table-cell table:number-columns-repeated="4"/>
          <table:table-cell office:value-type="float" office:value="66.1" calcext:value-type="float">
            <text:p>66.1</text:p>
          </table:table-cell>
          <table:table-cell table:formula="of:=[.F61]-[.D61]" office:value-type="float" office:value="14" calcext:value-type="float">
            <text:p>14</text:p>
          </table:table-cell>
          <table:table-cell table:formula="of:=[.U61]-ROW()+1" office:value-type="float" office:value="6.09999999999999" calcext:value-type="float">
            <text:p>6.09999999999999</text:p>
          </table:table-cell>
        </table:table-row>
        <table:table-row table:style-name="ro1">
          <table:table-cell office:value-type="string" calcext:value-type="string">
            <text:p>T.J. Hockenson</text:p>
          </table:table-cell>
          <table:table-cell office:value-type="float" office:value="4418" calcext:value-type="float">
            <text:p>4418</text:p>
          </table:table-cell>
          <table:table-cell office:value-type="float" office:value="3256" calcext:value-type="float">
            <text:p>325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A</text:p>
          </table:table-cell>
          <table:table-cell office:value-type="float" office:value="67" calcext:value-type="float">
            <text:p>67</text:p>
          </table:table-cell>
          <table:table-cell office:value-type="float" office:value="3837" calcext:value-type="float">
            <text:p>3837</text:p>
          </table:table-cell>
          <table:table-cell office:value-type="float" office:value="3606.9" calcext:value-type="float">
            <text:p>3606.9</text:p>
          </table:table-cell>
          <table:table-cell office:value-type="float" office:value="61" calcext:value-type="float">
            <text:p>61</text:p>
          </table:table-cell>
          <table:table-cell office:value-type="float" office:value="-25.4100000000003" calcext:value-type="float">
            <text:p>-25.4100000000003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J</text:p>
          </table:table-cell>
          <table:table-cell table:formula="of:=(ROW() - 1)/12 + 1" office:value-type="float" office:value="6.08333333333333" calcext:value-type="float">
            <text:p>6 1/12</text:p>
          </table:table-cell>
          <table:table-cell table:number-columns-repeated="4"/>
          <table:table-cell office:value-type="float" office:value="70.54" calcext:value-type="float">
            <text:p>70.54</text:p>
          </table:table-cell>
          <table:table-cell table:formula="of:=[.F62]-[.D62]" office:value-type="float" office:value="-3" calcext:value-type="float">
            <text:p>-3</text:p>
          </table:table-cell>
          <table:table-cell table:formula="of:=[.U62]-ROW()+1" office:value-type="float" office:value="9.54000000000001" calcext:value-type="float">
            <text:p>9.54000000000001</text:p>
          </table:table-cell>
        </table:table-row>
        <table:table-row table:style-name="ro1">
          <table:table-cell office:value-type="string" calcext:value-type="string">
            <text:p>Jaxon Smith-Njigba</text:p>
          </table:table-cell>
          <table:table-cell office:value-type="float" office:value="4738" calcext:value-type="float">
            <text:p>4738</text:p>
          </table:table-cell>
          <table:table-cell office:value-type="float" office:value="3080" calcext:value-type="float">
            <text:p>308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</text:p>
          </table:table-cell>
          <table:table-cell office:value-type="float" office:value="76" calcext:value-type="float">
            <text:p>76</text:p>
          </table:table-cell>
          <table:table-cell office:value-type="float" office:value="3909" calcext:value-type="float">
            <text:p>3909</text:p>
          </table:table-cell>
          <table:table-cell office:value-type="float" office:value="3596.34" calcext:value-type="float">
            <text:p>3596.34</text:p>
          </table:table-cell>
          <table:table-cell office:value-type="float" office:value="62" calcext:value-type="float">
            <text:p>62</text:p>
          </table:table-cell>
          <table:table-cell office:value-type="float" office:value="-10.5599999999999" calcext:value-type="float">
            <text:p>-10.559999999999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mar</text:p>
          </table:table-cell>
          <table:table-cell table:formula="of:=(ROW() - 1)/12 + 1" office:value-type="float" office:value="6.16666666666667" calcext:value-type="float">
            <text:p>6 2/12</text:p>
          </table:table-cell>
          <table:table-cell table:number-columns-repeated="4"/>
          <table:table-cell office:value-type="float" office:value="75.78" calcext:value-type="float">
            <text:p>75.78</text:p>
          </table:table-cell>
          <table:table-cell table:formula="of:=[.F63]-[.D63]" office:value-type="float" office:value="15" calcext:value-type="float">
            <text:p>15</text:p>
          </table:table-cell>
          <table:table-cell table:formula="of:=[.U63]-ROW()+1" office:value-type="float" office:value="13.78" calcext:value-type="float">
            <text:p>13.78</text:p>
          </table:table-cell>
        </table:table-row>
        <table:table-row table:style-name="ro1">
          <table:table-cell office:value-type="string" calcext:value-type="string">
            <text:p>Bryce Young</text:p>
          </table:table-cell>
          <table:table-cell office:value-type="float" office:value="4378" calcext:value-type="float">
            <text:p>4378</text:p>
          </table:table-cell>
          <table:table-cell office:value-type="float" office:value="3145" calcext:value-type="float">
            <text:p>314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A</text:p>
          </table:table-cell>
          <table:table-cell office:value-type="float" office:value="72" calcext:value-type="float">
            <text:p>72</text:p>
          </table:table-cell>
          <table:table-cell office:value-type="float" office:value="3761.5" calcext:value-type="float">
            <text:p>3761.5</text:p>
          </table:table-cell>
          <table:table-cell office:value-type="float" office:value="3520.44" calcext:value-type="float">
            <text:p>3520.44</text:p>
          </table:table-cell>
          <table:table-cell office:value-type="float" office:value="63" calcext:value-type="float">
            <text:p>63</text:p>
          </table:table-cell>
          <table:table-cell office:value-type="float" office:value="-75.8999999999996" calcext:value-type="float">
            <text:p>-75.899999999999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ik</text:p>
          </table:table-cell>
          <table:table-cell table:formula="of:=(ROW() - 1)/12 + 1" office:value-type="float" office:value="6.25" calcext:value-type="float">
            <text:p>6 3/12</text:p>
          </table:table-cell>
          <table:table-cell table:number-columns-repeated="4"/>
          <table:table-cell office:value-type="float" office:value="78.07" calcext:value-type="float">
            <text:p>78.07</text:p>
          </table:table-cell>
          <table:table-cell table:formula="of:=[.F64]-[.D64]" office:value-type="float" office:value="1" calcext:value-type="float">
            <text:p>1</text:p>
          </table:table-cell>
          <table:table-cell table:formula="of:=[.U64]-ROW()+1" office:value-type="float" office:value="15.07" calcext:value-type="float">
            <text:p>15.07</text:p>
          </table:table-cell>
        </table:table-row>
        <table:table-row table:style-name="ro1">
          <table:table-cell office:value-type="string" calcext:value-type="string">
            <text:p>Xavier Worthy</text:p>
          </table:table-cell>
          <table:table-cell office:value-type="float" office:value="4341" calcext:value-type="float">
            <text:p>4341</text:p>
          </table:table-cell>
          <table:table-cell office:value-type="float" office:value="3162" calcext:value-type="float">
            <text:p>316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A</text:p>
          </table:table-cell>
          <table:table-cell office:value-type="float" office:value="71" calcext:value-type="float">
            <text:p>71</text:p>
          </table:table-cell>
          <table:table-cell office:value-type="float" office:value="3751.5" calcext:value-type="float">
            <text:p>3751.5</text:p>
          </table:table-cell>
          <table:table-cell office:value-type="float" office:value="3519.45" calcext:value-type="float">
            <text:p>3519.45</text:p>
          </table:table-cell>
          <table:table-cell office:value-type="float" office:value="64" calcext:value-type="float">
            <text:p>64</text:p>
          </table:table-cell>
          <table:table-cell office:value-type="float" office:value="-0.990000000000691" calcext:value-type="float">
            <text:p>-0.99000000000069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rik G</text:p>
          </table:table-cell>
          <table:table-cell office:value-type="string" calcext:value-type="string">
            <text:p>Anthony</text:p>
          </table:table-cell>
          <table:table-cell table:formula="of:=(ROW() - 1)/12 + 1" office:value-type="float" office:value="6.33333333333333" calcext:value-type="float">
            <text:p>6 4/12</text:p>
          </table:table-cell>
          <table:table-cell table:number-columns-repeated="4"/>
          <table:table-cell office:value-type="float" office:value="66.81" calcext:value-type="float">
            <text:p>66.81</text:p>
          </table:table-cell>
          <table:table-cell table:formula="of:=[.F65]-[.D65]" office:value-type="float" office:value="-1" calcext:value-type="float">
            <text:p>-1</text:p>
          </table:table-cell>
          <table:table-cell table:formula="of:=[.U65]-ROW()+1"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Jordan Addison</text:p>
          </table:table-cell>
          <table:table-cell office:value-type="float" office:value="4706" calcext:value-type="float">
            <text:p>4706</text:p>
          </table:table-cell>
          <table:table-cell office:value-type="float" office:value="2967" calcext:value-type="float">
            <text:p>296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</text:p>
          </table:table-cell>
          <table:table-cell office:value-type="float" office:value="79" calcext:value-type="float">
            <text:p>79</text:p>
          </table:table-cell>
          <table:table-cell office:value-type="float" office:value="3836.5" calcext:value-type="float">
            <text:p>3836.5</text:p>
          </table:table-cell>
          <table:table-cell office:value-type="float" office:value="3511.2" calcext:value-type="float">
            <text:p>3511.2</text:p>
          </table:table-cell>
          <table:table-cell office:value-type="float" office:value="65" calcext:value-type="float">
            <text:p>65</text:p>
          </table:table-cell>
          <table:table-cell office:value-type="float" office:value="-8.25" calcext:value-type="float">
            <text:p>-8.2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amar</text:p>
          </table:table-cell>
          <table:table-cell office:value-type="string" calcext:value-type="string">
            <text:p>James</text:p>
          </table:table-cell>
          <table:table-cell table:formula="of:=(ROW() - 1)/12 + 1" office:value-type="float" office:value="6.41666666666667" calcext:value-type="float">
            <text:p>6 5/12</text:p>
          </table:table-cell>
          <table:table-cell table:number-columns-repeated="4"/>
          <table:table-cell office:value-type="float" office:value="68.71" calcext:value-type="float">
            <text:p>68.71</text:p>
          </table:table-cell>
          <table:table-cell table:formula="of:=[.F66]-[.D66]" office:value-type="float" office:value="15" calcext:value-type="float">
            <text:p>15</text:p>
          </table:table-cell>
          <table:table-cell table:formula="of:=[.U66]-ROW()+1" office:value-type="float" office:value="3.70999999999999" calcext:value-type="float">
            <text:p>3.70999999999999</text:p>
          </table:table-cell>
        </table:table-row>
        <table:table-row table:style-name="ro1">
          <table:table-cell office:value-type="string" calcext:value-type="string">
            <text:p>James Cook</text:p>
          </table:table-cell>
          <table:table-cell office:value-type="float" office:value="4268" calcext:value-type="float">
            <text:p>4268</text:p>
          </table:table-cell>
          <table:table-cell office:value-type="float" office:value="3022" calcext:value-type="float">
            <text:p>30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</text:p>
          </table:table-cell>
          <table:table-cell office:value-type="float" office:value="77" calcext:value-type="float">
            <text:p>77</text:p>
          </table:table-cell>
          <table:table-cell office:value-type="float" office:value="3645" calcext:value-type="float">
            <text:p>3645</text:p>
          </table:table-cell>
          <table:table-cell office:value-type="float" office:value="3402.96" calcext:value-type="float">
            <text:p>3402.96</text:p>
          </table:table-cell>
          <table:table-cell office:value-type="float" office:value="66" calcext:value-type="float">
            <text:p>66</text:p>
          </table:table-cell>
          <table:table-cell office:value-type="float" office:value="-108.24" calcext:value-type="float">
            <text:p>-108.24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Erik G</text:p>
          </table:table-cell>
          <table:table-cell table:formula="of:=(ROW() - 1)/12 + 1" office:value-type="float" office:value="6.5" calcext:value-type="float">
            <text:p>6 6/12</text:p>
          </table:table-cell>
          <table:table-cell table:number-columns-repeated="4"/>
          <table:table-cell office:value-type="float" office:value="62.51" calcext:value-type="float">
            <text:p>62.51</text:p>
          </table:table-cell>
          <table:table-cell table:formula="of:=[.F67]-[.D67]" office:value-type="float" office:value="4" calcext:value-type="float">
            <text:p>4</text:p>
          </table:table-cell>
          <table:table-cell table:formula="of:=[.U67]-ROW()+1" office:value-type="float" office:value="-3.49" calcext:value-type="float">
            <text:p>-3.49</text:p>
          </table:table-cell>
        </table:table-row>
        <table:table-row table:style-name="ro1">
          <table:table-cell office:value-type="string" calcext:value-type="string">
            <text:p>Brian Thomas Jr.</text:p>
          </table:table-cell>
          <table:table-cell office:value-type="float" office:value="4446" calcext:value-type="float">
            <text:p>4446</text:p>
          </table:table-cell>
          <table:table-cell office:value-type="float" office:value="2923" calcext:value-type="float">
            <text:p>292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A</text:p>
          </table:table-cell>
          <table:table-cell office:value-type="float" office:value="83" calcext:value-type="float">
            <text:p>83</text:p>
          </table:table-cell>
          <table:table-cell office:value-type="float" office:value="3684.5" calcext:value-type="float">
            <text:p>3684.5</text:p>
          </table:table-cell>
          <table:table-cell office:value-type="float" office:value="3396.36" calcext:value-type="float">
            <text:p>3396.36</text:p>
          </table:table-cell>
          <table:table-cell office:value-type="float" office:value="67" calcext:value-type="float">
            <text:p>67</text:p>
          </table:table-cell>
          <table:table-cell office:value-type="float" office:value="-6.59999999999991" calcext:value-type="float">
            <text:p>-6.5999999999999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Brian</text:p>
          </table:table-cell>
          <table:table-cell table:formula="of:=(ROW() - 1)/12 + 1" office:value-type="float" office:value="6.58333333333333" calcext:value-type="float">
            <text:p>6 7/12</text:p>
          </table:table-cell>
          <table:table-cell table:number-columns-repeated="4"/>
          <table:table-cell office:value-type="float" office:value="74.74" calcext:value-type="float">
            <text:p>74.74</text:p>
          </table:table-cell>
          <table:table-cell table:formula="of:=[.F68]-[.D68]" office:value-type="float" office:value="14" calcext:value-type="float">
            <text:p>14</text:p>
          </table:table-cell>
          <table:table-cell table:formula="of:=[.U68]-ROW()+1" office:value-type="float" office:value="7.74" calcext:value-type="float">
            <text:p>7.74</text:p>
          </table:table-cell>
        </table:table-row>
        <table:table-row table:style-name="ro1">
          <table:table-cell office:value-type="string" calcext:value-type="string">
            <text:p>Travis Kelce</text:p>
          </table:table-cell>
          <table:table-cell office:value-type="float" office:value="3736" calcext:value-type="float">
            <text:p>3736</text:p>
          </table:table-cell>
          <table:table-cell office:value-type="float" office:value="3192" calcext:value-type="float">
            <text:p>319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A</text:p>
          </table:table-cell>
          <table:table-cell office:value-type="float" office:value="70" calcext:value-type="float">
            <text:p>70</text:p>
          </table:table-cell>
          <table:table-cell office:value-type="float" office:value="3464" calcext:value-type="float">
            <text:p>3464</text:p>
          </table:table-cell>
          <table:table-cell office:value-type="float" office:value="3339.6" calcext:value-type="float">
            <text:p>3339.6</text:p>
          </table:table-cell>
          <table:table-cell office:value-type="float" office:value="68" calcext:value-type="float">
            <text:p>68</text:p>
          </table:table-cell>
          <table:table-cell office:value-type="float" office:value="-56.7599999999998" calcext:value-type="float">
            <text:p>-56.7599999999998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ce</text:p>
          </table:table-cell>
          <table:table-cell table:formula="of:=(ROW() - 1)/12 + 1" office:value-type="float" office:value="6.66666666666667" calcext:value-type="float">
            <text:p>6 8/12</text:p>
          </table:table-cell>
          <table:table-cell table:number-columns-repeated="4"/>
          <table:table-cell office:value-type="float" office:value="55.13" calcext:value-type="float">
            <text:p>55.13</text:p>
          </table:table-cell>
          <table:table-cell table:formula="of:=[.F69]-[.D69]" office:value-type="float" office:value="-13" calcext:value-type="float">
            <text:p>-13</text:p>
          </table:table-cell>
          <table:table-cell table:formula="of:=[.U69]-ROW()+1" office:value-type="float" office:value="-12.87" calcext:value-type="float">
            <text:p>-12.87</text:p>
          </table:table-cell>
        </table:table-row>
        <table:table-row table:style-name="ro1">
          <table:table-cell office:value-type="string" calcext:value-type="string">
            <text:p>Isiah Pacheco</text:p>
          </table:table-cell>
          <table:table-cell office:value-type="float" office:value="4175" calcext:value-type="float">
            <text:p>4175</text:p>
          </table:table-cell>
          <table:table-cell office:value-type="float" office:value="2965" calcext:value-type="float">
            <text:p>296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A</text:p>
          </table:table-cell>
          <table:table-cell office:value-type="float" office:value="80" calcext:value-type="float">
            <text:p>80</text:p>
          </table:table-cell>
          <table:table-cell office:value-type="float" office:value="3570" calcext:value-type="float">
            <text:p>3570</text:p>
          </table:table-cell>
          <table:table-cell office:value-type="float" office:value="3334.65" calcext:value-type="float">
            <text:p>3334.65</text:p>
          </table:table-cell>
          <table:table-cell office:value-type="float" office:value="69" calcext:value-type="float">
            <text:p>69</text:p>
          </table:table-cell>
          <table:table-cell office:value-type="float" office:value="-4.95000000000027" calcext:value-type="float">
            <text:p>-4.9500000000002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Menyeezy</text:p>
          </table:table-cell>
          <table:table-cell office:value-type="string" calcext:value-type="string">
            <text:p>Grayson</text:p>
          </table:table-cell>
          <table:table-cell table:formula="of:=(ROW() - 1)/12 + 1" office:value-type="float" office:value="6.75" calcext:value-type="float">
            <text:p>6 9/12</text:p>
          </table:table-cell>
          <table:table-cell table:number-columns-repeated="4"/>
          <table:table-cell office:value-type="float" office:value="59.69" calcext:value-type="float">
            <text:p>59.69</text:p>
          </table:table-cell>
          <table:table-cell table:formula="of:=[.F70]-[.D70]" office:value-type="float" office:value="6" calcext:value-type="float">
            <text:p>6</text:p>
          </table:table-cell>
          <table:table-cell table:formula="of:=[.U70]-ROW()+1" office:value-type="float" office:value="-9.31" calcext:value-type="float">
            <text:p>-9.31</text:p>
          </table:table-cell>
        </table:table-row>
        <table:table-row table:style-name="ro1">
          <table:table-cell office:value-type="string" calcext:value-type="string">
            <text:p>Josh Jacobs</text:p>
          </table:table-cell>
          <table:table-cell office:value-type="float" office:value="3818" calcext:value-type="float">
            <text:p>3818</text:p>
          </table:table-cell>
          <table:table-cell office:value-type="float" office:value="3102" calcext:value-type="float">
            <text:p>310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A</text:p>
          </table:table-cell>
          <table:table-cell office:value-type="float" office:value="74" calcext:value-type="float">
            <text:p>74</text:p>
          </table:table-cell>
          <table:table-cell office:value-type="float" office:value="3460" calcext:value-type="float">
            <text:p>3460</text:p>
          </table:table-cell>
          <table:table-cell office:value-type="float" office:value="3307.26" calcext:value-type="float">
            <text:p>3307.26</text:p>
          </table:table-cell>
          <table:table-cell office:value-type="float" office:value="70" calcext:value-type="float">
            <text:p>70</text:p>
          </table:table-cell>
          <table:table-cell office:value-type="float" office:value="-27.3899999999999" calcext:value-type="float">
            <text:p>-27.389999999999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wass</text:p>
          </table:table-cell>
          <table:table-cell table:formula="of:=(ROW() - 1)/12 + 1" office:value-type="float" office:value="6.83333333333333" calcext:value-type="float">
            <text:p>6 10/12</text:p>
          </table:table-cell>
          <table:table-cell table:number-columns-repeated="4"/>
          <table:table-cell office:value-type="float" office:value="56.85" calcext:value-type="float">
            <text:p>56.85</text:p>
          </table:table-cell>
          <table:table-cell table:formula="of:=[.F71]-[.D71]" office:value-type="float" office:value="-7" calcext:value-type="float">
            <text:p>-7</text:p>
          </table:table-cell>
          <table:table-cell table:formula="of:=[.U71]-ROW()+1" office:value-type="float" office:value="-13.15" calcext:value-type="float">
            <text:p>-13.15</text:p>
          </table:table-cell>
        </table:table-row>
        <table:table-row table:style-name="ro1">
          <table:table-cell office:value-type="string" calcext:value-type="string">
            <text:p>Rachaad White</text:p>
          </table:table-cell>
          <table:table-cell office:value-type="float" office:value="4014" calcext:value-type="float">
            <text:p>4014</text:p>
          </table:table-cell>
          <table:table-cell office:value-type="float" office:value="2959" calcext:value-type="float">
            <text:p>295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A</text:p>
          </table:table-cell>
          <table:table-cell office:value-type="float" office:value="81" calcext:value-type="float">
            <text:p>81</text:p>
          </table:table-cell>
          <table:table-cell office:value-type="float" office:value="3486.5" calcext:value-type="float">
            <text:p>3486.5</text:p>
          </table:table-cell>
          <table:table-cell office:value-type="float" office:value="3277.56" calcext:value-type="float">
            <text:p>3277.56</text:p>
          </table:table-cell>
          <table:table-cell office:value-type="float" office:value="71" calcext:value-type="float">
            <text:p>71</text:p>
          </table:table-cell>
          <table:table-cell office:value-type="float" office:value="-29.6999999999998" calcext:value-type="float">
            <text:p>-29.6999999999998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lake</text:p>
          </table:table-cell>
          <table:table-cell table:formula="of:=(ROW() - 1)/12 + 1" office:value-type="float" office:value="6.91666666666667" calcext:value-type="float">
            <text:p>6 11/12</text:p>
          </table:table-cell>
          <table:table-cell table:number-columns-repeated="4"/>
          <table:table-cell office:value-type="float" office:value="57.79" calcext:value-type="float">
            <text:p>57.79</text:p>
          </table:table-cell>
          <table:table-cell table:formula="of:=[.F72]-[.D72]" office:value-type="float" office:value="3" calcext:value-type="float">
            <text:p>3</text:p>
          </table:table-cell>
          <table:table-cell table:formula="of:=[.U72]-ROW()+1" office:value-type="float" office:value="-13.21" calcext:value-type="float">
            <text:p>-13.21</text:p>
          </table:table-cell>
        </table:table-row>
        <table:table-row table:style-name="ro1">
          <table:table-cell office:value-type="string" calcext:value-type="string">
            <text:p>Ladd McConkey</text:p>
          </table:table-cell>
          <table:table-cell office:value-type="float" office:value="4144" calcext:value-type="float">
            <text:p>4144</text:p>
          </table:table-cell>
          <table:table-cell office:value-type="float" office:value="2801" calcext:value-type="float">
            <text:p>280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float" office:value="3472.5" calcext:value-type="float">
            <text:p>3472.5</text:p>
          </table:table-cell>
          <table:table-cell office:value-type="float" office:value="3216.18" calcext:value-type="float">
            <text:p>3216.18</text:p>
          </table:table-cell>
          <table:table-cell office:value-type="float" office:value="72" calcext:value-type="float">
            <text:p>72</text:p>
          </table:table-cell>
          <table:table-cell office:value-type="float" office:value="-61.3800000000001" calcext:value-type="float">
            <text:p>-61.380000000000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nyeezy</text:p>
          </table:table-cell>
          <table:table-cell table:formula="of:=(ROW() - 1)/12 + 1" office:value-type="float" office:value="7" calcext:value-type="float">
            <text:p>7 <text:s text:c="2"/></text:p>
          </table:table-cell>
          <table:table-cell table:number-columns-repeated="4"/>
          <table:table-cell office:value-type="float" office:value="76.3" calcext:value-type="float">
            <text:p>76.3</text:p>
          </table:table-cell>
          <table:table-cell table:formula="of:=[.F73]-[.D73]" office:value-type="float" office:value="11" calcext:value-type="float">
            <text:p>11</text:p>
          </table:table-cell>
          <table:table-cell table:formula="of:=[.U73]-ROW()+1"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Deebo Samuel</text:p>
          </table:table-cell>
          <table:table-cell office:value-type="float" office:value="3900" calcext:value-type="float">
            <text:p>3900</text:p>
          </table:table-cell>
          <table:table-cell office:value-type="float" office:value="2804" calcext:value-type="float">
            <text:p>280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A</text:p>
          </table:table-cell>
          <table:table-cell office:value-type="float" office:value="85" calcext:value-type="float">
            <text:p>85</text:p>
          </table:table-cell>
          <table:table-cell office:value-type="float" office:value="3352" calcext:value-type="float">
            <text:p>3352</text:p>
          </table:table-cell>
          <table:table-cell office:value-type="float" office:value="3137.64" calcext:value-type="float">
            <text:p>3137.64</text:p>
          </table:table-cell>
          <table:table-cell office:value-type="float" office:value="73" calcext:value-type="float">
            <text:p>73</text:p>
          </table:table-cell>
          <table:table-cell office:value-type="float" office:value="-78.54" calcext:value-type="float">
            <text:p>-78.54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nyeezy</text:p>
          </table:table-cell>
          <table:table-cell table:formula="of:=(ROW() - 1)/12 + 1" office:value-type="float" office:value="7.08333333333333" calcext:value-type="float">
            <text:p>7 1/12</text:p>
          </table:table-cell>
          <table:table-cell table:number-columns-repeated="4"/>
          <table:table-cell office:value-type="float" office:value="71.35" calcext:value-type="float">
            <text:p>71.35</text:p>
          </table:table-cell>
          <table:table-cell table:formula="of:=[.F74]-[.D74]" office:value-type="float" office:value="5" calcext:value-type="float">
            <text:p>5</text:p>
          </table:table-cell>
          <table:table-cell table:formula="of:=[.U74]-ROW()+1" office:value-type="float" office:value="-1.65000000000001" calcext:value-type="float">
            <text:p>-1.65000000000001</text:p>
          </table:table-cell>
        </table:table-row>
        <table:table-row table:style-name="ro1">
          <table:table-cell office:value-type="string" calcext:value-type="string">
            <text:p>Keon Coleman</text:p>
          </table:table-cell>
          <table:table-cell office:value-type="float" office:value="3759" calcext:value-type="float">
            <text:p>3759</text:p>
          </table:table-cell>
          <table:table-cell office:value-type="float" office:value="2769" calcext:value-type="float">
            <text:p>276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office:value-type="float" office:value="3264" calcext:value-type="float">
            <text:p>3264</text:p>
          </table:table-cell>
          <table:table-cell office:value-type="float" office:value="3068.01" calcext:value-type="float">
            <text:p>3068.01</text:p>
          </table:table-cell>
          <table:table-cell office:value-type="float" office:value="74" calcext:value-type="float">
            <text:p>74</text:p>
          </table:table-cell>
          <table:table-cell office:value-type="float" office:value="-69.6300000000001" calcext:value-type="float">
            <text:p>-69.630000000000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ake</text:p>
          </table:table-cell>
          <table:table-cell table:formula="of:=(ROW() - 1)/12 + 1" office:value-type="float" office:value="7.16666666666667" calcext:value-type="float">
            <text:p>7 2/12</text:p>
          </table:table-cell>
          <table:table-cell table:number-columns-repeated="4"/>
          <table:table-cell office:value-type="float" office:value="80.39" calcext:value-type="float">
            <text:p>80.39</text:p>
          </table:table-cell>
          <table:table-cell table:formula="of:=[.F75]-[.D75]" office:value-type="float" office:value="7" calcext:value-type="float">
            <text:p>7</text:p>
          </table:table-cell>
          <table:table-cell table:formula="of:=[.U75]-ROW()+1" office:value-type="float" office:value="6.39" calcext:value-type="float">
            <text:p>6.39</text:p>
          </table:table-cell>
        </table:table-row>
        <table:table-row table:style-name="ro1">
          <table:table-cell office:value-type="string" calcext:value-type="string">
            <text:p>Davante Adams</text:p>
          </table:table-cell>
          <table:table-cell office:value-type="float" office:value="3596" calcext:value-type="float">
            <text:p>3596</text:p>
          </table:table-cell>
          <table:table-cell office:value-type="float" office:value="2815" calcext:value-type="float">
            <text:p>28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float" office:value="84" calcext:value-type="float">
            <text:p>84</text:p>
          </table:table-cell>
          <table:table-cell office:value-type="float" office:value="3205.5" calcext:value-type="float">
            <text:p>3205.5</text:p>
          </table:table-cell>
          <table:table-cell office:value-type="float" office:value="3044.58" calcext:value-type="float">
            <text:p>3044.58</text:p>
          </table:table-cell>
          <table:table-cell office:value-type="float" office:value="75" calcext:value-type="float">
            <text:p>75</text:p>
          </table:table-cell>
          <table:table-cell office:value-type="float" office:value="-23.4300000000003" calcext:value-type="float">
            <text:p>-23.4300000000003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wass</text:p>
          </table:table-cell>
          <table:table-cell table:formula="of:=(ROW() - 1)/12 + 1" office:value-type="float" office:value="7.25" calcext:value-type="float">
            <text:p>7 3/12</text:p>
          </table:table-cell>
          <table:table-cell table:number-columns-repeated="4"/>
          <table:table-cell office:value-type="float" office:value="78.11" calcext:value-type="float">
            <text:p>78.11</text:p>
          </table:table-cell>
          <table:table-cell table:formula="of:=[.F76]-[.D76]" office:value-type="float" office:value="-6" calcext:value-type="float">
            <text:p>-6</text:p>
          </table:table-cell>
          <table:table-cell table:formula="of:=[.U76]-ROW()+1" office:value-type="float" office:value="3.11" calcext:value-type="float">
            <text:p>3.11</text:p>
          </table:table-cell>
        </table:table-row>
        <table:table-row table:style-name="ro1">
          <table:table-cell office:value-type="string" calcext:value-type="string">
            <text:p>Will Levis</text:p>
          </table:table-cell>
          <table:table-cell office:value-type="float" office:value="3684" calcext:value-type="float">
            <text:p>3684</text:p>
          </table:table-cell>
          <table:table-cell office:value-type="float" office:value="2758" calcext:value-type="float">
            <text:p>275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  <table:table-cell office:value-type="float" office:value="90" calcext:value-type="float">
            <text:p>90</text:p>
          </table:table-cell>
          <table:table-cell office:value-type="float" office:value="3221" calcext:value-type="float">
            <text:p>3221</text:p>
          </table:table-cell>
          <table:table-cell office:value-type="float" office:value="3036" calcext:value-type="float">
            <text:p>3036</text:p>
          </table:table-cell>
          <table:table-cell office:value-type="float" office:value="76" calcext:value-type="float">
            <text:p>76</text:p>
          </table:table-cell>
          <table:table-cell office:value-type="float" office:value="-8.57999999999993" calcext:value-type="float">
            <text:p>-8.5799999999999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yson</text:p>
          </table:table-cell>
          <table:table-cell table:formula="of:=(ROW() - 1)/12 + 1" office:value-type="float" office:value="7.33333333333333" calcext:value-type="float">
            <text:p>7 4/12</text:p>
          </table:table-cell>
          <table:table-cell table:number-columns-repeated="4"/>
          <table:table-cell office:value-type="float" office:value="94.18" calcext:value-type="float">
            <text:p>94.18</text:p>
          </table:table-cell>
          <table:table-cell table:formula="of:=[.F77]-[.D77]" office:value-type="float" office:value="4" calcext:value-type="float">
            <text:p>4</text:p>
          </table:table-cell>
          <table:table-cell table:formula="of:=[.U77]-ROW()+1" office:value-type="float" office:value="18.18" calcext:value-type="float">
            <text:p>18.18</text:p>
          </table:table-cell>
        </table:table-row>
        <table:table-row table:style-name="ro1">
          <table:table-cell office:value-type="string" calcext:value-type="string">
            <text:p>Deshaun Watson</text:p>
          </table:table-cell>
          <table:table-cell office:value-type="float" office:value="3449" calcext:value-type="float">
            <text:p>3449</text:p>
          </table:table-cell>
          <table:table-cell office:value-type="float" office:value="2770" calcext:value-type="float">
            <text:p>277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</text:p>
          </table:table-cell>
          <table:table-cell office:value-type="float" office:value="88" calcext:value-type="float">
            <text:p>88</text:p>
          </table:table-cell>
          <table:table-cell office:value-type="float" office:value="3109.5" calcext:value-type="float">
            <text:p>3109.5</text:p>
          </table:table-cell>
          <table:table-cell office:value-type="float" office:value="2966.37" calcext:value-type="float">
            <text:p>2966.37</text:p>
          </table:table-cell>
          <table:table-cell office:value-type="float" office:value="77" calcext:value-type="float">
            <text:p>77</text:p>
          </table:table-cell>
          <table:table-cell office:value-type="float" office:value="-69.6300000000001" calcext:value-type="float">
            <text:p>-69.630000000000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ce</text:p>
          </table:table-cell>
          <table:table-cell table:formula="of:=(ROW() - 1)/12 + 1" office:value-type="float" office:value="7.41666666666667" calcext:value-type="float">
            <text:p>7 5/12</text:p>
          </table:table-cell>
          <table:table-cell table:number-columns-repeated="4"/>
          <table:table-cell office:value-type="float" office:value="90.76" calcext:value-type="float">
            <text:p>90.76</text:p>
          </table:table-cell>
          <table:table-cell table:formula="of:=[.F78]-[.D78]" office:value-type="float" office:value="-6" calcext:value-type="float">
            <text:p>-6</text:p>
          </table:table-cell>
          <table:table-cell table:formula="of:=[.U78]-ROW()+1" office:value-type="float" office:value="13.76" calcext:value-type="float">
            <text:p>13.76</text:p>
          </table:table-cell>
        </table:table-row>
        <table:table-row table:style-name="ro1">
          <table:table-cell office:value-type="string" calcext:value-type="string">
            <text:p>Trey Benson</text:p>
          </table:table-cell>
          <table:table-cell office:value-type="float" office:value="3717" calcext:value-type="float">
            <text:p>3717</text:p>
          </table:table-cell>
          <table:table-cell office:value-type="float" office:value="2600" calcext:value-type="float">
            <text:p>26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A</text:p>
          </table:table-cell>
          <table:table-cell office:value-type="float" office:value="97" calcext:value-type="float">
            <text:p>97</text:p>
          </table:table-cell>
          <table:table-cell office:value-type="float" office:value="3158.5" calcext:value-type="float">
            <text:p>3158.5</text:p>
          </table:table-cell>
          <table:table-cell office:value-type="float" office:value="2942.61" calcext:value-type="float">
            <text:p>2942.61</text:p>
          </table:table-cell>
          <table:table-cell office:value-type="float" office:value="78" calcext:value-type="float">
            <text:p>78</text:p>
          </table:table-cell>
          <table:table-cell office:value-type="float" office:value="-23.7599999999998" calcext:value-type="float">
            <text:p>-23.759999999999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ian</text:p>
          </table:table-cell>
          <table:table-cell table:formula="of:=(ROW() - 1)/12 + 1" office:value-type="float" office:value="7.5" calcext:value-type="float">
            <text:p>7 6/12</text:p>
          </table:table-cell>
          <table:table-cell table:number-columns-repeated="4"/>
          <table:table-cell office:value-type="float" office:value="85.35" calcext:value-type="float">
            <text:p>85.35</text:p>
          </table:table-cell>
          <table:table-cell table:formula="of:=[.F79]-[.D79]" office:value-type="float" office:value="12" calcext:value-type="float">
            <text:p>12</text:p>
          </table:table-cell>
          <table:table-cell table:formula="of:=[.U79]-ROW()+1" office:value-type="float" office:value="7.34999999999999" calcext:value-type="float">
            <text:p>7.34999999999999</text:p>
          </table:table-cell>
        </table:table-row>
        <table:table-row table:style-name="ro1">
          <table:table-cell office:value-type="string" calcext:value-type="string">
            <text:p>Mike Evans</text:p>
          </table:table-cell>
          <table:table-cell office:value-type="float" office:value="3724" calcext:value-type="float">
            <text:p>3724</text:p>
          </table:table-cell>
          <table:table-cell office:value-type="float" office:value="2590" calcext:value-type="float">
            <text:p>259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</text:p>
          </table:table-cell>
          <table:table-cell office:value-type="float" office:value="98" calcext:value-type="float">
            <text:p>98</text:p>
          </table:table-cell>
          <table:table-cell office:value-type="float" office:value="3157" calcext:value-type="float">
            <text:p>3157</text:p>
          </table:table-cell>
          <table:table-cell office:value-type="float" office:value="2938.32" calcext:value-type="float">
            <text:p>2938.32</text:p>
          </table:table-cell>
          <table:table-cell office:value-type="float" office:value="79" calcext:value-type="float">
            <text:p>79</text:p>
          </table:table-cell>
          <table:table-cell office:value-type="float" office:value="-4.28999999999996" calcext:value-type="float">
            <text:p>-4.28999999999996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ik G</text:p>
          </table:table-cell>
          <table:table-cell table:formula="of:=(ROW() - 1)/12 + 1" office:value-type="float" office:value="7.58333333333333" calcext:value-type="float">
            <text:p>7 7/12</text:p>
          </table:table-cell>
          <table:table-cell table:number-columns-repeated="4"/>
          <table:table-cell office:value-type="float" office:value="80.56" calcext:value-type="float">
            <text:p>80.56</text:p>
          </table:table-cell>
          <table:table-cell table:formula="of:=[.F80]-[.D80]" office:value-type="float" office:value="14" calcext:value-type="float">
            <text:p>14</text:p>
          </table:table-cell>
          <table:table-cell table:formula="of:=[.U80]-ROW()+1"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Baker Mayfield</text:p>
          </table:table-cell>
          <table:table-cell office:value-type="float" office:value="3496" calcext:value-type="float">
            <text:p>3496</text:p>
          </table:table-cell>
          <table:table-cell office:value-type="float" office:value="2689" calcext:value-type="float">
            <text:p>268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A</text:p>
          </table:table-cell>
          <table:table-cell office:value-type="float" office:value="91" calcext:value-type="float">
            <text:p>91</text:p>
          </table:table-cell>
          <table:table-cell office:value-type="float" office:value="3092.5" calcext:value-type="float">
            <text:p>3092.5</text:p>
          </table:table-cell>
          <table:table-cell office:value-type="float" office:value="2928.42" calcext:value-type="float">
            <text:p>2928.42</text:p>
          </table:table-cell>
          <table:table-cell office:value-type="float" office:value="80" calcext:value-type="float">
            <text:p>80</text:p>
          </table:table-cell>
          <table:table-cell office:value-type="float" office:value="-9.90000000000009" calcext:value-type="float">
            <text:p>-9.90000000000009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ames</text:p>
          </table:table-cell>
          <table:table-cell table:formula="of:=(ROW() - 1)/12 + 1" office:value-type="float" office:value="7.66666666666667" calcext:value-type="float">
            <text:p>7 8/12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table:formula="of:=[.F81]-[.D81]" office:value-type="float" office:value="-1" calcext:value-type="float">
            <text:p>-1</text:p>
          </table:table-cell>
          <table:table-cell table:formula="of:=[.U81]-ROW()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 Nix</text:p>
          </table:table-cell>
          <table:table-cell office:value-type="float" office:value="3616" calcext:value-type="float">
            <text:p>3616</text:p>
          </table:table-cell>
          <table:table-cell office:value-type="float" office:value="2626" calcext:value-type="float">
            <text:p>262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A</text:p>
          </table:table-cell>
          <table:table-cell office:value-type="float" office:value="96" calcext:value-type="float">
            <text:p>96</text:p>
          </table:table-cell>
          <table:table-cell office:value-type="float" office:value="3121" calcext:value-type="float">
            <text:p>3121</text:p>
          </table:table-cell>
          <table:table-cell office:value-type="float" office:value="2926.44" calcext:value-type="float">
            <text:p>2926.44</text:p>
          </table:table-cell>
          <table:table-cell office:value-type="float" office:value="81" calcext:value-type="float">
            <text:p>81</text:p>
          </table:table-cell>
          <table:table-cell office:value-type="float" office:value="-1.98000000000002" calcext:value-type="float">
            <text:p>-1.9800000000000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hony</text:p>
          </table:table-cell>
          <table:table-cell table:formula="of:=(ROW() - 1)/12 + 1" office:value-type="float" office:value="7.75" calcext:value-type="float">
            <text:p>7 9/12</text:p>
          </table:table-cell>
          <table:table-cell table:number-columns-repeated="4"/>
          <table:table-cell office:value-type="float" office:value="90.84" calcext:value-type="float">
            <text:p>90.84</text:p>
          </table:table-cell>
          <table:table-cell table:formula="of:=[.F82]-[.D82]" office:value-type="float" office:value="8" calcext:value-type="float">
            <text:p>8</text:p>
          </table:table-cell>
          <table:table-cell table:formula="of:=[.U82]-ROW()+1" office:value-type="float" office:value="9.84" calcext:value-type="float">
            <text:p>9.84</text:p>
          </table:table-cell>
        </table:table-row>
        <table:table-row table:style-name="ro1">
          <table:table-cell office:value-type="string" calcext:value-type="string">
            <text:p>Jayden Reed</text:p>
          </table:table-cell>
          <table:table-cell office:value-type="float" office:value="4014" calcext:value-type="float">
            <text:p>4014</text:p>
          </table:table-cell>
          <table:table-cell office:value-type="float" office:value="2416" calcext:value-type="float">
            <text:p>24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A</text:p>
          </table:table-cell>
          <table:table-cell office:value-type="float" office:value="106" calcext:value-type="float">
            <text:p>106</text:p>
          </table:table-cell>
          <table:table-cell office:value-type="float" office:value="3215" calcext:value-type="float">
            <text:p>3215</text:p>
          </table:table-cell>
          <table:table-cell office:value-type="float" office:value="2919.18" calcext:value-type="float">
            <text:p>2919.18</text:p>
          </table:table-cell>
          <table:table-cell office:value-type="float" office:value="82" calcext:value-type="float">
            <text:p>82</text:p>
          </table:table-cell>
          <table:table-cell office:value-type="float" office:value="-7.25999999999976" calcext:value-type="float">
            <text:p>-7.2599999999997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ik</text:p>
          </table:table-cell>
          <table:table-cell table:formula="of:=(ROW() - 1)/12 + 1" office:value-type="float" office:value="7.83333333333333" calcext:value-type="float">
            <text:p>7 10/12</text:p>
          </table:table-cell>
          <table:table-cell table:number-columns-repeated="4"/>
          <table:table-cell office:value-type="float" office:value="81.1" calcext:value-type="float">
            <text:p>81.1</text:p>
          </table:table-cell>
          <table:table-cell table:formula="of:=[.F83]-[.D83]" office:value-type="float" office:value="27" calcext:value-type="float">
            <text:p>27</text:p>
          </table:table-cell>
          <table:table-cell table:formula="of:=[.U83]-ROW()+1" office:value-type="float" office:value="-0.900000000000006" calcext:value-type="float">
            <text:p>-0.900000000000006</text:p>
          </table:table-cell>
        </table:table-row>
        <table:table-row table:style-name="ro1">
          <table:table-cell office:value-type="string" calcext:value-type="string">
            <text:p>Derrick Henry</text:p>
          </table:table-cell>
          <table:table-cell office:value-type="float" office:value="3233" calcext:value-type="float">
            <text:p>3233</text:p>
          </table:table-cell>
          <table:table-cell office:value-type="float" office:value="2673" calcext:value-type="float">
            <text:p>267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A</text:p>
          </table:table-cell>
          <table:table-cell office:value-type="float" office:value="93" calcext:value-type="float">
            <text:p>93</text:p>
          </table:table-cell>
          <table:table-cell office:value-type="float" office:value="2953" calcext:value-type="float">
            <text:p>2953</text:p>
          </table:table-cell>
          <table:table-cell office:value-type="float" office:value="2831.07" calcext:value-type="float">
            <text:p>2831.07</text:p>
          </table:table-cell>
          <table:table-cell office:value-type="float" office:value="83" calcext:value-type="float">
            <text:p>83</text:p>
          </table:table-cell>
          <table:table-cell office:value-type="float" office:value="-88.1100000000001" calcext:value-type="float">
            <text:p>-88.1100000000001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mar</text:p>
          </table:table-cell>
          <table:table-cell table:formula="of:=(ROW() - 1)/12 + 1" office:value-type="float" office:value="7.91666666666667" calcext:value-type="float">
            <text:p>7 11/12</text:p>
          </table:table-cell>
          <table:table-cell table:number-columns-repeated="4"/>
          <table:table-cell office:value-type="float" office:value="76.4" calcext:value-type="float">
            <text:p>76.4</text:p>
          </table:table-cell>
          <table:table-cell table:formula="of:=[.F84]-[.D84]" office:value-type="float" office:value="-9" calcext:value-type="float">
            <text:p>-9</text:p>
          </table:table-cell>
          <table:table-cell table:formula="of:=[.U84]-ROW()+1" office:value-type="float" office:value="-6.59999999999999" calcext:value-type="float">
            <text:p>-6.59999999999999</text:p>
          </table:table-cell>
        </table:table-row>
        <table:table-row table:style-name="ro1">
          <table:table-cell office:value-type="string" calcext:value-type="string">
            <text:p>Cooper Kupp</text:p>
          </table:table-cell>
          <table:table-cell office:value-type="float" office:value="3425" calcext:value-type="float">
            <text:p>3425</text:p>
          </table:table-cell>
          <table:table-cell office:value-type="float" office:value="2571" calcext:value-type="float">
            <text:p>257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float" office:value="2998" calcext:value-type="float">
            <text:p>2998</text:p>
          </table:table-cell>
          <table:table-cell office:value-type="float" office:value="2827.11" calcext:value-type="float">
            <text:p>2827.11</text:p>
          </table:table-cell>
          <table:table-cell office:value-type="float" office:value="84" calcext:value-type="float">
            <text:p>84</text:p>
          </table:table-cell>
          <table:table-cell office:value-type="float" office:value="-3.96000000000004" calcext:value-type="float">
            <text:p>-3.96000000000004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J</text:p>
          </table:table-cell>
          <table:table-cell table:formula="of:=(ROW() - 1)/12 + 1" office:value-type="float" office:value="8" calcext:value-type="float">
            <text:p>8 <text:s text:c="2"/></text:p>
          </table:table-cell>
          <table:table-cell table:number-columns-repeated="4"/>
          <table:table-cell office:value-type="float" office:value="89.03" calcext:value-type="float">
            <text:p>89.03</text:p>
          </table:table-cell>
          <table:table-cell table:formula="of:=[.F85]-[.D85]" office:value-type="float" office:value="3" calcext:value-type="float">
            <text:p>3</text:p>
          </table:table-cell>
          <table:table-cell table:formula="of:=[.U85]-ROW()+1" office:value-type="float" office:value="5.03" calcext:value-type="float">
            <text:p>5.03</text:p>
          </table:table-cell>
        </table:table-row>
        <table:table-row table:style-name="ro1">
          <table:table-cell office:value-type="string" calcext:value-type="string">
            <text:p>Stefon Diggs</text:p>
          </table:table-cell>
          <table:table-cell office:value-type="float" office:value="3190" calcext:value-type="float">
            <text:p>3190</text:p>
          </table:table-cell>
          <table:table-cell office:value-type="float" office:value="2683" calcext:value-type="float">
            <text:p>268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A</text:p>
          </table:table-cell>
          <table:table-cell office:value-type="float" office:value="92" calcext:value-type="float">
            <text:p>92</text:p>
          </table:table-cell>
          <table:table-cell office:value-type="float" office:value="2936.5" calcext:value-type="float">
            <text:p>2936.5</text:p>
          </table:table-cell>
          <table:table-cell office:value-type="float" office:value="2823.48" calcext:value-type="float">
            <text:p>2823.48</text:p>
          </table:table-cell>
          <table:table-cell office:value-type="float" office:value="85" calcext:value-type="float">
            <text:p>85</text:p>
          </table:table-cell>
          <table:table-cell office:value-type="float" office:value="-3.63000000000011" calcext:value-type="float">
            <text:p>-3.63000000000011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ian</text:p>
          </table:table-cell>
          <table:table-cell table:formula="of:=(ROW() - 1)/12 + 1" office:value-type="float" office:value="8.08333333333333" calcext:value-type="float">
            <text:p>8 1/12</text:p>
          </table:table-cell>
          <table:table-cell table:number-columns-repeated="4"/>
          <table:table-cell office:value-type="float" office:value="82.32" calcext:value-type="float">
            <text:p>82.32</text:p>
          </table:table-cell>
          <table:table-cell table:formula="of:=[.F86]-[.D86]" office:value-type="float" office:value="-11" calcext:value-type="float">
            <text:p>-11</text:p>
          </table:table-cell>
          <table:table-cell table:formula="of:=[.U86]-ROW()+1" office:value-type="float" office:value="-2.68000000000001" calcext:value-type="float">
            <text:p>-2.68000000000001</text:p>
          </table:table-cell>
        </table:table-row>
        <table:table-row table:style-name="ro1">
          <table:table-cell office:value-type="string" calcext:value-type="string">
            <text:p>Rashee Rice</text:p>
          </table:table-cell>
          <table:table-cell office:value-type="float" office:value="3624" calcext:value-type="float">
            <text:p>3624</text:p>
          </table:table-cell>
          <table:table-cell office:value-type="float" office:value="2418" calcext:value-type="float">
            <text:p>241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</text:p>
          </table:table-cell>
          <table:table-cell office:value-type="float" office:value="105" calcext:value-type="float">
            <text:p>105</text:p>
          </table:table-cell>
          <table:table-cell office:value-type="float" office:value="3021" calcext:value-type="float">
            <text:p>3021</text:p>
          </table:table-cell>
          <table:table-cell office:value-type="float" office:value="2791.8" calcext:value-type="float">
            <text:p>2791.8</text:p>
          </table:table-cell>
          <table:table-cell office:value-type="float" office:value="86" calcext:value-type="float">
            <text:p>86</text:p>
          </table:table-cell>
          <table:table-cell office:value-type="float" office:value="-31.6799999999998" calcext:value-type="float">
            <text:p>-31.679999999999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mar</text:p>
          </table:table-cell>
          <table:table-cell table:formula="of:=(ROW() - 1)/12 + 1" office:value-type="float" office:value="8.16666666666667" calcext:value-type="float">
            <text:p>8 2/12</text:p>
          </table:table-cell>
          <table:table-cell table:number-columns-repeated="4"/>
          <table:table-cell office:value-type="float" office:value="82.32" calcext:value-type="float">
            <text:p>82.32</text:p>
          </table:table-cell>
          <table:table-cell table:formula="of:=[.F87]-[.D87]" office:value-type="float" office:value="18" calcext:value-type="float">
            <text:p>18</text:p>
          </table:table-cell>
          <table:table-cell table:formula="of:=[.U87]-ROW()+1" office:value-type="float" office:value="-3.68000000000001" calcext:value-type="float">
            <text:p>-3.68000000000001</text:p>
          </table:table-cell>
        </table:table-row>
        <table:table-row table:style-name="ro1">
          <table:table-cell office:value-type="string" calcext:value-type="string">
            <text:p>Kirk Cousins</text:p>
          </table:table-cell>
          <table:table-cell office:value-type="float" office:value="3437" calcext:value-type="float">
            <text:p>3437</text:p>
          </table:table-cell>
          <table:table-cell office:value-type="float" office:value="2491" calcext:value-type="float">
            <text:p>249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A</text:p>
          </table:table-cell>
          <table:table-cell office:value-type="float" office:value="103" calcext:value-type="float">
            <text:p>103</text:p>
          </table:table-cell>
          <table:table-cell office:value-type="float" office:value="2964" calcext:value-type="float">
            <text:p>2964</text:p>
          </table:table-cell>
          <table:table-cell office:value-type="float" office:value="2778.27" calcext:value-type="float">
            <text:p>2778.27</text:p>
          </table:table-cell>
          <table:table-cell office:value-type="float" office:value="87" calcext:value-type="float">
            <text:p>87</text:p>
          </table:table-cell>
          <table:table-cell office:value-type="float" office:value="-13.5299999999997" calcext:value-type="float">
            <text:p>-13.5299999999997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Erik</text:p>
          </table:table-cell>
          <table:table-cell table:formula="of:=(ROW() - 1)/12 + 1" office:value-type="float" office:value="8.25" calcext:value-type="float">
            <text:p>8 3/12</text:p>
          </table:table-cell>
          <table:table-cell table:number-columns-repeated="4"/>
          <table:table-cell office:value-type="float" office:value="83.45" calcext:value-type="float">
            <text:p>83.45</text:p>
          </table:table-cell>
          <table:table-cell table:formula="of:=[.F88]-[.D88]" office:value-type="float" office:value="8" calcext:value-type="float">
            <text:p>8</text:p>
          </table:table-cell>
          <table:table-cell table:formula="of:=[.U88]-ROW()+1" office:value-type="float" office:value="-3.55" calcext:value-type="float">
            <text:p>-3.55</text:p>
          </table:table-cell>
        </table:table-row>
        <table:table-row table:style-name="ro1">
          <table:table-cell office:value-type="string" calcext:value-type="string">
            <text:p>Michael Penix Jr.</text:p>
          </table:table-cell>
          <table:table-cell office:value-type="float" office:value="3606" calcext:value-type="float">
            <text:p>3606</text:p>
          </table:table-cell>
          <table:table-cell office:value-type="float" office:value="2388" calcext:value-type="float">
            <text:p>23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</text:p>
          </table:table-cell>
          <table:table-cell office:value-type="float" office:value="109" calcext:value-type="float">
            <text:p>109</text:p>
          </table:table-cell>
          <table:table-cell office:value-type="float" office:value="2997" calcext:value-type="float">
            <text:p>2997</text:p>
          </table:table-cell>
          <table:table-cell office:value-type="float" office:value="2766.06" calcext:value-type="float">
            <text:p>2766.06</text:p>
          </table:table-cell>
          <table:table-cell office:value-type="float" office:value="88" calcext:value-type="float">
            <text:p>88</text:p>
          </table:table-cell>
          <table:table-cell office:value-type="float" office:value="-12.21" calcext:value-type="float">
            <text:p>-12.21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hony</text:p>
          </table:table-cell>
          <table:table-cell table:formula="of:=(ROW() - 1)/12 + 1" office:value-type="float" office:value="8.33333333333333" calcext:value-type="float">
            <text:p>8 4/12</text:p>
          </table:table-cell>
          <table:table-cell table:number-columns-repeated="4"/>
          <table:table-cell office:value-type="float" office:value="111.58" calcext:value-type="float">
            <text:p>111.58</text:p>
          </table:table-cell>
          <table:table-cell table:formula="of:=[.F89]-[.D89]" office:value-type="float" office:value="20" calcext:value-type="float">
            <text:p>20</text:p>
          </table:table-cell>
          <table:table-cell table:formula="of:=[.U89]-ROW()+1" office:value-type="float" office:value="23.58" calcext:value-type="float">
            <text:p>23.58</text:p>
          </table:table-cell>
        </table:table-row>
        <table:table-row table:style-name="ro1">
          <table:table-cell office:value-type="string" calcext:value-type="string">
            <text:p>D'Andre Swift</text:p>
          </table:table-cell>
          <table:table-cell office:value-type="float" office:value="3319" calcext:value-type="float">
            <text:p>3319</text:p>
          </table:table-cell>
          <table:table-cell office:value-type="float" office:value="2491" calcext:value-type="float">
            <text:p>24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02" calcext:value-type="float">
            <text:p>102</text:p>
          </table:table-cell>
          <table:table-cell office:value-type="float" office:value="2905" calcext:value-type="float">
            <text:p>2905</text:p>
          </table:table-cell>
          <table:table-cell office:value-type="float" office:value="2739.33" calcext:value-type="float">
            <text:p>2739.33</text:p>
          </table:table-cell>
          <table:table-cell office:value-type="float" office:value="89" calcext:value-type="float">
            <text:p>89</text:p>
          </table:table-cell>
          <table:table-cell office:value-type="float" office:value="-26.7300000000005" calcext:value-type="float">
            <text:p>-26.7300000000005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ames</text:p>
          </table:table-cell>
          <table:table-cell table:formula="of:=(ROW() - 1)/12 + 1" office:value-type="float" office:value="8.41666666666667" calcext:value-type="float">
            <text:p>8 5/12</text:p>
          </table:table-cell>
          <table:table-cell table:number-columns-repeated="4"/>
          <table:table-cell office:value-type="float" office:value="76.34" calcext:value-type="float">
            <text:p>76.34</text:p>
          </table:table-cell>
          <table:table-cell table:formula="of:=[.F90]-[.D90]" office:value-type="float" office:value="2" calcext:value-type="float">
            <text:p>2</text:p>
          </table:table-cell>
          <table:table-cell table:formula="of:=[.U90]-ROW()+1" office:value-type="float" office:value="-12.66" calcext:value-type="float">
            <text:p>-12.66</text:p>
          </table:table-cell>
        </table:table-row>
        <table:table-row table:style-name="ro1">
          <table:table-cell office:value-type="string" calcext:value-type="string">
            <text:p>Joe Mixon</text:p>
          </table:table-cell>
          <table:table-cell office:value-type="float" office:value="3116" calcext:value-type="float">
            <text:p>3116</text:p>
          </table:table-cell>
          <table:table-cell office:value-type="float" office:value="2563" calcext:value-type="float">
            <text:p>256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float" office:value="2839.5" calcext:value-type="float">
            <text:p>2839.5</text:p>
          </table:table-cell>
          <table:table-cell office:value-type="float" office:value="2719.86" calcext:value-type="float">
            <text:p>2719.86</text:p>
          </table:table-cell>
          <table:table-cell office:value-type="float" office:value="90" calcext:value-type="float">
            <text:p>90</text:p>
          </table:table-cell>
          <table:table-cell office:value-type="float" office:value="-19.4699999999998" calcext:value-type="float">
            <text:p>-19.4699999999998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ik G</text:p>
          </table:table-cell>
          <table:table-cell table:formula="of:=(ROW() - 1)/12 + 1" office:value-type="float" office:value="8.5" calcext:value-type="float">
            <text:p>8 6/12</text:p>
          </table:table-cell>
          <table:table-cell table:number-columns-repeated="4"/>
          <table:table-cell office:value-type="float" office:value="82.2" calcext:value-type="float">
            <text:p>82.2</text:p>
          </table:table-cell>
          <table:table-cell table:formula="of:=[.F91]-[.D91]" office:value-type="float" office:value="-7" calcext:value-type="float">
            <text:p>-7</text:p>
          </table:table-cell>
          <table:table-cell table:formula="of:=[.U91]-ROW()+1" office:value-type="float" office:value="-7.8" calcext:value-type="float">
            <text:p>-7.8</text:p>
          </table:table-cell>
        </table:table-row>
        <table:table-row table:style-name="ro1">
          <table:table-cell office:value-type="string" calcext:value-type="string">
            <text:p>Terry McLaurin</text:p>
          </table:table-cell>
          <table:table-cell office:value-type="float" office:value="3377" calcext:value-type="float">
            <text:p>3377</text:p>
          </table:table-cell>
          <table:table-cell office:value-type="float" office:value="2287" calcext:value-type="float">
            <text:p>228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</text:p>
          </table:table-cell>
          <table:table-cell office:value-type="float" office:value="113" calcext:value-type="float">
            <text:p>113</text:p>
          </table:table-cell>
          <table:table-cell office:value-type="float" office:value="2832" calcext:value-type="float">
            <text:p>2832</text:p>
          </table:table-cell>
          <table:table-cell office:value-type="float" office:value="2623.83" calcext:value-type="float">
            <text:p>2623.83</text:p>
          </table:table-cell>
          <table:table-cell office:value-type="float" office:value="91" calcext:value-type="float">
            <text:p>91</text:p>
          </table:table-cell>
          <table:table-cell office:value-type="float" office:value="-96.0300000000002" calcext:value-type="float">
            <text:p>-96.0300000000002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ian</text:p>
          </table:table-cell>
          <table:table-cell table:formula="of:=(ROW() - 1)/12 + 1" office:value-type="float" office:value="8.58333333333333" calcext:value-type="float">
            <text:p>8 7/12</text:p>
          </table:table-cell>
          <table:table-cell table:number-columns-repeated="4"/>
          <table:table-cell office:value-type="float" office:value="94.3" calcext:value-type="float">
            <text:p>94.3</text:p>
          </table:table-cell>
          <table:table-cell table:formula="of:=[.F92]-[.D92]" office:value-type="float" office:value="15" calcext:value-type="float">
            <text:p>15</text:p>
          </table:table-cell>
          <table:table-cell table:formula="of:=[.U92]-ROW()+1"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Amari Cooper</text:p>
          </table:table-cell>
          <table:table-cell office:value-type="float" office:value="3189" calcext:value-type="float">
            <text:p>3189</text:p>
          </table:table-cell>
          <table:table-cell office:value-type="float" office:value="2327" calcext:value-type="float">
            <text:p>232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A</text:p>
          </table:table-cell>
          <table:table-cell office:value-type="float" office:value="112" calcext:value-type="float">
            <text:p>112</text:p>
          </table:table-cell>
          <table:table-cell office:value-type="float" office:value="2758" calcext:value-type="float">
            <text:p>2758</text:p>
          </table:table-cell>
          <table:table-cell office:value-type="float" office:value="2588.19" calcext:value-type="float">
            <text:p>2588.19</text:p>
          </table:table-cell>
          <table:table-cell office:value-type="float" office:value="92" calcext:value-type="float">
            <text:p>92</text:p>
          </table:table-cell>
          <table:table-cell office:value-type="float" office:value="-35.6399999999994" calcext:value-type="float">
            <text:p>-35.6399999999994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ce</text:p>
          </table:table-cell>
          <table:table-cell table:formula="of:=(ROW() - 1)/12 + 1" office:value-type="float" office:value="8.66666666666667" calcext:value-type="float">
            <text:p>8 8/12</text:p>
          </table:table-cell>
          <table:table-cell table:number-columns-repeated="4"/>
          <table:table-cell office:value-type="float" office:value="98.68" calcext:value-type="float">
            <text:p>98.68</text:p>
          </table:table-cell>
          <table:table-cell table:formula="of:=[.F93]-[.D93]" office:value-type="float" office:value="8" calcext:value-type="float">
            <text:p>8</text:p>
          </table:table-cell>
          <table:table-cell table:formula="of:=[.U93]-ROW()+1" office:value-type="float" office:value="6.68000000000001" calcext:value-type="float">
            <text:p>6.68000000000001</text:p>
          </table:table-cell>
        </table:table-row>
        <table:table-row table:style-name="ro1">
          <table:table-cell office:value-type="string" calcext:value-type="string">
            <text:p>George Kittle</text:p>
          </table:table-cell>
          <table:table-cell office:value-type="float" office:value="3003" calcext:value-type="float">
            <text:p>3003</text:p>
          </table:table-cell>
          <table:table-cell office:value-type="float" office:value="2407" calcext:value-type="float">
            <text:p>24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A</text:p>
          </table:table-cell>
          <table:table-cell office:value-type="float" office:value="107" calcext:value-type="float">
            <text:p>107</text:p>
          </table:table-cell>
          <table:table-cell office:value-type="float" office:value="2705" calcext:value-type="float">
            <text:p>2705</text:p>
          </table:table-cell>
          <table:table-cell office:value-type="float" office:value="2579.61" calcext:value-type="float">
            <text:p>2579.61</text:p>
          </table:table-cell>
          <table:table-cell office:value-type="float" office:value="93" calcext:value-type="float">
            <text:p>93</text:p>
          </table:table-cell>
          <table:table-cell office:value-type="float" office:value="-8.58000000000038" calcext:value-type="float">
            <text:p>-8.58000000000038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yson</text:p>
          </table:table-cell>
          <table:table-cell table:formula="of:=(ROW() - 1)/12 + 1" office:value-type="float" office:value="8.75" calcext:value-type="float">
            <text:p>8 9/12</text:p>
          </table:table-cell>
          <table:table-cell table:number-columns-repeated="4"/>
          <table:table-cell office:value-type="float" office:value="85.56" calcext:value-type="float">
            <text:p>85.56</text:p>
          </table:table-cell>
          <table:table-cell table:formula="of:=[.F94]-[.D94]" office:value-type="float" office:value="-9" calcext:value-type="float">
            <text:p>-9</text:p>
          </table:table-cell>
          <table:table-cell table:formula="of:=[.U94]-ROW()+1" office:value-type="float" office:value="-7.44" calcext:value-type="float">
            <text:p>-7.44</text:p>
          </table:table-cell>
        </table:table-row>
        <table:table-row table:style-name="ro1">
          <table:table-cell office:value-type="string" calcext:value-type="string">
            <text:p>Christian Kirk</text:p>
          </table:table-cell>
          <table:table-cell office:value-type="float" office:value="3493" calcext:value-type="float">
            <text:p>3493</text:p>
          </table:table-cell>
          <table:table-cell office:value-type="float" office:value="2161" calcext:value-type="float">
            <text:p>216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</text:p>
          </table:table-cell>
          <table:table-cell office:value-type="float" office:value="123" calcext:value-type="float">
            <text:p>123</text:p>
          </table:table-cell>
          <table:table-cell office:value-type="float" office:value="2827" calcext:value-type="float">
            <text:p>2827</text:p>
          </table:table-cell>
          <table:table-cell office:value-type="float" office:value="2578.95" calcext:value-type="float">
            <text:p>2578.95</text:p>
          </table:table-cell>
          <table:table-cell office:value-type="float" office:value="94" calcext:value-type="float">
            <text:p>94</text:p>
          </table:table-cell>
          <table:table-cell office:value-type="float" office:value="-0.660000000000309" calcext:value-type="float">
            <text:p>-0.660000000000309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wass</text:p>
          </table:table-cell>
          <table:table-cell table:formula="of:=(ROW() - 1)/12 + 1" office:value-type="float" office:value="8.83333333333333" calcext:value-type="float">
            <text:p>8 10/12</text:p>
          </table:table-cell>
          <table:table-cell table:number-columns-repeated="4"/>
          <table:table-cell office:value-type="float" office:value="100.37" calcext:value-type="float">
            <text:p>100.37</text:p>
          </table:table-cell>
          <table:table-cell table:formula="of:=[.F95]-[.D95]" office:value-type="float" office:value="30" calcext:value-type="float">
            <text:p>30</text:p>
          </table:table-cell>
          <table:table-cell table:formula="of:=[.U95]-ROW()+1" office:value-type="float" office:value="6.37" calcext:value-type="float">
            <text:p>6.37</text:p>
          </table:table-cell>
        </table:table-row>
        <table:table-row table:style-name="ro1">
          <table:table-cell office:value-type="string" calcext:value-type="string">
            <text:p>Evan Engram</text:p>
          </table:table-cell>
          <table:table-cell office:value-type="float" office:value="3008" calcext:value-type="float">
            <text:p>3008</text:p>
          </table:table-cell>
          <table:table-cell office:value-type="float" office:value="2392" calcext:value-type="float">
            <text:p>23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</text:p>
          </table:table-cell>
          <table:table-cell office:value-type="float" office:value="108" calcext:value-type="float">
            <text:p>108</text:p>
          </table:table-cell>
          <table:table-cell office:value-type="float" office:value="2700" calcext:value-type="float">
            <text:p>2700</text:p>
          </table:table-cell>
          <table:table-cell office:value-type="float" office:value="2571.36" calcext:value-type="float">
            <text:p>2571.36</text:p>
          </table:table-cell>
          <table:table-cell office:value-type="float" office:value="95" calcext:value-type="float">
            <text:p>95</text:p>
          </table:table-cell>
          <table:table-cell office:value-type="float" office:value="-7.58999999999969" calcext:value-type="float">
            <text:p>-7.58999999999969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Blake</text:p>
          </table:table-cell>
          <table:table-cell table:formula="of:=(ROW() - 1)/12 + 1" office:value-type="float" office:value="8.91666666666667" calcext:value-type="float">
            <text:p>8 11/12</text:p>
          </table:table-cell>
          <table:table-cell table:number-columns-repeated="4"/>
          <table:table-cell office:value-type="float" office:value="94.58" calcext:value-type="float">
            <text:p>94.58</text:p>
          </table:table-cell>
          <table:table-cell table:formula="of:=[.F96]-[.D96]" office:value-type="float" office:value="-7" calcext:value-type="float">
            <text:p>-7</text:p>
          </table:table-cell>
          <table:table-cell table:formula="of:=[.U96]-ROW()+1" office:value-type="float" office:value="-0.420000000000002" calcext:value-type="float">
            <text:p>-0.420000000000002</text:p>
          </table:table-cell>
        </table:table-row>
        <table:table-row table:style-name="ro1">
          <table:table-cell office:value-type="string" calcext:value-type="string">
            <text:p>Ricky Pearsall</text:p>
          </table:table-cell>
          <table:table-cell office:value-type="float" office:value="3360" calcext:value-type="float">
            <text:p>3360</text:p>
          </table:table-cell>
          <table:table-cell office:value-type="float" office:value="2200" calcext:value-type="float">
            <text:p>22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A</text:p>
          </table:table-cell>
          <table:table-cell office:value-type="float" office:value="119" calcext:value-type="float">
            <text:p>119</text:p>
          </table:table-cell>
          <table:table-cell office:value-type="float" office:value="2780" calcext:value-type="float">
            <text:p>2780</text:p>
          </table:table-cell>
          <table:table-cell office:value-type="float" office:value="2560.8" calcext:value-type="float">
            <text:p>2560.8</text:p>
          </table:table-cell>
          <table:table-cell office:value-type="float" office:value="96" calcext:value-type="float">
            <text:p>96</text:p>
          </table:table-cell>
          <table:table-cell office:value-type="float" office:value="-10.5599999999999" calcext:value-type="float">
            <text:p>-10.559999999999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nyeezy</text:p>
          </table:table-cell>
          <table:table-cell table:formula="of:=(ROW() - 1)/12 + 1" office:value-type="float" office:value="9" calcext:value-type="float">
            <text:p>9 <text:s text:c="2"/></text:p>
          </table:table-cell>
          <table:table-cell table:number-columns-repeated="4"/>
          <table:table-cell office:value-type="float" office:value="108.79" calcext:value-type="float">
            <text:p>108.79</text:p>
          </table:table-cell>
          <table:table-cell table:formula="of:=[.F97]-[.D97]" office:value-type="float" office:value="20" calcext:value-type="float">
            <text:p>20</text:p>
          </table:table-cell>
          <table:table-cell table:formula="of:=[.U97]-ROW()+1" office:value-type="float" office:value="12.79" calcext:value-type="float">
            <text:p>12.79</text:p>
          </table:table-cell>
        </table:table-row>
        <table:table-row table:style-name="ro1">
          <table:table-cell office:value-type="string" calcext:value-type="string">
            <text:p>Christian Watson</text:p>
          </table:table-cell>
          <table:table-cell office:value-type="float" office:value="3306" calcext:value-type="float">
            <text:p>3306</text:p>
          </table:table-cell>
          <table:table-cell office:value-type="float" office:value="2171" calcext:value-type="float">
            <text:p>217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A</text:p>
          </table:table-cell>
          <table:table-cell office:value-type="float" office:value="122" calcext:value-type="float">
            <text:p>122</text:p>
          </table:table-cell>
          <table:table-cell office:value-type="float" office:value="2738.5" calcext:value-type="float">
            <text:p>2738.5</text:p>
          </table:table-cell>
          <table:table-cell office:value-type="float" office:value="2523.84" calcext:value-type="float">
            <text:p>2523.84</text:p>
          </table:table-cell>
          <table:table-cell office:value-type="float" office:value="97" calcext:value-type="float">
            <text:p>97</text:p>
          </table:table-cell>
          <table:table-cell office:value-type="float" office:value="-36.96" calcext:value-type="float">
            <text:p>-36.96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nyeezy</text:p>
          </table:table-cell>
          <table:table-cell table:formula="of:=(ROW() - 1)/12 + 1" office:value-type="float" office:value="9.08333333333333" calcext:value-type="float">
            <text:p>9 1/12</text:p>
          </table:table-cell>
          <table:table-cell table:number-columns-repeated="4"/>
          <table:table-cell office:value-type="float" office:value="113.16" calcext:value-type="float">
            <text:p>113.16</text:p>
          </table:table-cell>
          <table:table-cell table:formula="of:=[.F98]-[.D98]" office:value-type="float" office:value="21" calcext:value-type="float">
            <text:p>21</text:p>
          </table:table-cell>
          <table:table-cell table:formula="of:=[.U98]-ROW()+1" office:value-type="float" office:value="16.16" calcext:value-type="float">
            <text:p>16.16</text:p>
          </table:table-cell>
        </table:table-row>
        <table:table-row table:style-name="ro1">
          <table:table-cell office:value-type="string" calcext:value-type="string">
            <text:p>Justin Fields</text:p>
          </table:table-cell>
          <table:table-cell office:value-type="float" office:value="2854" calcext:value-type="float">
            <text:p>2854</text:p>
          </table:table-cell>
          <table:table-cell office:value-type="float" office:value="2370" calcext:value-type="float">
            <text:p>237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A</text:p>
          </table:table-cell>
          <table:table-cell office:value-type="float" office:value="110" calcext:value-type="float">
            <text:p>110</text:p>
          </table:table-cell>
          <table:table-cell office:value-type="float" office:value="2612" calcext:value-type="float">
            <text:p>2612</text:p>
          </table:table-cell>
          <table:table-cell office:value-type="float" office:value="2506.02" calcext:value-type="float">
            <text:p>2506.02</text:p>
          </table:table-cell>
          <table:table-cell office:value-type="float" office:value="98" calcext:value-type="float">
            <text:p>98</text:p>
          </table:table-cell>
          <table:table-cell office:value-type="float" office:value="-17.8200000000002" calcext:value-type="float">
            <text:p>-17.820000000000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lake</text:p>
          </table:table-cell>
          <table:table-cell table:formula="of:=(ROW() - 1)/12 + 1" office:value-type="float" office:value="9.16666666666667" calcext:value-type="float">
            <text:p>9 2/12</text:p>
          </table:table-cell>
          <table:table-cell table:number-columns-repeated="4"/>
          <table:table-cell office:value-type="float" office:value="123.3" calcext:value-type="float">
            <text:p>123.3</text:p>
          </table:table-cell>
          <table:table-cell table:formula="of:=[.F99]-[.D99]" office:value-type="float" office:value="-19" calcext:value-type="float">
            <text:p>-19</text:p>
          </table:table-cell>
          <table:table-cell table:formula="of:=[.U99]-ROW()+1" office:value-type="float" office:value="25.3" calcext:value-type="float">
            <text:p>25.3</text:p>
          </table:table-cell>
        </table:table-row>
        <table:table-row table:style-name="ro1">
          <table:table-cell office:value-type="string" calcext:value-type="string">
            <text:p>Matthew Stafford</text:p>
          </table:table-cell>
          <table:table-cell office:value-type="float" office:value="2993" calcext:value-type="float">
            <text:p>2993</text:p>
          </table:table-cell>
          <table:table-cell office:value-type="float" office:value="2284" calcext:value-type="float">
            <text:p>228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A</text:p>
          </table:table-cell>
          <table:table-cell office:value-type="float" office:value="114" calcext:value-type="float">
            <text:p>114</text:p>
          </table:table-cell>
          <table:table-cell office:value-type="float" office:value="2638.5" calcext:value-type="float">
            <text:p>2638.5</text:p>
          </table:table-cell>
          <table:table-cell office:value-type="float" office:value="2495.13" calcext:value-type="float">
            <text:p>2495.13</text:p>
          </table:table-cell>
          <table:table-cell office:value-type="float" office:value="99" calcext:value-type="float">
            <text:p>99</text:p>
          </table:table-cell>
          <table:table-cell office:value-type="float" office:value="-10.8899999999999" calcext:value-type="float">
            <text:p>-10.889999999999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wass</text:p>
          </table:table-cell>
          <table:table-cell table:formula="of:=(ROW() - 1)/12 + 1" office:value-type="float" office:value="9.25" calcext:value-type="float">
            <text:p>9 3/12</text:p>
          </table:table-cell>
          <table:table-cell table:number-columns-repeated="4"/>
          <table:table-cell office:value-type="float" office:value="101.62" calcext:value-type="float">
            <text:p>101.62</text:p>
          </table:table-cell>
          <table:table-cell table:formula="of:=[.F100]-[.D100]" office:value-type="float" office:value="-5" calcext:value-type="float">
            <text:p>-5</text:p>
          </table:table-cell>
          <table:table-cell table:formula="of:=[.U100]-ROW()+1"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Jake Ferguson</text:p>
          </table:table-cell>
          <table:table-cell office:value-type="float" office:value="2922" calcext:value-type="float">
            <text:p>2922</text:p>
          </table:table-cell>
          <table:table-cell office:value-type="float" office:value="2257" calcext:value-type="float">
            <text:p>225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15" calcext:value-type="float">
            <text:p>115</text:p>
          </table:table-cell>
          <table:table-cell office:value-type="float" office:value="2589.5" calcext:value-type="float">
            <text:p>2589.5</text:p>
          </table:table-cell>
          <table:table-cell office:value-type="float" office:value="2453.88" calcext:value-type="float">
            <text:p>2453.88</text:p>
          </table:table-cell>
          <table:table-cell office:value-type="float" office:value="100" calcext:value-type="float">
            <text:p>100</text:p>
          </table:table-cell>
          <table:table-cell office:value-type="float" office:value="-41.25" calcext:value-type="float">
            <text:p>-41.25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yson</text:p>
          </table:table-cell>
          <table:table-cell table:formula="of:=(ROW() - 1)/12 + 1" office:value-type="float" office:value="9.33333333333333" calcext:value-type="float">
            <text:p>9 4/12</text:p>
          </table:table-cell>
          <table:table-cell table:number-columns-repeated="4"/>
          <table:table-cell office:value-type="float" office:value="89.08" calcext:value-type="float">
            <text:p>89.08</text:p>
          </table:table-cell>
          <table:table-cell table:formula="of:=[.F101]-[.D101]" office:value-type="float" office:value="-10" calcext:value-type="float">
            <text:p>-10</text:p>
          </table:table-cell>
          <table:table-cell table:formula="of:=[.U101]-ROW()+1" office:value-type="float" office:value="-10.92" calcext:value-type="float">
            <text:p>-10.92</text:p>
          </table:table-cell>
        </table:table-row>
        <table:table-row table:style-name="ro1">
          <table:table-cell office:value-type="string" calcext:value-type="string">
            <text:p>Adonai Mitchell</text:p>
          </table:table-cell>
          <table:table-cell office:value-type="float" office:value="3183" calcext:value-type="float">
            <text:p>3183</text:p>
          </table:table-cell>
          <table:table-cell office:value-type="float" office:value="2126" calcext:value-type="float">
            <text:p>21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float" office:value="129" calcext:value-type="float">
            <text:p>129</text:p>
          </table:table-cell>
          <table:table-cell office:value-type="float" office:value="2654.5" calcext:value-type="float">
            <text:p>2654.5</text:p>
          </table:table-cell>
          <table:table-cell office:value-type="float" office:value="2453.55" calcext:value-type="float">
            <text:p>2453.55</text:p>
          </table:table-cell>
          <table:table-cell office:value-type="float" office:value="101" calcext:value-type="float">
            <text:p>101</text:p>
          </table:table-cell>
          <table:table-cell office:value-type="float" office:value="-0.329999999999927" calcext:value-type="float">
            <text:p>-0.32999999999992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ce</text:p>
          </table:table-cell>
          <table:table-cell table:formula="of:=(ROW() - 1)/12 + 1" office:value-type="float" office:value="9.41666666666667" calcext:value-type="float">
            <text:p>9 5/12</text:p>
          </table:table-cell>
          <table:table-cell table:number-columns-repeated="4"/>
          <table:table-cell office:value-type="float" office:value="115.06" calcext:value-type="float">
            <text:p>115.06</text:p>
          </table:table-cell>
          <table:table-cell table:formula="of:=[.F102]-[.D102]" office:value-type="float" office:value="24" calcext:value-type="float">
            <text:p>24</text:p>
          </table:table-cell>
          <table:table-cell table:formula="of:=[.U102]-ROW()+1" office:value-type="float" office:value="14.06" calcext:value-type="float">
            <text:p>14.06</text:p>
          </table:table-cell>
        </table:table-row>
        <table:table-row table:style-name="ro1">
          <table:table-cell office:value-type="string" calcext:value-type="string">
            <text:p>Najee Harris</text:p>
          </table:table-cell>
          <table:table-cell office:value-type="float" office:value="2975" calcext:value-type="float">
            <text:p>2975</text:p>
          </table:table-cell>
          <table:table-cell office:value-type="float" office:value="2223" calcext:value-type="float">
            <text:p>222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float" office:value="117" calcext:value-type="float">
            <text:p>117</text:p>
          </table:table-cell>
          <table:table-cell office:value-type="float" office:value="2599" calcext:value-type="float">
            <text:p>2599</text:p>
          </table:table-cell>
          <table:table-cell office:value-type="float" office:value="2448.93" calcext:value-type="float">
            <text:p>2448.93</text:p>
          </table:table-cell>
          <table:table-cell office:value-type="float" office:value="102" calcext:value-type="float">
            <text:p>102</text:p>
          </table:table-cell>
          <table:table-cell office:value-type="float" office:value="-4.61999999999989" calcext:value-type="float">
            <text:p>-4.61999999999989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J</text:p>
          </table:table-cell>
          <table:table-cell table:formula="of:=(ROW() - 1)/12 + 1" office:value-type="float" office:value="9.5" calcext:value-type="float">
            <text:p>9 6/12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table:formula="of:=[.F103]-[.D103]" office:value-type="float" office:value="-3" calcext:value-type="float">
            <text:p>-3</text:p>
          </table:table-cell>
          <table:table-cell table:formula="of:=[.U103]-ROW()+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ke Corum</text:p>
          </table:table-cell>
          <table:table-cell office:value-type="float" office:value="2993" calcext:value-type="float">
            <text:p>2993</text:p>
          </table:table-cell>
          <table:table-cell office:value-type="float" office:value="2182" calcext:value-type="float">
            <text:p>218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A</text:p>
          </table:table-cell>
          <table:table-cell office:value-type="float" office:value="121" calcext:value-type="float">
            <text:p>121</text:p>
          </table:table-cell>
          <table:table-cell office:value-type="float" office:value="2587.5" calcext:value-type="float">
            <text:p>2587.5</text:p>
          </table:table-cell>
          <table:table-cell office:value-type="float" office:value="2427.81" calcext:value-type="float">
            <text:p>2427.81</text:p>
          </table:table-cell>
          <table:table-cell office:value-type="float" office:value="103" calcext:value-type="float">
            <text:p>103</text:p>
          </table:table-cell>
          <table:table-cell office:value-type="float" office:value="-21.1199999999999" calcext:value-type="float">
            <text:p>-21.119999999999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ik G</text:p>
          </table:table-cell>
          <table:table-cell table:formula="of:=(ROW() - 1)/12 + 1" office:value-type="float" office:value="9.58333333333333" calcext:value-type="float">
            <text:p>9 7/12</text:p>
          </table:table-cell>
          <table:table-cell table:number-columns-repeated="4"/>
          <table:table-cell office:value-type="float" office:value="115.32" calcext:value-type="float">
            <text:p>115.32</text:p>
          </table:table-cell>
          <table:table-cell table:formula="of:=[.F104]-[.D104]" office:value-type="float" office:value="3" calcext:value-type="float">
            <text:p>3</text:p>
          </table:table-cell>
          <table:table-cell table:formula="of:=[.U104]-ROW()+1" office:value-type="float" office:value="12.32" calcext:value-type="float">
            <text:p>12.32</text:p>
          </table:table-cell>
        </table:table-row>
        <table:table-row table:style-name="ro1">
          <table:table-cell office:value-type="string" calcext:value-type="string">
            <text:p>Alvin Kamara</text:p>
          </table:table-cell>
          <table:table-cell office:value-type="float" office:value="2913" calcext:value-type="float">
            <text:p>2913</text:p>
          </table:table-cell>
          <table:table-cell office:value-type="float" office:value="2216" calcext:value-type="float">
            <text:p>22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A</text:p>
          </table:table-cell>
          <table:table-cell office:value-type="float" office:value="118" calcext:value-type="float">
            <text:p>118</text:p>
          </table:table-cell>
          <table:table-cell office:value-type="float" office:value="2564.5" calcext:value-type="float">
            <text:p>2564.5</text:p>
          </table:table-cell>
          <table:table-cell office:value-type="float" office:value="2423.85" calcext:value-type="float">
            <text:p>2423.85</text:p>
          </table:table-cell>
          <table:table-cell office:value-type="float" office:value="104" calcext:value-type="float">
            <text:p>104</text:p>
          </table:table-cell>
          <table:table-cell office:value-type="float" office:value="-3.96000000000004" calcext:value-type="float">
            <text:p>-3.96000000000004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ames</text:p>
          </table:table-cell>
          <table:table-cell table:formula="of:=(ROW() - 1)/12 + 1" office:value-type="float" office:value="9.66666666666667" calcext:value-type="float">
            <text:p>9 8/12</text:p>
          </table:table-cell>
          <table:table-cell table:number-columns-repeated="4"/>
          <table:table-cell office:value-type="float" office:value="92.69" calcext:value-type="float">
            <text:p>92.69</text:p>
          </table:table-cell>
          <table:table-cell table:formula="of:=[.F105]-[.D105]" office:value-type="float" office:value="-9" calcext:value-type="float">
            <text:p>-9</text:p>
          </table:table-cell>
          <table:table-cell table:formula="of:=[.U105]-ROW()+1" office:value-type="float" office:value="-11.31" calcext:value-type="float">
            <text:p>-11.31</text:p>
          </table:table-cell>
        </table:table-row>
        <table:table-row table:style-name="ro1">
          <table:table-cell office:value-type="string" calcext:value-type="string">
            <text:p>David Njoku</text:p>
          </table:table-cell>
          <table:table-cell office:value-type="float" office:value="2953" calcext:value-type="float">
            <text:p>2953</text:p>
          </table:table-cell>
          <table:table-cell office:value-type="float" office:value="2195" calcext:value-type="float">
            <text:p>219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A</text:p>
          </table:table-cell>
          <table:table-cell office:value-type="float" office:value="120" calcext:value-type="float">
            <text:p>120</text:p>
          </table:table-cell>
          <table:table-cell office:value-type="float" office:value="2574" calcext:value-type="float">
            <text:p>2574</text:p>
          </table:table-cell>
          <table:table-cell office:value-type="float" office:value="2423.19" calcext:value-type="float">
            <text:p>2423.19</text:p>
          </table:table-cell>
          <table:table-cell office:value-type="float" office:value="105" calcext:value-type="float">
            <text:p>105</text:p>
          </table:table-cell>
          <table:table-cell office:value-type="float" office:value="-0.660000000000309" calcext:value-type="float">
            <text:p>-0.660000000000309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hony</text:p>
          </table:table-cell>
          <table:table-cell table:formula="of:=(ROW() - 1)/12 + 1" office:value-type="float" office:value="9.75" calcext:value-type="float">
            <text:p>9 9/12</text:p>
          </table:table-cell>
          <table:table-cell table:number-columns-repeated="4"/>
          <table:table-cell office:value-type="float" office:value="92.54" calcext:value-type="float">
            <text:p>92.54</text:p>
          </table:table-cell>
          <table:table-cell table:formula="of:=[.F106]-[.D106]" office:value-type="float" office:value="-2" calcext:value-type="float">
            <text:p>-2</text:p>
          </table:table-cell>
          <table:table-cell table:formula="of:=[.U106]-ROW()+1" office:value-type="float" office:value="-12.46" calcext:value-type="float">
            <text:p>-12.46</text:p>
          </table:table-cell>
        </table:table-row>
        <table:table-row table:style-name="ro1">
          <table:table-cell office:value-type="string" calcext:value-type="string">
            <text:p>David Montgomery</text:p>
          </table:table-cell>
          <table:table-cell office:value-type="float" office:value="3036" calcext:value-type="float">
            <text:p>3036</text:p>
          </table:table-cell>
          <table:table-cell office:value-type="float" office:value="2147" calcext:value-type="float">
            <text:p>214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A</text:p>
          </table:table-cell>
          <table:table-cell office:value-type="float" office:value="125" calcext:value-type="float">
            <text:p>125</text:p>
          </table:table-cell>
          <table:table-cell office:value-type="float" office:value="2591.5" calcext:value-type="float">
            <text:p>2591.5</text:p>
          </table:table-cell>
          <table:table-cell office:value-type="float" office:value="2418.9" calcext:value-type="float">
            <text:p>2418.9</text:p>
          </table:table-cell>
          <table:table-cell office:value-type="float" office:value="106" calcext:value-type="float">
            <text:p>106</text:p>
          </table:table-cell>
          <table:table-cell office:value-type="float" office:value="-4.28999999999996" calcext:value-type="float">
            <text:p>-4.28999999999996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ik</text:p>
          </table:table-cell>
          <table:table-cell table:formula="of:=(ROW() - 1)/12 + 1" office:value-type="float" office:value="9.83333333333333" calcext:value-type="float">
            <text:p>9 10/12</text:p>
          </table:table-cell>
          <table:table-cell table:number-columns-repeated="4"/>
          <table:table-cell office:value-type="float" office:value="100.47" calcext:value-type="float">
            <text:p>100.47</text:p>
          </table:table-cell>
          <table:table-cell table:formula="of:=[.F107]-[.D107]" office:value-type="float" office:value="13" calcext:value-type="float">
            <text:p>13</text:p>
          </table:table-cell>
          <table:table-cell table:formula="of:=[.U107]-ROW()+1" office:value-type="float" office:value="-5.53" calcext:value-type="float">
            <text:p>-5.53</text:p>
          </table:table-cell>
        </table:table-row>
        <table:table-row table:style-name="ro1">
          <table:table-cell office:value-type="string" calcext:value-type="string">
            <text:p>Xavier Legette</text:p>
          </table:table-cell>
          <table:table-cell office:value-type="float" office:value="3049" calcext:value-type="float">
            <text:p>3049</text:p>
          </table:table-cell>
          <table:table-cell office:value-type="float" office:value="2138" calcext:value-type="float">
            <text:p>213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A</text:p>
          </table:table-cell>
          <table:table-cell office:value-type="float" office:value="126" calcext:value-type="float">
            <text:p>126</text:p>
          </table:table-cell>
          <table:table-cell office:value-type="float" office:value="2593.5" calcext:value-type="float">
            <text:p>2593.5</text:p>
          </table:table-cell>
          <table:table-cell office:value-type="float" office:value="2417.25" calcext:value-type="float">
            <text:p>2417.25</text:p>
          </table:table-cell>
          <table:table-cell office:value-type="float" office:value="107" calcext:value-type="float">
            <text:p>107</text:p>
          </table:table-cell>
          <table:table-cell office:value-type="float" office:value="-1.65000000000009" calcext:value-type="float">
            <text:p>-1.6500000000000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mar</text:p>
          </table:table-cell>
          <table:table-cell table:formula="of:=(ROW() - 1)/12 + 1" office:value-type="float" office:value="9.91666666666667" calcext:value-type="float">
            <text:p>9 11/12</text:p>
          </table:table-cell>
          <table:table-cell table:number-columns-repeated="4"/>
          <table:table-cell office:value-type="float" office:value="108.74" calcext:value-type="float">
            <text:p>108.74</text:p>
          </table:table-cell>
          <table:table-cell table:formula="of:=[.F108]-[.D108]" office:value-type="float" office:value="15" calcext:value-type="float">
            <text:p>15</text:p>
          </table:table-cell>
          <table:table-cell table:formula="of:=[.U108]-ROW()+1" office:value-type="float" office:value="1.73999999999999" calcext:value-type="float">
            <text:p>1.73999999999999</text:p>
          </table:table-cell>
        </table:table-row>
        <table:table-row table:style-name="ro1">
          <table:table-cell office:value-type="string" calcext:value-type="string">
            <text:p>Jameson Williams</text:p>
          </table:table-cell>
          <table:table-cell office:value-type="float" office:value="3054" calcext:value-type="float">
            <text:p>3054</text:p>
          </table:table-cell>
          <table:table-cell office:value-type="float" office:value="2091" calcext:value-type="float">
            <text:p>209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A</text:p>
          </table:table-cell>
          <table:table-cell office:value-type="float" office:value="131" calcext:value-type="float">
            <text:p>131</text:p>
          </table:table-cell>
          <table:table-cell office:value-type="float" office:value="2572.5" calcext:value-type="float">
            <text:p>2572.5</text:p>
          </table:table-cell>
          <table:table-cell office:value-type="float" office:value="2387.88" calcext:value-type="float">
            <text:p>2387.88</text:p>
          </table:table-cell>
          <table:table-cell office:value-type="float" office:value="108" calcext:value-type="float">
            <text:p>108</text:p>
          </table:table-cell>
          <table:table-cell office:value-type="float" office:value="-29.3699999999999" calcext:value-type="float">
            <text:p>-29.369999999999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J</text:p>
          </table:table-cell>
          <table:table-cell table:formula="of:=(ROW() - 1)/12 + 1" office:value-type="float" office:value="10" calcext:value-type="float">
            <text:p>10 <text:s text:c="2"/></text:p>
          </table:table-cell>
          <table:table-cell table:number-columns-repeated="4"/>
          <table:table-cell office:value-type="float" office:value="121.49" calcext:value-type="float">
            <text:p>121.49</text:p>
          </table:table-cell>
          <table:table-cell table:formula="of:=[.F109]-[.D109]" office:value-type="float" office:value="21" calcext:value-type="float">
            <text:p>21</text:p>
          </table:table-cell>
          <table:table-cell table:formula="of:=[.U109]-ROW()+1" office:value-type="float" office:value="13.49" calcext:value-type="float">
            <text:p>13.49</text:p>
          </table:table-cell>
        </table:table-row>
        <table:table-row table:style-name="ro1">
          <table:table-cell office:value-type="string" calcext:value-type="string">
            <text:p>Javonte Williams</text:p>
          </table:table-cell>
          <table:table-cell office:value-type="float" office:value="2962" calcext:value-type="float">
            <text:p>2962</text:p>
          </table:table-cell>
          <table:table-cell office:value-type="float" office:value="2103" calcext:value-type="float">
            <text:p>210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A</text:p>
          </table:table-cell>
          <table:table-cell office:value-type="float" office:value="130" calcext:value-type="float">
            <text:p>130</text:p>
          </table:table-cell>
          <table:table-cell office:value-type="float" office:value="2532.5" calcext:value-type="float">
            <text:p>2532.5</text:p>
          </table:table-cell>
          <table:table-cell office:value-type="float" office:value="2365.44" calcext:value-type="float">
            <text:p>2365.44</text:p>
          </table:table-cell>
          <table:table-cell office:value-type="float" office:value="109" calcext:value-type="float">
            <text:p>109</text:p>
          </table:table-cell>
          <table:table-cell office:value-type="float" office:value="-22.4400000000001" calcext:value-type="float">
            <text:p>-22.4400000000001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J</text:p>
          </table:table-cell>
          <table:table-cell table:formula="of:=(ROW() - 1)/12 + 1" office:value-type="float" office:value="10.0833333333333" calcext:value-type="float">
            <text:p>10 1/12</text:p>
          </table:table-cell>
          <table:table-cell table:number-columns-repeated="4"/>
          <table:table-cell office:value-type="float" office:value="95.11" calcext:value-type="float">
            <text:p>95.11</text:p>
          </table:table-cell>
          <table:table-cell table:formula="of:=[.F110]-[.D110]" office:value-type="float" office:value="9" calcext:value-type="float">
            <text:p>9</text:p>
          </table:table-cell>
          <table:table-cell table:formula="of:=[.U110]-ROW()+1" office:value-type="float" office:value="-13.89" calcext:value-type="float">
            <text:p>-13.89</text:p>
          </table:table-cell>
        </table:table-row>
        <table:table-row table:style-name="ro1">
          <table:table-cell office:value-type="string" calcext:value-type="string">
            <text:p>Chris Godwin</text:p>
          </table:table-cell>
          <table:table-cell office:value-type="float" office:value="3035" calcext:value-type="float">
            <text:p>3035</text:p>
          </table:table-cell>
          <table:table-cell office:value-type="float" office:value="2065" calcext:value-type="float">
            <text:p>206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A</text:p>
          </table:table-cell>
          <table:table-cell office:value-type="float" office:value="134" calcext:value-type="float">
            <text:p>134</text:p>
          </table:table-cell>
          <table:table-cell office:value-type="float" office:value="2550" calcext:value-type="float">
            <text:p>2550</text:p>
          </table:table-cell>
          <table:table-cell office:value-type="float" office:value="2364.45" calcext:value-type="float">
            <text:p>2364.45</text:p>
          </table:table-cell>
          <table:table-cell office:value-type="float" office:value="110" calcext:value-type="float">
            <text:p>110</text:p>
          </table:table-cell>
          <table:table-cell office:value-type="float" office:value="-0.989999999999782" calcext:value-type="float">
            <text:p>-0.989999999999782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mar</text:p>
          </table:table-cell>
          <table:table-cell table:formula="of:=(ROW() - 1)/12 + 1" office:value-type="float" office:value="10.1666666666667" calcext:value-type="float">
            <text:p>10 2/12</text:p>
          </table:table-cell>
          <table:table-cell table:number-columns-repeated="4"/>
          <table:table-cell office:value-type="float" office:value="108.89" calcext:value-type="float">
            <text:p>108.89</text:p>
          </table:table-cell>
          <table:table-cell table:formula="of:=[.F111]-[.D111]" office:value-type="float" office:value="21" calcext:value-type="float">
            <text:p>21</text:p>
          </table:table-cell>
          <table:table-cell table:formula="of:=[.U111]-ROW()+1" office:value-type="float" office:value="-1.11" calcext:value-type="float">
            <text:p>-1.11</text:p>
          </table:table-cell>
        </table:table-row>
        <table:table-row table:style-name="ro1">
          <table:table-cell office:value-type="string" calcext:value-type="string">
            <text:p>Zamir White</text:p>
          </table:table-cell>
          <table:table-cell office:value-type="float" office:value="3072" calcext:value-type="float">
            <text:p>3072</text:p>
          </table:table-cell>
          <table:table-cell office:value-type="float" office:value="2018" calcext:value-type="float">
            <text:p>201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A</text:p>
          </table:table-cell>
          <table:table-cell office:value-type="float" office:value="138" calcext:value-type="float">
            <text:p>138</text:p>
          </table:table-cell>
          <table:table-cell office:value-type="float" office:value="2545" calcext:value-type="float">
            <text:p>2545</text:p>
          </table:table-cell>
          <table:table-cell office:value-type="float" office:value="2345.64" calcext:value-type="float">
            <text:p>2345.64</text:p>
          </table:table-cell>
          <table:table-cell office:value-type="float" office:value="111" calcext:value-type="float">
            <text:p>111</text:p>
          </table:table-cell>
          <table:table-cell office:value-type="float" office:value="-18.8099999999999" calcext:value-type="float">
            <text:p>-18.8099999999999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ik</text:p>
          </table:table-cell>
          <table:table-cell table:formula="of:=(ROW() - 1)/12 + 1" office:value-type="float" office:value="10.25" calcext:value-type="float">
            <text:p>10 3/12</text:p>
          </table:table-cell>
          <table:table-cell table:number-columns-repeated="4"/>
          <table:table-cell office:value-type="float" office:value="99.77" calcext:value-type="float">
            <text:p>99.77</text:p>
          </table:table-cell>
          <table:table-cell table:formula="of:=[.F112]-[.D112]" office:value-type="float" office:value="29" calcext:value-type="float">
            <text:p>29</text:p>
          </table:table-cell>
          <table:table-cell table:formula="of:=[.U112]-ROW()+1" office:value-type="float" office:value="-11.23" calcext:value-type="float">
            <text:p>-11.23</text:p>
          </table:table-cell>
        </table:table-row>
        <table:table-row table:style-name="ro1">
          <table:table-cell office:value-type="string" calcext:value-type="string">
            <text:p>Rhamondre Stevenson</text:p>
          </table:table-cell>
          <table:table-cell office:value-type="float" office:value="2919" calcext:value-type="float">
            <text:p>2919</text:p>
          </table:table-cell>
          <table:table-cell office:value-type="float" office:value="2064" calcext:value-type="float">
            <text:p>206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A</text:p>
          </table:table-cell>
          <table:table-cell office:value-type="float" office:value="136" calcext:value-type="float">
            <text:p>136</text:p>
          </table:table-cell>
          <table:table-cell office:value-type="float" office:value="2491.5" calcext:value-type="float">
            <text:p>2491.5</text:p>
          </table:table-cell>
          <table:table-cell office:value-type="float" office:value="2325.51" calcext:value-type="float">
            <text:p>2325.51</text:p>
          </table:table-cell>
          <table:table-cell office:value-type="float" office:value="112" calcext:value-type="float">
            <text:p>112</text:p>
          </table:table-cell>
          <table:table-cell office:value-type="float" office:value="-20.1300000000001" calcext:value-type="float">
            <text:p>-20.1300000000001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hony</text:p>
          </table:table-cell>
          <table:table-cell table:formula="of:=(ROW() - 1)/12 + 1" office:value-type="float" office:value="10.3333333333333" calcext:value-type="float">
            <text:p>10 4/12</text:p>
          </table:table-cell>
          <table:table-cell table:number-columns-repeated="4"/>
          <table:table-cell office:value-type="float" office:value="91.82" calcext:value-type="float">
            <text:p>91.82</text:p>
          </table:table-cell>
          <table:table-cell table:formula="of:=[.F113]-[.D113]" office:value-type="float" office:value="10" calcext:value-type="float">
            <text:p>10</text:p>
          </table:table-cell>
          <table:table-cell table:formula="of:=[.U113]-ROW()+1" office:value-type="float" office:value="-20.18" calcext:value-type="float">
            <text:p>-20.18</text:p>
          </table:table-cell>
        </table:table-row>
        <table:table-row table:style-name="ro1">
          <table:table-cell office:value-type="string" calcext:value-type="string">
            <text:p>Marquise Brown</text:p>
          </table:table-cell>
          <table:table-cell office:value-type="float" office:value="2999" calcext:value-type="float">
            <text:p>2999</text:p>
          </table:table-cell>
          <table:table-cell office:value-type="float" office:value="2005" calcext:value-type="float">
            <text:p>200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A</text:p>
          </table:table-cell>
          <table:table-cell office:value-type="float" office:value="139" calcext:value-type="float">
            <text:p>139</text:p>
          </table:table-cell>
          <table:table-cell office:value-type="float" office:value="2502" calcext:value-type="float">
            <text:p>2502</text:p>
          </table:table-cell>
          <table:table-cell office:value-type="float" office:value="2312.97" calcext:value-type="float">
            <text:p>2312.97</text:p>
          </table:table-cell>
          <table:table-cell office:value-type="float" office:value="113" calcext:value-type="float">
            <text:p>113</text:p>
          </table:table-cell>
          <table:table-cell office:value-type="float" office:value="-12.54" calcext:value-type="float">
            <text:p>-12.5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ames</text:p>
          </table:table-cell>
          <table:table-cell table:formula="of:=(ROW() - 1)/12 + 1" office:value-type="float" office:value="10.4166666666667" calcext:value-type="float">
            <text:p>10 5/12</text:p>
          </table:table-cell>
          <table:table-cell table:number-columns-repeated="4"/>
          <table:table-cell office:value-type="float" office:value="112.29" calcext:value-type="float">
            <text:p>112.29</text:p>
          </table:table-cell>
          <table:table-cell table:formula="of:=[.F114]-[.D114]" office:value-type="float" office:value="22" calcext:value-type="float">
            <text:p>22</text:p>
          </table:table-cell>
          <table:table-cell table:formula="of:=[.U114]-ROW()+1" office:value-type="float" office:value="-0.709999999999994" calcext:value-type="float">
            <text:p>-0.709999999999994</text:p>
          </table:table-cell>
        </table:table-row>
        <table:table-row table:style-name="ro1">
          <table:table-cell office:value-type="string" calcext:value-type="string">
            <text:p>Diontae Johnson</text:p>
          </table:table-cell>
          <table:table-cell office:value-type="float" office:value="3154" calcext:value-type="float">
            <text:p>3154</text:p>
          </table:table-cell>
          <table:table-cell office:value-type="float" office:value="1910" calcext:value-type="float">
            <text:p>19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</text:p>
          </table:table-cell>
          <table:table-cell office:value-type="float" office:value="147" calcext:value-type="float">
            <text:p>147</text:p>
          </table:table-cell>
          <table:table-cell office:value-type="float" office:value="2532" calcext:value-type="float">
            <text:p>2532</text:p>
          </table:table-cell>
          <table:table-cell office:value-type="float" office:value="2301.42" calcext:value-type="float">
            <text:p>2301.42</text:p>
          </table:table-cell>
          <table:table-cell office:value-type="float" office:value="114" calcext:value-type="float">
            <text:p>114</text:p>
          </table:table-cell>
          <table:table-cell office:value-type="float" office:value="-11.5500000000002" calcext:value-type="float">
            <text:p>-11.5500000000002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ik G</text:p>
          </table:table-cell>
          <table:table-cell table:formula="of:=(ROW() - 1)/12 + 1" office:value-type="float" office:value="10.5" calcext:value-type="float">
            <text:p>10 6/12</text:p>
          </table:table-cell>
          <table:table-cell table:number-columns-repeated="4"/>
          <table:table-cell office:value-type="float" office:value="118.72" calcext:value-type="float">
            <text:p>118.72</text:p>
          </table:table-cell>
          <table:table-cell table:formula="of:=[.F115]-[.D115]" office:value-type="float" office:value="41" calcext:value-type="float">
            <text:p>41</text:p>
          </table:table-cell>
          <table:table-cell table:formula="of:=[.U115]-ROW()+1" office:value-type="float" office:value="4.72" calcext:value-type="float">
            <text:p>4.72</text:p>
          </table:table-cell>
        </table:table-row>
        <table:table-row table:style-name="ro1">
          <table:table-cell office:value-type="string" calcext:value-type="string">
            <text:p>Calvin Ridley</text:p>
          </table:table-cell>
          <table:table-cell office:value-type="float" office:value="2949" calcext:value-type="float">
            <text:p>2949</text:p>
          </table:table-cell>
          <table:table-cell office:value-type="float" office:value="1985" calcext:value-type="float">
            <text:p>198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A</text:p>
          </table:table-cell>
          <table:table-cell office:value-type="float" office:value="141" calcext:value-type="float">
            <text:p>141</text:p>
          </table:table-cell>
          <table:table-cell office:value-type="float" office:value="2467" calcext:value-type="float">
            <text:p>2467</text:p>
          </table:table-cell>
          <table:table-cell office:value-type="float" office:value="2283.27" calcext:value-type="float">
            <text:p>2283.27</text:p>
          </table:table-cell>
          <table:table-cell office:value-type="float" office:value="115" calcext:value-type="float">
            <text:p>115</text:p>
          </table:table-cell>
          <table:table-cell office:value-type="float" office:value="-18.1499999999996" calcext:value-type="float">
            <text:p>-18.149999999999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ian</text:p>
          </table:table-cell>
          <table:table-cell table:formula="of:=(ROW() - 1)/12 + 1" office:value-type="float" office:value="10.5833333333333" calcext:value-type="float">
            <text:p>10 7/12</text:p>
          </table:table-cell>
          <table:table-cell table:number-columns-repeated="4"/>
          <table:table-cell office:value-type="float" office:value="111.89" calcext:value-type="float">
            <text:p>111.89</text:p>
          </table:table-cell>
          <table:table-cell table:formula="of:=[.F116]-[.D116]" office:value-type="float" office:value="18" calcext:value-type="float">
            <text:p>18</text:p>
          </table:table-cell>
          <table:table-cell table:formula="of:=[.U116]-ROW()+1" office:value-type="float" office:value="-3.11" calcext:value-type="float">
            <text:p>-3.11</text:p>
          </table:table-cell>
        </table:table-row>
        <table:table-row table:style-name="ro1">
          <table:table-cell office:value-type="string" calcext:value-type="string">
            <text:p>Tony Pollard</text:p>
          </table:table-cell>
          <table:table-cell office:value-type="float" office:value="2726" calcext:value-type="float">
            <text:p>2726</text:p>
          </table:table-cell>
          <table:table-cell office:value-type="float" office:value="2082" calcext:value-type="float">
            <text:p>208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A</text:p>
          </table:table-cell>
          <table:table-cell office:value-type="float" office:value="132" calcext:value-type="float">
            <text:p>132</text:p>
          </table:table-cell>
          <table:table-cell office:value-type="float" office:value="2404" calcext:value-type="float">
            <text:p>2404</text:p>
          </table:table-cell>
          <table:table-cell office:value-type="float" office:value="2273.7" calcext:value-type="float">
            <text:p>2273.7</text:p>
          </table:table-cell>
          <table:table-cell office:value-type="float" office:value="116" calcext:value-type="float">
            <text:p>116</text:p>
          </table:table-cell>
          <table:table-cell office:value-type="float" office:value="-9.57000000000016" calcext:value-type="float">
            <text:p>-9.57000000000016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ce</text:p>
          </table:table-cell>
          <table:table-cell table:formula="of:=(ROW() - 1)/12 + 1" office:value-type="float" office:value="10.6666666666667" calcext:value-type="float">
            <text:p>10 8/12</text:p>
          </table:table-cell>
          <table:table-cell table:number-columns-repeated="4"/>
          <table:table-cell office:value-type="float" office:value="107.13" calcext:value-type="float">
            <text:p>107.13</text:p>
          </table:table-cell>
          <table:table-cell table:formula="of:=[.F117]-[.D117]" office:value-type="float" office:value="-7" calcext:value-type="float">
            <text:p>-7</text:p>
          </table:table-cell>
          <table:table-cell table:formula="of:=[.U117]-ROW()+1" office:value-type="float" office:value="-8.87000000000001" calcext:value-type="float">
            <text:p>-8.87000000000001</text:p>
          </table:table-cell>
        </table:table-row>
        <table:table-row table:style-name="ro1">
          <table:table-cell office:value-type="string" calcext:value-type="string">
            <text:p>Tyjae Spears</text:p>
          </table:table-cell>
          <table:table-cell office:value-type="float" office:value="3105" calcext:value-type="float">
            <text:p>3105</text:p>
          </table:table-cell>
          <table:table-cell office:value-type="float" office:value="1884" calcext:value-type="float">
            <text:p>188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A</text:p>
          </table:table-cell>
          <table:table-cell office:value-type="float" office:value="150" calcext:value-type="float">
            <text:p>150</text:p>
          </table:table-cell>
          <table:table-cell office:value-type="float" office:value="2494.5" calcext:value-type="float">
            <text:p>2494.5</text:p>
          </table:table-cell>
          <table:table-cell office:value-type="float" office:value="2268.09" calcext:value-type="float">
            <text:p>2268.09</text:p>
          </table:table-cell>
          <table:table-cell office:value-type="float" office:value="117" calcext:value-type="float">
            <text:p>117</text:p>
          </table:table-cell>
          <table:table-cell office:value-type="float" office:value="-5.61000000000013" calcext:value-type="float">
            <text:p>-5.6100000000001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ayson</text:p>
          </table:table-cell>
          <table:table-cell table:formula="of:=(ROW() - 1)/12 + 1" office:value-type="float" office:value="10.75" calcext:value-type="float">
            <text:p>10 9/12</text:p>
          </table:table-cell>
          <table:table-cell table:number-columns-repeated="4"/>
          <table:table-cell office:value-type="float" office:value="107.81" calcext:value-type="float">
            <text:p>107.81</text:p>
          </table:table-cell>
          <table:table-cell table:formula="of:=[.F118]-[.D118]" office:value-type="float" office:value="42" calcext:value-type="float">
            <text:p>42</text:p>
          </table:table-cell>
          <table:table-cell table:formula="of:=[.U118]-ROW()+1" office:value-type="float" office:value="-9.19" calcext:value-type="float">
            <text:p>-9.19</text:p>
          </table:table-cell>
        </table:table-row>
        <table:table-row table:style-name="ro1">
          <table:table-cell office:value-type="string" calcext:value-type="string">
            <text:p>Keenan Allen</text:p>
          </table:table-cell>
          <table:table-cell office:value-type="float" office:value="2738" calcext:value-type="float">
            <text:p>2738</text:p>
          </table:table-cell>
          <table:table-cell office:value-type="float" office:value="2065" calcext:value-type="float">
            <text:p>206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A</text:p>
          </table:table-cell>
          <table:table-cell office:value-type="float" office:value="135" calcext:value-type="float">
            <text:p>135</text:p>
          </table:table-cell>
          <table:table-cell office:value-type="float" office:value="2401.5" calcext:value-type="float">
            <text:p>2401.5</text:p>
          </table:table-cell>
          <table:table-cell office:value-type="float" office:value="2266.44" calcext:value-type="float">
            <text:p>2266.44</text:p>
          </table:table-cell>
          <table:table-cell office:value-type="float" office:value="118" calcext:value-type="float">
            <text:p>118</text:p>
          </table:table-cell>
          <table:table-cell office:value-type="float" office:value="-1.65000000000009" calcext:value-type="float">
            <text:p>-1.65000000000009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Dwass</text:p>
          </table:table-cell>
          <table:table-cell table:formula="of:=(ROW() - 1)/12 + 1" office:value-type="float" office:value="10.8333333333333" calcext:value-type="float">
            <text:p>10 10/12</text:p>
          </table:table-cell>
          <table:table-cell table:number-columns-repeated="4"/>
          <table:table-cell office:value-type="float" office:value="117.8" calcext:value-type="float">
            <text:p>117.8</text:p>
          </table:table-cell>
          <table:table-cell table:formula="of:=[.F119]-[.D119]" office:value-type="float" office:value="-3" calcext:value-type="float">
            <text:p>-3</text:p>
          </table:table-cell>
          <table:table-cell table:formula="of:=[.U119]-ROW()+1" office:value-type="float" office:value="-0.200000000000003" calcext:value-type="float">
            <text:p>-0.200000000000003</text:p>
          </table:table-cell>
        </table:table-row>
        <table:table-row table:style-name="ro1">
          <table:table-cell office:value-type="string" calcext:value-type="string">
            <text:p>Daniel Jones</text:p>
          </table:table-cell>
          <table:table-cell office:value-type="float" office:value="2598" calcext:value-type="float">
            <text:p>2598</text:p>
          </table:table-cell>
          <table:table-cell office:value-type="float" office:value="2059" calcext:value-type="float">
            <text:p>205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A</text:p>
          </table:table-cell>
          <table:table-cell office:value-type="float" office:value="137" calcext:value-type="float">
            <text:p>137</text:p>
          </table:table-cell>
          <table:table-cell office:value-type="float" office:value="2328.5" calcext:value-type="float">
            <text:p>2328.5</text:p>
          </table:table-cell>
          <table:table-cell office:value-type="float" office:value="2216.28" calcext:value-type="float">
            <text:p>2216.28</text:p>
          </table:table-cell>
          <table:table-cell office:value-type="float" office:value="119" calcext:value-type="float">
            <text:p>119</text:p>
          </table:table-cell>
          <table:table-cell office:value-type="float" office:value="-50.1599999999999" calcext:value-type="float">
            <text:p>-50.1599999999999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lake</text:p>
          </table:table-cell>
          <table:table-cell table:formula="of:=(ROW() - 1)/12 + 1" office:value-type="float" office:value="10.9166666666667" calcext:value-type="float">
            <text:p>10 11/12</text:p>
          </table:table-cell>
          <table:table-cell table:number-columns-repeated="4"/>
          <table:table-cell office:value-type="float" office:value="145.71" calcext:value-type="float">
            <text:p>145.71</text:p>
          </table:table-cell>
          <table:table-cell table:formula="of:=[.F120]-[.D120]" office:value-type="float" office:value="-15" calcext:value-type="float">
            <text:p>-15</text:p>
          </table:table-cell>
          <table:table-cell table:formula="of:=[.U120]-ROW()+1" office:value-type="float" office:value="26.71" calcext:value-type="float">
            <text:p>26.71</text:p>
          </table:table-cell>
        </table:table-row>
        <table:table-row table:style-name="ro1">
          <table:table-cell office:value-type="string" calcext:value-type="string">
            <text:p>Jaylen Warren</text:p>
          </table:table-cell>
          <table:table-cell office:value-type="float" office:value="2933" calcext:value-type="float">
            <text:p>2933</text:p>
          </table:table-cell>
          <table:table-cell office:value-type="float" office:value="1870" calcext:value-type="float">
            <text:p>187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A</text:p>
          </table:table-cell>
          <table:table-cell office:value-type="float" office:value="152" calcext:value-type="float">
            <text:p>152</text:p>
          </table:table-cell>
          <table:table-cell office:value-type="float" office:value="2401.5" calcext:value-type="float">
            <text:p>2401.5</text:p>
          </table:table-cell>
          <table:table-cell office:value-type="float" office:value="2202.09" calcext:value-type="float">
            <text:p>2202.09</text:p>
          </table:table-cell>
          <table:table-cell office:value-type="float" office:value="120" calcext:value-type="float">
            <text:p>120</text:p>
          </table:table-cell>
          <table:table-cell office:value-type="float" office:value="-14.1900000000001" calcext:value-type="float">
            <text:p>-14.1900000000001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Menyeezy</text:p>
          </table:table-cell>
          <table:table-cell table:formula="of:=(ROW() - 1)/12 + 1" office:value-type="float" office:value="11" calcext:value-type="float">
            <text:p>11 <text:s text:c="2"/></text:p>
          </table:table-cell>
          <table:table-cell table:number-columns-repeated="4"/>
          <table:table-cell office:value-type="float" office:value="115.32" calcext:value-type="float">
            <text:p>115.32</text:p>
          </table:table-cell>
          <table:table-cell table:formula="of:=[.F121]-[.D121]" office:value-type="float" office:value="28" calcext:value-type="float">
            <text:p>28</text:p>
          </table:table-cell>
          <table:table-cell table:formula="of:=[.U121]-ROW()+1" office:value-type="float" office:value="-4.68000000000001" calcext:value-type="float">
            <text:p>-4.68000000000001</text:p>
          </table:table-cell>
        </table:table-row>
        <table:table-row table:style-name="ro1">
          <table:table-cell office:value-type="string" calcext:value-type="string">
            <text:p>Aaron Jones</text:p>
          </table:table-cell>
          <table:table-cell office:value-type="float" office:value="2679" calcext:value-type="float">
            <text:p>2679</text:p>
          </table:table-cell>
          <table:table-cell office:value-type="float" office:value="1923" calcext:value-type="float">
            <text:p>192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A</text:p>
          </table:table-cell>
          <table:table-cell office:value-type="float" office:value="146" calcext:value-type="float">
            <text:p>146</text:p>
          </table:table-cell>
          <table:table-cell office:value-type="float" office:value="2301" calcext:value-type="float">
            <text:p>2301</text:p>
          </table:table-cell>
          <table:table-cell office:value-type="float" office:value="2153.25" calcext:value-type="float">
            <text:p>2153.25</text:p>
          </table:table-cell>
          <table:table-cell office:value-type="float" office:value="121" calcext:value-type="float">
            <text:p>121</text:p>
          </table:table-cell>
          <table:table-cell office:value-type="float" office:value="-48.8400000000001" calcext:value-type="float">
            <text:p>-48.8400000000001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Menyeezy</text:p>
          </table:table-cell>
          <table:table-cell table:formula="of:=(ROW() - 1)/12 + 1" office:value-type="float" office:value="11.0833333333333" calcext:value-type="float">
            <text:p>11 1/12</text:p>
          </table:table-cell>
          <table:table-cell table:number-columns-repeated="4"/>
          <table:table-cell office:value-type="float" office:value="111.32" calcext:value-type="float">
            <text:p>111.32</text:p>
          </table:table-cell>
          <table:table-cell table:formula="of:=[.F122]-[.D122]" office:value-type="float" office:value="3" calcext:value-type="float">
            <text:p>3</text:p>
          </table:table-cell>
          <table:table-cell table:formula="of:=[.U122]-ROW()+1" office:value-type="float" office:value="-9.68000000000001" calcext:value-type="float">
            <text:p>-9.68000000000001</text:p>
          </table:table-cell>
        </table:table-row>
        <table:table-row table:style-name="ro1">
          <table:table-cell office:value-type="string" calcext:value-type="string">
            <text:p>Zack Moss</text:p>
          </table:table-cell>
          <table:table-cell office:value-type="float" office:value="2755" calcext:value-type="float">
            <text:p>2755</text:p>
          </table:table-cell>
          <table:table-cell office:value-type="float" office:value="1884" calcext:value-type="float">
            <text:p>188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float" office:value="149" calcext:value-type="float">
            <text:p>149</text:p>
          </table:table-cell>
          <table:table-cell office:value-type="float" office:value="2319.5" calcext:value-type="float">
            <text:p>2319.5</text:p>
          </table:table-cell>
          <table:table-cell office:value-type="float" office:value="2152.59" calcext:value-type="float">
            <text:p>2152.59</text:p>
          </table:table-cell>
          <table:table-cell office:value-type="float" office:value="122" calcext:value-type="float">
            <text:p>122</text:p>
          </table:table-cell>
          <table:table-cell office:value-type="float" office:value="-0.659999999999855" calcext:value-type="float">
            <text:p>-0.659999999999855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lake</text:p>
          </table:table-cell>
          <table:table-cell table:formula="of:=(ROW() - 1)/12 + 1" office:value-type="float" office:value="11.1666666666667" calcext:value-type="float">
            <text:p>11 2/12</text:p>
          </table:table-cell>
          <table:table-cell table:number-columns-repeated="4"/>
          <table:table-cell office:value-type="float" office:value="128.44" calcext:value-type="float">
            <text:p>128.44</text:p>
          </table:table-cell>
          <table:table-cell table:formula="of:=[.F123]-[.D123]" office:value-type="float" office:value="14" calcext:value-type="float">
            <text:p>14</text:p>
          </table:table-cell>
          <table:table-cell table:formula="of:=[.U123]-ROW()+1" office:value-type="float" office:value="6.44" calcext:value-type="float">
            <text:p>6.44</text:p>
          </table:table-cell>
        </table:table-row>
        <table:table-row table:style-name="ro1">
          <table:table-cell office:value-type="string" calcext:value-type="string">
            <text:p>Brian Robinson</text:p>
          </table:table-cell>
          <table:table-cell office:value-type="float" office:value="2786" calcext:value-type="float">
            <text:p>2786</text:p>
          </table:table-cell>
          <table:table-cell office:value-type="float" office:value="1852" calcext:value-type="float">
            <text:p>185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A</text:p>
          </table:table-cell>
          <table:table-cell office:value-type="float" office:value="154" calcext:value-type="float">
            <text:p>154</text:p>
          </table:table-cell>
          <table:table-cell office:value-type="float" office:value="2319" calcext:value-type="float">
            <text:p>2319</text:p>
          </table:table-cell>
          <table:table-cell office:value-type="float" office:value="2141.7" calcext:value-type="float">
            <text:p>2141.7</text:p>
          </table:table-cell>
          <table:table-cell office:value-type="float" office:value="123" calcext:value-type="float">
            <text:p>123</text:p>
          </table:table-cell>
          <table:table-cell office:value-type="float" office:value="-10.8899999999999" calcext:value-type="float">
            <text:p>-10.8899999999999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Dwass</text:p>
          </table:table-cell>
          <table:table-cell table:formula="of:=(ROW() - 1)/12 + 1" office:value-type="float" office:value="11.25" calcext:value-type="float">
            <text:p>11 3/12</text:p>
          </table:table-cell>
          <table:table-cell table:number-columns-repeated="4"/>
          <table:table-cell office:value-type="float" office:value="130.44" calcext:value-type="float">
            <text:p>130.44</text:p>
          </table:table-cell>
          <table:table-cell table:formula="of:=[.F124]-[.D124]" office:value-type="float" office:value="21" calcext:value-type="float">
            <text:p>21</text:p>
          </table:table-cell>
          <table:table-cell table:formula="of:=[.U124]-ROW()+1" office:value-type="float" office:value="7.44" calcext:value-type="float">
            <text:p>7.44</text:p>
          </table:table-cell>
        </table:table-row>
        <table:table-row table:style-name="ro1">
          <table:table-cell office:value-type="string" calcext:value-type="string">
            <text:p>Ja'Lynn Polk</text:p>
          </table:table-cell>
          <table:table-cell office:value-type="float" office:value="2765" calcext:value-type="float">
            <text:p>2765</text:p>
          </table:table-cell>
          <table:table-cell office:value-type="float" office:value="1838" calcext:value-type="float">
            <text:p>183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A</text:p>
          </table:table-cell>
          <table:table-cell office:value-type="float" office:value="155" calcext:value-type="float">
            <text:p>155</text:p>
          </table:table-cell>
          <table:table-cell office:value-type="float" office:value="2301.5" calcext:value-type="float">
            <text:p>2301.5</text:p>
          </table:table-cell>
          <table:table-cell office:value-type="float" office:value="2125.53" calcext:value-type="float">
            <text:p>2125.53</text:p>
          </table:table-cell>
          <table:table-cell office:value-type="float" office:value="124" calcext:value-type="float">
            <text:p>124</text:p>
          </table:table-cell>
          <table:table-cell office:value-type="float" office:value="-16.1700000000001" calcext:value-type="float">
            <text:p>-16.1700000000001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Grayson</text:p>
          </table:table-cell>
          <table:table-cell table:formula="of:=(ROW() - 1)/12 + 1" office:value-type="float" office:value="11.3333333333333" calcext:value-type="float">
            <text:p>11 4/12</text:p>
          </table:table-cell>
          <table:table-cell table:number-columns-repeated="4"/>
          <table:table-cell office:value-type="float" office:value="129.56" calcext:value-type="float">
            <text:p>129.56</text:p>
          </table:table-cell>
          <table:table-cell table:formula="of:=[.F125]-[.D125]" office:value-type="float" office:value="21" calcext:value-type="float">
            <text:p>21</text:p>
          </table:table-cell>
          <table:table-cell table:formula="of:=[.U125]-ROW()+1" office:value-type="float" office:value="5.56" calcext:value-type="float">
            <text:p>5.56</text:p>
          </table:table-cell>
        </table:table-row>
        <table:table-row table:style-name="ro1">
          <table:table-cell office:value-type="string" calcext:value-type="string">
            <text:p>Geno Smith</text:p>
          </table:table-cell>
          <table:table-cell office:value-type="float" office:value="2570" calcext:value-type="float">
            <text:p>2570</text:p>
          </table:table-cell>
          <table:table-cell office:value-type="float" office:value="1926" calcext:value-type="float">
            <text:p>192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A</text:p>
          </table:table-cell>
          <table:table-cell office:value-type="float" office:value="145" calcext:value-type="float">
            <text:p>145</text:p>
          </table:table-cell>
          <table:table-cell office:value-type="float" office:value="2248" calcext:value-type="float">
            <text:p>2248</text:p>
          </table:table-cell>
          <table:table-cell office:value-type="float" office:value="2119.26" calcext:value-type="float">
            <text:p>2119.26</text:p>
          </table:table-cell>
          <table:table-cell office:value-type="float" office:value="125" calcext:value-type="float">
            <text:p>125</text:p>
          </table:table-cell>
          <table:table-cell office:value-type="float" office:value="-6.26999999999998" calcext:value-type="float">
            <text:p>-6.26999999999998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ce</text:p>
          </table:table-cell>
          <table:table-cell table:formula="of:=(ROW() - 1)/12 + 1" office:value-type="float" office:value="11.4166666666667" calcext:value-type="float">
            <text:p>11 5/12</text:p>
          </table:table-cell>
          <table:table-cell table:number-columns-repeated="4"/>
          <table:table-cell office:value-type="float" office:value="131.6" calcext:value-type="float">
            <text:p>131.6</text:p>
          </table:table-cell>
          <table:table-cell table:formula="of:=[.F126]-[.D126]" office:value-type="float" office:value="-8" calcext:value-type="float">
            <text:p>-8</text:p>
          </table:table-cell>
          <table:table-cell table:formula="of:=[.U126]-ROW()+1" office:value-type="float" office:value="6.59999999999999" calcext:value-type="float">
            <text:p>6.59999999999999</text:p>
          </table:table-cell>
        </table:table-row>
        <table:table-row table:style-name="ro1">
          <table:table-cell office:value-type="string" calcext:value-type="string">
            <text:p>Nick Chubb</text:p>
          </table:table-cell>
          <table:table-cell office:value-type="float" office:value="2498" calcext:value-type="float">
            <text:p>2498</text:p>
          </table:table-cell>
          <table:table-cell office:value-type="float" office:value="1946" calcext:value-type="float">
            <text:p>194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A</text:p>
          </table:table-cell>
          <table:table-cell office:value-type="float" office:value="142" calcext:value-type="float">
            <text:p>142</text:p>
          </table:table-cell>
          <table:table-cell office:value-type="float" office:value="2222" calcext:value-type="float">
            <text:p>2222</text:p>
          </table:table-cell>
          <table:table-cell office:value-type="float" office:value="2108.7" calcext:value-type="float">
            <text:p>2108.7</text:p>
          </table:table-cell>
          <table:table-cell office:value-type="float" office:value="126" calcext:value-type="float">
            <text:p>126</text:p>
          </table:table-cell>
          <table:table-cell office:value-type="float" office:value="-10.5599999999999" calcext:value-type="float">
            <text:p>-10.5599999999999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Brian</text:p>
          </table:table-cell>
          <table:table-cell table:formula="of:=(ROW() - 1)/12 + 1" office:value-type="float" office:value="11.5" calcext:value-type="float">
            <text:p>11 6/12</text:p>
          </table:table-cell>
          <table:table-cell table:number-columns-repeated="4"/>
          <table:table-cell office:value-type="float" office:value="122.87" calcext:value-type="float">
            <text:p>122.87</text:p>
          </table:table-cell>
          <table:table-cell table:formula="of:=[.F127]-[.D127]" office:value-type="float" office:value="-17" calcext:value-type="float">
            <text:p>-17</text:p>
          </table:table-cell>
          <table:table-cell table:formula="of:=[.U127]-ROW()+1" office:value-type="float" office:value="-3.13" calcext:value-type="float">
            <text:p>-3.13</text:p>
          </table:table-cell>
        </table:table-row>
        <table:table-row table:style-name="ro1">
          <table:table-cell office:value-type="string" calcext:value-type="string">
            <text:p>Ben Sinnott</text:p>
          </table:table-cell>
          <table:table-cell office:value-type="float" office:value="2624" calcext:value-type="float">
            <text:p>2624</text:p>
          </table:table-cell>
          <table:table-cell office:value-type="float" office:value="1873" calcext:value-type="float">
            <text:p>187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A</text:p>
          </table:table-cell>
          <table:table-cell office:value-type="float" office:value="151" calcext:value-type="float">
            <text:p>151</text:p>
          </table:table-cell>
          <table:table-cell office:value-type="float" office:value="2248.5" calcext:value-type="float">
            <text:p>2248.5</text:p>
          </table:table-cell>
          <table:table-cell office:value-type="float" office:value="2102.1" calcext:value-type="float">
            <text:p>2102.1</text:p>
          </table:table-cell>
          <table:table-cell office:value-type="float" office:value="127" calcext:value-type="float">
            <text:p>127</text:p>
          </table:table-cell>
          <table:table-cell office:value-type="float" office:value="-6.59999999999991" calcext:value-type="float">
            <text:p>-6.59999999999991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rik G</text:p>
          </table:table-cell>
          <table:table-cell table:formula="of:=(ROW() - 1)/12 + 1" office:value-type="float" office:value="11.5833333333333" calcext:value-type="float">
            <text:p>11 7/12</text:p>
          </table:table-cell>
          <table:table-cell table:number-columns-repeated="4"/>
          <table:table-cell office:value-type="float" office:value="129" calcext:value-type="float">
            <text:p>129</text:p>
          </table:table-cell>
          <table:table-cell table:formula="of:=[.F128]-[.D128]" office:value-type="float" office:value="2" calcext:value-type="float">
            <text:p>2</text:p>
          </table:table-cell>
          <table:table-cell table:formula="of:=[.U128]-ROW()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aron Rodgers</text:p>
          </table:table-cell>
          <table:table-cell office:value-type="float" office:value="2474" calcext:value-type="float">
            <text:p>2474</text:p>
          </table:table-cell>
          <table:table-cell office:value-type="float" office:value="1942" calcext:value-type="float">
            <text:p>194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A</text:p>
          </table:table-cell>
          <table:table-cell office:value-type="float" office:value="143" calcext:value-type="float">
            <text:p>143</text:p>
          </table:table-cell>
          <table:table-cell office:value-type="float" office:value="2208" calcext:value-type="float">
            <text:p>2208</text:p>
          </table:table-cell>
          <table:table-cell office:value-type="float" office:value="2098.14" calcext:value-type="float">
            <text:p>2098.14</text:p>
          </table:table-cell>
          <table:table-cell office:value-type="float" office:value="128" calcext:value-type="float">
            <text:p>128</text:p>
          </table:table-cell>
          <table:table-cell office:value-type="float" office:value="-3.96000000000004" calcext:value-type="float">
            <text:p>-3.9600000000000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James</text:p>
          </table:table-cell>
          <table:table-cell table:formula="of:=(ROW() - 1)/12 + 1" office:value-type="float" office:value="11.6666666666667" calcext:value-type="float">
            <text:p>11 8/12</text:p>
          </table:table-cell>
          <table:table-cell table:number-columns-repeated="4"/>
          <table:table-cell office:value-type="float" office:value="116.85" calcext:value-type="float">
            <text:p>116.85</text:p>
          </table:table-cell>
          <table:table-cell table:formula="of:=[.F129]-[.D129]" office:value-type="float" office:value="-17" calcext:value-type="float">
            <text:p>-17</text:p>
          </table:table-cell>
          <table:table-cell table:formula="of:=[.U129]-ROW()+1" office:value-type="float" office:value="-11.15" calcext:value-type="float">
            <text:p>-11.15</text:p>
          </table:table-cell>
        </table:table-row>
        <table:table-row table:style-name="ro1">
          <table:table-cell office:value-type="string" calcext:value-type="string">
            <text:p>Kendre Miller</text:p>
          </table:table-cell>
          <table:table-cell office:value-type="float" office:value="2839" calcext:value-type="float">
            <text:p>2839</text:p>
          </table:table-cell>
          <table:table-cell office:value-type="float" office:value="1733" calcext:value-type="float">
            <text:p>173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A</text:p>
          </table:table-cell>
          <table:table-cell office:value-type="float" office:value="169" calcext:value-type="float">
            <text:p>169</text:p>
          </table:table-cell>
          <table:table-cell office:value-type="float" office:value="2286" calcext:value-type="float">
            <text:p>2286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29" calcext:value-type="float">
            <text:p>129</text:p>
          </table:table-cell>
          <table:table-cell office:value-type="float" office:value="-17.4900000000002" calcext:value-type="float">
            <text:p>-17.4900000000002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Anthony</text:p>
          </table:table-cell>
          <table:table-cell table:formula="of:=(ROW() - 1)/12 + 1" office:value-type="float" office:value="11.75" calcext:value-type="float">
            <text:p>11 9/12</text:p>
          </table:table-cell>
          <table:table-cell table:number-columns-repeated="4"/>
          <table:table-cell office:value-type="float" office:value="137.97" calcext:value-type="float">
            <text:p>137.97</text:p>
          </table:table-cell>
          <table:table-cell table:formula="of:=[.F130]-[.D130]" office:value-type="float" office:value="39" calcext:value-type="float">
            <text:p>39</text:p>
          </table:table-cell>
          <table:table-cell table:formula="of:=[.U130]-ROW()+1"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Cole Kmet</text:p>
          </table:table-cell>
          <table:table-cell office:value-type="float" office:value="2694" calcext:value-type="float">
            <text:p>2694</text:p>
          </table:table-cell>
          <table:table-cell office:value-type="float" office:value="1805" calcext:value-type="float">
            <text:p>180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A</text:p>
          </table:table-cell>
          <table:table-cell office:value-type="float" office:value="158" calcext:value-type="float">
            <text:p>158</text:p>
          </table:table-cell>
          <table:table-cell office:value-type="float" office:value="2249.5" calcext:value-type="float">
            <text:p>2249.5</text:p>
          </table:table-cell>
          <table:table-cell office:value-type="float" office:value="2080.32" calcext:value-type="float">
            <text:p>2080.32</text:p>
          </table:table-cell>
          <table:table-cell office:value-type="float" office:value="130" calcext:value-type="float">
            <text:p>130</text:p>
          </table:table-cell>
          <table:table-cell office:value-type="float" office:value="-0.329999999999927" calcext:value-type="float">
            <text:p>-0.329999999999927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amar</text:p>
          </table:table-cell>
          <table:table-cell office:value-type="string" calcext:value-type="string">
            <text:p>Erik</text:p>
          </table:table-cell>
          <table:table-cell table:formula="of:=(ROW() - 1)/12 + 1" office:value-type="float" office:value="11.8333333333333" calcext:value-type="float">
            <text:p>11 10/12</text:p>
          </table:table-cell>
          <table:table-cell table:number-columns-repeated="4"/>
          <table:table-cell office:value-type="float" office:value="117.45" calcext:value-type="float">
            <text:p>117.45</text:p>
          </table:table-cell>
          <table:table-cell table:formula="of:=[.F131]-[.D131]" office:value-type="float" office:value="16" calcext:value-type="float">
            <text:p>16</text:p>
          </table:table-cell>
          <table:table-cell table:formula="of:=[.U131]-ROW()+1" office:value-type="float" office:value="-12.55" calcext:value-type="float">
            <text:p>-12.55</text:p>
          </table:table-cell>
        </table:table-row>
        <table:table-row table:style-name="ro1">
          <table:table-cell office:value-type="string" calcext:value-type="string">
            <text:p>Zach Charbonnet</text:p>
          </table:table-cell>
          <table:table-cell office:value-type="float" office:value="2798" calcext:value-type="float">
            <text:p>2798</text:p>
          </table:table-cell>
          <table:table-cell office:value-type="float" office:value="1730" calcext:value-type="float">
            <text:p>17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float" office:value="2264" calcext:value-type="float">
            <text:p>2264</text:p>
          </table:table-cell>
          <table:table-cell office:value-type="float" office:value="2065.14" calcext:value-type="float">
            <text:p>2065.14</text:p>
          </table:table-cell>
          <table:table-cell office:value-type="float" office:value="131" calcext:value-type="float">
            <text:p>131</text:p>
          </table:table-cell>
          <table:table-cell office:value-type="float" office:value="-15.1800000000003" calcext:value-type="float">
            <text:p>-15.1800000000003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Damar</text:p>
          </table:table-cell>
          <table:table-cell table:formula="of:=(ROW() - 1)/12 + 1" office:value-type="float" office:value="11.9166666666667" calcext:value-type="float">
            <text:p>11 11/12</text:p>
          </table:table-cell>
          <table:table-cell table:number-columns-repeated="4"/>
          <table:table-cell office:value-type="float" office:value="134.83" calcext:value-type="float">
            <text:p>134.83</text:p>
          </table:table-cell>
          <table:table-cell table:formula="of:=[.F132]-[.D132]" office:value-type="float" office:value="39" calcext:value-type="float">
            <text:p>39</text:p>
          </table:table-cell>
          <table:table-cell table:formula="of:=[.U132]-ROW()+1" office:value-type="float" office:value="3.83000000000001" calcext:value-type="float">
            <text:p>3.83000000000001</text:p>
          </table:table-cell>
        </table:table-row>
        <table:table-row table:style-name="ro1">
          <table:table-cell office:value-type="string" calcext:value-type="string">
            <text:p>MarShawn Lloyd</text:p>
          </table:table-cell>
          <table:table-cell office:value-type="float" office:value="2724" calcext:value-type="float">
            <text:p>2724</text:p>
          </table:table-cell>
          <table:table-cell office:value-type="float" office:value="1753" calcext:value-type="float">
            <text:p>175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A</text:p>
          </table:table-cell>
          <table:table-cell office:value-type="float" office:value="164" calcext:value-type="float">
            <text:p>164</text:p>
          </table:table-cell>
          <table:table-cell office:value-type="float" office:value="2238.5" calcext:value-type="float">
            <text:p>2238.5</text:p>
          </table:table-cell>
          <table:table-cell office:value-type="float" office:value="2055.9" calcext:value-type="float">
            <text:p>2055.9</text:p>
          </table:table-cell>
          <table:table-cell office:value-type="float" office:value="132" calcext:value-type="float">
            <text:p>132</text:p>
          </table:table-cell>
          <table:table-cell office:value-type="float" office:value="-9.23999999999978" calcext:value-type="float">
            <text:p>-9.23999999999978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CJ</text:p>
          </table:table-cell>
          <table:table-cell table:formula="of:=(ROW() - 1)/12 + 1" office:value-type="float" office:value="12" calcext:value-type="float">
            <text:p>12 <text:s text:c="2"/></text:p>
          </table:table-cell>
          <table:table-cell table:number-columns-repeated="4"/>
          <table:table-cell office:value-type="float" office:value="144.83" calcext:value-type="float">
            <text:p>144.83</text:p>
          </table:table-cell>
          <table:table-cell table:formula="of:=[.F133]-[.D133]" office:value-type="float" office:value="24" calcext:value-type="float">
            <text:p>24</text:p>
          </table:table-cell>
          <table:table-cell table:formula="of:=[.U133]-ROW()+1" office:value-type="float" office:value="12.83" calcext:value-type="float">
            <text:p>12.83</text:p>
          </table:table-cell>
        </table:table-row>
        <table:table-row table:style-name="ro1">
          <table:table-cell office:value-type="string" calcext:value-type="string">
            <text:p>Troy Franklin</text:p>
          </table:table-cell>
          <table:table-cell office:value-type="float" office:value="2599" calcext:value-type="float">
            <text:p>2599</text:p>
          </table:table-cell>
          <table:table-cell office:value-type="float" office:value="1798" calcext:value-type="float">
            <text:p>179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A</text:p>
          </table:table-cell>
          <table:table-cell office:value-type="float" office:value="159" calcext:value-type="float">
            <text:p>159</text:p>
          </table:table-cell>
          <table:table-cell office:value-type="float" office:value="2198.5" calcext:value-type="float">
            <text:p>2198.5</text:p>
          </table:table-cell>
          <table:table-cell office:value-type="float" office:value="2044.35" calcext:value-type="float">
            <text:p>2044.35</text:p>
          </table:table-cell>
          <table:table-cell office:value-type="float" office:value="133" calcext:value-type="float">
            <text:p>133</text:p>
          </table:table-cell>
          <table:table-cell office:value-type="float" office:value="-11.55" calcext:value-type="float">
            <text:p>-11.55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CJ</text:p>
          </table:table-cell>
          <table:table-cell table:formula="of:=(ROW() - 1)/12 + 1" office:value-type="float" office:value="12.0833333333333" calcext:value-type="float">
            <text:p>12 1/12</text:p>
          </table:table-cell>
          <table:table-cell table:number-columns-repeated="4"/>
          <table:table-cell office:value-type="float" office:value="134.34" calcext:value-type="float">
            <text:p>134.34</text:p>
          </table:table-cell>
          <table:table-cell table:formula="of:=[.F134]-[.D134]" office:value-type="float" office:value="8" calcext:value-type="float">
            <text:p>8</text:p>
          </table:table-cell>
          <table:table-cell table:formula="of:=[.U134]-ROW()+1"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Jaylen Wright</text:p>
          </table:table-cell>
          <table:table-cell office:value-type="float" office:value="2643" calcext:value-type="float">
            <text:p>2643</text:p>
          </table:table-cell>
          <table:table-cell office:value-type="float" office:value="1774" calcext:value-type="float">
            <text:p>177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A</text:p>
          </table:table-cell>
          <table:table-cell office:value-type="float" office:value="161" calcext:value-type="float">
            <text:p>161</text:p>
          </table:table-cell>
          <table:table-cell office:value-type="float" office:value="2208.5" calcext:value-type="float">
            <text:p>2208.5</text:p>
          </table:table-cell>
          <table:table-cell office:value-type="float" office:value="2043.03" calcext:value-type="float">
            <text:p>2043.03</text:p>
          </table:table-cell>
          <table:table-cell office:value-type="float" office:value="134" calcext:value-type="float">
            <text:p>134</text:p>
          </table:table-cell>
          <table:table-cell office:value-type="float" office:value="-1.31999999999994" calcext:value-type="float">
            <text:p>-1.31999999999994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Damar</text:p>
          </table:table-cell>
          <table:table-cell table:formula="of:=(ROW() - 1)/12 + 1" office:value-type="float" office:value="12.1666666666667" calcext:value-type="float">
            <text:p>12 2/12</text:p>
          </table:table-cell>
          <table:table-cell table:number-columns-repeated="4"/>
          <table:table-cell office:value-type="float" office:value="140.4" calcext:value-type="float">
            <text:p>140.4</text:p>
          </table:table-cell>
          <table:table-cell table:formula="of:=[.F135]-[.D135]" office:value-type="float" office:value="15" calcext:value-type="float">
            <text:p>15</text:p>
          </table:table-cell>
          <table:table-cell table:formula="of:=[.U135]-ROW()+1" office:value-type="float" office:value="6.40000000000001" calcext:value-type="float">
            <text:p>6.40000000000001</text:p>
          </table:table-cell>
        </table:table-row>
        <table:table-row table:style-name="ro1">
          <table:table-cell office:value-type="string" calcext:value-type="string">
            <text:p>Romeo Doubs</text:p>
          </table:table-cell>
          <table:table-cell office:value-type="float" office:value="2746" calcext:value-type="float">
            <text:p>2746</text:p>
          </table:table-cell>
          <table:table-cell office:value-type="float" office:value="1702" calcext:value-type="float">
            <text:p>170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A</text:p>
          </table:table-cell>
          <table:table-cell office:value-type="float" office:value="171" calcext:value-type="float">
            <text:p>171</text:p>
          </table:table-cell>
          <table:table-cell office:value-type="float" office:value="2224" calcext:value-type="float">
            <text:p>2224</text:p>
          </table:table-cell>
          <table:table-cell office:value-type="float" office:value="2029.5" calcext:value-type="float">
            <text:p>2029.5</text:p>
          </table:table-cell>
          <table:table-cell office:value-type="float" office:value="135" calcext:value-type="float">
            <text:p>135</text:p>
          </table:table-cell>
          <table:table-cell office:value-type="float" office:value="-13.53" calcext:value-type="float">
            <text:p>-13.53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Erik</text:p>
          </table:table-cell>
          <table:table-cell table:formula="of:=(ROW() - 1)/12 + 1" office:value-type="float" office:value="12.25" calcext:value-type="float">
            <text:p>12 3/12</text:p>
          </table:table-cell>
          <table:table-cell table:number-columns-repeated="4"/>
          <table:table-cell office:value-type="float" office:value="143.75" calcext:value-type="float">
            <text:p>143.75</text:p>
          </table:table-cell>
          <table:table-cell table:formula="of:=[.F136]-[.D136]" office:value-type="float" office:value="34" calcext:value-type="float">
            <text:p>34</text:p>
          </table:table-cell>
          <table:table-cell table:formula="of:=[.U136]-ROW()+1" office:value-type="float" office:value="8.75" calcext:value-type="float">
            <text:p>8.75</text:p>
          </table:table-cell>
        </table:table-row>
        <table:table-row table:style-name="ro1">
          <table:table-cell office:value-type="string" calcext:value-type="string">
            <text:p>Pat Freiermuth</text:p>
          </table:table-cell>
          <table:table-cell office:value-type="float" office:value="2570" calcext:value-type="float">
            <text:p>2570</text:p>
          </table:table-cell>
          <table:table-cell office:value-type="float" office:value="1770" calcext:value-type="float">
            <text:p>177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A</text:p>
          </table:table-cell>
          <table:table-cell office:value-type="float" office:value="162" calcext:value-type="float">
            <text:p>162</text:p>
          </table:table-cell>
          <table:table-cell office:value-type="float" office:value="2170" calcext:value-type="float">
            <text:p>2170</text:p>
          </table:table-cell>
          <table:table-cell office:value-type="float" office:value="2016.3" calcext:value-type="float">
            <text:p>2016.3</text:p>
          </table:table-cell>
          <table:table-cell office:value-type="float" office:value="136" calcext:value-type="float">
            <text:p>136</text:p>
          </table:table-cell>
          <table:table-cell office:value-type="float" office:value="-13.2" calcext:value-type="float">
            <text:p>-13.2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nthony</text:p>
          </table:table-cell>
          <table:table-cell table:formula="of:=(ROW() - 1)/12 + 1" office:value-type="float" office:value="12.3333333333333" calcext:value-type="float">
            <text:p>12 4/12</text:p>
          </table:table-cell>
          <table:table-cell table:number-columns-repeated="4"/>
          <table:table-cell office:value-type="float" office:value="131.32" calcext:value-type="float">
            <text:p>131.32</text:p>
          </table:table-cell>
          <table:table-cell table:formula="of:=[.F137]-[.D137]" office:value-type="float" office:value="8" calcext:value-type="float">
            <text:p>8</text:p>
          </table:table-cell>
          <table:table-cell table:formula="of:=[.U137]-ROW()+1" office:value-type="float" office:value="-4.68000000000001" calcext:value-type="float">
            <text:p>-4.68000000000001</text:p>
          </table:table-cell>
        </table:table-row>
        <table:table-row table:style-name="ro1">
          <table:table-cell office:value-type="string" calcext:value-type="string">
            <text:p>Roman Wilson</text:p>
          </table:table-cell>
          <table:table-cell office:value-type="float" office:value="2628" calcext:value-type="float">
            <text:p>2628</text:p>
          </table:table-cell>
          <table:table-cell office:value-type="float" office:value="1734" calcext:value-type="float">
            <text:p>173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A</text:p>
          </table:table-cell>
          <table:table-cell office:value-type="float" office:value="168" calcext:value-type="float">
            <text:p>168</text:p>
          </table:table-cell>
          <table:table-cell office:value-type="float" office:value="2181" calcext:value-type="float">
            <text:p>2181</text:p>
          </table:table-cell>
          <table:table-cell office:value-type="float" office:value="2011.68" calcext:value-type="float">
            <text:p>2011.68</text:p>
          </table:table-cell>
          <table:table-cell office:value-type="float" office:value="137" calcext:value-type="float">
            <text:p>137</text:p>
          </table:table-cell>
          <table:table-cell office:value-type="float" office:value="-4.62000000000012" calcext:value-type="float">
            <text:p>-4.62000000000012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James</text:p>
          </table:table-cell>
          <table:table-cell table:formula="of:=(ROW() - 1)/12 + 1" office:value-type="float" office:value="12.4166666666667" calcext:value-type="float">
            <text:p>12 5/12</text:p>
          </table:table-cell>
          <table:table-cell table:number-columns-repeated="4"/>
          <table:table-cell office:value-type="float" office:value="144.24" calcext:value-type="float">
            <text:p>144.24</text:p>
          </table:table-cell>
          <table:table-cell table:formula="of:=[.F138]-[.D138]" office:value-type="float" office:value="20" calcext:value-type="float">
            <text:p>20</text:p>
          </table:table-cell>
          <table:table-cell table:formula="of:=[.U138]-ROW()+1" office:value-type="float" office:value="7.24000000000001" calcext:value-type="float">
            <text:p>7.24000000000001</text:p>
          </table:table-cell>
        </table:table-row>
        <table:table-row table:style-name="ro1">
          <table:table-cell office:value-type="string" calcext:value-type="string">
            <text:p>Dallas Goedert</text:p>
          </table:table-cell>
          <table:table-cell office:value-type="float" office:value="2431" calcext:value-type="float">
            <text:p>2431</text:p>
          </table:table-cell>
          <table:table-cell office:value-type="float" office:value="1830" calcext:value-type="float">
            <text:p>183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A</text:p>
          </table:table-cell>
          <table:table-cell office:value-type="float" office:value="156" calcext:value-type="float">
            <text:p>156</text:p>
          </table:table-cell>
          <table:table-cell office:value-type="float" office:value="2130.5" calcext:value-type="float">
            <text:p>2130.5</text:p>
          </table:table-cell>
          <table:table-cell office:value-type="float" office:value="2010.03" calcext:value-type="float">
            <text:p>2010.03</text:p>
          </table:table-cell>
          <table:table-cell office:value-type="float" office:value="138" calcext:value-type="float">
            <text:p>138</text:p>
          </table:table-cell>
          <table:table-cell office:value-type="float" office:value="-1.65000000000009" calcext:value-type="float">
            <text:p>-1.65000000000009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rik G</text:p>
          </table:table-cell>
          <table:table-cell table:formula="of:=(ROW() - 1)/12 + 1" office:value-type="float" office:value="12.5" calcext:value-type="float">
            <text:p>12 6/12</text:p>
          </table:table-cell>
          <table:table-cell table:number-columns-repeated="4"/>
          <table:table-cell office:value-type="float" office:value="125.99" calcext:value-type="float">
            <text:p>125.99</text:p>
          </table:table-cell>
          <table:table-cell table:formula="of:=[.F139]-[.D139]" office:value-type="float" office:value="-8" calcext:value-type="float">
            <text:p>-8</text:p>
          </table:table-cell>
          <table:table-cell table:formula="of:=[.U139]-ROW()+1" office:value-type="float" office:value="-12.01" calcext:value-type="float">
            <text:p>-12.01</text:p>
          </table:table-cell>
        </table:table-row>
        <table:table-row table:style-name="ro1">
          <table:table-cell office:value-type="string" calcext:value-type="string">
            <text:p>Dontayvion Wicks</text:p>
          </table:table-cell>
          <table:table-cell office:value-type="float" office:value="2789" calcext:value-type="float">
            <text:p>2789</text:p>
          </table:table-cell>
          <table:table-cell office:value-type="float" office:value="1631" calcext:value-type="float">
            <text:p>16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A</text:p>
          </table:table-cell>
          <table:table-cell office:value-type="float" office:value="180" calcext:value-type="float">
            <text:p>180</text:p>
          </table:table-cell>
          <table:table-cell office:value-type="float" office:value="2210" calcext:value-type="float">
            <text:p>2210</text:p>
          </table:table-cell>
          <table:table-cell office:value-type="float" office:value="1996.83" calcext:value-type="float">
            <text:p>1996.83</text:p>
          </table:table-cell>
          <table:table-cell office:value-type="float" office:value="139" calcext:value-type="float">
            <text:p>139</text:p>
          </table:table-cell>
          <table:table-cell office:value-type="float" office:value="-13.2" calcext:value-type="float">
            <text:p>-13.2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Brian</text:p>
          </table:table-cell>
          <table:table-cell table:formula="of:=(ROW() - 1)/12 + 1" office:value-type="float" office:value="12.5833333333333" calcext:value-type="float">
            <text:p>12 7/12</text:p>
          </table:table-cell>
          <table:table-cell table:number-columns-repeated="4"/>
          <table:table-cell office:value-type="float" office:value="162.75" calcext:value-type="float">
            <text:p>162.75</text:p>
          </table:table-cell>
          <table:table-cell table:formula="of:=[.F140]-[.D140]" office:value-type="float" office:value="48" calcext:value-type="float">
            <text:p>48</text:p>
          </table:table-cell>
          <table:table-cell table:formula="of:=[.U140]-ROW()+1" office:value-type="float" office:value="23.75" calcext:value-type="float">
            <text:p>23.75</text:p>
          </table:table-cell>
        </table:table-row>
        <table:table-row table:style-name="ro1">
          <table:table-cell office:value-type="string" calcext:value-type="string">
            <text:p>Josh Downs</text:p>
          </table:table-cell>
          <table:table-cell office:value-type="float" office:value="2748" calcext:value-type="float">
            <text:p>2748</text:p>
          </table:table-cell>
          <table:table-cell office:value-type="float" office:value="1650" calcext:value-type="float">
            <text:p>165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A</text:p>
          </table:table-cell>
          <table:table-cell office:value-type="float" office:value="178" calcext:value-type="float">
            <text:p>178</text:p>
          </table:table-cell>
          <table:table-cell office:value-type="float" office:value="2199" calcext:value-type="float">
            <text:p>2199</text:p>
          </table:table-cell>
          <table:table-cell office:value-type="float" office:value="1995.84" calcext:value-type="float">
            <text:p>1995.84</text:p>
          </table:table-cell>
          <table:table-cell office:value-type="float" office:value="140" calcext:value-type="float">
            <text:p>140</text:p>
          </table:table-cell>
          <table:table-cell office:value-type="float" office:value="-0.989999999999782" calcext:value-type="float">
            <text:p>-0.989999999999782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Pace</text:p>
          </table:table-cell>
          <table:table-cell table:formula="of:=(ROW() - 1)/12 + 1" office:value-type="float" office:value="12.6666666666667" calcext:value-type="float">
            <text:p>12 8/12</text:p>
          </table:table-cell>
          <table:table-cell table:number-columns-repeated="4"/>
          <table:table-cell office:value-type="float" office:value="139.11" calcext:value-type="float">
            <text:p>139.11</text:p>
          </table:table-cell>
          <table:table-cell table:formula="of:=[.F141]-[.D141]" office:value-type="float" office:value="42" calcext:value-type="float">
            <text:p>42</text:p>
          </table:table-cell>
          <table:table-cell table:formula="of:=[.U141]-ROW()+1" office:value-type="float" office:value="-0.889999999999986" calcext:value-type="float">
            <text:p>-0.889999999999986</text:p>
          </table:table-cell>
        </table:table-row>
        <table:table-row table:style-name="ro1">
          <table:table-cell office:value-type="string" calcext:value-type="string">
            <text:p>Jerry Jeudy</text:p>
          </table:table-cell>
          <table:table-cell office:value-type="float" office:value="2558" calcext:value-type="float">
            <text:p>2558</text:p>
          </table:table-cell>
          <table:table-cell office:value-type="float" office:value="1735" calcext:value-type="float">
            <text:p>173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A</text:p>
          </table:table-cell>
          <table:table-cell office:value-type="float" office:value="167" calcext:value-type="float">
            <text:p>167</text:p>
          </table:table-cell>
          <table:table-cell office:value-type="float" office:value="2146.5" calcext:value-type="float">
            <text:p>2146.5</text:p>
          </table:table-cell>
          <table:table-cell office:value-type="float" office:value="1989.24" calcext:value-type="float">
            <text:p>1989.24</text:p>
          </table:table-cell>
          <table:table-cell office:value-type="float" office:value="141" calcext:value-type="float">
            <text:p>141</text:p>
          </table:table-cell>
          <table:table-cell office:value-type="float" office:value="-6.59999999999991" calcext:value-type="float">
            <text:p>-6.59999999999991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rayson</text:p>
          </table:table-cell>
          <table:table-cell table:formula="of:=(ROW() - 1)/12 + 1" office:value-type="float" office:value="12.75" calcext:value-type="float">
            <text:p>12 9/12</text:p>
          </table:table-cell>
          <table:table-cell table:number-columns-repeated="4"/>
          <table:table-cell office:value-type="float" office:value="141.06" calcext:value-type="float">
            <text:p>141.06</text:p>
          </table:table-cell>
          <table:table-cell table:formula="of:=[.F142]-[.D142]" office:value-type="float" office:value="11" calcext:value-type="float">
            <text:p>11</text:p>
          </table:table-cell>
          <table:table-cell table:formula="of:=[.U142]-ROW()+1" office:value-type="float" office:value="0.0600000000000023" calcext:value-type="float">
            <text:p>0.0600000000000023</text:p>
          </table:table-cell>
        </table:table-row>
        <table:table-row table:style-name="ro1">
          <table:table-cell office:value-type="string" calcext:value-type="string">
            <text:p>Jahan Dotson</text:p>
          </table:table-cell>
          <table:table-cell office:value-type="float" office:value="2617" calcext:value-type="float">
            <text:p>2617</text:p>
          </table:table-cell>
          <table:table-cell office:value-type="float" office:value="1689" calcext:value-type="float">
            <text:p>168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float" office:value="174" calcext:value-type="float">
            <text:p>174</text:p>
          </table:table-cell>
          <table:table-cell office:value-type="float" office:value="2153" calcext:value-type="float">
            <text:p>2153</text:p>
          </table:table-cell>
          <table:table-cell office:value-type="float" office:value="1978.35" calcext:value-type="float">
            <text:p>1978.35</text:p>
          </table:table-cell>
          <table:table-cell office:value-type="float" office:value="142" calcext:value-type="float">
            <text:p>142</text:p>
          </table:table-cell>
          <table:table-cell office:value-type="float" office:value="-10.8900000000003" calcext:value-type="float">
            <text:p>-10.890000000000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wass</text:p>
          </table:table-cell>
          <table:table-cell table:formula="of:=(ROW() - 1)/12 + 1" office:value-type="float" office:value="12.8333333333333" calcext:value-type="float">
            <text:p>12 10/12</text:p>
          </table:table-cell>
          <table:table-cell table:number-columns-repeated="4"/>
          <table:table-cell office:value-type="float" office:value="143.62" calcext:value-type="float">
            <text:p>143.62</text:p>
          </table:table-cell>
          <table:table-cell table:formula="of:=[.F143]-[.D143]" office:value-type="float" office:value="24" calcext:value-type="float">
            <text:p>24</text:p>
          </table:table-cell>
          <table:table-cell table:formula="of:=[.U143]-ROW()+1"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Jermaine Burton</text:p>
          </table:table-cell>
          <table:table-cell office:value-type="float" office:value="2633" calcext:value-type="float">
            <text:p>2633</text:p>
          </table:table-cell>
          <table:table-cell office:value-type="float" office:value="1675" calcext:value-type="float">
            <text:p>167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</text:p>
          </table:table-cell>
          <table:table-cell office:value-type="float" office:value="176" calcext:value-type="float">
            <text:p>176</text:p>
          </table:table-cell>
          <table:table-cell office:value-type="float" office:value="2154" calcext:value-type="float">
            <text:p>2154</text:p>
          </table:table-cell>
          <table:table-cell office:value-type="float" office:value="1974.39" calcext:value-type="float">
            <text:p>1974.39</text:p>
          </table:table-cell>
          <table:table-cell office:value-type="float" office:value="143" calcext:value-type="float">
            <text:p>143</text:p>
          </table:table-cell>
          <table:table-cell office:value-type="float" office:value="-3.96000000000004" calcext:value-type="float">
            <text:p>-3.96000000000004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Blake</text:p>
          </table:table-cell>
          <table:table-cell table:formula="of:=(ROW() - 1)/12 + 1" office:value-type="float" office:value="12.9166666666667" calcext:value-type="float">
            <text:p>12 11/12</text:p>
          </table:table-cell>
          <table:table-cell table:number-columns-repeated="4"/>
          <table:table-cell office:value-type="float" office:value="152.18" calcext:value-type="float">
            <text:p>152.18</text:p>
          </table:table-cell>
          <table:table-cell table:formula="of:=[.F144]-[.D144]" office:value-type="float" office:value="29" calcext:value-type="float">
            <text:p>29</text:p>
          </table:table-cell>
          <table:table-cell table:formula="of:=[.U144]-ROW()+1" office:value-type="float" office:value="9.18000000000001" calcext:value-type="float">
            <text:p>9.18000000000001</text:p>
          </table:table-cell>
        </table:table-row>
        <table:table-row table:style-name="ro1">
          <table:table-cell office:value-type="string" calcext:value-type="string">
            <text:p>Dalton Schultz</text:p>
          </table:table-cell>
          <table:table-cell office:value-type="float" office:value="2552" calcext:value-type="float">
            <text:p>2552</text:p>
          </table:table-cell>
          <table:table-cell office:value-type="float" office:value="1691" calcext:value-type="float">
            <text:p>169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A</text:p>
          </table:table-cell>
          <table:table-cell office:value-type="float" office:value="173" calcext:value-type="float">
            <text:p>173</text:p>
          </table:table-cell>
          <table:table-cell office:value-type="float" office:value="2121.5" calcext:value-type="float">
            <text:p>2121.5</text:p>
          </table:table-cell>
          <table:table-cell office:value-type="float" office:value="1958.22" calcext:value-type="float">
            <text:p>1958.22</text:p>
          </table:table-cell>
          <table:table-cell office:value-type="float" office:value="144" calcext:value-type="float">
            <text:p>144</text:p>
          </table:table-cell>
          <table:table-cell office:value-type="float" office:value="-16.1699999999998" calcext:value-type="float">
            <text:p>-16.1699999999998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amar</text:p>
          </table:table-cell>
          <table:table-cell office:value-type="string" calcext:value-type="string">
            <text:p>Menyeezy</text:p>
          </table:table-cell>
          <table:table-cell table:formula="of:=(ROW() - 1)/12 + 1" office:value-type="float" office:value="13" calcext:value-type="float">
            <text:p>13 <text:s text:c="2"/></text:p>
          </table:table-cell>
          <table:table-cell table:number-columns-repeated="4"/>
          <table:table-cell office:value-type="float" office:value="125.91" calcext:value-type="float">
            <text:p>125.91</text:p>
          </table:table-cell>
          <table:table-cell table:formula="of:=[.F145]-[.D145]" office:value-type="float" office:value="16" calcext:value-type="float">
            <text:p>16</text:p>
          </table:table-cell>
          <table:table-cell table:formula="of:=[.U145]-ROW()+1" office:value-type="float" office:value="-18.09" calcext:value-type="float">
            <text:p>-18.09</text:p>
          </table:table-cell>
        </table:table-row>
        <table:table-row table:style-name="ro1">
          <table:table-cell office:value-type="string" calcext:value-type="string">
            <text:p>Derek Carr</text:p>
          </table:table-cell>
          <table:table-cell office:value-type="float" office:value="2298" calcext:value-type="float">
            <text:p>2298</text:p>
          </table:table-cell>
          <table:table-cell office:value-type="float" office:value="1790" calcext:value-type="float">
            <text:p>179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A</text:p>
          </table:table-cell>
          <table:table-cell office:value-type="float" office:value="160" calcext:value-type="float">
            <text:p>160</text:p>
          </table:table-cell>
          <table:table-cell office:value-type="float" office:value="2044" calcext:value-type="float">
            <text:p>2044</text:p>
          </table:table-cell>
          <table:table-cell office:value-type="float" office:value="1939.74" calcext:value-type="float">
            <text:p>1939.74</text:p>
          </table:table-cell>
          <table:table-cell office:value-type="float" office:value="145" calcext:value-type="float">
            <text:p>145</text:p>
          </table:table-cell>
          <table:table-cell office:value-type="float" office:value="-18.4799999999998" calcext:value-type="float">
            <text:p>-18.4799999999998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Menyeezy</text:p>
          </table:table-cell>
          <table:table-cell table:formula="of:=(ROW() - 1)/12 + 1" office:value-type="float" office:value="13.0833333333333" calcext:value-type="float">
            <text:p>13 1/12</text:p>
          </table:table-cell>
          <table:table-cell table:number-columns-repeated="4"/>
          <table:table-cell office:value-type="float" office:value="148.24" calcext:value-type="float">
            <text:p>148.24</text:p>
          </table:table-cell>
          <table:table-cell table:formula="of:=[.F146]-[.D146]" office:value-type="float" office:value="-14" calcext:value-type="float">
            <text:p>-14</text:p>
          </table:table-cell>
          <table:table-cell table:formula="of:=[.U146]-ROW()+1" office:value-type="float" office:value="3.24000000000001" calcext:value-type="float">
            <text:p>3.24000000000001</text:p>
          </table:table-cell>
        </table:table-row>
        <table:table-row table:style-name="ro1">
          <table:table-cell office:value-type="string" calcext:value-type="string">
            <text:p>James Conner</text:p>
          </table:table-cell>
          <table:table-cell office:value-type="float" office:value="2413" calcext:value-type="float">
            <text:p>2413</text:p>
          </table:table-cell>
          <table:table-cell office:value-type="float" office:value="1685" calcext:value-type="float">
            <text:p>168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A</text:p>
          </table:table-cell>
          <table:table-cell office:value-type="float" office:value="175" calcext:value-type="float">
            <text:p>175</text:p>
          </table:table-cell>
          <table:table-cell office:value-type="float" office:value="2049" calcext:value-type="float">
            <text:p>2049</text:p>
          </table:table-cell>
          <table:table-cell office:value-type="float" office:value="1908.39" calcext:value-type="float">
            <text:p>1908.39</text:p>
          </table:table-cell>
          <table:table-cell office:value-type="float" office:value="146" calcext:value-type="float">
            <text:p>146</text:p>
          </table:table-cell>
          <table:table-cell office:value-type="float" office:value="-31.3499999999999" calcext:value-type="float">
            <text:p>-31.3499999999999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Blake</text:p>
          </table:table-cell>
          <table:table-cell table:formula="of:=(ROW() - 1)/12 + 1" office:value-type="float" office:value="13.1666666666667" calcext:value-type="float">
            <text:p>13 2/12</text:p>
          </table:table-cell>
          <table:table-cell table:number-columns-repeated="4"/>
          <table:table-cell office:value-type="float" office:value="124.25" calcext:value-type="float">
            <text:p>124.25</text:p>
          </table:table-cell>
          <table:table-cell table:formula="of:=[.F147]-[.D147]" office:value-type="float" office:value="9" calcext:value-type="float">
            <text:p>9</text:p>
          </table:table-cell>
          <table:table-cell table:formula="of:=[.U147]-ROW()+1" office:value-type="float" office:value="-21.75" calcext:value-type="float">
            <text:p>-21.75</text:p>
          </table:table-cell>
        </table:table-row>
        <table:table-row table:style-name="ro1">
          <table:table-cell office:value-type="string" calcext:value-type="string">
            <text:p>Luke Musgrave</text:p>
          </table:table-cell>
          <table:table-cell office:value-type="float" office:value="2502" calcext:value-type="float">
            <text:p>2502</text:p>
          </table:table-cell>
          <table:table-cell office:value-type="float" office:value="1623" calcext:value-type="float">
            <text:p>162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A</text:p>
          </table:table-cell>
          <table:table-cell office:value-type="float" office:value="181" calcext:value-type="float">
            <text:p>181</text:p>
          </table:table-cell>
          <table:table-cell office:value-type="float" office:value="2062.5" calcext:value-type="float">
            <text:p>2062.5</text:p>
          </table:table-cell>
          <table:table-cell office:value-type="float" office:value="1896.84" calcext:value-type="float">
            <text:p>1896.84</text:p>
          </table:table-cell>
          <table:table-cell office:value-type="float" office:value="147" calcext:value-type="float">
            <text:p>147</text:p>
          </table:table-cell>
          <table:table-cell office:value-type="float" office:value="-11.5500000000002" calcext:value-type="float">
            <text:p>-11.5500000000002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Dwass</text:p>
          </table:table-cell>
          <table:table-cell table:formula="of:=(ROW() - 1)/12 + 1" office:value-type="float" office:value="13.25" calcext:value-type="float">
            <text:p>13 3/12</text:p>
          </table:table-cell>
          <table:table-cell table:number-columns-repeated="4"/>
          <table:table-cell office:value-type="float" office:value="148.24" calcext:value-type="float">
            <text:p>148.24</text:p>
          </table:table-cell>
          <table:table-cell table:formula="of:=[.F148]-[.D148]" office:value-type="float" office:value="23" calcext:value-type="float">
            <text:p>23</text:p>
          </table:table-cell>
          <table:table-cell table:formula="of:=[.U148]-ROW()+1" office:value-type="float" office:value="1.24000000000001" calcext:value-type="float">
            <text:p>1.24000000000001</text:p>
          </table:table-cell>
        </table:table-row>
        <table:table-row table:style-name="ro1">
          <table:table-cell office:value-type="string" calcext:value-type="string">
            <text:p>DeAndre Hopkins</text:p>
          </table:table-cell>
          <table:table-cell office:value-type="float" office:value="2353" calcext:value-type="float">
            <text:p>2353</text:p>
          </table:table-cell>
          <table:table-cell office:value-type="float" office:value="1654" calcext:value-type="float">
            <text:p>165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A</text:p>
          </table:table-cell>
          <table:table-cell office:value-type="float" office:value="177" calcext:value-type="float">
            <text:p>177</text:p>
          </table:table-cell>
          <table:table-cell office:value-type="float" office:value="2003.5" calcext:value-type="float">
            <text:p>2003.5</text:p>
          </table:table-cell>
          <table:table-cell office:value-type="float" office:value="1868.13" calcext:value-type="float">
            <text:p>1868.13</text:p>
          </table:table-cell>
          <table:table-cell office:value-type="float" office:value="148" calcext:value-type="float">
            <text:p>148</text:p>
          </table:table-cell>
          <table:table-cell office:value-type="float" office:value="-28.71" calcext:value-type="float">
            <text:p>-28.7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rayson</text:p>
          </table:table-cell>
          <table:table-cell table:formula="of:=(ROW() - 1)/12 + 1" office:value-type="float" office:value="13.3333333333333" calcext:value-type="float">
            <text:p>13 4/12</text:p>
          </table:table-cell>
          <table:table-cell table:number-columns-repeated="4"/>
          <table:table-cell office:value-type="float" office:value="150.8" calcext:value-type="float">
            <text:p>150.8</text:p>
          </table:table-cell>
          <table:table-cell table:formula="of:=[.F149]-[.D149]" office:value-type="float" office:value="8" calcext:value-type="float">
            <text:p>8</text:p>
          </table:table-cell>
          <table:table-cell table:formula="of:=[.U149]-ROW()+1" office:value-type="float" office:value="2.80000000000001" calcext:value-type="float">
            <text:p>2.80000000000001</text:p>
          </table:table-cell>
        </table:table-row>
        <table:table-row table:style-name="ro1">
          <table:table-cell office:value-type="string" calcext:value-type="string">
            <text:p>Russell Wilson</text:p>
          </table:table-cell>
          <table:table-cell office:value-type="float" office:value="2109" calcext:value-type="float">
            <text:p>2109</text:p>
          </table:table-cell>
          <table:table-cell office:value-type="float" office:value="1746" calcext:value-type="float">
            <text:p>174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A</text:p>
          </table:table-cell>
          <table:table-cell office:value-type="float" office:value="166" calcext:value-type="float">
            <text:p>166</text:p>
          </table:table-cell>
          <table:table-cell office:value-type="float" office:value="1927.5" calcext:value-type="float">
            <text:p>1927.5</text:p>
          </table:table-cell>
          <table:table-cell office:value-type="float" office:value="1848.33" calcext:value-type="float">
            <text:p>1848.33</text:p>
          </table:table-cell>
          <table:table-cell office:value-type="float" office:value="149" calcext:value-type="float">
            <text:p>149</text:p>
          </table:table-cell>
          <table:table-cell office:value-type="float" office:value="-19.8" calcext:value-type="float">
            <text:p>-19.8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ace</text:p>
          </table:table-cell>
          <table:table-cell table:formula="of:=(ROW() - 1)/12 + 1" office:value-type="float" office:value="13.4166666666667" calcext:value-type="float">
            <text:p>13 5/12</text:p>
          </table:table-cell>
          <table:table-cell table:number-columns-repeated="4"/>
          <table:table-cell office:value-type="float" office:value="151.5" calcext:value-type="float">
            <text:p>151.5</text:p>
          </table:table-cell>
          <table:table-cell table:formula="of:=[.F150]-[.D150]" office:value-type="float" office:value="-17" calcext:value-type="float">
            <text:p>-17</text:p>
          </table:table-cell>
          <table:table-cell table:formula="of:=[.U150]-ROW()+1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hase Brown</text:p>
          </table:table-cell>
          <table:table-cell office:value-type="float" office:value="2438" calcext:value-type="float">
            <text:p>2438</text:p>
          </table:table-cell>
          <table:table-cell office:value-type="float" office:value="1564" calcext:value-type="float">
            <text:p>156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A</text:p>
          </table:table-cell>
          <table:table-cell office:value-type="float" office:value="184" calcext:value-type="float">
            <text:p>184</text:p>
          </table:table-cell>
          <table:table-cell office:value-type="float" office:value="2001" calcext:value-type="float">
            <text:p>2001</text:p>
          </table:table-cell>
          <table:table-cell office:value-type="float" office:value="1836.78" calcext:value-type="float">
            <text:p>1836.78</text:p>
          </table:table-cell>
          <table:table-cell office:value-type="float" office:value="150" calcext:value-type="float">
            <text:p>150</text:p>
          </table:table-cell>
          <table:table-cell office:value-type="float" office:value="-11.55" calcext:value-type="float">
            <text:p>-11.55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Brian</text:p>
          </table:table-cell>
          <table:table-cell table:formula="of:=(ROW() - 1)/12 + 1" office:value-type="float" office:value="13.5" calcext:value-type="float">
            <text:p>13 6/12</text:p>
          </table:table-cell>
          <table:table-cell table:number-columns-repeated="4"/>
          <table:table-cell office:value-type="float" office:value="139.99" calcext:value-type="float">
            <text:p>139.99</text:p>
          </table:table-cell>
          <table:table-cell table:formula="of:=[.F151]-[.D151]" office:value-type="float" office:value="22" calcext:value-type="float">
            <text:p>22</text:p>
          </table:table-cell>
          <table:table-cell table:formula="of:=[.U151]-ROW()+1" office:value-type="float" office:value="-10.01" calcext:value-type="float">
            <text:p>-10.01</text:p>
          </table:table-cell>
        </table:table-row>
        <table:table-row table:style-name="ro1">
          <table:table-cell office:value-type="string" calcext:value-type="string">
            <text:p>Austin Ekeler</text:p>
          </table:table-cell>
          <table:table-cell office:value-type="float" office:value="2047" calcext:value-type="float">
            <text:p>2047</text:p>
          </table:table-cell>
          <table:table-cell office:value-type="float" office:value="1758" calcext:value-type="float">
            <text:p>175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A</text:p>
          </table:table-cell>
          <table:table-cell office:value-type="float" office:value="163" calcext:value-type="float">
            <text:p>163</text:p>
          </table:table-cell>
          <table:table-cell office:value-type="float" office:value="1902.5" calcext:value-type="float">
            <text:p>1902.5</text:p>
          </table:table-cell>
          <table:table-cell office:value-type="float" office:value="1835.79" calcext:value-type="float">
            <text:p>1835.79</text:p>
          </table:table-cell>
          <table:table-cell office:value-type="float" office:value="151" calcext:value-type="float">
            <text:p>151</text:p>
          </table:table-cell>
          <table:table-cell office:value-type="float" office:value="-0.990000000000237" calcext:value-type="float">
            <text:p>-0.990000000000237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rik G</text:p>
          </table:table-cell>
          <table:table-cell table:formula="of:=(ROW() - 1)/12 + 1" office:value-type="float" office:value="13.5833333333333" calcext:value-type="float">
            <text:p>13 7/12</text:p>
          </table:table-cell>
          <table:table-cell table:number-columns-repeated="4"/>
          <table:table-cell office:value-type="float" office:value="138.33" calcext:value-type="float">
            <text:p>138.33</text:p>
          </table:table-cell>
          <table:table-cell table:formula="of:=[.F152]-[.D152]" office:value-type="float" office:value="-28" calcext:value-type="float">
            <text:p>-28</text:p>
          </table:table-cell>
          <table:table-cell table:formula="of:=[.U152]-ROW()+1" office:value-type="float" office:value="-12.67" calcext:value-type="float">
            <text:p>-12.67</text:p>
          </table:table-cell>
        </table:table-row>
        <table:table-row table:style-name="ro1">
          <table:table-cell office:value-type="string" calcext:value-type="string">
            <text:p>Khalil Shakir</text:p>
          </table:table-cell>
          <table:table-cell office:value-type="float" office:value="2432" calcext:value-type="float">
            <text:p>2432</text:p>
          </table:table-cell>
          <table:table-cell office:value-type="float" office:value="1554" calcext:value-type="float">
            <text:p>155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A</text:p>
          </table:table-cell>
          <table:table-cell office:value-type="float" office:value="186" calcext:value-type="float">
            <text:p>186</text:p>
          </table:table-cell>
          <table:table-cell office:value-type="float" office:value="1993" calcext:value-type="float">
            <text:p>1993</text:p>
          </table:table-cell>
          <table:table-cell office:value-type="float" office:value="1828.2" calcext:value-type="float">
            <text:p>1828.2</text:p>
          </table:table-cell>
          <table:table-cell office:value-type="float" office:value="152" calcext:value-type="float">
            <text:p>152</text:p>
          </table:table-cell>
          <table:table-cell office:value-type="float" office:value="-7.58999999999969" calcext:value-type="float">
            <text:p>-7.5899999999996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James</text:p>
          </table:table-cell>
          <table:table-cell table:formula="of:=(ROW() - 1)/12 + 1" office:value-type="float" office:value="13.6666666666667" calcext:value-type="float">
            <text:p>13 8/12</text:p>
          </table:table-cell>
          <table:table-cell table:number-columns-repeated="4"/>
          <table:table-cell office:value-type="float" office:value="151.73" calcext:value-type="float">
            <text:p>151.73</text:p>
          </table:table-cell>
          <table:table-cell table:formula="of:=[.F153]-[.D153]" office:value-type="float" office:value="23" calcext:value-type="float">
            <text:p>23</text:p>
          </table:table-cell>
          <table:table-cell table:formula="of:=[.U153]-ROW()+1" office:value-type="float" office:value="-0.27000000000001" calcext:value-type="float">
            <text:p>-0.27000000000001</text:p>
          </table:table-cell>
        </table:table-row>
        <table:table-row table:style-name="ro1">
          <table:table-cell office:value-type="string" calcext:value-type="string">
            <text:p>Courtland Sutton</text:p>
          </table:table-cell>
          <table:table-cell office:value-type="float" office:value="2457" calcext:value-type="float">
            <text:p>2457</text:p>
          </table:table-cell>
          <table:table-cell office:value-type="float" office:value="1502" calcext:value-type="float">
            <text:p>150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A</text:p>
          </table:table-cell>
          <table:table-cell office:value-type="float" office:value="193" calcext:value-type="float">
            <text:p>193</text:p>
          </table:table-cell>
          <table:table-cell office:value-type="float" office:value="1979.5" calcext:value-type="float">
            <text:p>1979.5</text:p>
          </table:table-cell>
          <table:table-cell office:value-type="float" office:value="1802.13" calcext:value-type="float">
            <text:p>1802.13</text:p>
          </table:table-cell>
          <table:table-cell office:value-type="float" office:value="153" calcext:value-type="float">
            <text:p>153</text:p>
          </table:table-cell>
          <table:table-cell office:value-type="float" office:value="-26.0700000000002" calcext:value-type="float">
            <text:p>-26.0700000000002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thony</text:p>
          </table:table-cell>
          <table:table-cell table:formula="of:=(ROW() - 1)/12 + 1" office:value-type="float" office:value="13.75" calcext:value-type="float">
            <text:p>13 9/12</text:p>
          </table:table-cell>
          <table:table-cell table:number-columns-repeated="4"/>
          <table:table-cell office:value-type="float" office:value="150.84" calcext:value-type="float">
            <text:p>150.84</text:p>
          </table:table-cell>
          <table:table-cell table:formula="of:=[.F154]-[.D154]" office:value-type="float" office:value="32" calcext:value-type="float">
            <text:p>32</text:p>
          </table:table-cell>
          <table:table-cell table:formula="of:=[.U154]-ROW()+1" office:value-type="float" office:value="-2.16" calcext:value-type="float">
            <text:p>-2.16</text:p>
          </table:table-cell>
        </table:table-row>
        <table:table-row table:style-name="ro1">
          <table:table-cell office:value-type="string" calcext:value-type="string">
            <text:p>Quentin Johnston</text:p>
          </table:table-cell>
          <table:table-cell office:value-type="float" office:value="2285" calcext:value-type="float">
            <text:p>2285</text:p>
          </table:table-cell>
          <table:table-cell office:value-type="float" office:value="1581" calcext:value-type="float">
            <text:p>158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A</text:p>
          </table:table-cell>
          <table:table-cell office:value-type="float" office:value="183" calcext:value-type="float">
            <text:p>183</text:p>
          </table:table-cell>
          <table:table-cell office:value-type="float" office:value="1933" calcext:value-type="float">
            <text:p>1933</text:p>
          </table:table-cell>
          <table:table-cell office:value-type="float" office:value="1797.51" calcext:value-type="float">
            <text:p>1797.51</text:p>
          </table:table-cell>
          <table:table-cell office:value-type="float" office:value="154" calcext:value-type="float">
            <text:p>154</text:p>
          </table:table-cell>
          <table:table-cell office:value-type="float" office:value="-4.61999999999989" calcext:value-type="float">
            <text:p>-4.6199999999998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Damar</text:p>
          </table:table-cell>
          <table:table-cell office:value-type="string" calcext:value-type="string">
            <text:p>Erik</text:p>
          </table:table-cell>
          <table:table-cell table:formula="of:=(ROW() - 1)/12 + 1" office:value-type="float" office:value="13.8333333333333" calcext:value-type="float">
            <text:p>13 10/12</text:p>
          </table:table-cell>
          <table:table-cell table:number-columns-repeated="4"/>
          <table:table-cell office:value-type="float" office:value="151.29" calcext:value-type="float">
            <text:p>151.29</text:p>
          </table:table-cell>
          <table:table-cell table:formula="of:=[.F155]-[.D155]" office:value-type="float" office:value="8" calcext:value-type="float">
            <text:p>8</text:p>
          </table:table-cell>
          <table:table-cell table:formula="of:=[.U155]-ROW()+1" office:value-type="float" office:value="-2.71000000000001" calcext:value-type="float">
            <text:p>-2.71000000000001</text:p>
          </table:table-cell>
        </table:table-row>
        <table:table-row table:style-name="ro1">
          <table:table-cell office:value-type="string" calcext:value-type="string">
            <text:p>Isaiah Likely</text:p>
          </table:table-cell>
          <table:table-cell office:value-type="float" office:value="2414" calcext:value-type="float">
            <text:p>2414</text:p>
          </table:table-cell>
          <table:table-cell office:value-type="float" office:value="1504" calcext:value-type="float">
            <text:p>150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float" office:value="192" calcext:value-type="float">
            <text:p>192</text:p>
          </table:table-cell>
          <table:table-cell office:value-type="float" office:value="1959" calcext:value-type="float">
            <text:p>1959</text:p>
          </table:table-cell>
          <table:table-cell office:value-type="float" office:value="1789.26" calcext:value-type="float">
            <text:p>1789.26</text:p>
          </table:table-cell>
          <table:table-cell office:value-type="float" office:value="155" calcext:value-type="float">
            <text:p>155</text:p>
          </table:table-cell>
          <table:table-cell office:value-type="float" office:value="-8.25" calcext:value-type="float">
            <text:p>-8.25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Damar</text:p>
          </table:table-cell>
          <table:table-cell table:formula="of:=(ROW() - 1)/12 + 1" office:value-type="float" office:value="13.9166666666667" calcext:value-type="float">
            <text:p>13 11/12</text:p>
          </table:table-cell>
          <table:table-cell table:number-columns-repeated="4"/>
          <table:table-cell office:value-type="float" office:value="154.73" calcext:value-type="float">
            <text:p>154.73</text:p>
          </table:table-cell>
          <table:table-cell table:formula="of:=[.F156]-[.D156]" office:value-type="float" office:value="27" calcext:value-type="float">
            <text:p>27</text:p>
          </table:table-cell>
          <table:table-cell table:formula="of:=[.U156]-ROW()+1" office:value-type="float" office:value="-0.27000000000001" calcext:value-type="float">
            <text:p>-0.27000000000001</text:p>
          </table:table-cell>
        </table:table-row>
        <table:table-row table:style-name="ro1">
          <table:table-cell office:value-type="string" calcext:value-type="string">
            <text:p>Malachi Corley</text:p>
          </table:table-cell>
          <table:table-cell office:value-type="float" office:value="2352" calcext:value-type="float">
            <text:p>2352</text:p>
          </table:table-cell>
          <table:table-cell office:value-type="float" office:value="1531" calcext:value-type="float">
            <text:p>15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A</text:p>
          </table:table-cell>
          <table:table-cell office:value-type="float" office:value="188" calcext:value-type="float">
            <text:p>188</text:p>
          </table:table-cell>
          <table:table-cell office:value-type="float" office:value="1941.5" calcext:value-type="float">
            <text:p>1941.5</text:p>
          </table:table-cell>
          <table:table-cell office:value-type="float" office:value="1786.62" calcext:value-type="float">
            <text:p>1786.62</text:p>
          </table:table-cell>
          <table:table-cell office:value-type="float" office:value="156" calcext:value-type="float">
            <text:p>156</text:p>
          </table:table-cell>
          <table:table-cell office:value-type="float" office:value="-2.6400000000001" calcext:value-type="float">
            <text:p>-2.6400000000001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CJ</text:p>
          </table:table-cell>
          <table:table-cell table:formula="of:=(ROW() - 1)/12 + 1" office:value-type="float" office:value="14" calcext:value-type="float">
            <text:p>14 <text:s text:c="2"/></text:p>
          </table:table-cell>
          <table:table-cell table:number-columns-repeated="4"/>
          <table:table-cell office:value-type="float" office:value="157.92" calcext:value-type="float">
            <text:p>157.92</text:p>
          </table:table-cell>
          <table:table-cell table:formula="of:=[.F157]-[.D157]" office:value-type="float" office:value="18" calcext:value-type="float">
            <text:p>18</text:p>
          </table:table-cell>
          <table:table-cell table:formula="of:=[.U157]-ROW()+1" office:value-type="float" office:value="1.91999999999999" calcext:value-type="float">
            <text:p>1.91999999999999</text:p>
          </table:table-cell>
        </table:table-row>
        <table:table-row table:style-name="ro1">
          <table:table-cell office:value-type="string" calcext:value-type="string">
            <text:p>Devin Singletary</text:p>
          </table:table-cell>
          <table:table-cell office:value-type="float" office:value="2330" calcext:value-type="float">
            <text:p>2330</text:p>
          </table:table-cell>
          <table:table-cell office:value-type="float" office:value="1530" calcext:value-type="float">
            <text:p>153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A</text:p>
          </table:table-cell>
          <table:table-cell office:value-type="float" office:value="189" calcext:value-type="float">
            <text:p>189</text:p>
          </table:table-cell>
          <table:table-cell office:value-type="float" office:value="1930" calcext:value-type="float">
            <text:p>1930</text:p>
          </table:table-cell>
          <table:table-cell office:value-type="float" office:value="1778.7" calcext:value-type="float">
            <text:p>1778.7</text:p>
          </table:table-cell>
          <table:table-cell office:value-type="float" office:value="157" calcext:value-type="float">
            <text:p>157</text:p>
          </table:table-cell>
          <table:table-cell office:value-type="float" office:value="-7.91999999999985" calcext:value-type="float">
            <text:p>-7.91999999999985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J</text:p>
          </table:table-cell>
          <table:table-cell table:formula="of:=(ROW() - 1)/12 + 1" office:value-type="float" office:value="14.0833333333333" calcext:value-type="float">
            <text:p>14 1/12</text:p>
          </table:table-cell>
          <table:table-cell table:number-columns-repeated="4"/>
          <table:table-cell office:value-type="float" office:value="135.51" calcext:value-type="float">
            <text:p>135.51</text:p>
          </table:table-cell>
          <table:table-cell table:formula="of:=[.F158]-[.D158]" office:value-type="float" office:value="16" calcext:value-type="float">
            <text:p>16</text:p>
          </table:table-cell>
          <table:table-cell table:formula="of:=[.U158]-ROW()+1" office:value-type="float" office:value="-21.49" calcext:value-type="float">
            <text:p>-21.49</text:p>
          </table:table-cell>
        </table:table-row>
        <table:table-row table:style-name="ro1">
          <table:table-cell office:value-type="string" calcext:value-type="string">
            <text:p>Jakobi Meyers</text:p>
          </table:table-cell>
          <table:table-cell office:value-type="float" office:value="2338" calcext:value-type="float">
            <text:p>2338</text:p>
          </table:table-cell>
          <table:table-cell office:value-type="float" office:value="1522" calcext:value-type="float">
            <text:p>152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A</text:p>
          </table:table-cell>
          <table:table-cell office:value-type="float" office:value="190" calcext:value-type="float">
            <text:p>190</text:p>
          </table:table-cell>
          <table:table-cell office:value-type="float" office:value="1930" calcext:value-type="float">
            <text:p>1930</text:p>
          </table:table-cell>
          <table:table-cell office:value-type="float" office:value="1776.06" calcext:value-type="float">
            <text:p>1776.06</text:p>
          </table:table-cell>
          <table:table-cell office:value-type="float" office:value="158" calcext:value-type="float">
            <text:p>158</text:p>
          </table:table-cell>
          <table:table-cell office:value-type="float" office:value="-2.6400000000001" calcext:value-type="float">
            <text:p>-2.6400000000001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Damar</text:p>
          </table:table-cell>
          <table:table-cell table:formula="of:=(ROW() - 1)/12 + 1" office:value-type="float" office:value="14.1666666666667" calcext:value-type="float">
            <text:p>14 2/12</text:p>
          </table:table-cell>
          <table:table-cell table:number-columns-repeated="4"/>
          <table:table-cell office:value-type="float" office:value="159.69" calcext:value-type="float">
            <text:p>159.69</text:p>
          </table:table-cell>
          <table:table-cell table:formula="of:=[.F159]-[.D159]" office:value-type="float" office:value="18" calcext:value-type="float">
            <text:p>18</text:p>
          </table:table-cell>
          <table:table-cell table:formula="of:=[.U159]-ROW()+1"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Javon Baker</text:p>
          </table:table-cell>
          <table:table-cell office:value-type="float" office:value="2375" calcext:value-type="float">
            <text:p>2375</text:p>
          </table:table-cell>
          <table:table-cell office:value-type="float" office:value="1413" calcext:value-type="float">
            <text:p>141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A</text:p>
          </table:table-cell>
          <table:table-cell office:value-type="float" office:value="202" calcext:value-type="float">
            <text:p>202</text:p>
          </table:table-cell>
          <table:table-cell office:value-type="float" office:value="1894" calcext:value-type="float">
            <text:p>1894</text:p>
          </table:table-cell>
          <table:table-cell office:value-type="float" office:value="1716.33" calcext:value-type="float">
            <text:p>1716.33</text:p>
          </table:table-cell>
          <table:table-cell office:value-type="float" office:value="159" calcext:value-type="float">
            <text:p>159</text:p>
          </table:table-cell>
          <table:table-cell office:value-type="float" office:value="-59.7300000000002" calcext:value-type="float">
            <text:p>-59.7300000000002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rik</text:p>
          </table:table-cell>
          <table:table-cell table:formula="of:=(ROW() - 1)/12 + 1" office:value-type="float" office:value="14.25" calcext:value-type="float">
            <text:p>14 3/12</text:p>
          </table:table-cell>
          <table:table-cell table:number-columns-repeated="4"/>
          <table:table-cell office:value-type="float" office:value="171.73" calcext:value-type="float">
            <text:p>171.73</text:p>
          </table:table-cell>
          <table:table-cell table:formula="of:=[.F160]-[.D160]" office:value-type="float" office:value="34" calcext:value-type="float">
            <text:p>34</text:p>
          </table:table-cell>
          <table:table-cell table:formula="of:=[.U160]-ROW()+1" office:value-type="float" office:value="12.73" calcext:value-type="float">
            <text:p>12.73</text:p>
          </table:table-cell>
        </table:table-row>
        <table:table-row table:style-name="ro1">
          <table:table-cell office:value-type="string" calcext:value-type="string">
            <text:p>Jerome Ford</text:p>
          </table:table-cell>
          <table:table-cell office:value-type="float" office:value="2262" calcext:value-type="float">
            <text:p>2262</text:p>
          </table:table-cell>
          <table:table-cell office:value-type="float" office:value="1439" calcext:value-type="float">
            <text:p>14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A</text:p>
          </table:table-cell>
          <table:table-cell office:value-type="float" office:value="199" calcext:value-type="float">
            <text:p>199</text:p>
          </table:table-cell>
          <table:table-cell office:value-type="float" office:value="1850.5" calcext:value-type="float">
            <text:p>1850.5</text:p>
          </table:table-cell>
          <table:table-cell office:value-type="float" office:value="1696.2" calcext:value-type="float">
            <text:p>1696.2</text:p>
          </table:table-cell>
          <table:table-cell office:value-type="float" office:value="160" calcext:value-type="float">
            <text:p>160</text:p>
          </table:table-cell>
          <table:table-cell office:value-type="float" office:value="-20.1299999999999" calcext:value-type="float">
            <text:p>-20.129999999999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Anthony</text:p>
          </table:table-cell>
          <table:table-cell table:formula="of:=(ROW() - 1)/12 + 1" office:value-type="float" office:value="14.3333333333333" calcext:value-type="float">
            <text:p>14 4/12</text:p>
          </table:table-cell>
          <table:table-cell table:number-columns-repeated="4"/>
          <table:table-cell office:value-type="float" office:value="155.71" calcext:value-type="float">
            <text:p>155.71</text:p>
          </table:table-cell>
          <table:table-cell table:formula="of:=[.F161]-[.D161]" office:value-type="float" office:value="23" calcext:value-type="float">
            <text:p>23</text:p>
          </table:table-cell>
          <table:table-cell table:formula="of:=[.U161]-ROW()+1" office:value-type="float" office:value="-4.28999999999999" calcext:value-type="float">
            <text:p>-4.28999999999999</text:p>
          </table:table-cell>
        </table:table-row>
        <table:table-row table:style-name="ro1">
          <table:table-cell office:value-type="string" calcext:value-type="string">
            <text:p>Raheem Mostert</text:p>
          </table:table-cell>
          <table:table-cell office:value-type="float" office:value="2202" calcext:value-type="float">
            <text:p>2202</text:p>
          </table:table-cell>
          <table:table-cell office:value-type="float" office:value="1452" calcext:value-type="float">
            <text:p>145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A</text:p>
          </table:table-cell>
          <table:table-cell office:value-type="float" office:value="197" calcext:value-type="float">
            <text:p>197</text:p>
          </table:table-cell>
          <table:table-cell office:value-type="float" office:value="1827" calcext:value-type="float">
            <text:p>1827</text:p>
          </table:table-cell>
          <table:table-cell office:value-type="float" office:value="1684.98" calcext:value-type="float">
            <text:p>1684.98</text:p>
          </table:table-cell>
          <table:table-cell office:value-type="float" office:value="161" calcext:value-type="float">
            <text:p>161</text:p>
          </table:table-cell>
          <table:table-cell office:value-type="float" office:value="-11.22" calcext:value-type="float">
            <text:p>-11.22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James</text:p>
          </table:table-cell>
          <table:table-cell table:formula="of:=(ROW() - 1)/12 + 1" office:value-type="float" office:value="14.4166666666667" calcext:value-type="float">
            <text:p>14 5/12</text:p>
          </table:table-cell>
          <table:table-cell table:number-columns-repeated="4"/>
          <table:table-cell office:value-type="float" office:value="146.6" calcext:value-type="float">
            <text:p>146.6</text:p>
          </table:table-cell>
          <table:table-cell table:formula="of:=[.F162]-[.D162]" office:value-type="float" office:value="19" calcext:value-type="float">
            <text:p>19</text:p>
          </table:table-cell>
          <table:table-cell table:formula="of:=[.U162]-ROW()+1" office:value-type="float" office:value="-14.4" calcext:value-type="float">
            <text:p>-14.4</text:p>
          </table:table-cell>
        </table:table-row>
        <table:table-row table:style-name="ro1">
          <table:table-cell office:value-type="string" calcext:value-type="string">
            <text:p>Gardner Minshew</text:p>
          </table:table-cell>
          <table:table-cell office:value-type="float" office:value="2097" calcext:value-type="float">
            <text:p>2097</text:p>
          </table:table-cell>
          <table:table-cell office:value-type="float" office:value="1449" calcext:value-type="float">
            <text:p>144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NA</text:p>
          </table:table-cell>
          <table:table-cell office:value-type="float" office:value="198" calcext:value-type="float">
            <text:p>198</text:p>
          </table:table-cell>
          <table:table-cell office:value-type="float" office:value="1773" calcext:value-type="float">
            <text:p>1773</text:p>
          </table:table-cell>
          <table:table-cell office:value-type="float" office:value="1648.35" calcext:value-type="float">
            <text:p>1648.35</text:p>
          </table:table-cell>
          <table:table-cell office:value-type="float" office:value="162" calcext:value-type="float">
            <text:p>162</text:p>
          </table:table-cell>
          <table:table-cell office:value-type="float" office:value="-36.6300000000001" calcext:value-type="float">
            <text:p>-36.6300000000001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rik G</text:p>
          </table:table-cell>
          <table:table-cell table:formula="of:=(ROW() - 1)/12 + 1" office:value-type="float" office:value="14.5" calcext:value-type="float">
            <text:p>14 6/12</text:p>
          </table:table-cell>
          <table:table-cell table:number-columns-repeated="4"/>
          <table:table-cell office:value-type="float" office:value="171.02" calcext:value-type="float">
            <text:p>171.02</text:p>
          </table:table-cell>
          <table:table-cell table:formula="of:=[.F163]-[.D163]" office:value-type="float" office:value="11" calcext:value-type="float">
            <text:p>11</text:p>
          </table:table-cell>
          <table:table-cell table:formula="of:=[.U163]-ROW()+1" office:value-type="float" office:value="9.02000000000001" calcext:value-type="float">
            <text:p>9.02000000000001</text:p>
          </table:table-cell>
        </table:table-row>
        <table:table-row table:style-name="ro1">
          <table:table-cell office:value-type="string" calcext:value-type="string">
            <text:p>Ja'Tavion Sanders</text:p>
          </table:table-cell>
          <table:table-cell office:value-type="float" office:value="1861" calcext:value-type="float">
            <text:p>1861</text:p>
          </table:table-cell>
          <table:table-cell office:value-type="float" office:value="1549" calcext:value-type="float">
            <text:p>154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A</text:p>
          </table:table-cell>
          <table:table-cell office:value-type="float" office:value="187" calcext:value-type="float">
            <text:p>187</text:p>
          </table:table-cell>
          <table:table-cell office:value-type="float" office:value="1705" calcext:value-type="float">
            <text:p>1705</text:p>
          </table:table-cell>
          <table:table-cell office:value-type="float" office:value="1636.47" calcext:value-type="float">
            <text:p>1636.47</text:p>
          </table:table-cell>
          <table:table-cell office:value-type="float" office:value="163" calcext:value-type="float">
            <text:p>163</text:p>
          </table:table-cell>
          <table:table-cell office:value-type="float" office:value="-11.8799999999999" calcext:value-type="float">
            <text:p>-11.8799999999999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Brian</text:p>
          </table:table-cell>
          <table:table-cell table:formula="of:=(ROW() - 1)/12 + 1" office:value-type="float" office:value="14.5833333333333" calcext:value-type="float">
            <text:p>14 7/12</text:p>
          </table:table-cell>
          <table:table-cell table:number-columns-repeated="4"/>
          <table:table-cell office:value-type="float" office:value="152.46" calcext:value-type="float">
            <text:p>152.46</text:p>
          </table:table-cell>
          <table:table-cell table:formula="of:=[.F164]-[.D164]" office:value-type="float" office:value="-18" calcext:value-type="float">
            <text:p>-18</text:p>
          </table:table-cell>
          <table:table-cell table:formula="of:=[.U164]-ROW()+1" office:value-type="float" office:value="-10.54" calcext:value-type="float">
            <text:p>-10.54</text:p>
          </table:table-cell>
        </table:table-row>
        <table:table-row table:style-name="ro1">
          <table:table-cell office:value-type="string" calcext:value-type="string">
            <text:p>Sam Howell</text:p>
          </table:table-cell>
          <table:table-cell office:value-type="float" office:value="2003" calcext:value-type="float">
            <text:p>2003</text:p>
          </table:table-cell>
          <table:table-cell office:value-type="float" office:value="1470" calcext:value-type="float">
            <text:p>147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A</text:p>
          </table:table-cell>
          <table:table-cell office:value-type="float" office:value="195" calcext:value-type="float">
            <text:p>195</text:p>
          </table:table-cell>
          <table:table-cell office:value-type="float" office:value="1736.5" calcext:value-type="float">
            <text:p>1736.5</text:p>
          </table:table-cell>
          <table:table-cell office:value-type="float" office:value="1631.19" calcext:value-type="float">
            <text:p>1631.19</text:p>
          </table:table-cell>
          <table:table-cell office:value-type="float" office:value="164" calcext:value-type="float">
            <text:p>164</text:p>
          </table:table-cell>
          <table:table-cell office:value-type="float" office:value="-5.27999999999997" calcext:value-type="float">
            <text:p>-5.27999999999997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Pace</text:p>
          </table:table-cell>
          <table:table-cell table:formula="of:=(ROW() - 1)/12 + 1" office:value-type="float" office:value="14.6666666666667" calcext:value-type="float">
            <text:p>14 8/12</text:p>
          </table:table-cell>
          <table:table-cell table:number-columns-repeated="4"/>
          <table:table-cell office:value-type="float" office:value="188.1" calcext:value-type="float">
            <text:p>188.1</text:p>
          </table:table-cell>
          <table:table-cell table:formula="of:=[.F165]-[.D165]" office:value-type="float" office:value="-1" calcext:value-type="float">
            <text:p>-1</text:p>
          </table:table-cell>
          <table:table-cell table:formula="of:=[.U165]-ROW()+1" office:value-type="float" office:value="24.1" calcext:value-type="float">
            <text:p>24.1</text:p>
          </table:table-cell>
        </table:table-row>
        <table:table-row table:style-name="ro1">
          <table:table-cell office:value-type="string" calcext:value-type="string">
            <text:p>Michael Mayer</text:p>
          </table:table-cell>
          <table:table-cell office:value-type="float" office:value="2151" calcext:value-type="float">
            <text:p>2151</text:p>
          </table:table-cell>
          <table:table-cell office:value-type="float" office:value="1388" calcext:value-type="float">
            <text:p>138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A</text:p>
          </table:table-cell>
          <table:table-cell office:value-type="float" office:value="206" calcext:value-type="float">
            <text:p>206</text:p>
          </table:table-cell>
          <table:table-cell office:value-type="float" office:value="1769.5" calcext:value-type="float">
            <text:p>1769.5</text:p>
          </table:table-cell>
          <table:table-cell office:value-type="float" office:value="1625.91" calcext:value-type="float">
            <text:p>1625.91</text:p>
          </table:table-cell>
          <table:table-cell office:value-type="float" office:value="165" calcext:value-type="float">
            <text:p>165</text:p>
          </table:table-cell>
          <table:table-cell office:value-type="float" office:value="-5.27999999999997" calcext:value-type="float">
            <text:p>-5.27999999999997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Grayson</text:p>
          </table:table-cell>
          <table:table-cell table:formula="of:=(ROW() - 1)/12 + 1" office:value-type="float" office:value="14.75" calcext:value-type="float">
            <text:p>14 9/12</text:p>
          </table:table-cell>
          <table:table-cell table:number-columns-repeated="4"/>
          <table:table-cell office:value-type="float" office:value="187.55" calcext:value-type="float">
            <text:p>187.55</text:p>
          </table:table-cell>
          <table:table-cell table:formula="of:=[.F166]-[.D166]" office:value-type="float" office:value="25" calcext:value-type="float">
            <text:p>25</text:p>
          </table:table-cell>
          <table:table-cell table:formula="of:=[.U166]-ROW()+1" office:value-type="float" office:value="22.55" calcext:value-type="float">
            <text:p>22.55</text:p>
          </table:table-cell>
        </table:table-row>
        <table:table-row table:style-name="ro1">
          <table:table-cell office:value-type="string" calcext:value-type="string">
            <text:p>Rashid Shaheed</text:p>
          </table:table-cell>
          <table:table-cell office:value-type="float" office:value="2339" calcext:value-type="float">
            <text:p>2339</text:p>
          </table:table-cell>
          <table:table-cell office:value-type="float" office:value="1291" calcext:value-type="float">
            <text:p>129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A</text:p>
          </table:table-cell>
          <table:table-cell office:value-type="float" office:value="222" calcext:value-type="float">
            <text:p>222</text:p>
          </table:table-cell>
          <table:table-cell office:value-type="float" office:value="1815" calcext:value-type="float">
            <text:p>1815</text:p>
          </table:table-cell>
          <table:table-cell office:value-type="float" office:value="1623.93" calcext:value-type="float">
            <text:p>1623.93</text:p>
          </table:table-cell>
          <table:table-cell office:value-type="float" office:value="166" calcext:value-type="float">
            <text:p>166</text:p>
          </table:table-cell>
          <table:table-cell office:value-type="float" office:value="-1.98000000000002" calcext:value-type="float">
            <text:p>-1.98000000000002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Dwass</text:p>
          </table:table-cell>
          <table:table-cell table:formula="of:=(ROW() - 1)/12 + 1" office:value-type="float" office:value="14.8333333333333" calcext:value-type="float">
            <text:p>14 10/12</text:p>
          </table:table-cell>
          <table:table-cell table:number-columns-repeated="4"/>
          <table:table-cell office:value-type="float" office:value="172.54" calcext:value-type="float">
            <text:p>172.54</text:p>
          </table:table-cell>
          <table:table-cell table:formula="of:=[.F167]-[.D167]" office:value-type="float" office:value="51" calcext:value-type="float">
            <text:p>51</text:p>
          </table:table-cell>
          <table:table-cell table:formula="of:=[.U167]-ROW()+1" office:value-type="float" office:value="6.53999999999999" calcext:value-type="float">
            <text:p>6.53999999999999</text:p>
          </table:table-cell>
        </table:table-row>
        <table:table-row table:style-name="ro1">
          <table:table-cell office:value-type="string" calcext:value-type="string">
            <text:p>Kimani Vidal</text:p>
          </table:table-cell>
          <table:table-cell office:value-type="float" office:value="2083" calcext:value-type="float">
            <text:p>2083</text:p>
          </table:table-cell>
          <table:table-cell office:value-type="float" office:value="1410" calcext:value-type="float">
            <text:p>141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A</text:p>
          </table:table-cell>
          <table:table-cell office:value-type="float" office:value="203" calcext:value-type="float">
            <text:p>203</text:p>
          </table:table-cell>
          <table:table-cell office:value-type="float" office:value="1746.5" calcext:value-type="float">
            <text:p>1746.5</text:p>
          </table:table-cell>
          <table:table-cell office:value-type="float" office:value="1617.99" calcext:value-type="float">
            <text:p>1617.99</text:p>
          </table:table-cell>
          <table:table-cell office:value-type="float" office:value="167" calcext:value-type="float">
            <text:p>167</text:p>
          </table:table-cell>
          <table:table-cell office:value-type="float" office:value="-5.94000000000006" calcext:value-type="float">
            <text:p>-5.94000000000006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Blake</text:p>
          </table:table-cell>
          <table:table-cell table:formula="of:=(ROW() - 1)/12 + 1" office:value-type="float" office:value="14.9166666666667" calcext:value-type="float">
            <text:p>14 11/12</text:p>
          </table:table-cell>
          <table:table-cell table:number-columns-repeated="4"/>
          <table:table-cell office:value-type="float" office:value="171.68" calcext:value-type="float">
            <text:p>171.68</text:p>
          </table:table-cell>
          <table:table-cell table:formula="of:=[.F168]-[.D168]" office:value-type="float" office:value="13" calcext:value-type="float">
            <text:p>13</text:p>
          </table:table-cell>
          <table:table-cell table:formula="of:=[.U168]-ROW()+1" office:value-type="float" office:value="4.68000000000001" calcext:value-type="float">
            <text:p>4.68000000000001</text:p>
          </table:table-cell>
        </table:table-row>
        <table:table-row table:style-name="ro1">
          <table:table-cell office:value-type="string" calcext:value-type="string">
            <text:p>Gabriel Davis</text:p>
          </table:table-cell>
          <table:table-cell office:value-type="float" office:value="2046" calcext:value-type="float">
            <text:p>2046</text:p>
          </table:table-cell>
          <table:table-cell office:value-type="float" office:value="1423" calcext:value-type="float">
            <text:p>142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A</text:p>
          </table:table-cell>
          <table:table-cell office:value-type="float" office:value="201" calcext:value-type="float">
            <text:p>201</text:p>
          </table:table-cell>
          <table:table-cell office:value-type="float" office:value="1734.5" calcext:value-type="float">
            <text:p>1734.5</text:p>
          </table:table-cell>
          <table:table-cell office:value-type="float" office:value="1614.36" calcext:value-type="float">
            <text:p>1614.36</text:p>
          </table:table-cell>
          <table:table-cell office:value-type="float" office:value="168" calcext:value-type="float">
            <text:p>168</text:p>
          </table:table-cell>
          <table:table-cell office:value-type="float" office:value="-3.62999999999988" calcext:value-type="float">
            <text:p>-3.62999999999988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Menyeezy</text:p>
          </table:table-cell>
          <table:table-cell table:formula="of:=(ROW() - 1)/12 + 1" office:value-type="float" office:value="15" calcext:value-type="float">
            <text:p>15 <text:s text:c="2"/></text:p>
          </table:table-cell>
          <table:table-cell table:number-columns-repeated="4"/>
          <table:table-cell office:value-type="float" office:value="171.72" calcext:value-type="float">
            <text:p>171.72</text:p>
          </table:table-cell>
          <table:table-cell table:formula="of:=[.F169]-[.D169]" office:value-type="float" office:value="9" calcext:value-type="float">
            <text:p>9</text:p>
          </table:table-cell>
          <table:table-cell table:formula="of:=[.U169]-ROW()+1"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Rashod Bateman</text:p>
          </table:table-cell>
          <table:table-cell office:value-type="float" office:value="2107" calcext:value-type="float">
            <text:p>2107</text:p>
          </table:table-cell>
          <table:table-cell office:value-type="float" office:value="1370" calcext:value-type="float">
            <text:p>137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  <table:table-cell office:value-type="float" office:value="209" calcext:value-type="float">
            <text:p>209</text:p>
          </table:table-cell>
          <table:table-cell office:value-type="float" office:value="1738.5" calcext:value-type="float">
            <text:p>1738.5</text:p>
          </table:table-cell>
          <table:table-cell office:value-type="float" office:value="1599.51" calcext:value-type="float">
            <text:p>1599.51</text:p>
          </table:table-cell>
          <table:table-cell office:value-type="float" office:value="169" calcext:value-type="float">
            <text:p>169</text:p>
          </table:table-cell>
          <table:table-cell office:value-type="float" office:value="-14.8499999999999" calcext:value-type="float">
            <text:p>-14.8499999999999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enyeezy</text:p>
          </table:table-cell>
          <table:table-cell table:formula="of:=(ROW() - 1)/12 + 1" office:value-type="float" office:value="15.0833333333333" calcext:value-type="float">
            <text:p>15 1/12</text:p>
          </table:table-cell>
          <table:table-cell table:number-columns-repeated="4"/>
          <table:table-cell office:value-type="float" office:value="196.58" calcext:value-type="float">
            <text:p>196.58</text:p>
          </table:table-cell>
          <table:table-cell table:formula="of:=[.F170]-[.D170]" office:value-type="float" office:value="25" calcext:value-type="float">
            <text:p>25</text:p>
          </table:table-cell>
          <table:table-cell table:formula="of:=[.U170]-ROW()+1" office:value-type="float" office:value="27.58" calcext:value-type="float">
            <text:p>27.58</text:p>
          </table:table-cell>
        </table:table-row>
        <table:table-row table:style-name="ro1">
          <table:table-cell office:value-type="string" calcext:value-type="string">
            <text:p>Josh Palmer</text:p>
          </table:table-cell>
          <table:table-cell office:value-type="float" office:value="2162" calcext:value-type="float">
            <text:p>2162</text:p>
          </table:table-cell>
          <table:table-cell office:value-type="float" office:value="1341" calcext:value-type="float">
            <text:p>13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float" office:value="213" calcext:value-type="float">
            <text:p>213</text:p>
          </table:table-cell>
          <table:table-cell office:value-type="float" office:value="1751.5" calcext:value-type="float">
            <text:p>1751.5</text:p>
          </table:table-cell>
          <table:table-cell office:value-type="float" office:value="1598.52" calcext:value-type="float">
            <text:p>1598.52</text:p>
          </table:table-cell>
          <table:table-cell office:value-type="float" office:value="170" calcext:value-type="float">
            <text:p>170</text:p>
          </table:table-cell>
          <table:table-cell office:value-type="float" office:value="-0.990000000000237" calcext:value-type="float">
            <text:p>-0.990000000000237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Blake</text:p>
          </table:table-cell>
          <table:table-cell table:formula="of:=(ROW() - 1)/12 + 1" office:value-type="float" office:value="15.1666666666667" calcext:value-type="float">
            <text:p>15 2/12</text:p>
          </table:table-cell>
          <table:table-cell table:number-columns-repeated="4"/>
          <table:table-cell office:value-type="float" office:value="174.49" calcext:value-type="float">
            <text:p>174.49</text:p>
          </table:table-cell>
          <table:table-cell table:formula="of:=[.F171]-[.D171]" office:value-type="float" office:value="33" calcext:value-type="float">
            <text:p>33</text:p>
          </table:table-cell>
          <table:table-cell table:formula="of:=[.U171]-ROW()+1" office:value-type="float" office:value="4.49000000000001" calcext:value-type="float">
            <text:p>4.49000000000001</text:p>
          </table:table-cell>
        </table:table-row>
        <table:table-row table:style-name="ro1">
          <table:table-cell office:value-type="string" calcext:value-type="string">
            <text:p>Marvin Mims</text:p>
          </table:table-cell>
          <table:table-cell office:value-type="float" office:value="2205" calcext:value-type="float">
            <text:p>2205</text:p>
          </table:table-cell>
          <table:table-cell office:value-type="float" office:value="1306" calcext:value-type="float">
            <text:p>130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</text:p>
          </table:table-cell>
          <table:table-cell office:value-type="float" office:value="216" calcext:value-type="float">
            <text:p>216</text:p>
          </table:table-cell>
          <table:table-cell office:value-type="float" office:value="1755.5" calcext:value-type="float">
            <text:p>1755.5</text:p>
          </table:table-cell>
          <table:table-cell office:value-type="float" office:value="1589.61" calcext:value-type="float">
            <text:p>1589.61</text:p>
          </table:table-cell>
          <table:table-cell office:value-type="float" office:value="171" calcext:value-type="float">
            <text:p>171</text:p>
          </table:table-cell>
          <table:table-cell office:value-type="float" office:value="-8.90999999999985" calcext:value-type="float">
            <text:p>-8.90999999999985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Dwass</text:p>
          </table:table-cell>
          <table:table-cell table:formula="of:=(ROW() - 1)/12 + 1" office:value-type="float" office:value="15.25" calcext:value-type="float">
            <text:p>15 3/12</text:p>
          </table:table-cell>
          <table:table-cell table:number-columns-repeated="5"/>
          <table:table-cell table:formula="of:=[.F172]-[.D172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urtis Samuel</text:p>
          </table:table-cell>
          <table:table-cell office:value-type="float" office:value="2093" calcext:value-type="float">
            <text:p>2093</text:p>
          </table:table-cell>
          <table:table-cell office:value-type="float" office:value="1342" calcext:value-type="float">
            <text:p>134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A</text:p>
          </table:table-cell>
          <table:table-cell office:value-type="float" office:value="212" calcext:value-type="float">
            <text:p>212</text:p>
          </table:table-cell>
          <table:table-cell office:value-type="float" office:value="1717.5" calcext:value-type="float">
            <text:p>1717.5</text:p>
          </table:table-cell>
          <table:table-cell office:value-type="float" office:value="1576.41" calcext:value-type="float">
            <text:p>1576.41</text:p>
          </table:table-cell>
          <table:table-cell office:value-type="float" office:value="172" calcext:value-type="float">
            <text:p>172</text:p>
          </table:table-cell>
          <table:table-cell office:value-type="float" office:value="-13.2" calcext:value-type="float">
            <text:p>-13.2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rayson</text:p>
          </table:table-cell>
          <table:table-cell table:formula="of:=(ROW() - 1)/12 + 1" office:value-type="float" office:value="15.3333333333333" calcext:value-type="float">
            <text:p>15 4/12</text:p>
          </table:table-cell>
          <table:table-cell table:number-columns-repeated="5"/>
          <table:table-cell table:formula="of:=[.F173]-[.D173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Braelon Allen</text:p>
          </table:table-cell>
          <table:table-cell office:value-type="float" office:value="2011" calcext:value-type="float">
            <text:p>2011</text:p>
          </table:table-cell>
          <table:table-cell office:value-type="float" office:value="1362" calcext:value-type="float">
            <text:p>136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float" office:value="211" calcext:value-type="float">
            <text:p>211</text:p>
          </table:table-cell>
          <table:table-cell office:value-type="float" office:value="1686.5" calcext:value-type="float">
            <text:p>1686.5</text:p>
          </table:table-cell>
          <table:table-cell office:value-type="float" office:value="1562.55" calcext:value-type="float">
            <text:p>1562.55</text:p>
          </table:table-cell>
          <table:table-cell office:value-type="float" office:value="173" calcext:value-type="float">
            <text:p>173</text:p>
          </table:table-cell>
          <table:table-cell office:value-type="float" office:value="-13.8599999999999" calcext:value-type="float">
            <text:p>-13.8599999999999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Pace</text:p>
          </table:table-cell>
          <table:table-cell table:formula="of:=(ROW() - 1)/12 + 1" office:value-type="float" office:value="15.4166666666667" calcext:value-type="float">
            <text:p>15 5/12</text:p>
          </table:table-cell>
          <table:table-cell table:number-columns-repeated="5"/>
          <table:table-cell table:formula="of:=[.F174]-[.D174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us Edwards</text:p>
          </table:table-cell>
          <table:table-cell office:value-type="float" office:value="1946" calcext:value-type="float">
            <text:p>1946</text:p>
          </table:table-cell>
          <table:table-cell office:value-type="float" office:value="1382" calcext:value-type="float">
            <text:p>138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A</text:p>
          </table:table-cell>
          <table:table-cell office:value-type="float" office:value="207" calcext:value-type="float">
            <text:p>207</text:p>
          </table:table-cell>
          <table:table-cell office:value-type="float" office:value="1664" calcext:value-type="float">
            <text:p>1664</text:p>
          </table:table-cell>
          <table:table-cell office:value-type="float" office:value="1554.3" calcext:value-type="float">
            <text:p>1554.3</text:p>
          </table:table-cell>
          <table:table-cell office:value-type="float" office:value="174" calcext:value-type="float">
            <text:p>174</text:p>
          </table:table-cell>
          <table:table-cell office:value-type="float" office:value="-8.25" calcext:value-type="float">
            <text:p>-8.25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Brian</text:p>
          </table:table-cell>
          <table:table-cell table:formula="of:=(ROW() - 1)/12 + 1" office:value-type="float" office:value="15.5" calcext:value-type="float">
            <text:p>15 6/12</text:p>
          </table:table-cell>
          <table:table-cell table:number-columns-repeated="5"/>
          <table:table-cell table:formula="of:=[.F175]-[.D17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uke McCaffrey</text:p>
          </table:table-cell>
          <table:table-cell office:value-type="float" office:value="1919" calcext:value-type="float">
            <text:p>1919</text:p>
          </table:table-cell>
          <table:table-cell office:value-type="float" office:value="1375" calcext:value-type="float">
            <text:p>137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A</text:p>
          </table:table-cell>
          <table:table-cell office:value-type="float" office:value="208" calcext:value-type="float">
            <text:p>208</text:p>
          </table:table-cell>
          <table:table-cell office:value-type="float" office:value="1647" calcext:value-type="float">
            <text:p>1647</text:p>
          </table:table-cell>
          <table:table-cell office:value-type="float" office:value="1540.77" calcext:value-type="float">
            <text:p>1540.77</text:p>
          </table:table-cell>
          <table:table-cell office:value-type="float" office:value="175" calcext:value-type="float">
            <text:p>175</text:p>
          </table:table-cell>
          <table:table-cell office:value-type="float" office:value="-13.5300000000002" calcext:value-type="float">
            <text:p>-13.5300000000002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rik G</text:p>
          </table:table-cell>
          <table:table-cell table:formula="of:=(ROW() - 1)/12 + 1" office:value-type="float" office:value="15.5833333333333" calcext:value-type="float">
            <text:p>15 7/12</text:p>
          </table:table-cell>
          <table:table-cell table:number-columns-repeated="5"/>
          <table:table-cell table:formula="of:=[.F176]-[.D17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yler Lockett</text:p>
          </table:table-cell>
          <table:table-cell office:value-type="float" office:value="2034" calcext:value-type="float">
            <text:p>2034</text:p>
          </table:table-cell>
          <table:table-cell office:value-type="float" office:value="1292" calcext:value-type="float">
            <text:p>129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A</text:p>
          </table:table-cell>
          <table:table-cell office:value-type="float" office:value="221" calcext:value-type="float">
            <text:p>221</text:p>
          </table:table-cell>
          <table:table-cell office:value-type="float" office:value="1663" calcext:value-type="float">
            <text:p>1663</text:p>
          </table:table-cell>
          <table:table-cell office:value-type="float" office:value="1523.94" calcext:value-type="float">
            <text:p>1523.94</text:p>
          </table:table-cell>
          <table:table-cell office:value-type="float" office:value="176" calcext:value-type="float">
            <text:p>176</text:p>
          </table:table-cell>
          <table:table-cell office:value-type="float" office:value="-16.8299999999999" calcext:value-type="float">
            <text:p>-16.8299999999999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James</text:p>
          </table:table-cell>
          <table:table-cell table:formula="of:=(ROW() - 1)/12 + 1" office:value-type="float" office:value="15.6666666666667" calcext:value-type="float">
            <text:p>15 8/12</text:p>
          </table:table-cell>
          <table:table-cell table:number-columns-repeated="5"/>
          <table:table-cell table:formula="of:=[.F177]-[.D177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Bucky Irving</text:p>
          </table:table-cell>
          <table:table-cell office:value-type="float" office:value="1979" calcext:value-type="float">
            <text:p>1979</text:p>
          </table:table-cell>
          <table:table-cell office:value-type="float" office:value="1317" calcext:value-type="float">
            <text:p>131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A</text:p>
          </table:table-cell>
          <table:table-cell office:value-type="float" office:value="215" calcext:value-type="float">
            <text:p>215</text:p>
          </table:table-cell>
          <table:table-cell office:value-type="float" office:value="1648" calcext:value-type="float">
            <text:p>1648</text:p>
          </table:table-cell>
          <table:table-cell office:value-type="float" office:value="1522.29" calcext:value-type="float">
            <text:p>1522.29</text:p>
          </table:table-cell>
          <table:table-cell office:value-type="float" office:value="177" calcext:value-type="float">
            <text:p>177</text:p>
          </table:table-cell>
          <table:table-cell office:value-type="float" office:value="-1.65000000000009" calcext:value-type="float">
            <text:p>-1.65000000000009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Anthony</text:p>
          </table:table-cell>
          <table:table-cell table:formula="of:=(ROW() - 1)/12 + 1" office:value-type="float" office:value="15.75" calcext:value-type="float">
            <text:p>15 9/12</text:p>
          </table:table-cell>
          <table:table-cell table:number-columns-repeated="5"/>
          <table:table-cell table:formula="of:=[.F178]-[.D17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Keaton Mitchell</text:p>
          </table:table-cell>
          <table:table-cell office:value-type="float" office:value="2115" calcext:value-type="float">
            <text:p>2115</text:p>
          </table:table-cell>
          <table:table-cell office:value-type="float" office:value="1248" calcext:value-type="float">
            <text:p>124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</text:p>
          </table:table-cell>
          <table:table-cell office:value-type="float" office:value="228" calcext:value-type="float">
            <text:p>228</text:p>
          </table:table-cell>
          <table:table-cell office:value-type="float" office:value="1681.5" calcext:value-type="float">
            <text:p>1681.5</text:p>
          </table:table-cell>
          <table:table-cell office:value-type="float" office:value="1521.63" calcext:value-type="float">
            <text:p>1521.63</text:p>
          </table:table-cell>
          <table:table-cell office:value-type="float" office:value="178" calcext:value-type="float">
            <text:p>178</text:p>
          </table:table-cell>
          <table:table-cell office:value-type="float" office:value="-0.659999999999855" calcext:value-type="float">
            <text:p>-0.659999999999855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rik</text:p>
          </table:table-cell>
          <table:table-cell table:formula="of:=(ROW() - 1)/12 + 1" office:value-type="float" office:value="15.8333333333333" calcext:value-type="float">
            <text:p>15 10/12</text:p>
          </table:table-cell>
          <table:table-cell table:number-columns-repeated="5"/>
          <table:table-cell table:formula="of:=[.F179]-[.D179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Tyler Allgeier</text:p>
          </table:table-cell>
          <table:table-cell office:value-type="float" office:value="1966" calcext:value-type="float">
            <text:p>1966</text:p>
          </table:table-cell>
          <table:table-cell office:value-type="float" office:value="1271" calcext:value-type="float">
            <text:p>127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A</text:p>
          </table:table-cell>
          <table:table-cell office:value-type="float" office:value="226" calcext:value-type="float">
            <text:p>226</text:p>
          </table:table-cell>
          <table:table-cell office:value-type="float" office:value="1618.5" calcext:value-type="float">
            <text:p>1618.5</text:p>
          </table:table-cell>
          <table:table-cell office:value-type="float" office:value="1487.64" calcext:value-type="float">
            <text:p>1487.64</text:p>
          </table:table-cell>
          <table:table-cell office:value-type="float" office:value="179" calcext:value-type="float">
            <text:p>179</text:p>
          </table:table-cell>
          <table:table-cell office:value-type="float" office:value="-33.99" calcext:value-type="float">
            <text:p>-33.99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Damar</text:p>
          </table:table-cell>
          <table:table-cell table:formula="of:=(ROW() - 1)/12 + 1" office:value-type="float" office:value="15.9166666666667" calcext:value-type="float">
            <text:p>15 11/12</text:p>
          </table:table-cell>
          <table:table-cell table:number-columns-repeated="5"/>
          <table:table-cell table:formula="of:=[.F180]-[.D180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emario Douglas</text:p>
          </table:table-cell>
          <table:table-cell office:value-type="float" office:value="2101" calcext:value-type="float">
            <text:p>2101</text:p>
          </table:table-cell>
          <table:table-cell office:value-type="float" office:value="1188" calcext:value-type="float">
            <text:p>118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A</text:p>
          </table:table-cell>
          <table:table-cell office:value-type="float" office:value="234" calcext:value-type="float">
            <text:p>234</text:p>
          </table:table-cell>
          <table:table-cell office:value-type="float" office:value="1644.5" calcext:value-type="float">
            <text:p>1644.5</text:p>
          </table:table-cell>
          <table:table-cell office:value-type="float" office:value="1477.41" calcext:value-type="float">
            <text:p>1477.41</text:p>
          </table:table-cell>
          <table:table-cell office:value-type="float" office:value="180" calcext:value-type="float">
            <text:p>180</text:p>
          </table:table-cell>
          <table:table-cell office:value-type="float" office:value="-10.23" calcext:value-type="float">
            <text:p>-10.23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CJ</text:p>
          </table:table-cell>
          <table:table-cell table:formula="of:=(ROW() - 1)/12 + 1" office:value-type="float" office:value="16" calcext:value-type="float">
            <text:p>16 <text:s text:c="2"/></text:p>
          </table:table-cell>
          <table:table-cell table:number-columns-repeated="5"/>
          <table:table-cell table:formula="of:=[.F181]-[.D181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Jalen McMillan</text:p>
          </table:table-cell>
          <table:table-cell office:value-type="float" office:value="1966" calcext:value-type="float">
            <text:p>1966</text:p>
          </table:table-cell>
          <table:table-cell office:value-type="float" office:value="1245" calcext:value-type="float">
            <text:p>124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A</text:p>
          </table:table-cell>
          <table:table-cell office:value-type="float" office:value="229" calcext:value-type="float">
            <text:p>229</text:p>
          </table:table-cell>
          <table:table-cell office:value-type="float" office:value="1605.5" calcext:value-type="float">
            <text:p>1605.5</text:p>
          </table:table-cell>
          <table:table-cell office:value-type="float" office:value="1470.48" calcext:value-type="float">
            <text:p>1470.48</text:p>
          </table:table-cell>
          <table:table-cell office:value-type="float" office:value="181" calcext:value-type="float">
            <text:p>181</text:p>
          </table:table-cell>
          <table:table-cell office:value-type="float" office:value="-6.93000000000006" calcext:value-type="float">
            <text:p>-6.93000000000006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CJ</text:p>
          </table:table-cell>
          <table:table-cell table:formula="of:=(ROW() - 1)/12 + 1" office:value-type="float" office:value="16.0833333333333" calcext:value-type="float">
            <text:p>16 1/12</text:p>
          </table:table-cell>
          <table:table-cell table:number-columns-repeated="5"/>
          <table:table-cell table:formula="of:=[.F182]-[.D182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Mike Williams</text:p>
          </table:table-cell>
          <table:table-cell office:value-type="float" office:value="1874" calcext:value-type="float">
            <text:p>1874</text:p>
          </table:table-cell>
          <table:table-cell office:value-type="float" office:value="1287" calcext:value-type="float">
            <text:p>128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A</text:p>
          </table:table-cell>
          <table:table-cell office:value-type="float" office:value="223" calcext:value-type="float">
            <text:p>223</text:p>
          </table:table-cell>
          <table:table-cell office:value-type="float" office:value="1580.5" calcext:value-type="float">
            <text:p>1580.5</text:p>
          </table:table-cell>
          <table:table-cell office:value-type="float" office:value="1467.84" calcext:value-type="float">
            <text:p>1467.84</text:p>
          </table:table-cell>
          <table:table-cell office:value-type="float" office:value="182" calcext:value-type="float">
            <text:p>182</text:p>
          </table:table-cell>
          <table:table-cell office:value-type="float" office:value="-2.63999999999987" calcext:value-type="float">
            <text:p>-2.63999999999987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mar</text:p>
          </table:table-cell>
          <table:table-cell table:formula="of:=(ROW() - 1)/12 + 1" office:value-type="float" office:value="16.1666666666667" calcext:value-type="float">
            <text:p>16 2/12</text:p>
          </table:table-cell>
          <table:table-cell table:number-columns-repeated="5"/>
          <table:table-cell table:formula="of:=[.F183]-[.D183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Aidan O'Connell</text:p>
          </table:table-cell>
          <table:table-cell office:value-type="float" office:value="1853" calcext:value-type="float">
            <text:p>1853</text:p>
          </table:table-cell>
          <table:table-cell office:value-type="float" office:value="1283" calcext:value-type="float">
            <text:p>128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NA</text:p>
          </table:table-cell>
          <table:table-cell office:value-type="float" office:value="224" calcext:value-type="float">
            <text:p>224</text:p>
          </table:table-cell>
          <table:table-cell office:value-type="float" office:value="1568" calcext:value-type="float">
            <text:p>1568</text:p>
          </table:table-cell>
          <table:table-cell office:value-type="float" office:value="1458.27" calcext:value-type="float">
            <text:p>1458.27</text:p>
          </table:table-cell>
          <table:table-cell office:value-type="float" office:value="183" calcext:value-type="float">
            <text:p>183</text:p>
          </table:table-cell>
          <table:table-cell office:value-type="float" office:value="-9.57000000000016" calcext:value-type="float">
            <text:p>-9.57000000000016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rik</text:p>
          </table:table-cell>
          <table:table-cell table:formula="of:=(ROW() - 1)/12 + 1" office:value-type="float" office:value="16.25" calcext:value-type="float">
            <text:p>16 3/12</text:p>
          </table:table-cell>
          <table:table-cell table:number-columns-repeated="5"/>
          <table:table-cell table:formula="of:=[.F184]-[.D184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Roschon Johnson</text:p>
          </table:table-cell>
          <table:table-cell office:value-type="float" office:value="2040" calcext:value-type="float">
            <text:p>2040</text:p>
          </table:table-cell>
          <table:table-cell office:value-type="float" office:value="1166" calcext:value-type="float">
            <text:p>116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A</text:p>
          </table:table-cell>
          <table:table-cell office:value-type="float" office:value="236" calcext:value-type="float">
            <text:p>236</text:p>
          </table:table-cell>
          <table:table-cell office:value-type="float" office:value="1603" calcext:value-type="float">
            <text:p>1603</text:p>
          </table:table-cell>
          <table:table-cell office:value-type="float" office:value="1442.76" calcext:value-type="float">
            <text:p>1442.76</text:p>
          </table:table-cell>
          <table:table-cell office:value-type="float" office:value="184" calcext:value-type="float">
            <text:p>184</text:p>
          </table:table-cell>
          <table:table-cell office:value-type="float" office:value="-15.5099999999998" calcext:value-type="float">
            <text:p>-15.5099999999998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Anthony</text:p>
          </table:table-cell>
          <table:table-cell table:formula="of:=(ROW() - 1)/12 + 1" office:value-type="float" office:value="16.3333333333333" calcext:value-type="float">
            <text:p>16 4/12</text:p>
          </table:table-cell>
          <table:table-cell table:number-columns-repeated="5"/>
          <table:table-cell table:formula="of:=[.F185]-[.D185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J.K. Dobbins</text:p>
          </table:table-cell>
          <table:table-cell office:value-type="float" office:value="1760" calcext:value-type="float">
            <text:p>1760</text:p>
          </table:table-cell>
          <table:table-cell office:value-type="float" office:value="1298" calcext:value-type="float">
            <text:p>129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A</text:p>
          </table:table-cell>
          <table:table-cell office:value-type="float" office:value="219" calcext:value-type="float">
            <text:p>219</text:p>
          </table:table-cell>
          <table:table-cell office:value-type="float" office:value="1529" calcext:value-type="float">
            <text:p>1529</text:p>
          </table:table-cell>
          <table:table-cell office:value-type="float" office:value="1437.48" calcext:value-type="float">
            <text:p>1437.48</text:p>
          </table:table-cell>
          <table:table-cell office:value-type="float" office:value="185" calcext:value-type="float">
            <text:p>185</text:p>
          </table:table-cell>
          <table:table-cell office:value-type="float" office:value="-5.2800000000002" calcext:value-type="float">
            <text:p>-5.2800000000002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James</text:p>
          </table:table-cell>
          <table:table-cell table:formula="of:=(ROW() - 1)/12 + 1" office:value-type="float" office:value="16.4166666666667" calcext:value-type="float">
            <text:p>16 5/12</text:p>
          </table:table-cell>
          <table:table-cell table:number-columns-repeated="5"/>
          <table:table-cell table:formula="of:=[.F186]-[.D18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ichael Wilson</text:p>
          </table:table-cell>
          <table:table-cell office:value-type="float" office:value="2101" calcext:value-type="float">
            <text:p>2101</text:p>
          </table:table-cell>
          <table:table-cell office:value-type="float" office:value="1120" calcext:value-type="float">
            <text:p>112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A</text:p>
          </table:table-cell>
          <table:table-cell office:value-type="float" office:value="242" calcext:value-type="float">
            <text:p>242</text:p>
          </table:table-cell>
          <table:table-cell office:value-type="float" office:value="1610.5" calcext:value-type="float">
            <text:p>1610.5</text:p>
          </table:table-cell>
          <table:table-cell office:value-type="float" office:value="1432.53" calcext:value-type="float">
            <text:p>1432.53</text:p>
          </table:table-cell>
          <table:table-cell office:value-type="float" office:value="186" calcext:value-type="float">
            <text:p>186</text:p>
          </table:table-cell>
          <table:table-cell office:value-type="float" office:value="-4.94999999999982" calcext:value-type="float">
            <text:p>-4.94999999999982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rik G</text:p>
          </table:table-cell>
          <table:table-cell table:formula="of:=(ROW() - 1)/12 + 1" office:value-type="float" office:value="16.5" calcext:value-type="float">
            <text:p>16 6/12</text:p>
          </table:table-cell>
          <table:table-cell table:number-columns-repeated="5"/>
          <table:table-cell table:formula="of:=[.F187]-[.D187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Ray Davis</text:p>
          </table:table-cell>
          <table:table-cell office:value-type="float" office:value="1822" calcext:value-type="float">
            <text:p>1822</text:p>
          </table:table-cell>
          <table:table-cell office:value-type="float" office:value="1241" calcext:value-type="float">
            <text:p>124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A</text:p>
          </table:table-cell>
          <table:table-cell office:value-type="float" office:value="230" calcext:value-type="float">
            <text:p>230</text:p>
          </table:table-cell>
          <table:table-cell office:value-type="float" office:value="1531.5" calcext:value-type="float">
            <text:p>1531.5</text:p>
          </table:table-cell>
          <table:table-cell office:value-type="float" office:value="1420.32" calcext:value-type="float">
            <text:p>1420.32</text:p>
          </table:table-cell>
          <table:table-cell office:value-type="float" office:value="187" calcext:value-type="float">
            <text:p>187</text:p>
          </table:table-cell>
          <table:table-cell office:value-type="float" office:value="-12.21" calcext:value-type="float">
            <text:p>-12.21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Brian</text:p>
          </table:table-cell>
          <table:table-cell table:formula="of:=(ROW() - 1)/12 + 1" office:value-type="float" office:value="16.5833333333333" calcext:value-type="float">
            <text:p>16 7/12</text:p>
          </table:table-cell>
          <table:table-cell table:number-columns-repeated="5"/>
          <table:table-cell table:formula="of:=[.F188]-[.D188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Audric Estime</text:p>
          </table:table-cell>
          <table:table-cell office:value-type="float" office:value="1949" calcext:value-type="float">
            <text:p>1949</text:p>
          </table:table-cell>
          <table:table-cell office:value-type="float" office:value="1151" calcext:value-type="float">
            <text:p>11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</text:p>
          </table:table-cell>
          <table:table-cell office:value-type="float" office:value="239" calcext:value-type="float">
            <text:p>239</text:p>
          </table:table-cell>
          <table:table-cell office:value-type="float" office:value="1550" calcext:value-type="float">
            <text:p>1550</text:p>
          </table:table-cell>
          <table:table-cell office:value-type="float" office:value="1402.83" calcext:value-type="float">
            <text:p>1402.83</text:p>
          </table:table-cell>
          <table:table-cell office:value-type="float" office:value="188" calcext:value-type="float">
            <text:p>188</text:p>
          </table:table-cell>
          <table:table-cell office:value-type="float" office:value="-17.49" calcext:value-type="float">
            <text:p>-17.49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Pace</text:p>
          </table:table-cell>
          <table:table-cell table:formula="of:=(ROW() - 1)/12 + 1" office:value-type="float" office:value="16.6666666666667" calcext:value-type="float">
            <text:p>16 8/12</text:p>
          </table:table-cell>
          <table:table-cell table:number-columns-repeated="5"/>
          <table:table-cell table:formula="of:=[.F189]-[.D189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Tucker Kraft</text:p>
          </table:table-cell>
          <table:table-cell office:value-type="float" office:value="1795" calcext:value-type="float">
            <text:p>1795</text:p>
          </table:table-cell>
          <table:table-cell office:value-type="float" office:value="1162" calcext:value-type="float">
            <text:p>116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A</text:p>
          </table:table-cell>
          <table:table-cell office:value-type="float" office:value="237" calcext:value-type="float">
            <text:p>237</text:p>
          </table:table-cell>
          <table:table-cell office:value-type="float" office:value="1478.5" calcext:value-type="float">
            <text:p>1478.5</text:p>
          </table:table-cell>
          <table:table-cell office:value-type="float" office:value="1359.27" calcext:value-type="float">
            <text:p>1359.27</text:p>
          </table:table-cell>
          <table:table-cell office:value-type="float" office:value="189" calcext:value-type="float">
            <text:p>189</text:p>
          </table:table-cell>
          <table:table-cell office:value-type="float" office:value="-43.5600000000002" calcext:value-type="float">
            <text:p>-43.5600000000002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Grayson</text:p>
          </table:table-cell>
          <table:table-cell table:formula="of:=(ROW() - 1)/12 + 1" office:value-type="float" office:value="16.75" calcext:value-type="float">
            <text:p>16 9/12</text:p>
          </table:table-cell>
          <table:table-cell table:number-columns-repeated="5"/>
          <table:table-cell table:formula="of:=[.F190]-[.D190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ameon Pierce</text:p>
          </table:table-cell>
          <table:table-cell office:value-type="float" office:value="1726" calcext:value-type="float">
            <text:p>1726</text:p>
          </table:table-cell>
          <table:table-cell office:value-type="float" office:value="1186" calcext:value-type="float">
            <text:p>118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A</text:p>
          </table:table-cell>
          <table:table-cell office:value-type="float" office:value="235" calcext:value-type="float">
            <text:p>235</text:p>
          </table:table-cell>
          <table:table-cell office:value-type="float" office:value="1456" calcext:value-type="float">
            <text:p>1456</text:p>
          </table:table-cell>
          <table:table-cell office:value-type="float" office:value="1352.34" calcext:value-type="float">
            <text:p>1352.34</text:p>
          </table:table-cell>
          <table:table-cell office:value-type="float" office:value="190" calcext:value-type="float">
            <text:p>190</text:p>
          </table:table-cell>
          <table:table-cell office:value-type="float" office:value="-6.92999999999984" calcext:value-type="float">
            <text:p>-6.92999999999984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Dwass</text:p>
          </table:table-cell>
          <table:table-cell table:formula="of:=(ROW() - 1)/12 + 1" office:value-type="float" office:value="16.8333333333333" calcext:value-type="float">
            <text:p>16 10/12</text:p>
          </table:table-cell>
          <table:table-cell table:number-columns-repeated="5"/>
          <table:table-cell table:formula="of:=[.F191]-[.D19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Antonio Gibson</text:p>
          </table:table-cell>
          <table:table-cell office:value-type="float" office:value="1772" calcext:value-type="float">
            <text:p>1772</text:p>
          </table:table-cell>
          <table:table-cell office:value-type="float" office:value="1161" calcext:value-type="float">
            <text:p>116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A</text:p>
          </table:table-cell>
          <table:table-cell office:value-type="float" office:value="238" calcext:value-type="float">
            <text:p>238</text:p>
          </table:table-cell>
          <table:table-cell office:value-type="float" office:value="1466.5" calcext:value-type="float">
            <text:p>1466.5</text:p>
          </table:table-cell>
          <table:table-cell office:value-type="float" office:value="1351.02" calcext:value-type="float">
            <text:p>1351.02</text:p>
          </table:table-cell>
          <table:table-cell office:value-type="float" office:value="191" calcext:value-type="float">
            <text:p>191</text:p>
          </table:table-cell>
          <table:table-cell office:value-type="float" office:value="-1.32000000000016" calcext:value-type="float">
            <text:p>-1.32000000000016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Blake</text:p>
          </table:table-cell>
          <table:table-cell table:formula="of:=(ROW() - 1)/12 + 1" office:value-type="float" office:value="16.9166666666667" calcext:value-type="float">
            <text:p>16 11/12</text:p>
          </table:table-cell>
          <table:table-cell table:number-columns-repeated="5"/>
          <table:table-cell table:formula="of:=[.F192]-[.D192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Jaleel McLaughlin</text:p>
          </table:table-cell>
          <table:table-cell office:value-type="float" office:value="1916" calcext:value-type="float">
            <text:p>1916</text:p>
          </table:table-cell>
          <table:table-cell office:value-type="float" office:value="1082" calcext:value-type="float">
            <text:p>108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A</text:p>
          </table:table-cell>
          <table:table-cell office:value-type="float" office:value="252" calcext:value-type="float">
            <text:p>252</text:p>
          </table:table-cell>
          <table:table-cell office:value-type="float" office:value="1499" calcext:value-type="float">
            <text:p>1499</text:p>
          </table:table-cell>
          <table:table-cell office:value-type="float" office:value="1346.4" calcext:value-type="float">
            <text:p>1346.4</text:p>
          </table:table-cell>
          <table:table-cell office:value-type="float" office:value="192" calcext:value-type="float">
            <text:p>192</text:p>
          </table:table-cell>
          <table:table-cell office:value-type="float" office:value="-4.61999999999989" calcext:value-type="float">
            <text:p>-4.61999999999989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Menyeezy</text:p>
          </table:table-cell>
          <table:table-cell table:formula="of:=(ROW() - 1)/12 + 1" office:value-type="float" office:value="17" calcext:value-type="float">
            <text:p>17 <text:s text:c="2"/></text:p>
          </table:table-cell>
          <table:table-cell table:number-columns-repeated="5"/>
          <table:table-cell table:formula="of:=[.F193]-[.D193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Spencer Rattler</text:p>
          </table:table-cell>
          <table:table-cell office:value-type="float" office:value="1640" calcext:value-type="float">
            <text:p>1640</text:p>
          </table:table-cell>
          <table:table-cell office:value-type="float" office:value="1219" calcext:value-type="float">
            <text:p>121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A</text:p>
          </table:table-cell>
          <table:table-cell office:value-type="float" office:value="232" calcext:value-type="float">
            <text:p>232</text:p>
          </table:table-cell>
          <table:table-cell office:value-type="float" office:value="1429.5" calcext:value-type="float">
            <text:p>1429.5</text:p>
          </table:table-cell>
          <table:table-cell office:value-type="float" office:value="1345.74" calcext:value-type="float">
            <text:p>1345.74</text:p>
          </table:table-cell>
          <table:table-cell office:value-type="float" office:value="193" calcext:value-type="float">
            <text:p>193</text:p>
          </table:table-cell>
          <table:table-cell office:value-type="float" office:value="-0.659999999999855" calcext:value-type="float">
            <text:p>-0.659999999999855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Menyeezy</text:p>
          </table:table-cell>
          <table:table-cell table:formula="of:=(ROW() - 1)/12 + 1" office:value-type="float" office:value="17.0833333333333" calcext:value-type="float">
            <text:p>17 1/12</text:p>
          </table:table-cell>
          <table:table-cell table:number-columns-repeated="5"/>
          <table:table-cell table:formula="of:=[.F194]-[.D19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arnell Mooney</text:p>
          </table:table-cell>
          <table:table-cell office:value-type="float" office:value="1800" calcext:value-type="float">
            <text:p>1800</text:p>
          </table:table-cell>
          <table:table-cell office:value-type="float" office:value="1125" calcext:value-type="float">
            <text:p>112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A</text:p>
          </table:table-cell>
          <table:table-cell office:value-type="float" office:value="241" calcext:value-type="float">
            <text:p>241</text:p>
          </table:table-cell>
          <table:table-cell office:value-type="float" office:value="1462.5" calcext:value-type="float">
            <text:p>1462.5</text:p>
          </table:table-cell>
          <table:table-cell office:value-type="float" office:value="1336.5" calcext:value-type="float">
            <text:p>1336.5</text:p>
          </table:table-cell>
          <table:table-cell office:value-type="float" office:value="194" calcext:value-type="float">
            <text:p>194</text:p>
          </table:table-cell>
          <table:table-cell office:value-type="float" office:value="-9.24000000000024" calcext:value-type="float">
            <text:p>-9.24000000000024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Blake</text:p>
          </table:table-cell>
          <table:table-cell table:formula="of:=(ROW() - 1)/12 + 1" office:value-type="float" office:value="17.1666666666667" calcext:value-type="float">
            <text:p>17 2/12</text:p>
          </table:table-cell>
          <table:table-cell table:number-columns-repeated="5"/>
          <table:table-cell table:formula="of:=[.F195]-[.D195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am Darnold</text:p>
          </table:table-cell>
          <table:table-cell office:value-type="float" office:value="1449" calcext:value-type="float">
            <text:p>1449</text:p>
          </table:table-cell>
          <table:table-cell office:value-type="float" office:value="1293" calcext:value-type="float">
            <text:p>129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A</text:p>
          </table:table-cell>
          <table:table-cell office:value-type="float" office:value="220" calcext:value-type="float">
            <text:p>220</text:p>
          </table:table-cell>
          <table:table-cell office:value-type="float" office:value="1371" calcext:value-type="float">
            <text:p>1371</text:p>
          </table:table-cell>
          <table:table-cell office:value-type="float" office:value="1331.55" calcext:value-type="float">
            <text:p>1331.55</text:p>
          </table:table-cell>
          <table:table-cell office:value-type="float" office:value="195" calcext:value-type="float">
            <text:p>195</text:p>
          </table:table-cell>
          <table:table-cell office:value-type="float" office:value="-4.95000000000005" calcext:value-type="float">
            <text:p>-4.95000000000005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wass</text:p>
          </table:table-cell>
          <table:table-cell table:formula="of:=(ROW() - 1)/12 + 1" office:value-type="float" office:value="17.25" calcext:value-type="float">
            <text:p>17 3/12</text:p>
          </table:table-cell>
          <table:table-cell table:number-columns-repeated="5"/>
          <table:table-cell table:formula="of:=[.F196]-[.D196]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string" calcext:value-type="string">
            <text:p>Ezekiel Elliott</text:p>
          </table:table-cell>
          <table:table-cell office:value-type="float" office:value="1481" calcext:value-type="float">
            <text:p>1481</text:p>
          </table:table-cell>
          <table:table-cell office:value-type="float" office:value="1267" calcext:value-type="float">
            <text:p>126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A</text:p>
          </table:table-cell>
          <table:table-cell office:value-type="float" office:value="227" calcext:value-type="float">
            <text:p>227</text:p>
          </table:table-cell>
          <table:table-cell office:value-type="float" office:value="1374" calcext:value-type="float">
            <text:p>1374</text:p>
          </table:table-cell>
          <table:table-cell office:value-type="float" office:value="1324.95" calcext:value-type="float">
            <text:p>1324.95</text:p>
          </table:table-cell>
          <table:table-cell office:value-type="float" office:value="196" calcext:value-type="float">
            <text:p>196</text:p>
          </table:table-cell>
          <table:table-cell office:value-type="float" office:value="-6.59999999999991" calcext:value-type="float">
            <text:p>-6.5999999999999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yson</text:p>
          </table:table-cell>
          <table:table-cell table:formula="of:=(ROW() - 1)/12 + 1" office:value-type="float" office:value="17.3333333333333" calcext:value-type="float">
            <text:p>17 4/12</text:p>
          </table:table-cell>
          <table:table-cell table:number-columns-repeated="5"/>
          <table:table-cell table:formula="of:=[.F197]-[.D197]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string" calcext:value-type="string">
            <text:p>Chuba Hubbard</text:p>
          </table:table-cell>
          <table:table-cell office:value-type="float" office:value="1586" calcext:value-type="float">
            <text:p>1586</text:p>
          </table:table-cell>
          <table:table-cell office:value-type="float" office:value="1213" calcext:value-type="float">
            <text:p>121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A</text:p>
          </table:table-cell>
          <table:table-cell office:value-type="float" office:value="233" calcext:value-type="float">
            <text:p>233</text:p>
          </table:table-cell>
          <table:table-cell office:value-type="float" office:value="1399.5" calcext:value-type="float">
            <text:p>1399.5</text:p>
          </table:table-cell>
          <table:table-cell office:value-type="float" office:value="1323.96" calcext:value-type="float">
            <text:p>1323.96</text:p>
          </table:table-cell>
          <table:table-cell office:value-type="float" office:value="197" calcext:value-type="float">
            <text:p>197</text:p>
          </table:table-cell>
          <table:table-cell office:value-type="float" office:value="-0.990000000000009" calcext:value-type="float">
            <text:p>-0.990000000000009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Pace</text:p>
          </table:table-cell>
          <table:table-cell table:formula="of:=(ROW() - 1)/12 + 1" office:value-type="float" office:value="17.4166666666667" calcext:value-type="float">
            <text:p>17 5/12</text:p>
          </table:table-cell>
          <table:table-cell table:number-columns-repeated="5"/>
          <table:table-cell table:formula="of:=[.F198]-[.D19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de Otton</text:p>
          </table:table-cell>
          <table:table-cell office:value-type="float" office:value="1730" calcext:value-type="float">
            <text:p>1730</text:p>
          </table:table-cell>
          <table:table-cell office:value-type="float" office:value="1139" calcext:value-type="float">
            <text:p>113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A</text:p>
          </table:table-cell>
          <table:table-cell office:value-type="float" office:value="240" calcext:value-type="float">
            <text:p>240</text:p>
          </table:table-cell>
          <table:table-cell office:value-type="float" office:value="1434.5" calcext:value-type="float">
            <text:p>1434.5</text:p>
          </table:table-cell>
          <table:table-cell office:value-type="float" office:value="1322.64" calcext:value-type="float">
            <text:p>1322.64</text:p>
          </table:table-cell>
          <table:table-cell office:value-type="float" office:value="198" calcext:value-type="float">
            <text:p>198</text:p>
          </table:table-cell>
          <table:table-cell office:value-type="float" office:value="-1.32000000000016" calcext:value-type="float">
            <text:p>-1.32000000000016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rian</text:p>
          </table:table-cell>
          <table:table-cell table:formula="of:=(ROW() - 1)/12 + 1" office:value-type="float" office:value="17.5" calcext:value-type="float">
            <text:p>17 6/12</text:p>
          </table:table-cell>
          <table:table-cell table:number-columns-repeated="5"/>
          <table:table-cell table:formula="of:=[.F199]-[.D199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Wan'Dale Robinson</text:p>
          </table:table-cell>
          <table:table-cell office:value-type="float" office:value="1829" calcext:value-type="float">
            <text:p>1829</text:p>
          </table:table-cell>
          <table:table-cell office:value-type="float" office:value="1086" calcext:value-type="float">
            <text:p>108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float" office:value="1457.5" calcext:value-type="float">
            <text:p>1457.5</text:p>
          </table:table-cell>
          <table:table-cell office:value-type="float" office:value="1320.33" calcext:value-type="float">
            <text:p>1320.33</text:p>
          </table:table-cell>
          <table:table-cell office:value-type="float" office:value="199" calcext:value-type="float">
            <text:p>199</text:p>
          </table:table-cell>
          <table:table-cell office:value-type="float" office:value="-2.30999999999995" calcext:value-type="float">
            <text:p>-2.30999999999995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Erik G</text:p>
          </table:table-cell>
          <table:table-cell table:formula="of:=(ROW() - 1)/12 + 1" office:value-type="float" office:value="17.5833333333333" calcext:value-type="float">
            <text:p>17 7/12</text:p>
          </table:table-cell>
          <table:table-cell table:number-columns-repeated="5"/>
          <table:table-cell table:formula="of:=[.F200]-[.D200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Jalin Hyatt</text:p>
          </table:table-cell>
          <table:table-cell office:value-type="float" office:value="1802" calcext:value-type="float">
            <text:p>1802</text:p>
          </table:table-cell>
          <table:table-cell office:value-type="float" office:value="1049" calcext:value-type="float">
            <text:p>104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float" office:value="259" calcext:value-type="float">
            <text:p>259</text:p>
          </table:table-cell>
          <table:table-cell office:value-type="float" office:value="1425.5" calcext:value-type="float">
            <text:p>1425.5</text:p>
          </table:table-cell>
          <table:table-cell office:value-type="float" office:value="1287" calcext:value-type="float">
            <text:p>1287</text:p>
          </table:table-cell>
          <table:table-cell office:value-type="float" office:value="200" calcext:value-type="float">
            <text:p>200</text:p>
          </table:table-cell>
          <table:table-cell office:value-type="float" office:value="-33.3299999999999" calcext:value-type="float">
            <text:p>-33.3299999999999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James</text:p>
          </table:table-cell>
          <table:table-cell table:formula="of:=(ROW() - 1)/12 + 1" office:value-type="float" office:value="17.6666666666667" calcext:value-type="float">
            <text:p>17 8/12</text:p>
          </table:table-cell>
          <table:table-cell table:number-columns-repeated="5"/>
          <table:table-cell table:formula="of:=[.F201]-[.D201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Chigoziem Okonkwo</text:p>
          </table:table-cell>
          <table:table-cell office:value-type="float" office:value="1645" calcext:value-type="float">
            <text:p>1645</text:p>
          </table:table-cell>
          <table:table-cell office:value-type="float" office:value="1113" calcext:value-type="float">
            <text:p>111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A</text:p>
          </table:table-cell>
          <table:table-cell office:value-type="float" office:value="243" calcext:value-type="float">
            <text:p>243</text:p>
          </table:table-cell>
          <table:table-cell office:value-type="float" office:value="1379" calcext:value-type="float">
            <text:p>1379</text:p>
          </table:table-cell>
          <table:table-cell office:value-type="float" office:value="1277.43" calcext:value-type="float">
            <text:p>1277.43</text:p>
          </table:table-cell>
          <table:table-cell office:value-type="float" office:value="201" calcext:value-type="float">
            <text:p>201</text:p>
          </table:table-cell>
          <table:table-cell office:value-type="float" office:value="-9.56999999999994" calcext:value-type="float">
            <text:p>-9.56999999999994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Anthony</text:p>
          </table:table-cell>
          <table:table-cell table:formula="of:=(ROW() - 1)/12 + 1" office:value-type="float" office:value="17.75" calcext:value-type="float">
            <text:p>17 9/12</text:p>
          </table:table-cell>
          <table:table-cell table:number-columns-repeated="5"/>
          <table:table-cell table:formula="of:=[.F202]-[.D20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yrone Tracy</text:p>
          </table:table-cell>
          <table:table-cell office:value-type="float" office:value="1691" calcext:value-type="float">
            <text:p>1691</text:p>
          </table:table-cell>
          <table:table-cell office:value-type="float" office:value="1086" calcext:value-type="float">
            <text:p>108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A</text:p>
          </table:table-cell>
          <table:table-cell office:value-type="float" office:value="249" calcext:value-type="float">
            <text:p>249</text:p>
          </table:table-cell>
          <table:table-cell office:value-type="float" office:value="1388.5" calcext:value-type="float">
            <text:p>1388.5</text:p>
          </table:table-cell>
          <table:table-cell office:value-type="float" office:value="1274.79" calcext:value-type="float">
            <text:p>1274.79</text:p>
          </table:table-cell>
          <table:table-cell office:value-type="float" office:value="202" calcext:value-type="float">
            <text:p>202</text:p>
          </table:table-cell>
          <table:table-cell office:value-type="float" office:value="-2.6400000000001" calcext:value-type="float">
            <text:p>-2.6400000000001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Erik</text:p>
          </table:table-cell>
          <table:table-cell table:formula="of:=(ROW() - 1)/12 + 1" office:value-type="float" office:value="17.8333333333333" calcext:value-type="float">
            <text:p>17 10/12</text:p>
          </table:table-cell>
          <table:table-cell table:number-columns-repeated="5"/>
          <table:table-cell table:formula="of:=[.F203]-[.D203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Tank Bigsby</text:p>
          </table:table-cell>
          <table:table-cell office:value-type="float" office:value="1679" calcext:value-type="float">
            <text:p>1679</text:p>
          </table:table-cell>
          <table:table-cell office:value-type="float" office:value="1092" calcext:value-type="float">
            <text:p>109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A</text:p>
          </table:table-cell>
          <table:table-cell office:value-type="float" office:value="248" calcext:value-type="float">
            <text:p>248</text:p>
          </table:table-cell>
          <table:table-cell office:value-type="float" office:value="1385.5" calcext:value-type="float">
            <text:p>1385.5</text:p>
          </table:table-cell>
          <table:table-cell office:value-type="float" office:value="1274.79" calcext:value-type="float">
            <text:p>1274.79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Damar</text:p>
          </table:table-cell>
          <table:table-cell table:formula="of:=(ROW() - 1)/12 + 1" office:value-type="float" office:value="17.9166666666667" calcext:value-type="float">
            <text:p>17 11/12</text:p>
          </table:table-cell>
          <table:table-cell table:number-columns-repeated="5"/>
          <table:table-cell table:formula="of:=[.F204]-[.D204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Rico Dowdle</text:p>
          </table:table-cell>
          <table:table-cell office:value-type="float" office:value="1660" calcext:value-type="float">
            <text:p>1660</text:p>
          </table:table-cell>
          <table:table-cell office:value-type="float" office:value="1085" calcext:value-type="float">
            <text:p>108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A</text:p>
          </table:table-cell>
          <table:table-cell office:value-type="float" office:value="251" calcext:value-type="float">
            <text:p>251</text:p>
          </table:table-cell>
          <table:table-cell office:value-type="float" office:value="1372.5" calcext:value-type="float">
            <text:p>1372.5</text:p>
          </table:table-cell>
          <table:table-cell office:value-type="float" office:value="1263.9" calcext:value-type="float">
            <text:p>1263.9</text:p>
          </table:table-cell>
          <table:table-cell office:value-type="float" office:value="204" calcext:value-type="float">
            <text:p>204</text:p>
          </table:table-cell>
          <table:table-cell office:value-type="float" office:value="-10.8899999999999" calcext:value-type="float">
            <text:p>-10.8899999999999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CJ</text:p>
          </table:table-cell>
          <table:table-cell table:formula="of:=(ROW() - 1)/12 + 1" office:value-type="float" office:value="18" calcext:value-type="float">
            <text:p>18 <text:s text:c="2"/></text:p>
          </table:table-cell>
          <table:table-cell table:number-columns-repeated="5"/>
          <table:table-cell table:formula="of:=[.F205]-[.D205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Greg Dulcich</text:p>
          </table:table-cell>
          <table:table-cell office:value-type="float" office:value="1578" calcext:value-type="float">
            <text:p>1578</text:p>
          </table:table-cell>
          <table:table-cell office:value-type="float" office:value="1103" calcext:value-type="float">
            <text:p>110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</text:p>
          </table:table-cell>
          <table:table-cell office:value-type="float" office:value="246" calcext:value-type="float">
            <text:p>246</text:p>
          </table:table-cell>
          <table:table-cell office:value-type="float" office:value="1340.5" calcext:value-type="float">
            <text:p>1340.5</text:p>
          </table:table-cell>
          <table:table-cell office:value-type="float" office:value="1248.72" calcext:value-type="float">
            <text:p>1248.72</text:p>
          </table:table-cell>
          <table:table-cell office:value-type="float" office:value="205" calcext:value-type="float">
            <text:p>205</text:p>
          </table:table-cell>
          <table:table-cell office:value-type="float" office:value="-15.1800000000001" calcext:value-type="float">
            <text:p>-15.1800000000001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(ROW() - 1)/12 + 1" office:value-type="float" office:value="18.0833333333333" calcext:value-type="float">
            <text:p>18 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 Chandler</text:p>
          </table:table-cell>
          <table:table-cell office:value-type="float" office:value="1589" calcext:value-type="float">
            <text:p>1589</text:p>
          </table:table-cell>
          <table:table-cell office:value-type="float" office:value="1076" calcext:value-type="float">
            <text:p>107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A</text:p>
          </table:table-cell>
          <table:table-cell office:value-type="float" office:value="255" calcext:value-type="float">
            <text:p>255</text:p>
          </table:table-cell>
          <table:table-cell office:value-type="float" office:value="1332.5" calcext:value-type="float">
            <text:p>1332.5</text:p>
          </table:table-cell>
          <table:table-cell office:value-type="float" office:value="1234.53" calcext:value-type="float">
            <text:p>1234.53</text:p>
          </table:table-cell>
          <table:table-cell office:value-type="float" office:value="206" calcext:value-type="float">
            <text:p>206</text:p>
          </table:table-cell>
          <table:table-cell office:value-type="float" office:value="-14.1899999999998" calcext:value-type="float">
            <text:p>-14.1899999999998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formula="of:=(ROW() - 1)/12 + 1" office:value-type="float" office:value="18.1666666666667" calcext:value-type="float">
            <text:p>18 2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ndin Cooks</text:p>
          </table:table-cell>
          <table:table-cell office:value-type="float" office:value="1549" calcext:value-type="float">
            <text:p>1549</text:p>
          </table:table-cell>
          <table:table-cell office:value-type="float" office:value="1077" calcext:value-type="float">
            <text:p>1077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A</text:p>
          </table:table-cell>
          <table:table-cell office:value-type="float" office:value="254" calcext:value-type="float">
            <text:p>254</text:p>
          </table:table-cell>
          <table:table-cell office:value-type="float" office:value="1313" calcext:value-type="float">
            <text:p>1313</text:p>
          </table:table-cell>
          <table:table-cell office:value-type="float" office:value="1221.99" calcext:value-type="float">
            <text:p>1221.99</text:p>
          </table:table-cell>
          <table:table-cell office:value-type="float" office:value="207" calcext:value-type="float">
            <text:p>207</text:p>
          </table:table-cell>
          <table:table-cell office:value-type="float" office:value="-12.5400000000002" calcext:value-type="float">
            <text:p>-12.5400000000002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(ROW() - 1)/12 + 1" office:value-type="float" office:value="18.25" calcext:value-type="float">
            <text:p>18 3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vontez Walker</text:p>
          </table:table-cell>
          <table:table-cell office:value-type="float" office:value="1547" calcext:value-type="float">
            <text:p>1547</text:p>
          </table:table-cell>
          <table:table-cell office:value-type="float" office:value="1074" calcext:value-type="float">
            <text:p>107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A</text:p>
          </table:table-cell>
          <table:table-cell office:value-type="float" office:value="256" calcext:value-type="float">
            <text:p>256</text:p>
          </table:table-cell>
          <table:table-cell office:value-type="float" office:value="1310.5" calcext:value-type="float">
            <text:p>1310.5</text:p>
          </table:table-cell>
          <table:table-cell office:value-type="float" office:value="1219.35" calcext:value-type="float">
            <text:p>1219.35</text:p>
          </table:table-cell>
          <table:table-cell office:value-type="float" office:value="208" calcext:value-type="float">
            <text:p>208</text:p>
          </table:table-cell>
          <table:table-cell office:value-type="float" office:value="-2.63999999999987" calcext:value-type="float">
            <text:p>-2.6399999999998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18.3333333333333" calcext:value-type="float">
            <text:p>18 4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ll Shipley</text:p>
          </table:table-cell>
          <table:table-cell office:value-type="float" office:value="1625" calcext:value-type="float">
            <text:p>1625</text:p>
          </table:table-cell>
          <table:table-cell office:value-type="float" office:value="1035" calcext:value-type="float">
            <text:p>103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float" office:value="260" calcext:value-type="float">
            <text:p>260</text:p>
          </table:table-cell>
          <table:table-cell office:value-type="float" office:value="1330" calcext:value-type="float">
            <text:p>1330</text:p>
          </table:table-cell>
          <table:table-cell office:value-type="float" office:value="1219.35" calcext:value-type="float">
            <text:p>1219.35</text:p>
          </table:table-cell>
          <table:table-cell office:value-type="float" office:value="209" calcext:value-type="float">
            <text:p>209</text:p>
          </table:table-cell>
          <table:table-cell table:style-name="ce4" office:value-type="float" office:value="-0.000000000000227373675443232" calcext:value-type="float">
            <text:p>-2.27E-1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18.4166666666667" calcext:value-type="float">
            <text:p>18 5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ah Fant</text:p>
          </table:table-cell>
          <table:table-cell office:value-type="float" office:value="1456" calcext:value-type="float">
            <text:p>1456</text:p>
          </table:table-cell>
          <table:table-cell office:value-type="float" office:value="1109" calcext:value-type="float">
            <text:p>110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float" office:value="244" calcext:value-type="float">
            <text:p>244</text:p>
          </table:table-cell>
          <table:table-cell office:value-type="float" office:value="1282.5" calcext:value-type="float">
            <text:p>1282.5</text:p>
          </table:table-cell>
          <table:table-cell office:value-type="float" office:value="1212.42" calcext:value-type="float">
            <text:p>1212.42</text:p>
          </table:table-cell>
          <table:table-cell office:value-type="float" office:value="210" calcext:value-type="float">
            <text:p>210</text:p>
          </table:table-cell>
          <table:table-cell office:value-type="float" office:value="-6.92999999999984" calcext:value-type="float">
            <text:p>-6.92999999999984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(ROW() - 1)/12 + 1" office:value-type="float" office:value="18.5" calcext:value-type="float">
            <text:p>18 6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nden Rice</text:p>
          </table:table-cell>
          <table:table-cell office:value-type="float" office:value="1481" calcext:value-type="float">
            <text:p>1481</text:p>
          </table:table-cell>
          <table:table-cell office:value-type="float" office:value="1059" calcext:value-type="float">
            <text:p>105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A</text:p>
          </table:table-cell>
          <table:table-cell office:value-type="float" office:value="258" calcext:value-type="float">
            <text:p>258</text:p>
          </table:table-cell>
          <table:table-cell office:value-type="float" office:value="1270" calcext:value-type="float">
            <text:p>1270</text:p>
          </table:table-cell>
          <table:table-cell office:value-type="float" office:value="1187.67" calcext:value-type="float">
            <text:p>1187.67</text:p>
          </table:table-cell>
          <table:table-cell office:value-type="float" office:value="211" calcext:value-type="float">
            <text:p>211</text:p>
          </table:table-cell>
          <table:table-cell office:value-type="float" office:value="-24.75" calcext:value-type="float">
            <text:p>-24.7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18.5833333333333" calcext:value-type="float">
            <text:p>18 7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eylon Burks</text:p>
          </table:table-cell>
          <table:table-cell office:value-type="float" office:value="1373" calcext:value-type="float">
            <text:p>1373</text:p>
          </table:table-cell>
          <table:table-cell office:value-type="float" office:value="1066" calcext:value-type="float">
            <text:p>106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A</text:p>
          </table:table-cell>
          <table:table-cell office:value-type="float" office:value="257" calcext:value-type="float">
            <text:p>257</text:p>
          </table:table-cell>
          <table:table-cell office:value-type="float" office:value="1219.5" calcext:value-type="float">
            <text:p>1219.5</text:p>
          </table:table-cell>
          <table:table-cell office:value-type="float" office:value="1156.65" calcext:value-type="float">
            <text:p>1156.65</text:p>
          </table:table-cell>
          <table:table-cell office:value-type="float" office:value="212" calcext:value-type="float">
            <text:p>212</text:p>
          </table:table-cell>
          <table:table-cell office:value-type="float" office:value="-31.02" calcext:value-type="float">
            <text:p>-31.0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(ROW() - 1)/12 + 1" office:value-type="float" office:value="18.6666666666667" calcext:value-type="float">
            <text:p>18 8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o Johnson</text:p>
          </table:table-cell>
          <table:table-cell office:value-type="float" office:value="1330" calcext:value-type="float">
            <text:p>1330</text:p>
          </table:table-cell>
          <table:table-cell office:value-type="float" office:value="1080" calcext:value-type="float">
            <text:p>108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A</text:p>
          </table:table-cell>
          <table:table-cell office:value-type="float" office:value="253" calcext:value-type="float">
            <text:p>253</text:p>
          </table:table-cell>
          <table:table-cell office:value-type="float" office:value="1205" calcext:value-type="float">
            <text:p>1205</text:p>
          </table:table-cell>
          <table:table-cell office:value-type="float" office:value="1151.7" calcext:value-type="float">
            <text:p>1151.7</text:p>
          </table:table-cell>
          <table:table-cell office:value-type="float" office:value="213" calcext:value-type="float">
            <text:p>213</text:p>
          </table:table-cell>
          <table:table-cell office:value-type="float" office:value="-4.95000000000005" calcext:value-type="float">
            <text:p>-4.9500000000000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18.75" calcext:value-type="float">
            <text:p>18 9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nter Henry</text:p>
          </table:table-cell>
          <table:table-cell office:value-type="float" office:value="1271" calcext:value-type="float">
            <text:p>1271</text:p>
          </table:table-cell>
          <table:table-cell office:value-type="float" office:value="1093" calcext:value-type="float">
            <text:p>109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A</text:p>
          </table:table-cell>
          <table:table-cell office:value-type="float" office:value="247" calcext:value-type="float">
            <text:p>247</text:p>
          </table:table-cell>
          <table:table-cell office:value-type="float" office:value="1182" calcext:value-type="float">
            <text:p>1182</text:p>
          </table:table-cell>
          <table:table-cell office:value-type="float" office:value="1140.81" calcext:value-type="float">
            <text:p>1140.81</text:p>
          </table:table-cell>
          <table:table-cell office:value-type="float" office:value="214" calcext:value-type="float">
            <text:p>214</text:p>
          </table:table-cell>
          <table:table-cell office:value-type="float" office:value="-10.8900000000001" calcext:value-type="float">
            <text:p>-10.8900000000001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(ROW() - 1)/12 + 1" office:value-type="float" office:value="18.8333333333333" calcext:value-type="float">
            <text:p>18 10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aac Guerendo</text:p>
          </table:table-cell>
          <table:table-cell office:value-type="float" office:value="1551" calcext:value-type="float">
            <text:p>1551</text:p>
          </table:table-cell>
          <table:table-cell office:value-type="float" office:value="944" calcext:value-type="float">
            <text:p>94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A</text:p>
          </table:table-cell>
          <table:table-cell office:value-type="float" office:value="268" calcext:value-type="float">
            <text:p>268</text:p>
          </table:table-cell>
          <table:table-cell office:value-type="float" office:value="1247.5" calcext:value-type="float">
            <text:p>1247.5</text:p>
          </table:table-cell>
          <table:table-cell office:value-type="float" office:value="1134.87" calcext:value-type="float">
            <text:p>1134.87</text:p>
          </table:table-cell>
          <table:table-cell office:value-type="float" office:value="215" calcext:value-type="float">
            <text:p>215</text:p>
          </table:table-cell>
          <table:table-cell office:value-type="float" office:value="-5.93999999999983" calcext:value-type="float">
            <text:p>-5.9399999999998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18.9166666666667" calcext:value-type="float">
            <text:p>18 1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halil Herbert</text:p>
          </table:table-cell>
          <table:table-cell office:value-type="float" office:value="1567" calcext:value-type="float">
            <text:p>1567</text:p>
          </table:table-cell>
          <table:table-cell office:value-type="float" office:value="910" calcext:value-type="float">
            <text:p>91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A</text:p>
          </table:table-cell>
          <table:table-cell office:value-type="float" office:value="271" calcext:value-type="float">
            <text:p>271</text:p>
          </table:table-cell>
          <table:table-cell office:value-type="float" office:value="1238.5" calcext:value-type="float">
            <text:p>1238.5</text:p>
          </table:table-cell>
          <table:table-cell office:value-type="float" office:value="1117.71" calcext:value-type="float">
            <text:p>1117.71</text:p>
          </table:table-cell>
          <table:table-cell office:value-type="float" office:value="216" calcext:value-type="float">
            <text:p>216</text:p>
          </table:table-cell>
          <table:table-cell office:value-type="float" office:value="-17.1600000000001" calcext:value-type="float">
            <text:p>-17.1600000000001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(ROW() - 1)/12 + 1" office:value-type="float" office:value="19" calcext:value-type="float">
            <text:p>19 <text:s text:c="2"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coby Brissett</text:p>
          </table:table-cell>
          <table:table-cell office:value-type="float" office:value="1168" calcext:value-type="float">
            <text:p>1168</text:p>
          </table:table-cell>
          <table:table-cell office:value-type="float" office:value="1103" calcext:value-type="float">
            <text:p>1103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A</text:p>
          </table:table-cell>
          <table:table-cell office:value-type="float" office:value="245" calcext:value-type="float">
            <text:p>245</text:p>
          </table:table-cell>
          <table:table-cell office:value-type="float" office:value="1135.5" calcext:value-type="float">
            <text:p>1135.5</text:p>
          </table:table-cell>
          <table:table-cell office:value-type="float" office:value="1113.42" calcext:value-type="float">
            <text:p>1113.42</text:p>
          </table:table-cell>
          <table:table-cell office:value-type="float" office:value="217" calcext:value-type="float">
            <text:p>217</text:p>
          </table:table-cell>
          <table:table-cell office:value-type="float" office:value="-4.28999999999996" calcext:value-type="float">
            <text:p>-4.28999999999996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(ROW() - 1)/12 + 1" office:value-type="float" office:value="19.0833333333333" calcext:value-type="float">
            <text:p>19 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ijah Moore</text:p>
          </table:table-cell>
          <table:table-cell office:value-type="float" office:value="1495" calcext:value-type="float">
            <text:p>1495</text:p>
          </table:table-cell>
          <table:table-cell office:value-type="float" office:value="917" calcext:value-type="float">
            <text:p>91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A</text:p>
          </table:table-cell>
          <table:table-cell office:value-type="float" office:value="269" calcext:value-type="float">
            <text:p>269</text:p>
          </table:table-cell>
          <table:table-cell office:value-type="float" office:value="1206" calcext:value-type="float">
            <text:p>1206</text:p>
          </table:table-cell>
          <table:table-cell office:value-type="float" office:value="1098.57" calcext:value-type="float">
            <text:p>1098.57</text:p>
          </table:table-cell>
          <table:table-cell office:value-type="float" office:value="218" calcext:value-type="float">
            <text:p>218</text:p>
          </table:table-cell>
          <table:table-cell office:value-type="float" office:value="-14.8499999999999" calcext:value-type="float">
            <text:p>-14.849999999999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(ROW() - 1)/12 + 1" office:value-type="float" office:value="19.1666666666667" calcext:value-type="float">
            <text:p>19 2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iel Bellinger</text:p>
          </table:table-cell>
          <table:table-cell office:value-type="float" office:value="1542" calcext:value-type="float">
            <text:p>1542</text:p>
          </table:table-cell>
          <table:table-cell office:value-type="float" office:value="887" calcext:value-type="float">
            <text:p>88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A</text:p>
          </table:table-cell>
          <table:table-cell office:value-type="float" office:value="274" calcext:value-type="float">
            <text:p>274</text:p>
          </table:table-cell>
          <table:table-cell office:value-type="float" office:value="1214.5" calcext:value-type="float">
            <text:p>1214.5</text:p>
          </table:table-cell>
          <table:table-cell office:value-type="float" office:value="1094.28" calcext:value-type="float">
            <text:p>1094.28</text:p>
          </table:table-cell>
          <table:table-cell office:value-type="float" office:value="219" calcext:value-type="float">
            <text:p>219</text:p>
          </table:table-cell>
          <table:table-cell office:value-type="float" office:value="-4.28999999999996" calcext:value-type="float">
            <text:p>-4.28999999999996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formula="of:=(ROW() - 1)/12 + 1" office:value-type="float" office:value="19.25" calcext:value-type="float">
            <text:p>19 3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ey Lance</text:p>
          </table:table-cell>
          <table:table-cell office:value-type="float" office:value="1275" calcext:value-type="float">
            <text:p>1275</text:p>
          </table:table-cell>
          <table:table-cell office:value-type="float" office:value="1010" calcext:value-type="float">
            <text:p>101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A</text:p>
          </table:table-cell>
          <table:table-cell office:value-type="float" office:value="261" calcext:value-type="float">
            <text:p>261</text:p>
          </table:table-cell>
          <table:table-cell office:value-type="float" office:value="1142.5" calcext:value-type="float">
            <text:p>1142.5</text:p>
          </table:table-cell>
          <table:table-cell office:value-type="float" office:value="1087.35" calcext:value-type="float">
            <text:p>1087.35</text:p>
          </table:table-cell>
          <table:table-cell office:value-type="float" office:value="220" calcext:value-type="float">
            <text:p>220</text:p>
          </table:table-cell>
          <table:table-cell office:value-type="float" office:value="-6.93000000000029" calcext:value-type="float">
            <text:p>-6.93000000000029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(ROW() - 1)/12 + 1" office:value-type="float" office:value="19.3333333333333" calcext:value-type="float">
            <text:p>19 4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ndale Moore</text:p>
          </table:table-cell>
          <table:table-cell office:value-type="float" office:value="1428" calcext:value-type="float">
            <text:p>1428</text:p>
          </table:table-cell>
          <table:table-cell office:value-type="float" office:value="905" calcext:value-type="float">
            <text:p>90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A</text:p>
          </table:table-cell>
          <table:table-cell office:value-type="float" office:value="272" calcext:value-type="float">
            <text:p>272</text:p>
          </table:table-cell>
          <table:table-cell office:value-type="float" office:value="1166.5" calcext:value-type="float">
            <text:p>1166.5</text:p>
          </table:table-cell>
          <table:table-cell office:value-type="float" office:value="1068.54" calcext:value-type="float">
            <text:p>1068.54</text:p>
          </table:table-cell>
          <table:table-cell office:value-type="float" office:value="221" calcext:value-type="float">
            <text:p>221</text:p>
          </table:table-cell>
          <table:table-cell office:value-type="float" office:value="-18.8099999999999" calcext:value-type="float">
            <text:p>-18.809999999999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(ROW() - 1)/12 + 1" office:value-type="float" office:value="19.4166666666667" calcext:value-type="float">
            <text:p>19 5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nathan Mingo</text:p>
          </table:table-cell>
          <table:table-cell office:value-type="float" office:value="1524" calcext:value-type="float">
            <text:p>1524</text:p>
          </table:table-cell>
          <table:table-cell office:value-type="float" office:value="843" calcext:value-type="float">
            <text:p>84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A</text:p>
          </table:table-cell>
          <table:table-cell office:value-type="float" office:value="277" calcext:value-type="float">
            <text:p>277</text:p>
          </table:table-cell>
          <table:table-cell office:value-type="float" office:value="1183.5" calcext:value-type="float">
            <text:p>1183.5</text:p>
          </table:table-cell>
          <table:table-cell office:value-type="float" office:value="1059.3" calcext:value-type="float">
            <text:p>1059.3</text:p>
          </table:table-cell>
          <table:table-cell office:value-type="float" office:value="222" calcext:value-type="float">
            <text:p>222</text:p>
          </table:table-cell>
          <table:table-cell office:value-type="float" office:value="-9.24000000000001" calcext:value-type="float">
            <text:p>-9.240000000000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19.5" calcext:value-type="float">
            <text:p>19 6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lani Woods</text:p>
          </table:table-cell>
          <table:table-cell office:value-type="float" office:value="1208" calcext:value-type="float">
            <text:p>1208</text:p>
          </table:table-cell>
          <table:table-cell office:value-type="float" office:value="980" calcext:value-type="float">
            <text:p>98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A</text:p>
          </table:table-cell>
          <table:table-cell office:value-type="float" office:value="264" calcext:value-type="float">
            <text:p>264</text:p>
          </table:table-cell>
          <table:table-cell office:value-type="float" office:value="1094" calcext:value-type="float">
            <text:p>1094</text:p>
          </table:table-cell>
          <table:table-cell office:value-type="float" office:value="1045.44" calcext:value-type="float">
            <text:p>1045.44</text:p>
          </table:table-cell>
          <table:table-cell office:value-type="float" office:value="223" calcext:value-type="float">
            <text:p>223</text:p>
          </table:table-cell>
          <table:table-cell office:value-type="float" office:value="-13.8599999999999" calcext:value-type="float">
            <text:p>-13.8599999999999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(ROW() - 1)/12 + 1" office:value-type="float" office:value="19.5833333333333" calcext:value-type="float">
            <text:p>19 7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am Thielen</text:p>
          </table:table-cell>
          <table:table-cell office:value-type="float" office:value="1249" calcext:value-type="float">
            <text:p>1249</text:p>
          </table:table-cell>
          <table:table-cell office:value-type="float" office:value="949" calcext:value-type="float">
            <text:p>94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A</text:p>
          </table:table-cell>
          <table:table-cell office:value-type="float" office:value="267" calcext:value-type="float">
            <text:p>267</text:p>
          </table:table-cell>
          <table:table-cell office:value-type="float" office:value="1099" calcext:value-type="float">
            <text:p>1099</text:p>
          </table:table-cell>
          <table:table-cell office:value-type="float" office:value="1038.51" calcext:value-type="float">
            <text:p>1038.51</text:p>
          </table:table-cell>
          <table:table-cell office:value-type="float" office:value="224" calcext:value-type="float">
            <text:p>224</text:p>
          </table:table-cell>
          <table:table-cell office:value-type="float" office:value="-6.93000000000006" calcext:value-type="float">
            <text:p>-6.9300000000000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19.6666666666667" calcext:value-type="float">
            <text:p>19 8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lik Washington</text:p>
          </table:table-cell>
          <table:table-cell office:value-type="float" office:value="1447" calcext:value-type="float">
            <text:p>1447</text:p>
          </table:table-cell>
          <table:table-cell office:value-type="float" office:value="771" calcext:value-type="float">
            <text:p>77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A</text:p>
          </table:table-cell>
          <table:table-cell office:value-type="float" office:value="285" calcext:value-type="float">
            <text:p>285</text:p>
          </table:table-cell>
          <table:table-cell office:value-type="float" office:value="1109" calcext:value-type="float">
            <text:p>1109</text:p>
          </table:table-cell>
          <table:table-cell office:value-type="float" office:value="986.37" calcext:value-type="float">
            <text:p>986.37</text:p>
          </table:table-cell>
          <table:table-cell office:value-type="float" office:value="225" calcext:value-type="float">
            <text:p>225</text:p>
          </table:table-cell>
          <table:table-cell office:value-type="float" office:value="-52.1399999999999" calcext:value-type="float">
            <text:p>-52.13999999999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19.75" calcext:value-type="float">
            <text:p>19 9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ler Conklin</text:p>
          </table:table-cell>
          <table:table-cell office:value-type="float" office:value="986" calcext:value-type="float">
            <text:p>986</text:p>
          </table:table-cell>
          <table:table-cell office:value-type="float" office:value="967" calcext:value-type="float">
            <text:p>9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float" office:value="266" calcext:value-type="float">
            <text:p>266</text:p>
          </table:table-cell>
          <table:table-cell office:value-type="float" office:value="976.5" calcext:value-type="float">
            <text:p>976.5</text:p>
          </table:table-cell>
          <table:table-cell office:value-type="float" office:value="963.6" calcext:value-type="float">
            <text:p>963.6</text:p>
          </table:table-cell>
          <table:table-cell office:value-type="float" office:value="226" calcext:value-type="float">
            <text:p>226</text:p>
          </table:table-cell>
          <table:table-cell office:value-type="float" office:value="-22.7700000000001" calcext:value-type="float">
            <text:p>-22.7700000000001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(ROW() - 1)/12 + 1" office:value-type="float" office:value="19.8333333333333" calcext:value-type="float">
            <text:p>19 10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ysom Hill</text:p>
          </table:table-cell>
          <table:table-cell office:value-type="float" office:value="921" calcext:value-type="float">
            <text:p>921</text:p>
          </table:table-cell>
          <table:table-cell office:value-type="float" office:value="990" calcext:value-type="float">
            <text:p>99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A</text:p>
          </table:table-cell>
          <table:table-cell office:value-type="float" office:value="262" calcext:value-type="float">
            <text:p>262</text:p>
          </table:table-cell>
          <table:table-cell office:value-type="float" office:value="955.5" calcext:value-type="float">
            <text:p>955.5</text:p>
          </table:table-cell>
          <table:table-cell office:value-type="float" office:value="957.33" calcext:value-type="float">
            <text:p>957.33</text:p>
          </table:table-cell>
          <table:table-cell office:value-type="float" office:value="227" calcext:value-type="float">
            <text:p>227</text:p>
          </table:table-cell>
          <table:table-cell office:value-type="float" office:value="-6.2700000000001" calcext:value-type="float">
            <text:p>-6.27000000000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19.9166666666667" calcext:value-type="float">
            <text:p>19 1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nny Pickett</text:p>
          </table:table-cell>
          <table:table-cell office:value-type="float" office:value="1029" calcext:value-type="float">
            <text:p>1029</text:p>
          </table:table-cell>
          <table:table-cell office:value-type="float" office:value="911" calcext:value-type="float">
            <text:p>91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A</text:p>
          </table:table-cell>
          <table:table-cell office:value-type="float" office:value="270" calcext:value-type="float">
            <text:p>270</text:p>
          </table:table-cell>
          <table:table-cell office:value-type="float" office:value="970" calcext:value-type="float">
            <text:p>970</text:p>
          </table:table-cell>
          <table:table-cell office:value-type="float" office:value="940.83" calcext:value-type="float">
            <text:p>940.83</text:p>
          </table:table-cell>
          <table:table-cell office:value-type="float" office:value="228" calcext:value-type="float">
            <text:p>228</text:p>
          </table:table-cell>
          <table:table-cell office:value-type="float" office:value="-16.5" calcext:value-type="float">
            <text:p>-16.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(ROW() - 1)/12 + 1" office:value-type="float" office:value="20" calcext:value-type="float">
            <text:p>20 <text:s text:c="2"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ew Lock</text:p>
          </table:table-cell>
          <table:table-cell office:value-type="float" office:value="1224" calcext:value-type="float">
            <text:p>1224</text:p>
          </table:table-cell>
          <table:table-cell office:value-type="float" office:value="800" calcext:value-type="float">
            <text:p>80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NA</text:p>
          </table:table-cell>
          <table:table-cell office:value-type="float" office:value="281" calcext:value-type="float">
            <text:p>281</text:p>
          </table:table-cell>
          <table:table-cell office:value-type="float" office:value="1012" calcext:value-type="float">
            <text:p>1012</text:p>
          </table:table-cell>
          <table:table-cell office:value-type="float" office:value="931.92" calcext:value-type="float">
            <text:p>931.92</text:p>
          </table:table-cell>
          <table:table-cell office:value-type="float" office:value="229" calcext:value-type="float">
            <text:p>229</text:p>
          </table:table-cell>
          <table:table-cell office:value-type="float" office:value="-8.90999999999985" calcext:value-type="float">
            <text:p>-8.9099999999998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0.0833333333333" calcext:value-type="float">
            <text:p>20 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ick All</text:p>
          </table:table-cell>
          <table:table-cell office:value-type="float" office:value="1295" calcext:value-type="float">
            <text:p>1295</text:p>
          </table:table-cell>
          <table:table-cell office:value-type="float" office:value="764" calcext:value-type="float">
            <text:p>76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A</text:p>
          </table:table-cell>
          <table:table-cell office:value-type="float" office:value="287" calcext:value-type="float">
            <text:p>287</text:p>
          </table:table-cell>
          <table:table-cell office:value-type="float" office:value="1029.5" calcext:value-type="float">
            <text:p>1029.5</text:p>
          </table:table-cell>
          <table:table-cell office:value-type="float" office:value="931.59" calcext:value-type="float">
            <text:p>931.59</text:p>
          </table:table-cell>
          <table:table-cell office:value-type="float" office:value="230" calcext:value-type="float">
            <text:p>230</text:p>
          </table:table-cell>
          <table:table-cell office:value-type="float" office:value="-0.330000000000041" calcext:value-type="float">
            <text:p>-0.33000000000004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0.1666666666667" calcext:value-type="float">
            <text:p>20 2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exander Mattison</text:p>
          </table:table-cell>
          <table:table-cell office:value-type="float" office:value="1201" calcext:value-type="float">
            <text:p>1201</text:p>
          </table:table-cell>
          <table:table-cell office:value-type="float" office:value="797" calcext:value-type="float">
            <text:p>79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A</text:p>
          </table:table-cell>
          <table:table-cell office:value-type="float" office:value="282" calcext:value-type="float">
            <text:p>282</text:p>
          </table:table-cell>
          <table:table-cell office:value-type="float" office:value="999" calcext:value-type="float">
            <text:p>999</text:p>
          </table:table-cell>
          <table:table-cell office:value-type="float" office:value="922.35" calcext:value-type="float">
            <text:p>922.35</text:p>
          </table:table-cell>
          <table:table-cell office:value-type="float" office:value="231" calcext:value-type="float">
            <text:p>231</text:p>
          </table:table-cell>
          <table:table-cell office:value-type="float" office:value="-9.24000000000001" calcext:value-type="float">
            <text:p>-9.24000000000001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formula="of:=(ROW() - 1)/12 + 1" office:value-type="float" office:value="20.25" calcext:value-type="float">
            <text:p>20 3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J Dillon</text:p>
          </table:table-cell>
          <table:table-cell office:value-type="float" office:value="1134" calcext:value-type="float">
            <text:p>1134</text:p>
          </table:table-cell>
          <table:table-cell office:value-type="float" office:value="827" calcext:value-type="float">
            <text:p>82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A</text:p>
          </table:table-cell>
          <table:table-cell office:value-type="float" office:value="279" calcext:value-type="float">
            <text:p>279</text:p>
          </table:table-cell>
          <table:table-cell office:value-type="float" office:value="980.5" calcext:value-type="float">
            <text:p>980.5</text:p>
          </table:table-cell>
          <table:table-cell office:value-type="float" office:value="920.04" calcext:value-type="float">
            <text:p>920.04</text:p>
          </table:table-cell>
          <table:table-cell office:value-type="float" office:value="232" calcext:value-type="float">
            <text:p>232</text:p>
          </table:table-cell>
          <table:table-cell office:value-type="float" office:value="-2.30999999999995" calcext:value-type="float">
            <text:p>-2.30999999999995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(ROW() - 1)/12 + 1" office:value-type="float" office:value="20.3333333333333" calcext:value-type="float">
            <text:p>20 4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wan Johnson</text:p>
          </table:table-cell>
          <table:table-cell office:value-type="float" office:value="1228" calcext:value-type="float">
            <text:p>1228</text:p>
          </table:table-cell>
          <table:table-cell office:value-type="float" office:value="778" calcext:value-type="float">
            <text:p>77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A</text:p>
          </table:table-cell>
          <table:table-cell office:value-type="float" office:value="283" calcext:value-type="float">
            <text:p>283</text:p>
          </table:table-cell>
          <table:table-cell office:value-type="float" office:value="1003" calcext:value-type="float">
            <text:p>1003</text:p>
          </table:table-cell>
          <table:table-cell office:value-type="float" office:value="918.72" calcext:value-type="float">
            <text:p>918.72</text:p>
          </table:table-cell>
          <table:table-cell office:value-type="float" office:value="233" calcext:value-type="float">
            <text:p>233</text:p>
          </table:table-cell>
          <table:table-cell office:value-type="float" office:value="-1.32000000000005" calcext:value-type="float">
            <text:p>-1.3200000000000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0.4166666666667" calcext:value-type="float">
            <text:p>20 5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rdan Travis</text:p>
          </table:table-cell>
          <table:table-cell office:value-type="float" office:value="1067" calcext:value-type="float">
            <text:p>1067</text:p>
          </table:table-cell>
          <table:table-cell office:value-type="float" office:value="848" calcext:value-type="float">
            <text:p>848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float" office:value="276" calcext:value-type="float">
            <text:p>276</text:p>
          </table:table-cell>
          <table:table-cell office:value-type="float" office:value="957.5" calcext:value-type="float">
            <text:p>957.5</text:p>
          </table:table-cell>
          <table:table-cell office:value-type="float" office:value="911.79" calcext:value-type="float">
            <text:p>911.79</text:p>
          </table:table-cell>
          <table:table-cell office:value-type="float" office:value="234" calcext:value-type="float">
            <text:p>234</text:p>
          </table:table-cell>
          <table:table-cell office:value-type="float" office:value="-6.92999999999995" calcext:value-type="float">
            <text:p>-6.9299999999999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0.5" calcext:value-type="float">
            <text:p>20 6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de Stover</text:p>
          </table:table-cell>
          <table:table-cell office:value-type="float" office:value="1257" calcext:value-type="float">
            <text:p>1257</text:p>
          </table:table-cell>
          <table:table-cell office:value-type="float" office:value="741" calcext:value-type="float">
            <text:p>74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NA</text:p>
          </table:table-cell>
          <table:table-cell office:value-type="float" office:value="288" calcext:value-type="float">
            <text:p>288</text:p>
          </table:table-cell>
          <table:table-cell office:value-type="float" office:value="999" calcext:value-type="float">
            <text:p>999</text:p>
          </table:table-cell>
          <table:table-cell office:value-type="float" office:value="903.87" calcext:value-type="float">
            <text:p>903.87</text:p>
          </table:table-cell>
          <table:table-cell office:value-type="float" office:value="235" calcext:value-type="float">
            <text:p>235</text:p>
          </table:table-cell>
          <table:table-cell office:value-type="float" office:value="-7.92000000000007" calcext:value-type="float">
            <text:p>-7.920000000000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0.5833333333333" calcext:value-type="float">
            <text:p>20 7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ylan Laube</text:p>
          </table:table-cell>
          <table:table-cell office:value-type="float" office:value="1263" calcext:value-type="float">
            <text:p>1263</text:p>
          </table:table-cell>
          <table:table-cell office:value-type="float" office:value="733" calcext:value-type="float">
            <text:p>733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NA</text:p>
          </table:table-cell>
          <table:table-cell office:value-type="float" office:value="289" calcext:value-type="float">
            <text:p>289</text:p>
          </table:table-cell>
          <table:table-cell office:value-type="float" office:value="998" calcext:value-type="float">
            <text:p>998</text:p>
          </table:table-cell>
          <table:table-cell office:value-type="float" office:value="900.57" calcext:value-type="float">
            <text:p>900.57</text:p>
          </table:table-cell>
          <table:table-cell office:value-type="float" office:value="236" calcext:value-type="float">
            <text:p>236</text:p>
          </table:table-cell>
          <table:table-cell office:value-type="float" office:value="-3.29999999999995" calcext:value-type="float">
            <text:p>-3.2999999999999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0.6666666666667" calcext:value-type="float">
            <text:p>20 8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ijah Mitchell</text:p>
          </table:table-cell>
          <table:table-cell office:value-type="float" office:value="1300" calcext:value-type="float">
            <text:p>1300</text:p>
          </table:table-cell>
          <table:table-cell office:value-type="float" office:value="713" calcext:value-type="float">
            <text:p>71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A</text:p>
          </table:table-cell>
          <table:table-cell office:value-type="float" office:value="290" calcext:value-type="float">
            <text:p>290</text:p>
          </table:table-cell>
          <table:table-cell office:value-type="float" office:value="1006.5" calcext:value-type="float">
            <text:p>1006.5</text:p>
          </table:table-cell>
          <table:table-cell office:value-type="float" office:value="899.58" calcext:value-type="float">
            <text:p>899.58</text:p>
          </table:table-cell>
          <table:table-cell office:value-type="float" office:value="237" calcext:value-type="float">
            <text:p>237</text:p>
          </table:table-cell>
          <table:table-cell office:value-type="float" office:value="-0.990000000000009" calcext:value-type="float">
            <text:p>-0.990000000000009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(ROW() - 1)/12 + 1" office:value-type="float" office:value="20.75" calcext:value-type="float">
            <text:p>20 9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sheen Ali</text:p>
          </table:table-cell>
          <table:table-cell office:value-type="float" office:value="1371" calcext:value-type="float">
            <text:p>1371</text:p>
          </table:table-cell>
          <table:table-cell office:value-type="float" office:value="677" calcext:value-type="float">
            <text:p>67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A</text:p>
          </table:table-cell>
          <table:table-cell office:value-type="float" office:value="294" calcext:value-type="float">
            <text:p>294</text:p>
          </table:table-cell>
          <table:table-cell office:value-type="float" office:value="1024" calcext:value-type="float">
            <text:p>1024</text:p>
          </table:table-cell>
          <table:table-cell office:value-type="float" office:value="899.25" calcext:value-type="float">
            <text:p>899.25</text:p>
          </table:table-cell>
          <table:table-cell office:value-type="float" office:value="238" calcext:value-type="float">
            <text:p>238</text:p>
          </table:table-cell>
          <table:table-cell office:value-type="float" office:value="-0.330000000000041" calcext:value-type="float">
            <text:p>-0.33000000000004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0.8333333333333" calcext:value-type="float">
            <text:p>20 10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wson Knox</text:p>
          </table:table-cell>
          <table:table-cell office:value-type="float" office:value="1324" calcext:value-type="float">
            <text:p>1324</text:p>
          </table:table-cell>
          <table:table-cell office:value-type="float" office:value="700" calcext:value-type="float">
            <text:p>70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A</text:p>
          </table:table-cell>
          <table:table-cell office:value-type="float" office:value="291" calcext:value-type="float">
            <text:p>291</text:p>
          </table:table-cell>
          <table:table-cell office:value-type="float" office:value="1012" calcext:value-type="float">
            <text:p>1012</text:p>
          </table:table-cell>
          <table:table-cell office:value-type="float" office:value="898.92" calcext:value-type="float">
            <text:p>898.92</text:p>
          </table:table-cell>
          <table:table-cell office:value-type="float" office:value="239" calcext:value-type="float">
            <text:p>239</text:p>
          </table:table-cell>
          <table:table-cell office:value-type="float" office:value="-0.329999999999927" calcext:value-type="float">
            <text:p>-0.329999999999927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(ROW() - 1)/12 + 1" office:value-type="float" office:value="20.9166666666667" calcext:value-type="float">
            <text:p>20 1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ey Palmer</text:p>
          </table:table-cell>
          <table:table-cell office:value-type="float" office:value="1395" calcext:value-type="float">
            <text:p>1395</text:p>
          </table:table-cell>
          <table:table-cell office:value-type="float" office:value="655" calcext:value-type="float">
            <text:p>65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A</text:p>
          </table:table-cell>
          <table:table-cell office:value-type="float" office:value="296" calcext:value-type="float">
            <text:p>296</text:p>
          </table:table-cell>
          <table:table-cell office:value-type="float" office:value="1025" calcext:value-type="float">
            <text:p>1025</text:p>
          </table:table-cell>
          <table:table-cell office:value-type="float" office:value="892.65" calcext:value-type="float">
            <text:p>892.65</text:p>
          </table:table-cell>
          <table:table-cell office:value-type="float" office:value="240" calcext:value-type="float">
            <text:p>240</text:p>
          </table:table-cell>
          <table:table-cell office:value-type="float" office:value="-6.26999999999998" calcext:value-type="float">
            <text:p>-6.2699999999999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1" calcext:value-type="float">
            <text:p>21 <text:s text:c="2"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.T. Perry</text:p>
          </table:table-cell>
          <table:table-cell office:value-type="float" office:value="1396" calcext:value-type="float">
            <text:p>1396</text:p>
          </table:table-cell>
          <table:table-cell office:value-type="float" office:value="642" calcext:value-type="float">
            <text:p>64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A</text:p>
          </table:table-cell>
          <table:table-cell office:value-type="float" office:value="298" calcext:value-type="float">
            <text:p>298</text:p>
          </table:table-cell>
          <table:table-cell office:value-type="float" office:value="1019" calcext:value-type="float">
            <text:p>1019</text:p>
          </table:table-cell>
          <table:table-cell office:value-type="float" office:value="884.4" calcext:value-type="float">
            <text:p>884.4</text:p>
          </table:table-cell>
          <table:table-cell office:value-type="float" office:value="241" calcext:value-type="float">
            <text:p>241</text:p>
          </table:table-cell>
          <table:table-cell office:value-type="float" office:value="-8.25" calcext:value-type="float">
            <text:p>-8.2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1.0833333333333" calcext:value-type="float">
            <text:p>21 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nnu Smith</text:p>
          </table:table-cell>
          <table:table-cell office:value-type="float" office:value="1018" calcext:value-type="float">
            <text:p>1018</text:p>
          </table:table-cell>
          <table:table-cell office:value-type="float" office:value="824" calcext:value-type="float">
            <text:p>82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A</text:p>
          </table:table-cell>
          <table:table-cell office:value-type="float" office:value="280" calcext:value-type="float">
            <text:p>280</text:p>
          </table:table-cell>
          <table:table-cell office:value-type="float" office:value="921" calcext:value-type="float">
            <text:p>921</text:p>
          </table:table-cell>
          <table:table-cell office:value-type="float" office:value="879.78" calcext:value-type="float">
            <text:p>879.78</text:p>
          </table:table-cell>
          <table:table-cell office:value-type="float" office:value="242" calcext:value-type="float">
            <text:p>242</text:p>
          </table:table-cell>
          <table:table-cell office:value-type="float" office:value="-4.62000000000012" calcext:value-type="float">
            <text:p>-4.62000000000012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(ROW() - 1)/12 + 1" office:value-type="float" office:value="21.1666666666667" calcext:value-type="float">
            <text:p>21 2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ler Boyd</text:p>
          </table:table-cell>
          <table:table-cell office:value-type="float" office:value="1369" calcext:value-type="float">
            <text:p>1369</text:p>
          </table:table-cell>
          <table:table-cell office:value-type="float" office:value="646" calcext:value-type="float">
            <text:p>64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A</text:p>
          </table:table-cell>
          <table:table-cell office:value-type="float" office:value="297" calcext:value-type="float">
            <text:p>297</text:p>
          </table:table-cell>
          <table:table-cell office:value-type="float" office:value="1007.5" calcext:value-type="float">
            <text:p>1007.5</text:p>
          </table:table-cell>
          <table:table-cell office:value-type="float" office:value="878.13" calcext:value-type="float">
            <text:p>878.13</text:p>
          </table:table-cell>
          <table:table-cell office:value-type="float" office:value="243" calcext:value-type="float">
            <text:p>243</text:p>
          </table:table-cell>
          <table:table-cell office:value-type="float" office:value="-1.64999999999986" calcext:value-type="float">
            <text:p>-1.64999999999986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(ROW() - 1)/12 + 1" office:value-type="float" office:value="21.25" calcext:value-type="float">
            <text:p>21 3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ke Browning</text:p>
          </table:table-cell>
          <table:table-cell office:value-type="float" office:value="913" calcext:value-type="float">
            <text:p>913</text:p>
          </table:table-cell>
          <table:table-cell office:value-type="float" office:value="773" calcext:value-type="float">
            <text:p>77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A</text:p>
          </table:table-cell>
          <table:table-cell office:value-type="float" office:value="284" calcext:value-type="float">
            <text:p>284</text:p>
          </table:table-cell>
          <table:table-cell office:value-type="float" office:value="843" calcext:value-type="float">
            <text:p>843</text:p>
          </table:table-cell>
          <table:table-cell office:value-type="float" office:value="811.47" calcext:value-type="float">
            <text:p>811.47</text:p>
          </table:table-cell>
          <table:table-cell office:value-type="float" office:value="244" calcext:value-type="float">
            <text:p>244</text:p>
          </table:table-cell>
          <table:table-cell office:value-type="float" office:value="-66.6600000000001" calcext:value-type="float">
            <text:p>-66.66000000000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1.3333333333333" calcext:value-type="float">
            <text:p>21 4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cob Cowing</text:p>
          </table:table-cell>
          <table:table-cell office:value-type="float" office:value="1166" calcext:value-type="float">
            <text:p>1166</text:p>
          </table:table-cell>
          <table:table-cell office:value-type="float" office:value="614" calcext:value-type="float">
            <text:p>61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A</text:p>
          </table:table-cell>
          <table:table-cell office:value-type="float" office:value="301" calcext:value-type="float">
            <text:p>301</text:p>
          </table:table-cell>
          <table:table-cell office:value-type="float" office:value="890" calcext:value-type="float">
            <text:p>890</text:p>
          </table:table-cell>
          <table:table-cell office:value-type="float" office:value="790.02" calcext:value-type="float">
            <text:p>790.02</text:p>
          </table:table-cell>
          <table:table-cell office:value-type="float" office:value="245" calcext:value-type="float">
            <text:p>245</text:p>
          </table:table-cell>
          <table:table-cell office:value-type="float" office:value="-21.45" calcext:value-type="float">
            <text:p>-21.4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1.4166666666667" calcext:value-type="float">
            <text:p>21 5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ke Gesicki</text:p>
          </table:table-cell>
          <table:table-cell office:value-type="float" office:value="1046" calcext:value-type="float">
            <text:p>1046</text:p>
          </table:table-cell>
          <table:table-cell office:value-type="float" office:value="662" calcext:value-type="float">
            <text:p>66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A</text:p>
          </table:table-cell>
          <table:table-cell office:value-type="float" office:value="295" calcext:value-type="float">
            <text:p>295</text:p>
          </table:table-cell>
          <table:table-cell office:value-type="float" office:value="854" calcext:value-type="float">
            <text:p>854</text:p>
          </table:table-cell>
          <table:table-cell office:value-type="float" office:value="782.1" calcext:value-type="float">
            <text:p>782.1</text:p>
          </table:table-cell>
          <table:table-cell office:value-type="float" office:value="246" calcext:value-type="float">
            <text:p>246</text:p>
          </table:table-cell>
          <table:table-cell office:value-type="float" office:value="-7.91999999999996" calcext:value-type="float">
            <text:p>-7.91999999999996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(ROW() - 1)/12 + 1" office:value-type="float" office:value="21.5" calcext:value-type="float">
            <text:p>21 6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ay Jones</text:p>
          </table:table-cell>
          <table:table-cell office:value-type="float" office:value="1252" calcext:value-type="float">
            <text:p>1252</text:p>
          </table:table-cell>
          <table:table-cell office:value-type="float" office:value="538" calcext:value-type="float">
            <text:p>53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A</text:p>
          </table:table-cell>
          <table:table-cell office:value-type="float" office:value="308" calcext:value-type="float">
            <text:p>308</text:p>
          </table:table-cell>
          <table:table-cell office:value-type="float" office:value="895" calcext:value-type="float">
            <text:p>895</text:p>
          </table:table-cell>
          <table:table-cell office:value-type="float" office:value="768.24" calcext:value-type="float">
            <text:p>768.24</text:p>
          </table:table-cell>
          <table:table-cell office:value-type="float" office:value="247" calcext:value-type="float">
            <text:p>247</text:p>
          </table:table-cell>
          <table:table-cell office:value-type="float" office:value="-13.86" calcext:value-type="float">
            <text:p>-13.86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(ROW() - 1)/12 + 1" office:value-type="float" office:value="21.5833333333333" calcext:value-type="float">
            <text:p>21 7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ndon Hooker</text:p>
          </table:table-cell>
          <table:table-cell office:value-type="float" office:value="929" calcext:value-type="float">
            <text:p>929</text:p>
          </table:table-cell>
          <table:table-cell office:value-type="float" office:value="688" calcext:value-type="float">
            <text:p>68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A</text:p>
          </table:table-cell>
          <table:table-cell office:value-type="float" office:value="292" calcext:value-type="float">
            <text:p>292</text:p>
          </table:table-cell>
          <table:table-cell office:value-type="float" office:value="808.5" calcext:value-type="float">
            <text:p>808.5</text:p>
          </table:table-cell>
          <table:table-cell office:value-type="float" office:value="760.65" calcext:value-type="float">
            <text:p>760.65</text:p>
          </table:table-cell>
          <table:table-cell office:value-type="float" office:value="248" calcext:value-type="float">
            <text:p>248</text:p>
          </table:table-cell>
          <table:table-cell office:value-type="float" office:value="-7.58999999999992" calcext:value-type="float">
            <text:p>-7.5899999999999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1.6666666666667" calcext:value-type="float">
            <text:p>21 8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les Sanders</text:p>
          </table:table-cell>
          <table:table-cell office:value-type="float" office:value="1059" calcext:value-type="float">
            <text:p>1059</text:p>
          </table:table-cell>
          <table:table-cell office:value-type="float" office:value="616" calcext:value-type="float">
            <text:p>6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837.5" calcext:value-type="float">
            <text:p>837.5</text:p>
          </table:table-cell>
          <table:table-cell office:value-type="float" office:value="756.03" calcext:value-type="float">
            <text:p>756.03</text:p>
          </table:table-cell>
          <table:table-cell office:value-type="float" office:value="249" calcext:value-type="float">
            <text:p>249</text:p>
          </table:table-cell>
          <table:table-cell office:value-type="float" office:value="-4.62000000000012" calcext:value-type="float">
            <text:p>-4.62000000000012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(ROW() - 1)/12 + 1" office:value-type="float" office:value="21.75" calcext:value-type="float">
            <text:p>21 9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g Dortch</text:p>
          </table:table-cell>
          <table:table-cell office:value-type="float" office:value="1249" calcext:value-type="float">
            <text:p>1249</text:p>
          </table:table-cell>
          <table:table-cell office:value-type="float" office:value="494" calcext:value-type="float">
            <text:p>49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A</text:p>
          </table:table-cell>
          <table:table-cell office:value-type="float" office:value="312" calcext:value-type="float">
            <text:p>312</text:p>
          </table:table-cell>
          <table:table-cell office:value-type="float" office:value="871.5" calcext:value-type="float">
            <text:p>871.5</text:p>
          </table:table-cell>
          <table:table-cell office:value-type="float" office:value="738.21" calcext:value-type="float">
            <text:p>738.21</text:p>
          </table:table-cell>
          <table:table-cell office:value-type="float" office:value="250" calcext:value-type="float">
            <text:p>250</text:p>
          </table:table-cell>
          <table:table-cell office:value-type="float" office:value="-17.8199999999999" calcext:value-type="float">
            <text:p>-17.81999999999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1.8333333333333" calcext:value-type="float">
            <text:p>21 10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 Jones</text:p>
          </table:table-cell>
          <table:table-cell office:value-type="float" office:value="853" calcext:value-type="float">
            <text:p>853</text:p>
          </table:table-cell>
          <table:table-cell office:value-type="float" office:value="684" calcext:value-type="float">
            <text:p>684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NA</text:p>
          </table:table-cell>
          <table:table-cell office:value-type="float" office:value="293" calcext:value-type="float">
            <text:p>293</text:p>
          </table:table-cell>
          <table:table-cell office:value-type="float" office:value="768.5" calcext:value-type="float">
            <text:p>768.5</text:p>
          </table:table-cell>
          <table:table-cell office:value-type="float" office:value="732.93" calcext:value-type="float">
            <text:p>732.93</text:p>
          </table:table-cell>
          <table:table-cell office:value-type="float" office:value="251" calcext:value-type="float">
            <text:p>251</text:p>
          </table:table-cell>
          <table:table-cell office:value-type="float" office:value="-5.27999999999997" calcext:value-type="float">
            <text:p>-5.27999999999997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(ROW() - 1)/12 + 1" office:value-type="float" office:value="21.9166666666667" calcext:value-type="float">
            <text:p>21 1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red Wiley</text:p>
          </table:table-cell>
          <table:table-cell office:value-type="float" office:value="969" calcext:value-type="float">
            <text:p>969</text:p>
          </table:table-cell>
          <table:table-cell office:value-type="float" office:value="610" calcext:value-type="float">
            <text:p>6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</text:p>
          </table:table-cell>
          <table:table-cell office:value-type="float" office:value="302" calcext:value-type="float">
            <text:p>302</text:p>
          </table:table-cell>
          <table:table-cell office:value-type="float" office:value="789.5" calcext:value-type="float">
            <text:p>789.5</text:p>
          </table:table-cell>
          <table:table-cell office:value-type="float" office:value="722.37" calcext:value-type="float">
            <text:p>722.37</text:p>
          </table:table-cell>
          <table:table-cell office:value-type="float" office:value="252" calcext:value-type="float">
            <text:p>252</text:p>
          </table:table-cell>
          <table:table-cell office:value-type="float" office:value="-10.5599999999999" calcext:value-type="float">
            <text:p>-10.55999999999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2" calcext:value-type="float">
            <text:p>22 <text:s text:c="2"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ach Wilson</text:p>
          </table:table-cell>
          <table:table-cell office:value-type="float" office:value="896" calcext:value-type="float">
            <text:p>896</text:p>
          </table:table-cell>
          <table:table-cell office:value-type="float" office:value="634" calcext:value-type="float">
            <text:p>63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A</text:p>
          </table:table-cell>
          <table:table-cell office:value-type="float" office:value="299" calcext:value-type="float">
            <text:p>299</text:p>
          </table:table-cell>
          <table:table-cell office:value-type="float" office:value="765" calcext:value-type="float">
            <text:p>765</text:p>
          </table:table-cell>
          <table:table-cell office:value-type="float" office:value="714.12" calcext:value-type="float">
            <text:p>714.12</text:p>
          </table:table-cell>
          <table:table-cell office:value-type="float" office:value="253" calcext:value-type="float">
            <text:p>253</text:p>
          </table:table-cell>
          <table:table-cell office:value-type="float" office:value="-8.25000000000011" calcext:value-type="float">
            <text:p>-8.2500000000001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(ROW() - 1)/12 + 1" office:value-type="float" office:value="22.0833333333333" calcext:value-type="float">
            <text:p>22 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se Claypool</text:p>
          </table:table-cell>
          <table:table-cell office:value-type="float" office:value="619" calcext:value-type="float">
            <text:p>619</text:p>
          </table:table-cell>
          <table:table-cell office:value-type="float" office:value="766" calcext:value-type="float">
            <text:p>76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A</text:p>
          </table:table-cell>
          <table:table-cell office:value-type="float" office:value="286" calcext:value-type="float">
            <text:p>286</text:p>
          </table:table-cell>
          <table:table-cell office:value-type="float" office:value="692.5" calcext:value-type="float">
            <text:p>692.5</text:p>
          </table:table-cell>
          <table:table-cell office:value-type="float" office:value="709.83" calcext:value-type="float">
            <text:p>709.83</text:p>
          </table:table-cell>
          <table:table-cell office:value-type="float" office:value="254" calcext:value-type="float">
            <text:p>254</text:p>
          </table:table-cell>
          <table:table-cell office:value-type="float" office:value="-4.28999999999996" calcext:value-type="float">
            <text:p>-4.28999999999996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(ROW() - 1)/12 + 1" office:value-type="float" office:value="22.1666666666667" calcext:value-type="float">
            <text:p>22 2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len Tolbert</text:p>
          </table:table-cell>
          <table:table-cell office:value-type="float" office:value="1165" calcext:value-type="float">
            <text:p>1165</text:p>
          </table:table-cell>
          <table:table-cell office:value-type="float" office:value="468" calcext:value-type="float">
            <text:p>46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A</text:p>
          </table:table-cell>
          <table:table-cell office:value-type="float" office:value="315" calcext:value-type="float">
            <text:p>315</text:p>
          </table:table-cell>
          <table:table-cell office:value-type="float" office:value="816.5" calcext:value-type="float">
            <text:p>816.5</text:p>
          </table:table-cell>
          <table:table-cell office:value-type="float" office:value="693.33" calcext:value-type="float">
            <text:p>693.33</text:p>
          </table:table-cell>
          <table:table-cell office:value-type="float" office:value="255" calcext:value-type="float">
            <text:p>255</text:p>
          </table:table-cell>
          <table:table-cell office:value-type="float" office:value="-16.5" calcext:value-type="float">
            <text:p>-16.5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(ROW() - 1)/12 + 1" office:value-type="float" office:value="22.25" calcext:value-type="float">
            <text:p>22 3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meis Winston</text:p>
          </table:table-cell>
          <table:table-cell office:value-type="float" office:value="941" calcext:value-type="float">
            <text:p>941</text:p>
          </table:table-cell>
          <table:table-cell office:value-type="float" office:value="559" calcext:value-type="float">
            <text:p>55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A</text:p>
          </table:table-cell>
          <table:table-cell office:value-type="float" office:value="306" calcext:value-type="float">
            <text:p>306</text:p>
          </table:table-cell>
          <table:table-cell office:value-type="float" office:value="750" calcext:value-type="float">
            <text:p>750</text:p>
          </table:table-cell>
          <table:table-cell office:value-type="float" office:value="679.47" calcext:value-type="float">
            <text:p>679.47</text:p>
          </table:table-cell>
          <table:table-cell office:value-type="float" office:value="256" calcext:value-type="float">
            <text:p>256</text:p>
          </table:table-cell>
          <table:table-cell office:value-type="float" office:value="-13.86" calcext:value-type="float">
            <text:p>-13.86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(ROW() - 1)/12 + 1" office:value-type="float" office:value="22.3333333333333" calcext:value-type="float">
            <text:p>22 4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 Flacco</text:p>
          </table:table-cell>
          <table:table-cell office:value-type="float" office:value="373" calcext:value-type="float">
            <text:p>373</text:p>
          </table:table-cell>
          <table:table-cell office:value-type="float" office:value="842" calcext:value-type="float">
            <text:p>84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NA</text:p>
          </table:table-cell>
          <table:table-cell office:value-type="float" office:value="278" calcext:value-type="float">
            <text:p>278</text:p>
          </table:table-cell>
          <table:table-cell office:value-type="float" office:value="607.5" calcext:value-type="float">
            <text:p>607.5</text:p>
          </table:table-cell>
          <table:table-cell office:value-type="float" office:value="678.81" calcext:value-type="float">
            <text:p>678.81</text:p>
          </table:table-cell>
          <table:table-cell office:value-type="float" office:value="257" calcext:value-type="float">
            <text:p>257</text:p>
          </table:table-cell>
          <table:table-cell office:value-type="float" office:value="-0.659999999999968" calcext:value-type="float">
            <text:p>-0.65999999999996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2.4166666666667" calcext:value-type="float">
            <text:p>22 5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.J. Chark</text:p>
          </table:table-cell>
          <table:table-cell office:value-type="float" office:value="1176" calcext:value-type="float">
            <text:p>1176</text:p>
          </table:table-cell>
          <table:table-cell office:value-type="float" office:value="438" calcext:value-type="float">
            <text:p>43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A</text:p>
          </table:table-cell>
          <table:table-cell office:value-type="float" office:value="317" calcext:value-type="float">
            <text:p>317</text:p>
          </table:table-cell>
          <table:table-cell office:value-type="float" office:value="807" calcext:value-type="float">
            <text:p>807</text:p>
          </table:table-cell>
          <table:table-cell office:value-type="float" office:value="677.16" calcext:value-type="float">
            <text:p>677.16</text:p>
          </table:table-cell>
          <table:table-cell office:value-type="float" office:value="258" calcext:value-type="float">
            <text:p>258</text:p>
          </table:table-cell>
          <table:table-cell office:value-type="float" office:value="-1.64999999999998" calcext:value-type="float">
            <text:p>-1.64999999999998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(ROW() - 1)/12 + 1" office:value-type="float" office:value="22.5" calcext:value-type="float">
            <text:p>22 6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ec Pierce</text:p>
          </table:table-cell>
          <table:table-cell office:value-type="float" office:value="1229" calcext:value-type="float">
            <text:p>1229</text:p>
          </table:table-cell>
          <table:table-cell office:value-type="float" office:value="377" calcext:value-type="float">
            <text:p>37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A</text:p>
          </table:table-cell>
          <table:table-cell office:value-type="float" office:value="332" calcext:value-type="float">
            <text:p>332</text:p>
          </table:table-cell>
          <table:table-cell office:value-type="float" office:value="803" calcext:value-type="float">
            <text:p>803</text:p>
          </table:table-cell>
          <table:table-cell office:value-type="float" office:value="654.39" calcext:value-type="float">
            <text:p>654.39</text:p>
          </table:table-cell>
          <table:table-cell office:value-type="float" office:value="259" calcext:value-type="float">
            <text:p>259</text:p>
          </table:table-cell>
          <table:table-cell office:value-type="float" office:value="-22.7700000000001" calcext:value-type="float">
            <text:p>-22.7700000000001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(ROW() - 1)/12 + 1" office:value-type="float" office:value="22.5833333333333" calcext:value-type="float">
            <text:p>22 7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'Onta Foreman</text:p>
          </table:table-cell>
          <table:table-cell office:value-type="float" office:value="971" calcext:value-type="float">
            <text:p>971</text:p>
          </table:table-cell>
          <table:table-cell office:value-type="float" office:value="498" calcext:value-type="float">
            <text:p>49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A</text:p>
          </table:table-cell>
          <table:table-cell office:value-type="float" office:value="311" calcext:value-type="float">
            <text:p>311</text:p>
          </table:table-cell>
          <table:table-cell office:value-type="float" office:value="734.5" calcext:value-type="float">
            <text:p>734.5</text:p>
          </table:table-cell>
          <table:table-cell office:value-type="float" office:value="649.11" calcext:value-type="float">
            <text:p>649.11</text:p>
          </table:table-cell>
          <table:table-cell office:value-type="float" office:value="260" calcext:value-type="float">
            <text:p>260</text:p>
          </table:table-cell>
          <table:table-cell office:value-type="float" office:value="-5.27999999999997" calcext:value-type="float">
            <text:p>-5.27999999999997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formula="of:=(ROW() - 1)/12 + 1" office:value-type="float" office:value="22.6666666666667" calcext:value-type="float">
            <text:p>22 8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nneth Gainwell</text:p>
          </table:table-cell>
          <table:table-cell office:value-type="float" office:value="956" calcext:value-type="float">
            <text:p>956</text:p>
          </table:table-cell>
          <table:table-cell office:value-type="float" office:value="505" calcext:value-type="float">
            <text:p>50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NA</text:p>
          </table:table-cell>
          <table:table-cell office:value-type="float" office:value="309" calcext:value-type="float">
            <text:p>309</text:p>
          </table:table-cell>
          <table:table-cell office:value-type="float" office:value="730.5" calcext:value-type="float">
            <text:p>730.5</text:p>
          </table:table-cell>
          <table:table-cell office:value-type="float" office:value="648.78" calcext:value-type="float">
            <text:p>648.78</text:p>
          </table:table-cell>
          <table:table-cell office:value-type="float" office:value="261" calcext:value-type="float">
            <text:p>261</text:p>
          </table:table-cell>
          <table:table-cell office:value-type="float" office:value="-0.330000000000041" calcext:value-type="float">
            <text:p>-0.33000000000004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(ROW() - 1)/12 + 1" office:value-type="float" office:value="22.75" calcext:value-type="float">
            <text:p>22 9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mond Ridder</text:p>
          </table:table-cell>
          <table:table-cell office:value-type="float" office:value="754" calcext:value-type="float">
            <text:p>754</text:p>
          </table:table-cell>
          <table:table-cell office:value-type="float" office:value="590" calcext:value-type="float">
            <text:p>59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A</text:p>
          </table:table-cell>
          <table:table-cell office:value-type="float" office:value="303" calcext:value-type="float">
            <text:p>303</text:p>
          </table:table-cell>
          <table:table-cell office:value-type="float" office:value="672" calcext:value-type="float">
            <text:p>672</text:p>
          </table:table-cell>
          <table:table-cell office:value-type="float" office:value="638.22" calcext:value-type="float">
            <text:p>638.22</text:p>
          </table:table-cell>
          <table:table-cell office:value-type="float" office:value="262" calcext:value-type="float">
            <text:p>262</text:p>
          </table:table-cell>
          <table:table-cell office:value-type="float" office:value="-10.5599999999999" calcext:value-type="float">
            <text:p>-10.5599999999999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(ROW() - 1)/12 + 1" office:value-type="float" office:value="22.8333333333333" calcext:value-type="float">
            <text:p>22 10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.J. Osborn</text:p>
          </table:table-cell>
          <table:table-cell office:value-type="float" office:value="1058" calcext:value-type="float">
            <text:p>1058</text:p>
          </table:table-cell>
          <table:table-cell office:value-type="float" office:value="435" calcext:value-type="float">
            <text:p>43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A</text:p>
          </table:table-cell>
          <table:table-cell office:value-type="float" office:value="318" calcext:value-type="float">
            <text:p>318</text:p>
          </table:table-cell>
          <table:table-cell office:value-type="float" office:value="746.5" calcext:value-type="float">
            <text:p>746.5</text:p>
          </table:table-cell>
          <table:table-cell office:value-type="float" office:value="636.24" calcext:value-type="float">
            <text:p>636.24</text:p>
          </table:table-cell>
          <table:table-cell office:value-type="float" office:value="263" calcext:value-type="float">
            <text:p>263</text:p>
          </table:table-cell>
          <table:table-cell office:value-type="float" office:value="-1.98000000000002" calcext:value-type="float">
            <text:p>-1.9800000000000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(ROW() - 1)/12 + 1" office:value-type="float" office:value="22.9166666666667" calcext:value-type="float">
            <text:p>22 1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by Parkinson</text:p>
          </table:table-cell>
          <table:table-cell office:value-type="float" office:value="972" calcext:value-type="float">
            <text:p>972</text:p>
          </table:table-cell>
          <table:table-cell office:value-type="float" office:value="477" calcext:value-type="float">
            <text:p>47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A</text:p>
          </table:table-cell>
          <table:table-cell office:value-type="float" office:value="313" calcext:value-type="float">
            <text:p>313</text:p>
          </table:table-cell>
          <table:table-cell office:value-type="float" office:value="724.5" calcext:value-type="float">
            <text:p>724.5</text:p>
          </table:table-cell>
          <table:table-cell office:value-type="float" office:value="635.58" calcext:value-type="float">
            <text:p>635.58</text:p>
          </table:table-cell>
          <table:table-cell office:value-type="float" office:value="264" calcext:value-type="float">
            <text:p>264</text:p>
          </table:table-cell>
          <table:table-cell office:value-type="float" office:value="-0.660000000000082" calcext:value-type="float">
            <text:p>-0.660000000000082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formula="of:=(ROW() - 1)/12 + 1" office:value-type="float" office:value="23" calcext:value-type="float">
            <text:p>23 <text:s text:c="2"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uce Vaughn</text:p>
          </table:table-cell>
          <table:table-cell office:value-type="float" office:value="1162" calcext:value-type="float">
            <text:p>1162</text:p>
          </table:table-cell>
          <table:table-cell office:value-type="float" office:value="361" calcext:value-type="float">
            <text:p>36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A</text:p>
          </table:table-cell>
          <table:table-cell office:value-type="float" office:value="336" calcext:value-type="float">
            <text:p>336</text:p>
          </table:table-cell>
          <table:table-cell office:value-type="float" office:value="761.5" calcext:value-type="float">
            <text:p>761.5</text:p>
          </table:table-cell>
          <table:table-cell office:value-type="float" office:value="621.72" calcext:value-type="float">
            <text:p>621.72</text:p>
          </table:table-cell>
          <table:table-cell office:value-type="float" office:value="265" calcext:value-type="float">
            <text:p>265</text:p>
          </table:table-cell>
          <table:table-cell office:value-type="float" office:value="-13.8599999999999" calcext:value-type="float">
            <text:p>-13.85999999999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3.0833333333333" calcext:value-type="float">
            <text:p>23 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yde Edwards-Helaire</text:p>
          </table:table-cell>
          <table:table-cell office:value-type="float" office:value="876" calcext:value-type="float">
            <text:p>876</text:p>
          </table:table-cell>
          <table:table-cell office:value-type="float" office:value="503" calcext:value-type="float">
            <text:p>50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A</text:p>
          </table:table-cell>
          <table:table-cell office:value-type="float" office:value="310" calcext:value-type="float">
            <text:p>310</text:p>
          </table:table-cell>
          <table:table-cell office:value-type="float" office:value="689.5" calcext:value-type="float">
            <text:p>689.5</text:p>
          </table:table-cell>
          <table:table-cell office:value-type="float" office:value="621.06" calcext:value-type="float">
            <text:p>621.06</text:p>
          </table:table-cell>
          <table:table-cell office:value-type="float" office:value="266" calcext:value-type="float">
            <text:p>266</text:p>
          </table:table-cell>
          <table:table-cell office:value-type="float" office:value="-0.659999999999968" calcext:value-type="float">
            <text:p>-0.659999999999968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(ROW() - 1)/12 + 1" office:value-type="float" office:value="23.1666666666667" calcext:value-type="float">
            <text:p>23 2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ic Gray</text:p>
          </table:table-cell>
          <table:table-cell office:value-type="float" office:value="1090" calcext:value-type="float">
            <text:p>1090</text:p>
          </table:table-cell>
          <table:table-cell office:value-type="float" office:value="381" calcext:value-type="float">
            <text:p>38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A</text:p>
          </table:table-cell>
          <table:table-cell office:value-type="float" office:value="330" calcext:value-type="float">
            <text:p>330</text:p>
          </table:table-cell>
          <table:table-cell office:value-type="float" office:value="735.5" calcext:value-type="float">
            <text:p>735.5</text:p>
          </table:table-cell>
          <table:table-cell office:value-type="float" office:value="611.16" calcext:value-type="float">
            <text:p>611.16</text:p>
          </table:table-cell>
          <table:table-cell office:value-type="float" office:value="267" calcext:value-type="float">
            <text:p>267</text:p>
          </table:table-cell>
          <table:table-cell office:value-type="float" office:value="-9.90000000000009" calcext:value-type="float">
            <text:p>-9.9000000000000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3.25" calcext:value-type="float">
            <text:p>23 3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ndrick Bourne</text:p>
          </table:table-cell>
          <table:table-cell office:value-type="float" office:value="1159" calcext:value-type="float">
            <text:p>1159</text:p>
          </table:table-cell>
          <table:table-cell office:value-type="float" office:value="339" calcext:value-type="float">
            <text:p>339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A</text:p>
          </table:table-cell>
          <table:table-cell office:value-type="float" office:value="341" calcext:value-type="float">
            <text:p>341</text:p>
          </table:table-cell>
          <table:table-cell office:value-type="float" office:value="749" calcext:value-type="float">
            <text:p>749</text:p>
          </table:table-cell>
          <table:table-cell office:value-type="float" office:value="606.21" calcext:value-type="float">
            <text:p>606.21</text:p>
          </table:table-cell>
          <table:table-cell office:value-type="float" office:value="268" calcext:value-type="float">
            <text:p>268</text:p>
          </table:table-cell>
          <table:table-cell office:value-type="float" office:value="-4.94999999999993" calcext:value-type="float">
            <text:p>-4.9499999999999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3.3333333333333" calcext:value-type="float">
            <text:p>23 4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ell Beckham</text:p>
          </table:table-cell>
          <table:table-cell office:value-type="float" office:value="740" calcext:value-type="float">
            <text:p>740</text:p>
          </table:table-cell>
          <table:table-cell office:value-type="float" office:value="544" calcext:value-type="float">
            <text:p>544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A</text:p>
          </table:table-cell>
          <table:table-cell office:value-type="float" office:value="307" calcext:value-type="float">
            <text:p>307</text:p>
          </table:table-cell>
          <table:table-cell office:value-type="float" office:value="642" calcext:value-type="float">
            <text:p>642</text:p>
          </table:table-cell>
          <table:table-cell office:value-type="float" office:value="603.24" calcext:value-type="float">
            <text:p>603.24</text:p>
          </table:table-cell>
          <table:table-cell office:value-type="float" office:value="269" calcext:value-type="float">
            <text:p>269</text:p>
          </table:table-cell>
          <table:table-cell office:value-type="float" office:value="-2.97000000000003" calcext:value-type="float">
            <text:p>-2.9700000000000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3.4166666666667" calcext:value-type="float">
            <text:p>23 5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e Tucker</text:p>
          </table:table-cell>
          <table:table-cell office:value-type="float" office:value="1016" calcext:value-type="float">
            <text:p>1016</text:p>
          </table:table-cell>
          <table:table-cell office:value-type="float" office:value="404" calcext:value-type="float">
            <text:p>40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A</text:p>
          </table:table-cell>
          <table:table-cell office:value-type="float" office:value="324" calcext:value-type="float">
            <text:p>324</text:p>
          </table:table-cell>
          <table:table-cell office:value-type="float" office:value="710" calcext:value-type="float">
            <text:p>710</text:p>
          </table:table-cell>
          <table:table-cell office:value-type="float" office:value="601.92" calcext:value-type="float">
            <text:p>601.92</text:p>
          </table:table-cell>
          <table:table-cell office:value-type="float" office:value="270" calcext:value-type="float">
            <text:p>270</text:p>
          </table:table-cell>
          <table:table-cell office:value-type="float" office:value="-1.31999999999994" calcext:value-type="float">
            <text:p>-1.3199999999999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3.5" calcext:value-type="float">
            <text:p>23 6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hnny Wilson</text:p>
          </table:table-cell>
          <table:table-cell office:value-type="float" office:value="984" calcext:value-type="float">
            <text:p>984</text:p>
          </table:table-cell>
          <table:table-cell office:value-type="float" office:value="420" calcext:value-type="float">
            <text:p>42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A</text:p>
          </table:table-cell>
          <table:table-cell office:value-type="float" office:value="323" calcext:value-type="float">
            <text:p>323</text:p>
          </table:table-cell>
          <table:table-cell office:value-type="float" office:value="702" calcext:value-type="float">
            <text:p>702</text:p>
          </table:table-cell>
          <table:table-cell office:value-type="float" office:value="601.92" calcext:value-type="float">
            <text:p>601.92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3.5833333333333" calcext:value-type="float">
            <text:p>23 7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hn Metchie</text:p>
          </table:table-cell>
          <table:table-cell office:value-type="float" office:value="1088" calcext:value-type="float">
            <text:p>1088</text:p>
          </table:table-cell>
          <table:table-cell office:value-type="float" office:value="358" calcext:value-type="float">
            <text:p>35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A</text:p>
          </table:table-cell>
          <table:table-cell office:value-type="float" office:value="337" calcext:value-type="float">
            <text:p>337</text:p>
          </table:table-cell>
          <table:table-cell office:value-type="float" office:value="723" calcext:value-type="float">
            <text:p>723</text:p>
          </table:table-cell>
          <table:table-cell office:value-type="float" office:value="595.32" calcext:value-type="float">
            <text:p>595.32</text:p>
          </table:table-cell>
          <table:table-cell office:value-type="float" office:value="272" calcext:value-type="float">
            <text:p>272</text:p>
          </table:table-cell>
          <table:table-cell office:value-type="float" office:value="-6.60000000000002" calcext:value-type="float">
            <text:p>-6.600000000000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3.6666666666667" calcext:value-type="float">
            <text:p>23 8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inias Smith</text:p>
          </table:table-cell>
          <table:table-cell office:value-type="float" office:value="944" calcext:value-type="float">
            <text:p>944</text:p>
          </table:table-cell>
          <table:table-cell office:value-type="float" office:value="426" calcext:value-type="float">
            <text:p>42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NA</text:p>
          </table:table-cell>
          <table:table-cell office:value-type="float" office:value="322" calcext:value-type="float">
            <text:p>322</text:p>
          </table:table-cell>
          <table:table-cell office:value-type="float" office:value="685" calcext:value-type="float">
            <text:p>685</text:p>
          </table:table-cell>
          <table:table-cell office:value-type="float" office:value="592.68" calcext:value-type="float">
            <text:p>592.68</text:p>
          </table:table-cell>
          <table:table-cell office:value-type="float" office:value="273" calcext:value-type="float">
            <text:p>273</text:p>
          </table:table-cell>
          <table:table-cell office:value-type="float" office:value="-2.63999999999999" calcext:value-type="float">
            <text:p>-2.639999999999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3.75" calcext:value-type="float">
            <text:p>23 9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ke Schoonmaker</text:p>
          </table:table-cell>
          <table:table-cell office:value-type="float" office:value="1152" calcext:value-type="float">
            <text:p>1152</text:p>
          </table:table-cell>
          <table:table-cell office:value-type="float" office:value="321" calcext:value-type="float">
            <text:p>32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</text:p>
          </table:table-cell>
          <table:table-cell office:value-type="float" office:value="344" calcext:value-type="float">
            <text:p>344</text:p>
          </table:table-cell>
          <table:table-cell office:value-type="float" office:value="736.5" calcext:value-type="float">
            <text:p>736.5</text:p>
          </table:table-cell>
          <table:table-cell office:value-type="float" office:value="592.02" calcext:value-type="float">
            <text:p>592.02</text:p>
          </table:table-cell>
          <table:table-cell office:value-type="float" office:value="274" calcext:value-type="float">
            <text:p>274</text:p>
          </table:table-cell>
          <table:table-cell office:value-type="float" office:value="-0.660000000000082" calcext:value-type="float">
            <text:p>-0.66000000000008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3.8333333333333" calcext:value-type="float">
            <text:p>23 10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 Milton</text:p>
          </table:table-cell>
          <table:table-cell office:value-type="float" office:value="841" calcext:value-type="float">
            <text:p>841</text:p>
          </table:table-cell>
          <table:table-cell office:value-type="float" office:value="473" calcext:value-type="float">
            <text:p>47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A</text:p>
          </table:table-cell>
          <table:table-cell office:value-type="float" office:value="314" calcext:value-type="float">
            <text:p>314</text:p>
          </table:table-cell>
          <table:table-cell office:value-type="float" office:value="657" calcext:value-type="float">
            <text:p>657</text:p>
          </table:table-cell>
          <table:table-cell office:value-type="float" office:value="589.71" calcext:value-type="float">
            <text:p>589.71</text:p>
          </table:table-cell>
          <table:table-cell office:value-type="float" office:value="275" calcext:value-type="float">
            <text:p>275</text:p>
          </table:table-cell>
          <table:table-cell office:value-type="float" office:value="-2.30999999999995" calcext:value-type="float">
            <text:p>-2.3099999999999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3.9166666666667" calcext:value-type="float">
            <text:p>23 1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an Hull</text:p>
          </table:table-cell>
          <table:table-cell office:value-type="float" office:value="1113" calcext:value-type="float">
            <text:p>1113</text:p>
          </table:table-cell>
          <table:table-cell office:value-type="float" office:value="323" calcext:value-type="float">
            <text:p>323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A</text:p>
          </table:table-cell>
          <table:table-cell office:value-type="float" office:value="343" calcext:value-type="float">
            <text:p>343</text:p>
          </table:table-cell>
          <table:table-cell office:value-type="float" office:value="718" calcext:value-type="float">
            <text:p>718</text:p>
          </table:table-cell>
          <table:table-cell office:value-type="float" office:value="580.47" calcext:value-type="float">
            <text:p>580.47</text:p>
          </table:table-cell>
          <table:table-cell office:value-type="float" office:value="276" calcext:value-type="float">
            <text:p>276</text:p>
          </table:table-cell>
          <table:table-cell office:value-type="float" office:value="-9.24000000000001" calcext:value-type="float">
            <text:p>-9.240000000000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4" calcext:value-type="float">
            <text:p>24 <text:s text:c="2"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tu Atwell</text:p>
          </table:table-cell>
          <table:table-cell office:value-type="float" office:value="1138" calcext:value-type="float">
            <text:p>1138</text:p>
          </table:table-cell>
          <table:table-cell office:value-type="float" office:value="307" calcext:value-type="float">
            <text:p>307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A</text:p>
          </table:table-cell>
          <table:table-cell office:value-type="float" office:value="345" calcext:value-type="float">
            <text:p>345</text:p>
          </table:table-cell>
          <table:table-cell office:value-type="float" office:value="722.5" calcext:value-type="float">
            <text:p>722.5</text:p>
          </table:table-cell>
          <table:table-cell office:value-type="float" office:value="578.16" calcext:value-type="float">
            <text:p>578.16</text:p>
          </table:table-cell>
          <table:table-cell office:value-type="float" office:value="277" calcext:value-type="float">
            <text:p>277</text:p>
          </table:table-cell>
          <table:table-cell office:value-type="float" office:value="-2.30999999999995" calcext:value-type="float">
            <text:p>-2.30999999999995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(ROW() - 1)/12 + 1" office:value-type="float" office:value="24.0833333333333" calcext:value-type="float">
            <text:p>24 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rnell Washington</text:p>
          </table:table-cell>
          <table:table-cell office:value-type="float" office:value="988" calcext:value-type="float">
            <text:p>988</text:p>
          </table:table-cell>
          <table:table-cell office:value-type="float" office:value="361" calcext:value-type="float">
            <text:p>36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A</text:p>
          </table:table-cell>
          <table:table-cell office:value-type="float" office:value="335" calcext:value-type="float">
            <text:p>335</text:p>
          </table:table-cell>
          <table:table-cell office:value-type="float" office:value="674.5" calcext:value-type="float">
            <text:p>674.5</text:p>
          </table:table-cell>
          <table:table-cell office:value-type="float" office:value="564.3" calcext:value-type="float">
            <text:p>564.3</text:p>
          </table:table-cell>
          <table:table-cell office:value-type="float" office:value="278" calcext:value-type="float">
            <text:p>278</text:p>
          </table:table-cell>
          <table:table-cell office:value-type="float" office:value="-13.86" calcext:value-type="float">
            <text:p>-13.8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4.1666666666667" calcext:value-type="float">
            <text:p>24 2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is Rodriguez</text:p>
          </table:table-cell>
          <table:table-cell office:value-type="float" office:value="1094" calcext:value-type="float">
            <text:p>1094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A</text:p>
          </table:table-cell>
          <table:table-cell office:value-type="float" office:value="350" calcext:value-type="float">
            <text:p>350</text:p>
          </table:table-cell>
          <table:table-cell office:value-type="float" office:value="685" calcext:value-type="float">
            <text:p>685</text:p>
          </table:table-cell>
          <table:table-cell office:value-type="float" office:value="543.18" calcext:value-type="float">
            <text:p>543.18</text:p>
          </table:table-cell>
          <table:table-cell office:value-type="float" office:value="279" calcext:value-type="float">
            <text:p>279</text:p>
          </table:table-cell>
          <table:table-cell office:value-type="float" office:value="-21.12" calcext:value-type="float">
            <text:p>-21.1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4.25" calcext:value-type="float">
            <text:p>24 3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yy Moore</text:p>
          </table:table-cell>
          <table:table-cell office:value-type="float" office:value="835" calcext:value-type="float">
            <text:p>835</text:p>
          </table:table-cell>
          <table:table-cell office:value-type="float" office:value="381" calcext:value-type="float">
            <text:p>38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A</text:p>
          </table:table-cell>
          <table:table-cell office:value-type="float" office:value="331" calcext:value-type="float">
            <text:p>331</text:p>
          </table:table-cell>
          <table:table-cell office:value-type="float" office:value="608" calcext:value-type="float">
            <text:p>608</text:p>
          </table:table-cell>
          <table:table-cell office:value-type="float" office:value="527.01" calcext:value-type="float">
            <text:p>527.01</text:p>
          </table:table-cell>
          <table:table-cell office:value-type="float" office:value="280" calcext:value-type="float">
            <text:p>280</text:p>
          </table:table-cell>
          <table:table-cell office:value-type="float" office:value="-16.1700000000001" calcext:value-type="float">
            <text:p>-16.1700000000001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(ROW() - 1)/12 + 1" office:value-type="float" office:value="24.3333333333333" calcext:value-type="float">
            <text:p>24 4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rius Slayton</text:p>
          </table:table-cell>
          <table:table-cell office:value-type="float" office:value="1038" calcext:value-type="float">
            <text:p>1038</text:p>
          </table:table-cell>
          <table:table-cell office:value-type="float" office:value="278" calcext:value-type="float">
            <text:p>278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A</text:p>
          </table:table-cell>
          <table:table-cell office:value-type="float" office:value="349" calcext:value-type="float">
            <text:p>349</text:p>
          </table:table-cell>
          <table:table-cell office:value-type="float" office:value="658" calcext:value-type="float">
            <text:p>658</text:p>
          </table:table-cell>
          <table:table-cell office:value-type="float" office:value="526.02" calcext:value-type="float">
            <text:p>526.02</text:p>
          </table:table-cell>
          <table:table-cell office:value-type="float" office:value="281" calcext:value-type="float">
            <text:p>281</text:p>
          </table:table-cell>
          <table:table-cell office:value-type="float" office:value="-0.990000000000009" calcext:value-type="float">
            <text:p>-0.990000000000009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(ROW() - 1)/12 + 1" office:value-type="float" office:value="24.4166666666667" calcext:value-type="float">
            <text:p>24 5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mari Thrash</text:p>
          </table:table-cell>
          <table:table-cell office:value-type="float" office:value="840" calcext:value-type="float">
            <text:p>840</text:p>
          </table:table-cell>
          <table:table-cell office:value-type="float" office:value="352" calcext:value-type="float">
            <text:p>35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A</text:p>
          </table:table-cell>
          <table:table-cell office:value-type="float" office:value="338" calcext:value-type="float">
            <text:p>338</text:p>
          </table:table-cell>
          <table:table-cell office:value-type="float" office:value="596" calcext:value-type="float">
            <text:p>596</text:p>
          </table:table-cell>
          <table:table-cell office:value-type="float" office:value="509.52" calcext:value-type="float">
            <text:p>509.52</text:p>
          </table:table-cell>
          <table:table-cell office:value-type="float" office:value="282" calcext:value-type="float">
            <text:p>282</text:p>
          </table:table-cell>
          <table:table-cell office:value-type="float" office:value="-16.5" calcext:value-type="float">
            <text:p>-16.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4.5" calcext:value-type="float">
            <text:p>24 6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ey Sermon</text:p>
          </table:table-cell>
          <table:table-cell office:value-type="float" office:value="878" calcext:value-type="float">
            <text:p>878</text:p>
          </table:table-cell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A</text:p>
          </table:table-cell>
          <table:table-cell office:value-type="float" office:value="342" calcext:value-type="float">
            <text:p>342</text:p>
          </table:table-cell>
          <table:table-cell office:value-type="float" office:value="602" calcext:value-type="float">
            <text:p>602</text:p>
          </table:table-cell>
          <table:table-cell office:value-type="float" office:value="504.9" calcext:value-type="float">
            <text:p>504.9</text:p>
          </table:table-cell>
          <table:table-cell office:value-type="float" office:value="283" calcext:value-type="float">
            <text:p>283</text:p>
          </table:table-cell>
          <table:table-cell office:value-type="float" office:value="-4.62" calcext:value-type="float">
            <text:p>-4.62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formula="of:=(ROW() - 1)/12 + 1" office:value-type="float" office:value="24.5833333333333" calcext:value-type="float">
            <text:p>24 7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dric Tillman</text:p>
          </table:table-cell>
          <table:table-cell office:value-type="float" office:value="1013" calcext:value-type="float">
            <text:p>1013</text:p>
          </table:table-cell>
          <table:table-cell office:value-type="float" office:value="258" calcext:value-type="float">
            <text:p>258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A</text:p>
          </table:table-cell>
          <table:table-cell office:value-type="float" office:value="357" calcext:value-type="float">
            <text:p>357</text:p>
          </table:table-cell>
          <table:table-cell office:value-type="float" office:value="635.5" calcext:value-type="float">
            <text:p>635.5</text:p>
          </table:table-cell>
          <table:table-cell office:value-type="float" office:value="504.57" calcext:value-type="float">
            <text:p>504.57</text:p>
          </table:table-cell>
          <table:table-cell office:value-type="float" office:value="284" calcext:value-type="float">
            <text:p>284</text:p>
          </table:table-cell>
          <table:table-cell office:value-type="float" office:value="-0.329999999999927" calcext:value-type="float">
            <text:p>-0.32999999999992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4.6666666666667" calcext:value-type="float">
            <text:p>24 8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aiah Davis</text:p>
          </table:table-cell>
          <table:table-cell office:value-type="float" office:value="781" calcext:value-type="float">
            <text:p>781</text:p>
          </table:table-cell>
          <table:table-cell office:value-type="float" office:value="372" calcext:value-type="float">
            <text:p>37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float" office:value="333" calcext:value-type="float">
            <text:p>333</text:p>
          </table:table-cell>
          <table:table-cell office:value-type="float" office:value="576.5" calcext:value-type="float">
            <text:p>576.5</text:p>
          </table:table-cell>
          <table:table-cell office:value-type="float" office:value="503.25" calcext:value-type="float">
            <text:p>503.25</text:p>
          </table:table-cell>
          <table:table-cell office:value-type="float" office:value="285" calcext:value-type="float">
            <text:p>285</text:p>
          </table:table-cell>
          <table:table-cell office:value-type="float" office:value="-1.32000000000005" calcext:value-type="float">
            <text:p>-1.3200000000000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4.75" calcext:value-type="float">
            <text:p>24 9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uan Jennings</text:p>
          </table:table-cell>
          <table:table-cell office:value-type="float" office:value="1178" calcext:value-type="float">
            <text:p>1178</text:p>
          </table:table-cell>
          <table:table-cell office:value-type="float" office:value="167" calcext:value-type="float">
            <text:p>16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float" office:value="383" calcext:value-type="float">
            <text:p>383</text:p>
          </table:table-cell>
          <table:table-cell office:value-type="float" office:value="672.5" calcext:value-type="float">
            <text:p>672.5</text:p>
          </table:table-cell>
          <table:table-cell office:value-type="float" office:value="498.96" calcext:value-type="float">
            <text:p>498.96</text:p>
          </table:table-cell>
          <table:table-cell office:value-type="float" office:value="286" calcext:value-type="float">
            <text:p>286</text:p>
          </table:table-cell>
          <table:table-cell office:value-type="float" office:value="-4.28999999999996" calcext:value-type="float">
            <text:p>-4.28999999999996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(ROW() - 1)/12 + 1" office:value-type="float" office:value="24.8333333333333" calcext:value-type="float">
            <text:p>24 10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ach Ertz</text:p>
          </table:table-cell>
          <table:table-cell office:value-type="float" office:value="370" calcext:value-type="float">
            <text:p>370</text:p>
          </table:table-cell>
          <table:table-cell office:value-type="float" office:value="565" calcext:value-type="float">
            <text:p>56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A</text:p>
          </table:table-cell>
          <table:table-cell office:value-type="float" office:value="305" calcext:value-type="float">
            <text:p>305</text:p>
          </table:table-cell>
          <table:table-cell office:value-type="float" office:value="467.5" calcext:value-type="float">
            <text:p>467.5</text:p>
          </table:table-cell>
          <table:table-cell office:value-type="float" office:value="495" calcext:value-type="float">
            <text:p>495</text:p>
          </table:table-cell>
          <table:table-cell office:value-type="float" office:value="287" calcext:value-type="float">
            <text:p>287</text:p>
          </table:table-cell>
          <table:table-cell office:value-type="float" office:value="-3.95999999999998" calcext:value-type="float">
            <text:p>-3.95999999999998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(ROW() - 1)/12 + 1" office:value-type="float" office:value="24.9166666666667" calcext:value-type="float">
            <text:p>24 1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uis Rees-Zammit</text:p>
          </table:table-cell>
          <table:table-cell office:value-type="float" office:value="632" calcext:value-type="float">
            <text:p>632</text:p>
          </table:table-cell>
          <table:table-cell office:value-type="float" office:value="433" calcext:value-type="float">
            <text:p>43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A</text:p>
          </table:table-cell>
          <table:table-cell office:value-type="float" office:value="319" calcext:value-type="float">
            <text:p>319</text:p>
          </table:table-cell>
          <table:table-cell office:value-type="float" office:value="532.5" calcext:value-type="float">
            <text:p>532.5</text:p>
          </table:table-cell>
          <table:table-cell office:value-type="float" office:value="494.34" calcext:value-type="float">
            <text:p>494.34</text:p>
          </table:table-cell>
          <table:table-cell office:value-type="float" office:value="288" calcext:value-type="float">
            <text:p>288</text:p>
          </table:table-cell>
          <table:table-cell office:value-type="float" office:value="-0.660000000000025" calcext:value-type="float">
            <text:p>-0.66000000000002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5" calcext:value-type="float">
            <text:p>25 <text:s text:c="2"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ah Brown</text:p>
          </table:table-cell>
          <table:table-cell office:value-type="float" office:value="987" calcext:value-type="float">
            <text:p>987</text:p>
          </table:table-cell>
          <table:table-cell office:value-type="float" office:value="231" calcext:value-type="float">
            <text:p>23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A</text:p>
          </table:table-cell>
          <table:table-cell office:value-type="float" office:value="366" calcext:value-type="float">
            <text:p>366</text:p>
          </table:table-cell>
          <table:table-cell office:value-type="float" office:value="609" calcext:value-type="float">
            <text:p>609</text:p>
          </table:table-cell>
          <table:table-cell office:value-type="float" office:value="478.17" calcext:value-type="float">
            <text:p>478.17</text:p>
          </table:table-cell>
          <table:table-cell office:value-type="float" office:value="289" calcext:value-type="float">
            <text:p>289</text:p>
          </table:table-cell>
          <table:table-cell office:value-type="float" office:value="-16.17" calcext:value-type="float">
            <text:p>-16.17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table:formula="of:=(ROW() - 1)/12 + 1" office:value-type="float" office:value="25.0833333333333" calcext:value-type="float">
            <text:p>25 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ald Everett</text:p>
          </table:table-cell>
          <table:table-cell office:value-type="float" office:value="650" calcext:value-type="float">
            <text:p>650</text:p>
          </table:table-cell>
          <table:table-cell office:value-type="float" office:value="396" calcext:value-type="float">
            <text:p>39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A</text:p>
          </table:table-cell>
          <table:table-cell office:value-type="float" office:value="326" calcext:value-type="float">
            <text:p>326</text:p>
          </table:table-cell>
          <table:table-cell office:value-type="float" office:value="523" calcext:value-type="float">
            <text:p>523</text:p>
          </table:table-cell>
          <table:table-cell office:value-type="float" office:value="475.86" calcext:value-type="float">
            <text:p>475.86</text:p>
          </table:table-cell>
          <table:table-cell office:value-type="float" office:value="290" calcext:value-type="float">
            <text:p>290</text:p>
          </table:table-cell>
          <table:table-cell office:value-type="float" office:value="-2.31000000000006" calcext:value-type="float">
            <text:p>-2.31000000000006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(ROW() - 1)/12 + 1" office:value-type="float" office:value="25.1666666666667" calcext:value-type="float">
            <text:p>25 2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er Washington</text:p>
          </table:table-cell>
          <table:table-cell office:value-type="float" office:value="1035" calcext:value-type="float">
            <text:p>1035</text:p>
          </table:table-cell>
          <table:table-cell office:value-type="float" office:value="194" calcext:value-type="float">
            <text:p>19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</text:p>
          </table:table-cell>
          <table:table-cell office:value-type="float" office:value="374" calcext:value-type="float">
            <text:p>374</text:p>
          </table:table-cell>
          <table:table-cell office:value-type="float" office:value="614.5" calcext:value-type="float">
            <text:p>614.5</text:p>
          </table:table-cell>
          <table:table-cell office:value-type="float" office:value="469.59" calcext:value-type="float">
            <text:p>469.59</text:p>
          </table:table-cell>
          <table:table-cell office:value-type="float" office:value="291" calcext:value-type="float">
            <text:p>291</text:p>
          </table:table-cell>
          <table:table-cell office:value-type="float" office:value="-6.26999999999998" calcext:value-type="float">
            <text:p>-6.2699999999999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5.25" calcext:value-type="float">
            <text:p>25 3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rael Abanikanda</text:p>
          </table:table-cell>
          <table:table-cell office:value-type="float" office:value="883" calcext:value-type="float">
            <text:p>883</text:p>
          </table:table-cell>
          <table:table-cell office:value-type="float" office:value="264" calcext:value-type="float">
            <text:p>26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A</text:p>
          </table:table-cell>
          <table:table-cell office:value-type="float" office:value="355" calcext:value-type="float">
            <text:p>355</text:p>
          </table:table-cell>
          <table:table-cell office:value-type="float" office:value="573.5" calcext:value-type="float">
            <text:p>573.5</text:p>
          </table:table-cell>
          <table:table-cell office:value-type="float" office:value="465.63" calcext:value-type="float">
            <text:p>465.63</text:p>
          </table:table-cell>
          <table:table-cell office:value-type="float" office:value="292" calcext:value-type="float">
            <text:p>292</text:p>
          </table:table-cell>
          <table:table-cell office:value-type="float" office:value="-3.96000000000004" calcext:value-type="float">
            <text:p>-3.9600000000000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5.3333333333333" calcext:value-type="float">
            <text:p>25 4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ler Higbee</text:p>
          </table:table-cell>
          <table:table-cell office:value-type="float" office:value="771" calcext:value-type="float">
            <text:p>771</text:p>
          </table:table-cell>
          <table:table-cell office:value-type="float" office:value="298" calcext:value-type="float">
            <text:p>298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NA</text:p>
          </table:table-cell>
          <table:table-cell office:value-type="float" office:value="347" calcext:value-type="float">
            <text:p>347</text:p>
          </table:table-cell>
          <table:table-cell office:value-type="float" office:value="534.5" calcext:value-type="float">
            <text:p>534.5</text:p>
          </table:table-cell>
          <table:table-cell office:value-type="float" office:value="451.11" calcext:value-type="float">
            <text:p>451.11</text:p>
          </table:table-cell>
          <table:table-cell office:value-type="float" office:value="293" calcext:value-type="float">
            <text:p>293</text:p>
          </table:table-cell>
          <table:table-cell office:value-type="float" office:value="-14.52" calcext:value-type="float">
            <text:p>-14.52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formula="of:=(ROW() - 1)/12 + 1" office:value-type="float" office:value="25.4166666666667" calcext:value-type="float">
            <text:p>25 5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immy Garoppolo</text:p>
          </table:table-cell>
          <table:table-cell office:value-type="float" office:value="433" calcext:value-type="float">
            <text:p>433</text:p>
          </table:table-cell>
          <table:table-cell office:value-type="float" office:value="466" calcext:value-type="float">
            <text:p>46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A</text:p>
          </table:table-cell>
          <table:table-cell office:value-type="float" office:value="316" calcext:value-type="float">
            <text:p>316</text:p>
          </table:table-cell>
          <table:table-cell office:value-type="float" office:value="449.5" calcext:value-type="float">
            <text:p>449.5</text:p>
          </table:table-cell>
          <table:table-cell office:value-type="float" office:value="450.45" calcext:value-type="float">
            <text:p>450.45</text:p>
          </table:table-cell>
          <table:table-cell office:value-type="float" office:value="294" calcext:value-type="float">
            <text:p>294</text:p>
          </table:table-cell>
          <table:table-cell office:value-type="float" office:value="-0.659999999999968" calcext:value-type="float">
            <text:p>-0.659999999999968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(ROW() - 1)/12 + 1" office:value-type="float" office:value="25.5" calcext:value-type="float">
            <text:p>25 6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ke Watson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NA</text:p>
          </table:table-cell>
          <table:table-cell office:value-type="float" office:value="340" calcext:value-type="float">
            <text:p>340</text:p>
          </table:table-cell>
          <table:table-cell office:value-type="float" office:value="503" calcext:value-type="float">
            <text:p>503</text:p>
          </table:table-cell>
          <table:table-cell office:value-type="float" office:value="446.49" calcext:value-type="float">
            <text:p>446.49</text:p>
          </table:table-cell>
          <table:table-cell office:value-type="float" office:value="295" calcext:value-type="float">
            <text:p>295</text:p>
          </table:table-cell>
          <table:table-cell office:value-type="float" office:value="-3.96000000000004" calcext:value-type="float">
            <text:p>-3.9600000000000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5.5833333333333" calcext:value-type="float">
            <text:p>25 7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rei Iosivas</text:p>
          </table:table-cell>
          <table:table-cell office:value-type="float" office:value="837" calcext:value-type="float">
            <text:p>837</text:p>
          </table:table-cell>
          <table:table-cell office:value-type="float" office:value="235" calcext:value-type="float">
            <text:p>23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NA</text:p>
          </table:table-cell>
          <table:table-cell office:value-type="float" office:value="361" calcext:value-type="float">
            <text:p>361</text:p>
          </table:table-cell>
          <table:table-cell office:value-type="float" office:value="536" calcext:value-type="float">
            <text:p>536</text:p>
          </table:table-cell>
          <table:table-cell office:value-type="float" office:value="431.31" calcext:value-type="float">
            <text:p>431.31</text:p>
          </table:table-cell>
          <table:table-cell office:value-type="float" office:value="296" calcext:value-type="float">
            <text:p>296</text:p>
          </table:table-cell>
          <table:table-cell office:value-type="float" office:value="-15.18" calcext:value-type="float">
            <text:p>-15.1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5.6666666666667" calcext:value-type="float">
            <text:p>25 8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llon Johnson</text:p>
          </table:table-cell>
          <table:table-cell office:value-type="float" office:value="764" calcext:value-type="float">
            <text:p>764</text:p>
          </table:table-cell>
          <table:table-cell office:value-type="float" office:value="267" calcext:value-type="float">
            <text:p>26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A</text:p>
          </table:table-cell>
          <table:table-cell office:value-type="float" office:value="353" calcext:value-type="float">
            <text:p>353</text:p>
          </table:table-cell>
          <table:table-cell office:value-type="float" office:value="515.5" calcext:value-type="float">
            <text:p>515.5</text:p>
          </table:table-cell>
          <table:table-cell office:value-type="float" office:value="428.34" calcext:value-type="float">
            <text:p>428.34</text:p>
          </table:table-cell>
          <table:table-cell office:value-type="float" office:value="297" calcext:value-type="float">
            <text:p>297</text:p>
          </table:table-cell>
          <table:table-cell office:value-type="float" office:value="-2.97000000000003" calcext:value-type="float">
            <text:p>-2.9700000000000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5.75" calcext:value-type="float">
            <text:p>25 9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sh Reynolds</text:p>
          </table:table-cell>
          <table:table-cell office:value-type="float" office:value="1000" calcext:value-type="float">
            <text:p>1000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A</text:p>
          </table:table-cell>
          <table:table-cell office:value-type="float" office:value="390" calcext:value-type="float">
            <text:p>390</text:p>
          </table:table-cell>
          <table:table-cell office:value-type="float" office:value="574" calcext:value-type="float">
            <text:p>574</text:p>
          </table:table-cell>
          <table:table-cell office:value-type="float" office:value="427.68" calcext:value-type="float">
            <text:p>427.68</text:p>
          </table:table-cell>
          <table:table-cell office:value-type="float" office:value="298" calcext:value-type="float">
            <text:p>298</text:p>
          </table:table-cell>
          <table:table-cell office:value-type="float" office:value="-0.660000000000025" calcext:value-type="float">
            <text:p>-0.660000000000025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(ROW() - 1)/12 + 1" office:value-type="float" office:value="25.8333333333333" calcext:value-type="float">
            <text:p>25 10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b Means</text:p>
          </table:table-cell>
          <table:table-cell office:value-type="float" office:value="680" calcext:value-type="float">
            <text:p>680</text:p>
          </table:table-cell>
          <table:table-cell office:value-type="float" office:value="304" calcext:value-type="float">
            <text:p>30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A</text:p>
          </table:table-cell>
          <table:table-cell office:value-type="float" office:value="346" calcext:value-type="float">
            <text:p>346</text:p>
          </table:table-cell>
          <table:table-cell office:value-type="float" office:value="492" calcext:value-type="float">
            <text:p>492</text:p>
          </table:table-cell>
          <table:table-cell office:value-type="float" office:value="425.04" calcext:value-type="float">
            <text:p>425.04</text:p>
          </table:table-cell>
          <table:table-cell office:value-type="float" office:value="299" calcext:value-type="float">
            <text:p>299</text:p>
          </table:table-cell>
          <table:table-cell office:value-type="float" office:value="-2.63999999999999" calcext:value-type="float">
            <text:p>-2.639999999999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5.9166666666667" calcext:value-type="float">
            <text:p>25 1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yden Hurst</text:p>
          </table:table-cell>
          <table:table-cell office:value-type="float" office:value="544" calcext:value-type="float">
            <text:p>544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A</text:p>
          </table:table-cell>
          <table:table-cell office:value-type="float" office:value="334" calcext:value-type="float">
            <text:p>334</text:p>
          </table:table-cell>
          <table:table-cell office:value-type="float" office:value="455" calcext:value-type="float">
            <text:p>455</text:p>
          </table:table-cell>
          <table:table-cell office:value-type="float" office:value="421.08" calcext:value-type="float">
            <text:p>421.08</text:p>
          </table:table-cell>
          <table:table-cell office:value-type="float" office:value="300" calcext:value-type="float">
            <text:p>300</text:p>
          </table:table-cell>
          <table:table-cell office:value-type="float" office:value="-3.95999999999998" calcext:value-type="float">
            <text:p>-3.9599999999999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(ROW() - 1)/12 + 1" office:value-type="float" office:value="26" calcext:value-type="float">
            <text:p>26 <text:s text:c="2"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vin Austin</text:p>
          </table:table-cell>
          <table:table-cell office:value-type="float" office:value="870" calcext:value-type="float">
            <text:p>870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NA</text:p>
          </table:table-cell>
          <table:table-cell office:value-type="float" office:value="373" calcext:value-type="float">
            <text:p>373</text:p>
          </table:table-cell>
          <table:table-cell office:value-type="float" office:value="534" calcext:value-type="float">
            <text:p>534</text:p>
          </table:table-cell>
          <table:table-cell office:value-type="float" office:value="417.78" calcext:value-type="float">
            <text:p>417.78</text:p>
          </table:table-cell>
          <table:table-cell office:value-type="float" office:value="301" calcext:value-type="float">
            <text:p>301</text:p>
          </table:table-cell>
          <table:table-cell office:value-type="float" office:value="-3.30000000000001" calcext:value-type="float">
            <text:p>-3.300000000000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6.0833333333333" calcext:value-type="float">
            <text:p>26 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vin Jordan</text:p>
          </table:table-cell>
          <table:table-cell office:value-type="float" office:value="986" calcext:value-type="float">
            <text:p>986</text:p>
          </table:table-cell>
          <table:table-cell office:value-type="float" office:value="131" calcext:value-type="float">
            <text:p>13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A</text:p>
          </table:table-cell>
          <table:table-cell office:value-type="float" office:value="393" calcext:value-type="float">
            <text:p>393</text:p>
          </table:table-cell>
          <table:table-cell office:value-type="float" office:value="558.5" calcext:value-type="float">
            <text:p>558.5</text:p>
          </table:table-cell>
          <table:table-cell office:value-type="float" office:value="411.84" calcext:value-type="float">
            <text:p>411.84</text:p>
          </table:table-cell>
          <table:table-cell office:value-type="float" office:value="302" calcext:value-type="float">
            <text:p>302</text:p>
          </table:table-cell>
          <table:table-cell office:value-type="float" office:value="-5.94" calcext:value-type="float">
            <text:p>-5.94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(ROW() - 1)/12 + 1" office:value-type="float" office:value="26.1666666666667" calcext:value-type="float">
            <text:p>26 2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rrett Stidham</text:p>
          </table:table-cell>
          <table:table-cell office:value-type="float" office:value="547" calcext:value-type="float">
            <text:p>547</text:p>
          </table:table-cell>
          <table:table-cell office:value-type="float" office:value="348" calcext:value-type="float">
            <text:p>348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A</text:p>
          </table:table-cell>
          <table:table-cell office:value-type="float" office:value="339" calcext:value-type="float">
            <text:p>339</text:p>
          </table:table-cell>
          <table:table-cell office:value-type="float" office:value="447.5" calcext:value-type="float">
            <text:p>447.5</text:p>
          </table:table-cell>
          <table:table-cell office:value-type="float" office:value="410.19" calcext:value-type="float">
            <text:p>410.19</text:p>
          </table:table-cell>
          <table:table-cell office:value-type="float" office:value="303" calcext:value-type="float">
            <text:p>303</text:p>
          </table:table-cell>
          <table:table-cell office:value-type="float" office:value="-1.64999999999998" calcext:value-type="float">
            <text:p>-1.64999999999998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formula="of:=(ROW() - 1)/12 + 1" office:value-type="float" office:value="26.25" calcext:value-type="float">
            <text:p>26 3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shua Dobbs</text:p>
          </table:table-cell>
          <table:table-cell office:value-type="float" office:value="423" calcext:value-type="float">
            <text:p>423</text:p>
          </table:table-cell>
          <table:table-cell office:value-type="float" office:value="403" calcext:value-type="float">
            <text:p>40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NA</text:p>
          </table:table-cell>
          <table:table-cell office:value-type="float" office:value="325" calcext:value-type="float">
            <text:p>325</text:p>
          </table:table-cell>
          <table:table-cell office:value-type="float" office:value="413" calcext:value-type="float">
            <text:p>413</text:p>
          </table:table-cell>
          <table:table-cell office:value-type="float" office:value="405.57" calcext:value-type="float">
            <text:p>405.57</text:p>
          </table:table-cell>
          <table:table-cell office:value-type="float" office:value="304" calcext:value-type="float">
            <text:p>304</text:p>
          </table:table-cell>
          <table:table-cell office:value-type="float" office:value="-4.62" calcext:value-type="float">
            <text:p>-4.62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formula="of:=(ROW() - 1)/12 + 1" office:value-type="float" office:value="26.3333333333333" calcext:value-type="float">
            <text:p>26 4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ael Gallup</text:p>
          </table:table-cell>
          <table:table-cell office:value-type="float" office:value="725" calcext:value-type="float">
            <text:p>725</text:p>
          </table:table-cell>
          <table:table-cell office:value-type="float" office:value="247" calcext:value-type="float">
            <text:p>24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NA</text:p>
          </table:table-cell>
          <table:table-cell office:value-type="float" office:value="360" calcext:value-type="float">
            <text:p>360</text:p>
          </table:table-cell>
          <table:table-cell office:value-type="float" office:value="486" calcext:value-type="float">
            <text:p>486</text:p>
          </table:table-cell>
          <table:table-cell office:value-type="float" office:value="402.27" calcext:value-type="float">
            <text:p>402.27</text:p>
          </table:table-cell>
          <table:table-cell office:value-type="float" office:value="305" calcext:value-type="float">
            <text:p>305</text:p>
          </table:table-cell>
          <table:table-cell office:value-type="float" office:value="-3.30000000000007" calcext:value-type="float">
            <text:p>-3.30000000000007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(ROW() - 1)/12 + 1" office:value-type="float" office:value="26.4166666666667" calcext:value-type="float">
            <text:p>26 5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darius Toney</text:p>
          </table:table-cell>
          <table:table-cell office:value-type="float" office:value="447" calcext:value-type="float">
            <text:p>447</text:p>
          </table:table-cell>
          <table:table-cell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A</text:p>
          </table:table-cell>
          <table:table-cell office:value-type="float" office:value="329" calcext:value-type="float">
            <text:p>329</text:p>
          </table:table-cell>
          <table:table-cell office:value-type="float" office:value="416" calcext:value-type="float">
            <text:p>416</text:p>
          </table:table-cell>
          <table:table-cell office:value-type="float" office:value="401.61" calcext:value-type="float">
            <text:p>401.61</text:p>
          </table:table-cell>
          <table:table-cell office:value-type="float" office:value="306" calcext:value-type="float">
            <text:p>306</text:p>
          </table:table-cell>
          <table:table-cell office:value-type="float" office:value="-0.659999999999968" calcext:value-type="float">
            <text:p>-0.659999999999968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(ROW() - 1)/12 + 1" office:value-type="float" office:value="26.5" calcext:value-type="float">
            <text:p>26 6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se McClellan</text:p>
          </table:table-cell>
          <table:table-cell office:value-type="float" office:value="687" calcext:value-type="float">
            <text:p>687</text:p>
          </table:table-cell>
          <table:table-cell office:value-type="float" office:value="249" calcext:value-type="float">
            <text:p>24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float" office:value="359" calcext:value-type="float">
            <text:p>359</text:p>
          </table:table-cell>
          <table:table-cell office:value-type="float" office:value="468" calcext:value-type="float">
            <text:p>468</text:p>
          </table:table-cell>
          <table:table-cell office:value-type="float" office:value="391.05" calcext:value-type="float">
            <text:p>391.05</text:p>
          </table:table-cell>
          <table:table-cell office:value-type="float" office:value="307" calcext:value-type="float">
            <text:p>307</text:p>
          </table:table-cell>
          <table:table-cell office:value-type="float" office:value="-10.56" calcext:value-type="float">
            <text:p>-10.5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6.5833333333333" calcext:value-type="float">
            <text:p>26 7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Ju Smith-Schuster</text:p>
          </table:table-cell>
          <table:table-cell office:value-type="float" office:value="645" calcext:value-type="float">
            <text:p>645</text:p>
          </table:table-cell>
          <table:table-cell office:value-type="float" office:value="269" calcext:value-type="float">
            <text:p>269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A</text:p>
          </table:table-cell>
          <table:table-cell office:value-type="float" office:value="352" calcext:value-type="float">
            <text:p>352</text:p>
          </table:table-cell>
          <table:table-cell office:value-type="float" office:value="457" calcext:value-type="float">
            <text:p>457</text:p>
          </table:table-cell>
          <table:table-cell office:value-type="float" office:value="390.39" calcext:value-type="float">
            <text:p>390.39</text:p>
          </table:table-cell>
          <table:table-cell office:value-type="float" office:value="308" calcext:value-type="float">
            <text:p>308</text:p>
          </table:table-cell>
          <table:table-cell office:value-type="float" office:value="-0.659999999999968" calcext:value-type="float">
            <text:p>-0.659999999999968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(ROW() - 1)/12 + 1" office:value-type="float" office:value="26.6666666666667" calcext:value-type="float">
            <text:p>26 8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stice Hill</text:p>
          </table:table-cell>
          <table:table-cell office:value-type="float" office:value="841" calcext:value-type="float">
            <text:p>841</text:p>
          </table:table-cell>
          <table:table-cell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A</text:p>
          </table:table-cell>
          <table:table-cell office:value-type="float" office:value="382" calcext:value-type="float">
            <text:p>382</text:p>
          </table:table-cell>
          <table:table-cell office:value-type="float" office:value="504.5" calcext:value-type="float">
            <text:p>504.5</text:p>
          </table:table-cell>
          <table:table-cell office:value-type="float" office:value="388.41" calcext:value-type="float">
            <text:p>388.41</text:p>
          </table:table-cell>
          <table:table-cell office:value-type="float" office:value="309" calcext:value-type="float">
            <text:p>309</text:p>
          </table:table-cell>
          <table:table-cell office:value-type="float" office:value="-1.98000000000002" calcext:value-type="float">
            <text:p>-1.98000000000002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formula="of:=(ROW() - 1)/12 + 1" office:value-type="float" office:value="26.75" calcext:value-type="float">
            <text:p>26 9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ah Gray</text:p>
          </table:table-cell>
          <table:table-cell office:value-type="float" office:value="757" calcext:value-type="float">
            <text:p>757</text:p>
          </table:table-cell>
          <table:table-cell office:value-type="float" office:value="200" calcext:value-type="float">
            <text:p>20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NA</text:p>
          </table:table-cell>
          <table:table-cell office:value-type="float" office:value="371" calcext:value-type="float">
            <text:p>371</text:p>
          </table:table-cell>
          <table:table-cell office:value-type="float" office:value="478.5" calcext:value-type="float">
            <text:p>478.5</text:p>
          </table:table-cell>
          <table:table-cell office:value-type="float" office:value="381.81" calcext:value-type="float">
            <text:p>381.81</text:p>
          </table:table-cell>
          <table:table-cell office:value-type="float" office:value="310" calcext:value-type="float">
            <text:p>310</text:p>
          </table:table-cell>
          <table:table-cell office:value-type="float" office:value="-6.60000000000002" calcext:value-type="float">
            <text:p>-6.6000000000000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(ROW() - 1)/12 + 1" office:value-type="float" office:value="26.8333333333333" calcext:value-type="float">
            <text:p>26 10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 Akers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NA</text:p>
          </table:table-cell>
          <table:table-cell office:value-type="float" office:value="321" calcext:value-type="float">
            <text:p>321</text:p>
          </table:table-cell>
          <table:table-cell office:value-type="float" office:value="354" calcext:value-type="float">
            <text:p>354</text:p>
          </table:table-cell>
          <table:table-cell office:value-type="float" office:value="375.87" calcext:value-type="float">
            <text:p>375.87</text:p>
          </table:table-cell>
          <table:table-cell office:value-type="float" office:value="311" calcext:value-type="float">
            <text:p>311</text:p>
          </table:table-cell>
          <table:table-cell office:value-type="float" office:value="-5.93999999999994" calcext:value-type="float">
            <text:p>-5.93999999999994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(ROW() - 1)/12 + 1" office:value-type="float" office:value="26.9166666666667" calcext:value-type="float">
            <text:p>26 1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 Melton</text:p>
          </table:table-cell>
          <table:table-cell office:value-type="float" office:value="831" calcext:value-type="float">
            <text:p>831</text:p>
          </table:table-cell>
          <table:table-cell office:value-type="float" office:value="153" calcext:value-type="float">
            <text:p>15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A</text:p>
          </table:table-cell>
          <table:table-cell office:value-type="float" office:value="389" calcext:value-type="float">
            <text:p>389</text:p>
          </table:table-cell>
          <table:table-cell office:value-type="float" office:value="492" calcext:value-type="float">
            <text:p>492</text:p>
          </table:table-cell>
          <table:table-cell office:value-type="float" office:value="375.21" calcext:value-type="float">
            <text:p>375.21</text:p>
          </table:table-cell>
          <table:table-cell office:value-type="float" office:value="312" calcext:value-type="float">
            <text:p>312</text:p>
          </table:table-cell>
          <table:table-cell office:value-type="float" office:value="-0.660000000000025" calcext:value-type="float">
            <text:p>-0.66000000000002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7" calcext:value-type="float">
            <text:p>27 <text:s text:c="2"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ovan Peoples-Jones</text:p>
          </table:table-cell>
          <table:table-cell office:value-type="float" office:value="735" calcext:value-type="float">
            <text:p>735</text:p>
          </table:table-cell>
          <table:table-cell office:value-type="float" office:value="193" calcext:value-type="float">
            <text:p>19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NA</text:p>
          </table:table-cell>
          <table:table-cell office:value-type="float" office:value="376" calcext:value-type="float">
            <text:p>376</text:p>
          </table:table-cell>
          <table:table-cell office:value-type="float" office:value="464" calcext:value-type="float">
            <text:p>464</text:p>
          </table:table-cell>
          <table:table-cell office:value-type="float" office:value="369.93" calcext:value-type="float">
            <text:p>369.93</text:p>
          </table:table-cell>
          <table:table-cell office:value-type="float" office:value="313" calcext:value-type="float">
            <text:p>313</text:p>
          </table:table-cell>
          <table:table-cell office:value-type="float" office:value="-5.28000000000003" calcext:value-type="float">
            <text:p>-5.28000000000003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(ROW() - 1)/12 + 1" office:value-type="float" office:value="27.0833333333333" calcext:value-type="float">
            <text:p>27 1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vis Allen</text:p>
          </table:table-cell>
          <table:table-cell office:value-type="float" office:value="731" calcext:value-type="float">
            <text:p>731</text:p>
          </table:table-cell>
          <table:table-cell office:value-type="float" office:value="187" calcext:value-type="float">
            <text:p>18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A</text:p>
          </table:table-cell>
          <table:table-cell office:value-type="float" office:value="378" calcext:value-type="float">
            <text:p>378</text:p>
          </table:table-cell>
          <table:table-cell office:value-type="float" office:value="459" calcext:value-type="float">
            <text:p>459</text:p>
          </table:table-cell>
          <table:table-cell office:value-type="float" office:value="364.65" calcext:value-type="float">
            <text:p>364.65</text:p>
          </table:table-cell>
          <table:table-cell office:value-type="float" office:value="314" calcext:value-type="float">
            <text:p>314</text:p>
          </table:table-cell>
          <table:table-cell office:value-type="float" office:value="-5.27999999999997" calcext:value-type="float">
            <text:p>-5.2799999999999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7.1666666666667" calcext:value-type="float">
            <text:p>27 2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n Tucker</text:p>
          </table:table-cell>
          <table:table-cell office:value-type="float" office:value="875" calcext:value-type="float">
            <text:p>875</text:p>
          </table:table-cell>
          <table:table-cell office:value-type="float" office:value="85" calcext:value-type="float">
            <text:p>8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A</text:p>
          </table:table-cell>
          <table:table-cell office:value-type="float" office:value="414" calcext:value-type="float">
            <text:p>414</text:p>
          </table:table-cell>
          <table:table-cell office:value-type="float" office:value="480" calcext:value-type="float">
            <text:p>480</text:p>
          </table:table-cell>
          <table:table-cell office:value-type="float" office:value="344.85" calcext:value-type="float">
            <text:p>344.85</text:p>
          </table:table-cell>
          <table:table-cell office:value-type="float" office:value="315" calcext:value-type="float">
            <text:p>315</text:p>
          </table:table-cell>
          <table:table-cell office:value-type="float" office:value="-19.8" calcext:value-type="float">
            <text:p>-19.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table:formula="of:=(ROW() - 1)/12 + 1" office:value-type="float" office:value="27.25" calcext:value-type="float">
            <text:p>27 3/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aiah Spiller</text:p>
          </table:table-cell>
          <table:table-cell office:value-type="float" office:value="707" calcext:value-type="float">
            <text:p>707</text:p>
          </table:table-cell>
          <table:table-cell office:value-type="float" office:value="166" calcext:value-type="float">
            <text:p>16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NA</text:p>
          </table:table-cell>
          <table:table-cell office:value-type="float" office:value="384" calcext:value-type="float">
            <text:p>384</text:p>
          </table:table-cell>
          <table:table-cell office:value-type="float" office:value="436.5" calcext:value-type="float">
            <text:p>436.5</text:p>
          </table:table-cell>
          <table:table-cell office:value-type="float" office:value="342.87" calcext:value-type="float">
            <text:p>342.87</text:p>
          </table:table-cell>
          <table:table-cell office:value-type="float" office:value="316" calcext:value-type="float">
            <text:p>316</text:p>
          </table:table-cell>
          <table:table-cell office:value-type="float" office:value="-1.98000000000002" calcext:value-type="float">
            <text:p>-1.98000000000002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marcus Robinson</text:p>
          </table:table-cell>
          <table:table-cell office:value-type="float" office:value="613" calcext:value-type="float">
            <text:p>613</text:p>
          </table:table-cell>
          <table:table-cell office:value-type="float" office:value="205" calcext:value-type="float">
            <text:p>20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NA</text:p>
          </table:table-cell>
          <table:table-cell office:value-type="float" office:value="370" calcext:value-type="float">
            <text:p>370</text:p>
          </table:table-cell>
          <table:table-cell office:value-type="float" office:value="409" calcext:value-type="float">
            <text:p>409</text:p>
          </table:table-cell>
          <table:table-cell office:value-type="float" office:value="337.59" calcext:value-type="float">
            <text:p>337.59</text:p>
          </table:table-cell>
          <table:table-cell office:value-type="float" office:value="317" calcext:value-type="float">
            <text:p>317</text:p>
          </table:table-cell>
          <table:table-cell office:value-type="float" office:value="-5.27999999999997" calcext:value-type="float">
            <text:p>-5.27999999999997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avier Gipson</text:p>
          </table:table-cell>
          <table:table-cell office:value-type="float" office:value="935" calcext:value-type="float">
            <text:p>935</text:p>
          </table:table-cell>
          <table:table-cell office:value-type="float" office:value="35" calcext:value-type="float">
            <text:p>3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A</text:p>
          </table:table-cell>
          <table:table-cell office:value-type="float" office:value="450" calcext:value-type="float">
            <text:p>450</text:p>
          </table:table-cell>
          <table:table-cell office:value-type="float" office:value="485" calcext:value-type="float">
            <text:p>485</text:p>
          </table:table-cell>
          <table:table-cell office:value-type="float" office:value="331.65" calcext:value-type="float">
            <text:p>331.65</text:p>
          </table:table-cell>
          <table:table-cell office:value-type="float" office:value="318" calcext:value-type="float">
            <text:p>318</text:p>
          </table:table-cell>
          <table:table-cell office:value-type="float" office:value="-5.94" calcext:value-type="float">
            <text:p>-5.9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chael Carter</text:p>
          </table:table-cell>
          <table:table-cell office:value-type="float" office:value="640" calcext:value-type="float">
            <text:p>640</text:p>
          </table:table-cell>
          <table:table-cell office:value-type="float" office:value="171" calcext:value-type="float">
            <text:p>17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A</text:p>
          </table:table-cell>
          <table:table-cell office:value-type="float" office:value="381" calcext:value-type="float">
            <text:p>381</text:p>
          </table:table-cell>
          <table:table-cell office:value-type="float" office:value="405.5" calcext:value-type="float">
            <text:p>405.5</text:p>
          </table:table-cell>
          <table:table-cell office:value-type="float" office:value="324.06" calcext:value-type="float">
            <text:p>324.06</text:p>
          </table:table-cell>
          <table:table-cell office:value-type="float" office:value="319" calcext:value-type="float">
            <text:p>319</text:p>
          </table:table-cell>
          <table:table-cell office:value-type="float" office:value="-7.59000000000003" calcext:value-type="float">
            <text:p>-7.59000000000003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ch Evans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A</text:p>
          </table:table-cell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float" office:value="311.52" calcext:value-type="float">
            <text:p>311.52</text:p>
          </table:table-cell>
          <table:table-cell office:value-type="float" office:value="320" calcext:value-type="float">
            <text:p>320</text:p>
          </table:table-cell>
          <table:table-cell office:value-type="float" office:value="-12.54" calcext:value-type="float">
            <text:p>-12.5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Wayne McBride</text:p>
          </table:table-cell>
          <table:table-cell office:value-type="float" office:value="765" calcext:value-type="float">
            <text:p>765</text:p>
          </table:table-cell>
          <table:table-cell office:value-type="float" office:value="79" calcext:value-type="float">
            <text:p>79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A</text:p>
          </table:table-cell>
          <table:table-cell office:value-type="float" office:value="416" calcext:value-type="float">
            <text:p>416</text:p>
          </table:table-cell>
          <table:table-cell office:value-type="float" office:value="422" calcext:value-type="float">
            <text:p>422</text:p>
          </table:table-cell>
          <table:table-cell office:value-type="float" office:value="304.59" calcext:value-type="float">
            <text:p>304.59</text:p>
          </table:table-cell>
          <table:table-cell office:value-type="float" office:value="321" calcext:value-type="float">
            <text:p>321</text:p>
          </table:table-cell>
          <table:table-cell office:value-type="float" office:value="-6.93000000000001" calcext:value-type="float">
            <text:p>-6.930000000000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J Barner</text:p>
          </table:table-cell>
          <table:table-cell office:value-type="float" office:value="381" calcext:value-type="float">
            <text:p>381</text:p>
          </table:table-cell>
          <table:table-cell office:value-type="float" office:value="271" calcext:value-type="float">
            <text:p>27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A</text:p>
          </table:table-cell>
          <table:table-cell office:value-type="float" office:value="351" calcext:value-type="float">
            <text:p>351</text:p>
          </table:table-cell>
          <table:table-cell office:value-type="float" office:value="326" calcext:value-type="float">
            <text:p>326</text:p>
          </table:table-cell>
          <table:table-cell office:value-type="float" office:value="304.59" calcext:value-type="float">
            <text:p>304.59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chael Pratt</text:p>
          </table:table-cell>
          <table:table-cell office:value-type="float" office:value="411" calcext:value-type="float">
            <text:p>411</text:p>
          </table:table-cell>
          <table:table-cell office:value-type="float" office:value="251" calcext:value-type="float">
            <text:p>25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NA</text:p>
          </table:table-cell>
          <table:table-cell office:value-type="float" office:value="358" calcext:value-type="float">
            <text:p>358</text:p>
          </table:table-cell>
          <table:table-cell office:value-type="float" office:value="331" calcext:value-type="float">
            <text:p>331</text:p>
          </table:table-cell>
          <table:table-cell office:value-type="float" office:value="301.29" calcext:value-type="float">
            <text:p>301.29</text:p>
          </table:table-cell>
          <table:table-cell office:value-type="float" office:value="323" calcext:value-type="float">
            <text:p>323</text:p>
          </table:table-cell>
          <table:table-cell office:value-type="float" office:value="-3.30000000000007" calcext:value-type="float">
            <text:p>-3.3000000000000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nald Parham</text:p>
          </table:table-cell>
          <table:table-cell office:value-type="float" office:value="568" calcext:value-type="float">
            <text:p>568</text:p>
          </table:table-cell>
          <table:table-cell office:value-type="float" office:value="159" calcext:value-type="float">
            <text:p>15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A</text:p>
          </table:table-cell>
          <table:table-cell office:value-type="float" office:value="387" calcext:value-type="float">
            <text:p>387</text:p>
          </table:table-cell>
          <table:table-cell office:value-type="float" office:value="363.5" calcext:value-type="float">
            <text:p>363.5</text:p>
          </table:table-cell>
          <table:table-cell office:value-type="float" office:value="292.38" calcext:value-type="float">
            <text:p>292.38</text:p>
          </table:table-cell>
          <table:table-cell office:value-type="float" office:value="324" calcext:value-type="float">
            <text:p>324</text:p>
          </table:table-cell>
          <table:table-cell office:value-type="float" office:value="-8.90999999999997" calcext:value-type="float">
            <text:p>-8.9099999999999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quez Valdes-Scantling</text:p>
          </table:table-cell>
          <table:table-cell office:value-type="float" office:value="553" calcext:value-type="float">
            <text:p>553</text:p>
          </table:table-cell>
          <table:table-cell office:value-type="float" office:value="157" calcext:value-type="float">
            <text:p>15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A</text:p>
          </table:table-cell>
          <table:table-cell office:value-type="float" office:value="388" calcext:value-type="float">
            <text:p>388</text:p>
          </table:table-cell>
          <table:table-cell office:value-type="float" office:value="355" calcext:value-type="float">
            <text:p>355</text:p>
          </table:table-cell>
          <table:table-cell office:value-type="float" office:value="286.11" calcext:value-type="float">
            <text:p>286.11</text:p>
          </table:table-cell>
          <table:table-cell office:value-type="float" office:value="325" calcext:value-type="float">
            <text:p>325</text:p>
          </table:table-cell>
          <table:table-cell office:value-type="float" office:value="-6.26999999999998" calcext:value-type="float">
            <text:p>-6.26999999999998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quan Thornton</text:p>
          </table:table-cell>
          <table:table-cell office:value-type="float" office:value="738" calcext:value-type="float">
            <text:p>738</text:p>
          </table:table-cell>
          <table:table-cell office:value-type="float" office:value="63" calcext:value-type="float">
            <text:p>63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A</text:p>
          </table:table-cell>
          <table:table-cell office:value-type="float" office:value="427" calcext:value-type="float">
            <text:p>427</text:p>
          </table:table-cell>
          <table:table-cell office:value-type="float" office:value="400.5" calcext:value-type="float">
            <text:p>400.5</text:p>
          </table:table-cell>
          <table:table-cell office:value-type="float" office:value="285.12" calcext:value-type="float">
            <text:p>285.12</text:p>
          </table:table-cell>
          <table:table-cell office:value-type="float" office:value="326" calcext:value-type="float">
            <text:p>326</text:p>
          </table:table-cell>
          <table:table-cell office:value-type="float" office:value="-0.990000000000009" calcext:value-type="float">
            <text:p>-0.990000000000009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maal Williams</text:p>
          </table:table-cell>
          <table:table-cell office:value-type="float" office:value="426" calcext:value-type="float">
            <text:p>426</text:p>
          </table:table-cell>
          <table:table-cell office:value-type="float" office:value="217" calcext:value-type="float">
            <text:p>21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A</text:p>
          </table:table-cell>
          <table:table-cell office:value-type="float" office:value="368" calcext:value-type="float">
            <text:p>368</text:p>
          </table:table-cell>
          <table:table-cell office:value-type="float" office:value="321.5" calcext:value-type="float">
            <text:p>321.5</text:p>
          </table:table-cell>
          <table:table-cell office:value-type="float" office:value="283.8" calcext:value-type="float">
            <text:p>283.8</text:p>
          </table:table-cell>
          <table:table-cell office:value-type="float" office:value="327" calcext:value-type="float">
            <text:p>327</text:p>
          </table:table-cell>
          <table:table-cell office:value-type="float" office:value="-1.31999999999999" calcext:value-type="float">
            <text:p>-1.31999999999999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ler Scott</text:p>
          </table:table-cell>
          <table:table-cell office:value-type="float" office:value="649" calcext:value-type="float">
            <text:p>649</text:p>
          </table:table-cell>
          <table:table-cell office:value-type="float" office:value="99" calcext:value-type="float">
            <text:p>9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A</text:p>
          </table:table-cell>
          <table:table-cell office:value-type="float" office:value="403" calcext:value-type="float">
            <text:p>403</text:p>
          </table:table-cell>
          <table:table-cell office:value-type="float" office:value="374" calcext:value-type="float">
            <text:p>374</text:p>
          </table:table-cell>
          <table:table-cell office:value-type="float" office:value="279.51" calcext:value-type="float">
            <text:p>279.51</text:p>
          </table:table-cell>
          <table:table-cell office:value-type="float" office:value="328" calcext:value-type="float">
            <text:p>328</text:p>
          </table:table-cell>
          <table:table-cell office:value-type="float" office:value="-4.29000000000002" calcext:value-type="float">
            <text:p>-4.290000000000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avier Hutchinson</text:p>
          </table:table-cell>
          <table:table-cell office:value-type="float" office:value="746" calcext:value-type="float">
            <text:p>746</text:p>
          </table:table-cell>
          <table:table-cell office:value-type="float" office:value="37" calcext:value-type="float">
            <text:p>3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A</text:p>
          </table:table-cell>
          <table:table-cell office:value-type="float" office:value="448" calcext:value-type="float">
            <text:p>448</text:p>
          </table:table-cell>
          <table:table-cell office:value-type="float" office:value="391.5" calcext:value-type="float">
            <text:p>391.5</text:p>
          </table:table-cell>
          <table:table-cell office:value-type="float" office:value="270.6" calcext:value-type="float">
            <text:p>270.6</text:p>
          </table:table-cell>
          <table:table-cell office:value-type="float" office:value="329" calcext:value-type="float">
            <text:p>329</text:p>
          </table:table-cell>
          <table:table-cell office:value-type="float" office:value="-8.90999999999997" calcext:value-type="float">
            <text:p>-8.9099999999999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son Bagent</text:p>
          </table:table-cell>
          <table:table-cell office:value-type="float" office:value="248" calcext:value-type="float">
            <text:p>248</text:p>
          </table:table-cell>
          <table:table-cell office:value-type="float" office:value="264" calcext:value-type="float">
            <text:p>26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NA</text:p>
          </table:table-cell>
          <table:table-cell office:value-type="float" office:value="354" calcext:value-type="float">
            <text:p>354</text:p>
          </table:table-cell>
          <table:table-cell office:value-type="float" office:value="256" calcext:value-type="float">
            <text:p>256</text:p>
          </table:table-cell>
          <table:table-cell office:value-type="float" office:value="256.08" calcext:value-type="float">
            <text:p>256.08</text:p>
          </table:table-cell>
          <table:table-cell office:value-type="float" office:value="330" calcext:value-type="float">
            <text:p>330</text:p>
          </table:table-cell>
          <table:table-cell office:value-type="float" office:value="-14.52" calcext:value-type="float">
            <text:p>-14.5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hj Washington</text:p>
          </table:table-cell>
          <table:table-cell office:value-type="float" office:value="299" calcext:value-type="float">
            <text:p>299</text:p>
          </table:table-cell>
          <table:table-cell office:value-type="float" office:value="233" calcext:value-type="float">
            <text:p>23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NA</text:p>
          </table:table-cell>
          <table:table-cell office:value-type="float" office:value="364" calcext:value-type="float">
            <text:p>364</text:p>
          </table:table-cell>
          <table:table-cell office:value-type="float" office:value="266" calcext:value-type="float">
            <text:p>266</text:p>
          </table:table-cell>
          <table:table-cell office:value-type="float" office:value="252.45" calcext:value-type="float">
            <text:p>252.45</text:p>
          </table:table-cell>
          <table:table-cell office:value-type="float" office:value="331" calcext:value-type="float">
            <text:p>331</text:p>
          </table:table-cell>
          <table:table-cell office:value-type="float" office:value="-3.63000000000005" calcext:value-type="float">
            <text:p>-3.63000000000005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rod Taylor</text:p>
          </table:table-cell>
          <table:table-cell office:value-type="float" office:value="293" calcext:value-type="float">
            <text:p>293</text:p>
          </table:table-cell>
          <table:table-cell office:value-type="float" office:value="234" calcext:value-type="float">
            <text:p>234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NA</text:p>
          </table:table-cell>
          <table:table-cell office:value-type="float" office:value="363" calcext:value-type="float">
            <text:p>363</text:p>
          </table:table-cell>
          <table:table-cell office:value-type="float" office:value="263.5" calcext:value-type="float">
            <text:p>263.5</text:p>
          </table:table-cell>
          <table:table-cell office:value-type="float" office:value="251.13" calcext:value-type="float">
            <text:p>251.13</text:p>
          </table:table-cell>
          <table:table-cell office:value-type="float" office:value="332" calcext:value-type="float">
            <text:p>332</text:p>
          </table:table-cell>
          <table:table-cell office:value-type="float" office:value="-1.31999999999999" calcext:value-type="float">
            <text:p>-1.31999999999999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vid Bell</text:p>
          </table:table-cell>
          <table:table-cell office:value-type="float" office:value="634" calcext:value-type="float">
            <text:p>634</text:p>
          </table:table-cell>
          <table:table-cell office:value-type="float" office:value="52" calcext:value-type="float">
            <text:p>5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A</text:p>
          </table:table-cell>
          <table:table-cell office:value-type="float" office:value="432" calcext:value-type="float">
            <text:p>432</text:p>
          </table:table-cell>
          <table:table-cell office:value-type="float" office:value="343" calcext:value-type="float">
            <text:p>343</text:p>
          </table:table-cell>
          <table:table-cell office:value-type="float" office:value="243.54" calcext:value-type="float">
            <text:p>243.54</text:p>
          </table:table-cell>
          <table:table-cell office:value-type="float" office:value="333" calcext:value-type="float">
            <text:p>333</text:p>
          </table:table-cell>
          <table:table-cell office:value-type="float" office:value="-7.59" calcext:value-type="float">
            <text:p>-7.59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len Lazard</text:p>
          </table:table-cell>
          <table:table-cell office:value-type="float" office:value="476" calcext:value-type="float">
            <text:p>476</text:p>
          </table:table-cell>
          <table:table-cell office:value-type="float" office:value="118" calcext:value-type="float">
            <text:p>11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A</text:p>
          </table:table-cell>
          <table:table-cell office:value-type="float" office:value="399" calcext:value-type="float">
            <text:p>399</text:p>
          </table:table-cell>
          <table:table-cell office:value-type="float" office:value="297" calcext:value-type="float">
            <text:p>297</text:p>
          </table:table-cell>
          <table:table-cell office:value-type="float" office:value="234.96" calcext:value-type="float">
            <text:p>234.96</text:p>
          </table:table-cell>
          <table:table-cell office:value-type="float" office:value="334" calcext:value-type="float">
            <text:p>334</text:p>
          </table:table-cell>
          <table:table-cell office:value-type="float" office:value="-8.57999999999996" calcext:value-type="float">
            <text:p>-8.5799999999999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whar Jordan</text:p>
          </table:table-cell>
          <table:table-cell office:value-type="float" office:value="343" calcext:value-type="float">
            <text:p>343</text:p>
          </table:table-cell>
          <table:table-cell office:value-type="float" office:value="163" calcext:value-type="float">
            <text:p>16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NA</text:p>
          </table:table-cell>
          <table:table-cell office:value-type="float" office:value="386" calcext:value-type="float">
            <text:p>386</text:p>
          </table:table-cell>
          <table:table-cell office:value-type="float" office:value="253" calcext:value-type="float">
            <text:p>253</text:p>
          </table:table-cell>
          <table:table-cell office:value-type="float" office:value="220.77" calcext:value-type="float">
            <text:p>220.77</text:p>
          </table:table-cell>
          <table:table-cell office:value-type="float" office:value="335" calcext:value-type="float">
            <text:p>335</text:p>
          </table:table-cell>
          <table:table-cell office:value-type="float" office:value="-14.19" calcext:value-type="float">
            <text:p>-14.1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rdan Mason</text:p>
          </table:table-cell>
          <table:table-cell office:value-type="float" office:value="458" calcext:value-type="float">
            <text:p>458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NA</text:p>
          </table:table-cell>
          <table:table-cell office:value-type="float" office:value="402" calcext:value-type="float">
            <text:p>402</text:p>
          </table:table-cell>
          <table:table-cell office:value-type="float" office:value="279" calcext:value-type="float">
            <text:p>279</text:p>
          </table:table-cell>
          <table:table-cell office:value-type="float" office:value="217.14" calcext:value-type="float">
            <text:p>217.14</text:p>
          </table:table-cell>
          <table:table-cell office:value-type="float" office:value="336" calcext:value-type="float">
            <text:p>336</text:p>
          </table:table-cell>
          <table:table-cell office:value-type="float" office:value="-3.63" calcext:value-type="float">
            <text:p>-3.6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yshon Boutte</text:p>
          </table:table-cell>
          <table:table-cell office:value-type="float" office:value="559" calcext:value-type="float">
            <text:p>559</text:p>
          </table:table-cell>
          <table:table-cell office:value-type="float" office:value="44" calcext:value-type="float">
            <text:p>44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A</text:p>
          </table:table-cell>
          <table:table-cell office:value-type="float" office:value="439" calcext:value-type="float">
            <text:p>439</text:p>
          </table:table-cell>
          <table:table-cell office:value-type="float" office:value="301.5" calcext:value-type="float">
            <text:p>301.5</text:p>
          </table:table-cell>
          <table:table-cell office:value-type="float" office:value="213.51" calcext:value-type="float">
            <text:p>213.51</text:p>
          </table:table-cell>
          <table:table-cell office:value-type="float" office:value="337" calcext:value-type="float">
            <text:p>337</text:p>
          </table:table-cell>
          <table:table-cell office:value-type="float" office:value="-3.63000000000002" calcext:value-type="float">
            <text:p>-3.6300000000000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rlie Jones</text:p>
          </table:table-cell>
          <table:table-cell office:value-type="float" office:value="450" calcext:value-type="float">
            <text:p>450</text:p>
          </table:table-cell>
          <table:table-cell office:value-type="float" office:value="87" calcext:value-type="float">
            <text:p>8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A</text:p>
          </table:table-cell>
          <table:table-cell office:value-type="float" office:value="409" calcext:value-type="float">
            <text:p>409</text:p>
          </table:table-cell>
          <table:table-cell office:value-type="float" office:value="268.5" calcext:value-type="float">
            <text:p>268.5</text:p>
          </table:table-cell>
          <table:table-cell office:value-type="float" office:value="205.92" calcext:value-type="float">
            <text:p>205.92</text:p>
          </table:table-cell>
          <table:table-cell office:value-type="float" office:value="338" calcext:value-type="float">
            <text:p>338</text:p>
          </table:table-cell>
          <table:table-cell office:value-type="float" office:value="-7.58999999999998" calcext:value-type="float">
            <text:p>-7.5899999999999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maje Perine</text:p>
          </table:table-cell>
          <table:table-cell office:value-type="float" office:value="451" calcext:value-type="float">
            <text:p>451</text:p>
          </table:table-cell>
          <table:table-cell office:value-type="float" office:value="86" calcext:value-type="float">
            <text:p>86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NA</text:p>
          </table:table-cell>
          <table:table-cell office:value-type="float" office:value="411" calcext:value-type="float">
            <text:p>411</text:p>
          </table:table-cell>
          <table:table-cell office:value-type="float" office:value="268.5" calcext:value-type="float">
            <text:p>268.5</text:p>
          </table:table-cell>
          <table:table-cell office:value-type="float" office:value="205.59" calcext:value-type="float">
            <text:p>205.59</text:p>
          </table:table-cell>
          <table:table-cell office:value-type="float" office:value="339" calcext:value-type="float">
            <text:p>339</text:p>
          </table:table-cell>
          <table:table-cell office:value-type="float" office:value="-0.329999999999984" calcext:value-type="float">
            <text:p>-0.329999999999984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stin Shorter</text:p>
          </table:table-cell>
          <table:table-cell office:value-type="float" office:value="506" calcext:value-type="float">
            <text:p>506</text:p>
          </table:table-cell>
          <table:table-cell office:value-type="float" office:value="54" calcext:value-type="float">
            <text:p>5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NA</text:p>
          </table:table-cell>
          <table:table-cell office:value-type="float" office:value="430" calcext:value-type="float">
            <text:p>430</text:p>
          </table:table-cell>
          <table:table-cell office:value-type="float" office:value="280" calcext:value-type="float">
            <text:p>280</text:p>
          </table:table-cell>
          <table:table-cell office:value-type="float" office:value="202.62" calcext:value-type="float">
            <text:p>202.62</text:p>
          </table:table-cell>
          <table:table-cell office:value-type="float" office:value="340" calcext:value-type="float">
            <text:p>340</text:p>
          </table:table-cell>
          <table:table-cell office:value-type="float" office:value="-2.97000000000003" calcext:value-type="float">
            <text:p>-2.9700000000000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rian Thompson-Robinson</text:p>
          </table:table-cell>
          <table:table-cell office:value-type="float" office:value="477" calcext:value-type="float">
            <text:p>477</text:p>
          </table:table-cell>
          <table:table-cell office:value-type="float" office:value="66" calcext:value-type="float">
            <text:p>66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NA</text:p>
          </table:table-cell>
          <table:table-cell office:value-type="float" office:value="425" calcext:value-type="float">
            <text:p>425</text:p>
          </table:table-cell>
          <table:table-cell office:value-type="float" office:value="271.5" calcext:value-type="float">
            <text:p>271.5</text:p>
          </table:table-cell>
          <table:table-cell office:value-type="float" office:value="200.97" calcext:value-type="float">
            <text:p>200.97</text:p>
          </table:table-cell>
          <table:table-cell office:value-type="float" office:value="341" calcext:value-type="float">
            <text:p>341</text:p>
          </table:table-cell>
          <table:table-cell office:value-type="float" office:value="-1.65000000000001" calcext:value-type="float">
            <text:p>-1.6500000000000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eremy Ruckert</text:p>
          </table:table-cell>
          <table:table-cell office:value-type="float" office:value="494" calcext:value-type="float">
            <text:p>494</text:p>
          </table:table-cell>
          <table:table-cell office:value-type="float" office:value="44" calcext:value-type="float">
            <text:p>4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A</text:p>
          </table:table-cell>
          <table:table-cell office:value-type="float" office:value="438" calcext:value-type="float">
            <text:p>438</text:p>
          </table:table-cell>
          <table:table-cell office:value-type="float" office:value="269" calcext:value-type="float">
            <text:p>269</text:p>
          </table:table-cell>
          <table:table-cell office:value-type="float" office:value="192.06" calcext:value-type="float">
            <text:p>192.06</text:p>
          </table:table-cell>
          <table:table-cell office:value-type="float" office:value="342" calcext:value-type="float">
            <text:p>342</text:p>
          </table:table-cell>
          <table:table-cell office:value-type="float" office:value="-8.91" calcext:value-type="float">
            <text:p>-8.91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ari Demercado</text:p>
          </table:table-cell>
          <table:table-cell office:value-type="float" office:value="423" calcext:value-type="float">
            <text:p>423</text:p>
          </table:table-cell>
          <table:table-cell office:value-type="float" office:value="76" calcext:value-type="float">
            <text:p>76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A</text:p>
          </table:table-cell>
          <table:table-cell office:value-type="float" office:value="418" calcext:value-type="float">
            <text:p>418</text:p>
          </table:table-cell>
          <table:table-cell office:value-type="float" office:value="249.5" calcext:value-type="float">
            <text:p>249.5</text:p>
          </table:table-cell>
          <table:table-cell office:value-type="float" office:value="189.75" calcext:value-type="float">
            <text:p>189.75</text:p>
          </table:table-cell>
          <table:table-cell office:value-type="float" office:value="343" calcext:value-type="float">
            <text:p>343</text:p>
          </table:table-cell>
          <table:table-cell office:value-type="float" office:value="-2.31" calcext:value-type="float">
            <text:p>-2.3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chael Thomas</text:p>
          </table:table-cell>
          <table:table-cell office:value-type="float" office:value="91" calcext:value-type="float">
            <text:p>91</text:p>
          </table:table-cell>
          <table:table-cell office:value-type="float" office:value="235" calcext:value-type="float">
            <text:p>235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NA</text:p>
          </table:table-cell>
          <table:table-cell office:value-type="float" office:value="362" calcext:value-type="float">
            <text:p>362</text:p>
          </table:table-cell>
          <table:table-cell office:value-type="float" office:value="163" calcext:value-type="float">
            <text:p>163</text:p>
          </table:table-cell>
          <table:table-cell office:value-type="float" office:value="185.13" calcext:value-type="float">
            <text:p>185.13</text:p>
          </table:table-cell>
          <table:table-cell office:value-type="float" office:value="344" calcext:value-type="float">
            <text:p>344</text:p>
          </table:table-cell>
          <table:table-cell office:value-type="float" office:value="-4.62" calcext:value-type="float">
            <text:p>-4.62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yle Trask</text:p>
          </table:table-cell>
          <table:table-cell office:value-type="float" office:value="250" calcext:value-type="float">
            <text:p>250</text:p>
          </table:table-cell>
          <table:table-cell office:value-type="float" office:value="146" calcext:value-type="float">
            <text:p>14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NA</text:p>
          </table:table-cell>
          <table:table-cell office:value-type="float" office:value="391" calcext:value-type="float">
            <text:p>391</text:p>
          </table:table-cell>
          <table:table-cell office:value-type="float" office:value="198" calcext:value-type="float">
            <text:p>198</text:p>
          </table:table-cell>
          <table:table-cell office:value-type="float" office:value="178.86" calcext:value-type="float">
            <text:p>178.86</text:p>
          </table:table-cell>
          <table:table-cell office:value-type="float" office:value="345" calcext:value-type="float">
            <text:p>345</text:p>
          </table:table-cell>
          <table:table-cell office:value-type="float" office:value="-6.26999999999998" calcext:value-type="float">
            <text:p>-6.26999999999998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ake Bobo</text:p>
          </table:table-cell>
          <table:table-cell office:value-type="float" office:value="451" calcext:value-type="float">
            <text:p>451</text:p>
          </table:table-cell>
          <table:table-cell office:value-type="float" office:value="38" calcext:value-type="float">
            <text:p>38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NA</text:p>
          </table:table-cell>
          <table:table-cell office:value-type="float" office:value="446" calcext:value-type="float">
            <text:p>446</text:p>
          </table:table-cell>
          <table:table-cell office:value-type="float" office:value="244.5" calcext:value-type="float">
            <text:p>244.5</text:p>
          </table:table-cell>
          <table:table-cell office:value-type="float" office:value="173.91" calcext:value-type="float">
            <text:p>173.91</text:p>
          </table:table-cell>
          <table:table-cell office:value-type="float" office:value="346" calcext:value-type="float">
            <text:p>346</text:p>
          </table:table-cell>
          <table:table-cell office:value-type="float" office:value="-4.94999999999999" calcext:value-type="float">
            <text:p>-4.949999999999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am Trautman</text:p>
          </table:table-cell>
          <table:table-cell office:value-type="float" office:value="305" calcext:value-type="float">
            <text:p>305</text:p>
          </table:table-cell>
          <table:table-cell office:value-type="float" office:value="92" calcext:value-type="float">
            <text:p>9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NA</text:p>
          </table:table-cell>
          <table:table-cell office:value-type="float" office:value="406" calcext:value-type="float">
            <text:p>406</text:p>
          </table:table-cell>
          <table:table-cell office:value-type="float" office:value="198.5" calcext:value-type="float">
            <text:p>198.5</text:p>
          </table:table-cell>
          <table:table-cell office:value-type="float" office:value="161.37" calcext:value-type="float">
            <text:p>161.37</text:p>
          </table:table-cell>
          <table:table-cell office:value-type="float" office:value="347" calcext:value-type="float">
            <text:p>347</text:p>
          </table:table-cell>
          <table:table-cell office:value-type="float" office:value="-12.54" calcext:value-type="float">
            <text:p>-12.54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erre Strong Jr.</text:p>
          </table:table-cell>
          <table:table-cell office:value-type="float" office:value="417" calcext:value-type="float">
            <text:p>417</text:p>
          </table:table-cell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A</text:p>
          </table:table-cell>
          <table:table-cell office:value-type="float" office:value="451" calcext:value-type="float">
            <text:p>451</text:p>
          </table:table-cell>
          <table:table-cell office:value-type="float" office:value="225.5" calcext:value-type="float">
            <text:p>225.5</text:p>
          </table:table-cell>
          <table:table-cell office:value-type="float" office:value="160.05" calcext:value-type="float">
            <text:p>160.05</text:p>
          </table:table-cell>
          <table:table-cell office:value-type="float" office:value="348" calcext:value-type="float">
            <text:p>348</text:p>
          </table:table-cell>
          <table:table-cell office:value-type="float" office:value="-1.31999999999999" calcext:value-type="float">
            <text:p>-1.319999999999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lik Willis</text:p>
          </table:table-cell>
          <table:table-cell office:value-type="float" office:value="377" calcext:value-type="float">
            <text:p>377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NA</text:p>
          </table:table-cell>
          <table:table-cell office:value-type="float" office:value="434" calcext:value-type="float">
            <text:p>434</text:p>
          </table:table-cell>
          <table:table-cell office:value-type="float" office:value="214" calcext:value-type="float">
            <text:p>214</text:p>
          </table:table-cell>
          <table:table-cell office:value-type="float" office:value="158.07" calcext:value-type="float">
            <text:p>158.07</text:p>
          </table:table-cell>
          <table:table-cell office:value-type="float" office:value="349" calcext:value-type="float">
            <text:p>349</text:p>
          </table:table-cell>
          <table:table-cell office:value-type="float" office:value="-1.97999999999999" calcext:value-type="float">
            <text:p>-1.97999999999999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 Patrick</text:p>
          </table:table-cell>
          <table:table-cell office:value-type="float" office:value="286" calcext:value-type="float">
            <text:p>286</text:p>
          </table:table-cell>
          <table:table-cell office:value-type="float" office:value="96" calcext:value-type="float">
            <text:p>9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NA</text:p>
          </table:table-cell>
          <table:table-cell office:value-type="float" office:value="405" calcext:value-type="float">
            <text:p>405</text:p>
          </table:table-cell>
          <table:table-cell office:value-type="float" office:value="191" calcext:value-type="float">
            <text:p>191</text:p>
          </table:table-cell>
          <table:table-cell office:value-type="float" office:value="157.74" calcext:value-type="float">
            <text:p>157.74</text:p>
          </table:table-cell>
          <table:table-cell office:value-type="float" office:value="350" calcext:value-type="float">
            <text:p>350</text:p>
          </table:table-cell>
          <table:table-cell office:value-type="float" office:value="-0.330000000000013" calcext:value-type="float">
            <text:p>-0.33000000000001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ris Campbell</text:p>
          </table:table-cell>
          <table:table-cell office:value-type="float" office:value="428" calcext:value-type="float">
            <text:p>428</text:p>
          </table:table-cell>
          <table:table-cell office:value-type="float" office:value="23" calcext:value-type="float">
            <text:p>2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A</text:p>
          </table:table-cell>
          <table:table-cell office:value-type="float" office:value="463" calcext:value-type="float">
            <text:p>463</text:p>
          </table:table-cell>
          <table:table-cell office:value-type="float" office:value="225.5" calcext:value-type="float">
            <text:p>225.5</text:p>
          </table:table-cell>
          <table:table-cell office:value-type="float" office:value="156.42" calcext:value-type="float">
            <text:p>156.42</text:p>
          </table:table-cell>
          <table:table-cell office:value-type="float" office:value="351" calcext:value-type="float">
            <text:p>351</text:p>
          </table:table-cell>
          <table:table-cell office:value-type="float" office:value="-1.31999999999999" calcext:value-type="float">
            <text:p>-1.3199999999999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lvin Cook</text:p>
          </table:table-cell>
          <table:table-cell office:value-type="float" office:value="132" calcext:value-type="float">
            <text:p>132</text:p>
          </table:table-cell>
          <table:table-cell office:value-type="float" office:value="164" calcext:value-type="float">
            <text:p>16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A</text:p>
          </table:table-cell>
          <table:table-cell office:value-type="float" office:value="385" calcext:value-type="float">
            <text:p>385</text:p>
          </table:table-cell>
          <table:table-cell office:value-type="float" office:value="148" calcext:value-type="float">
            <text:p>148</text:p>
          </table:table-cell>
          <table:table-cell office:value-type="float" office:value="151.8" calcext:value-type="float">
            <text:p>151.8</text:p>
          </table:table-cell>
          <table:table-cell office:value-type="float" office:value="352" calcext:value-type="float">
            <text:p>352</text:p>
          </table:table-cell>
          <table:table-cell office:value-type="float" office:value="-4.62" calcext:value-type="float">
            <text:p>-4.62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p Reiman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A</text:p>
          </table:table-cell>
          <table:table-cell office:value-type="float" office:value="392" calcext:value-type="float">
            <text:p>392</text:p>
          </table:table-cell>
          <table:table-cell office:value-type="float" office:value="157" calcext:value-type="float">
            <text:p>157</text:p>
          </table:table-cell>
          <table:table-cell office:value-type="float" office:value="150.81" calcext:value-type="float">
            <text:p>150.81</text:p>
          </table:table-cell>
          <table:table-cell office:value-type="float" office:value="353" calcext:value-type="float">
            <text:p>353</text:p>
          </table:table-cell>
          <table:table-cell office:value-type="float" office:value="-0.990000000000009" calcext:value-type="float">
            <text:p>-0.99000000000000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effery Wilson</text:p>
          </table:table-cell>
          <table:table-cell office:value-type="float" office:value="382" calcext:value-type="float">
            <text:p>382</text:p>
          </table:table-cell>
          <table:table-cell office:value-type="float" office:value="32" calcext:value-type="float">
            <text:p>3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A</text:p>
          </table:table-cell>
          <table:table-cell office:value-type="float" office:value="454" calcext:value-type="float">
            <text:p>454</text:p>
          </table:table-cell>
          <table:table-cell office:value-type="float" office:value="207" calcext:value-type="float">
            <text:p>207</text:p>
          </table:table-cell>
          <table:table-cell office:value-type="float" office:value="147.18" calcext:value-type="float">
            <text:p>147.18</text:p>
          </table:table-cell>
          <table:table-cell office:value-type="float" office:value="354" calcext:value-type="float">
            <text:p>354</text:p>
          </table:table-cell>
          <table:table-cell office:value-type="float" office:value="-3.63" calcext:value-type="float">
            <text:p>-3.63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yce Freeman</text:p>
          </table:table-cell>
          <table:table-cell office:value-type="float" office:value="212" calcext:value-type="float">
            <text:p>212</text:p>
          </table:table-cell>
          <table:table-cell office:value-type="float" office:value="96" calcext:value-type="float">
            <text:p>96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NA</text:p>
          </table:table-cell>
          <table:table-cell office:value-type="float" office:value="404" calcext:value-type="float">
            <text:p>404</text:p>
          </table:table-cell>
          <table:table-cell office:value-type="float" office:value="154" calcext:value-type="float">
            <text:p>154</text:p>
          </table:table-cell>
          <table:table-cell office:value-type="float" office:value="133.32" calcext:value-type="float">
            <text:p>133.32</text:p>
          </table:table-cell>
          <table:table-cell office:value-type="float" office:value="355" calcext:value-type="float">
            <text:p>355</text:p>
          </table:table-cell>
          <table:table-cell office:value-type="float" office:value="-13.86" calcext:value-type="float">
            <text:p>-13.86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kim Jarrett</text:p>
          </table:table-cell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A</text:p>
          </table:table-cell>
          <table:table-cell office:value-type="float" office:value="479" calcext:value-type="float">
            <text:p>479</text:p>
          </table:table-cell>
          <table:table-cell office:value-type="float" office:value="187" calcext:value-type="float">
            <text:p>187</text:p>
          </table:table-cell>
          <table:table-cell office:value-type="float" office:value="126.06" calcext:value-type="float">
            <text:p>126.06</text:p>
          </table:table-cell>
          <table:table-cell office:value-type="float" office:value="356" calcext:value-type="float">
            <text:p>356</text:p>
          </table:table-cell>
          <table:table-cell office:value-type="float" office:value="-7.25999999999999" calcext:value-type="float">
            <text:p>-7.259999999999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nnie Bell</text:p>
          </table:table-cell>
          <table:table-cell office:value-type="float" office:value="337" calcext:value-type="float">
            <text:p>337</text:p>
          </table:table-cell>
          <table:table-cell office:value-type="float" office:value="22" calcext:value-type="float">
            <text:p>2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A</text:p>
          </table:table-cell>
          <table:table-cell office:value-type="float" office:value="464" calcext:value-type="float">
            <text:p>464</text:p>
          </table:table-cell>
          <table:table-cell office:value-type="float" office:value="179.5" calcext:value-type="float">
            <text:p>179.5</text:p>
          </table:table-cell>
          <table:table-cell office:value-type="float" office:value="125.73" calcext:value-type="float">
            <text:p>125.73</text:p>
          </table:table-cell>
          <table:table-cell office:value-type="float" office:value="357" calcext:value-type="float">
            <text:p>357</text:p>
          </table:table-cell>
          <table:table-cell office:value-type="float" office:value="-0.329999999999998" calcext:value-type="float">
            <text:p>-0.32999999999999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reem Hunt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NA</text:p>
          </table:table-cell>
          <table:table-cell office:value-type="float" office:value="394" calcext:value-type="float">
            <text:p>394</text:p>
          </table:table-cell>
          <table:table-cell office:value-type="float" office:value="114.5" calcext:value-type="float">
            <text:p>114.5</text:p>
          </table:table-cell>
          <table:table-cell office:value-type="float" office:value="118.14" calcext:value-type="float">
            <text:p>118.14</text:p>
          </table:table-cell>
          <table:table-cell office:value-type="float" office:value="358" calcext:value-type="float">
            <text:p>358</text:p>
          </table:table-cell>
          <table:table-cell office:value-type="float" office:value="-7.59" calcext:value-type="float">
            <text:p>-7.59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iley Zappe</text:p>
          </table:table-cell>
          <table:table-cell office:value-type="float" office:value="214" calcext:value-type="float">
            <text:p>214</text:p>
          </table:table-cell>
          <table:table-cell office:value-type="float" office:value="67" calcext:value-type="float">
            <text:p>67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A</text:p>
          </table:table-cell>
          <table:table-cell office:value-type="float" office:value="424" calcext:value-type="float">
            <text:p>424</text:p>
          </table:table-cell>
          <table:table-cell office:value-type="float" office:value="140.5" calcext:value-type="float">
            <text:p>140.5</text:p>
          </table:table-cell>
          <table:table-cell office:value-type="float" office:value="114.84" calcext:value-type="float">
            <text:p>114.84</text:p>
          </table:table-cell>
          <table:table-cell office:value-type="float" office:value="359" calcext:value-type="float">
            <text:p>359</text:p>
          </table:table-cell>
          <table:table-cell office:value-type="float" office:value="-3.3" calcext:value-type="float">
            <text:p>-3.3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 Johnson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NA</text:p>
          </table:table-cell>
          <table:table-cell office:value-type="float" office:value="490" calcext:value-type="float">
            <text:p>490</text:p>
          </table:table-cell>
          <table:table-cell office:value-type="float" office:value="166.5" calcext:value-type="float">
            <text:p>166.5</text:p>
          </table:table-cell>
          <table:table-cell office:value-type="float" office:value="109.89" calcext:value-type="float">
            <text:p>109.89</text:p>
          </table:table-cell>
          <table:table-cell office:value-type="float" office:value="360" calcext:value-type="float">
            <text:p>360</text:p>
          </table:table-cell>
          <table:table-cell office:value-type="float" office:value="-4.95" calcext:value-type="float">
            <text:p>-4.95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haad Penny</text:p>
          </table:table-cell>
          <table:table-cell office:value-type="float" office:value="168" calcext:value-type="float">
            <text:p>168</text:p>
          </table:table-cell>
          <table:table-cell office:value-type="float" office:value="69" calcext:value-type="float">
            <text:p>6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NA</text:p>
          </table:table-cell>
          <table:table-cell office:value-type="float" office:value="423" calcext:value-type="float">
            <text:p>423</text:p>
          </table:table-cell>
          <table:table-cell office:value-type="float" office:value="118.5" calcext:value-type="float">
            <text:p>118.5</text:p>
          </table:table-cell>
          <table:table-cell office:value-type="float" office:value="100.98" calcext:value-type="float">
            <text:p>100.98</text:p>
          </table:table-cell>
          <table:table-cell office:value-type="float" office:value="361" calcext:value-type="float">
            <text:p>361</text:p>
          </table:table-cell>
          <table:table-cell office:value-type="float" office:value="-8.91" calcext:value-type="float">
            <text:p>-8.9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ijah Higgins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A</text:p>
          </table:table-cell>
          <table:table-cell office:value-type="float" office:value="470" calcext:value-type="float">
            <text:p>470</text:p>
          </table:table-cell>
          <table:table-cell office:value-type="float" office:value="141" calcext:value-type="float">
            <text:p>141</text:p>
          </table:table-cell>
          <table:table-cell office:value-type="float" office:value="98.34" calcext:value-type="float">
            <text:p>98.34</text:p>
          </table:table-cell>
          <table:table-cell office:value-type="float" office:value="362" calcext:value-type="float">
            <text:p>362</text:p>
          </table:table-cell>
          <table:table-cell office:value-type="float" office:value="-2.64" calcext:value-type="float">
            <text:p>-2.6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on Rudolph</text:p>
          </table:table-cell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NA</text:p>
          </table:table-cell>
          <table:table-cell office:value-type="float" office:value="437" calcext:value-type="float">
            <text:p>437</text:p>
          </table:table-cell>
          <table:table-cell office:value-type="float" office:value="116.5" calcext:value-type="float">
            <text:p>116.5</text:p>
          </table:table-cell>
          <table:table-cell office:value-type="float" office:value="92.73" calcext:value-type="float">
            <text:p>92.73</text:p>
          </table:table-cell>
          <table:table-cell office:value-type="float" office:value="363" calcext:value-type="float">
            <text:p>363</text:p>
          </table:table-cell>
          <table:table-cell office:value-type="float" office:value="-5.61" calcext:value-type="float">
            <text:p>-5.6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an Tannehill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A</text:p>
          </table:table-cell>
          <table:table-cell office:value-type="float" office:value="397" calcext:value-type="float">
            <text:p>397</text:p>
          </table:table-cell>
          <table:table-cell office:value-type="float" office:value="62" calcext:value-type="float">
            <text:p>62</text:p>
          </table:table-cell>
          <table:table-cell office:value-type="float" office:value="81.84" calcext:value-type="float">
            <text:p>81.84</text:p>
          </table:table-cell>
          <table:table-cell office:value-type="float" office:value="364" calcext:value-type="float">
            <text:p>364</text:p>
          </table:table-cell>
          <table:table-cell office:value-type="float" office:value="-10.89" calcext:value-type="float">
            <text:p>-10.89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se Edmonds</text:p>
          </table:table-cell>
          <table:table-cell office:value-type="float" office:value="138" calcext:value-type="float">
            <text:p>138</text:p>
          </table:table-cell>
          <table:table-cell office:value-type="float" office:value="43" calcext:value-type="float">
            <text:p>4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NA</text:p>
          </table:table-cell>
          <table:table-cell office:value-type="float" office:value="441" calcext:value-type="float">
            <text:p>441</text:p>
          </table:table-cell>
          <table:table-cell office:value-type="float" office:value="90.5" calcext:value-type="float">
            <text:p>90.5</text:p>
          </table:table-cell>
          <table:table-cell office:value-type="float" office:value="73.92" calcext:value-type="float">
            <text:p>73.92</text:p>
          </table:table-cell>
          <table:table-cell office:value-type="float" office:value="365" calcext:value-type="float">
            <text:p>365</text:p>
          </table:table-cell>
          <table:table-cell office:value-type="float" office:value="-7.92" calcext:value-type="float">
            <text:p>-7.92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andon Powell</text:p>
          </table:table-cell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NA</text:p>
          </table:table-cell>
          <table:table-cell office:value-type="float" office:value="452" calcext:value-type="float">
            <text:p>452</text:p>
          </table:table-cell>
          <table:table-cell office:value-type="float" office:value="80.5" calcext:value-type="float">
            <text:p>80.5</text:p>
          </table:table-cell>
          <table:table-cell office:value-type="float" office:value="64.02" calcext:value-type="float">
            <text:p>64.02</text:p>
          </table:table-cell>
          <table:table-cell office:value-type="float" office:value="366" calcext:value-type="float">
            <text:p>366</text:p>
          </table:table-cell>
          <table:table-cell office:value-type="float" office:value="-9.89999999999999" calcext:value-type="float">
            <text:p>-9.899999999999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ster Moreau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NA</text:p>
          </table:table-cell>
          <table:table-cell office:value-type="float" office:value="480" calcext:value-type="float">
            <text:p>480</text:p>
          </table:table-cell>
          <table:table-cell office:value-type="float" office:value="64" calcext:value-type="float">
            <text:p>64</text:p>
          </table:table-cell>
          <table:table-cell office:value-type="float" office:value="44.88" calcext:value-type="float">
            <text:p>44.88</text:p>
          </table:table-cell>
          <table:table-cell office:value-type="float" office:value="367" calcext:value-type="float">
            <text:p>367</text:p>
          </table:table-cell>
          <table:table-cell office:value-type="float" office:value="-19.14" calcext:value-type="float">
            <text:p>-19.14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table:number-columns-repeated="10"/>
        </table:table-row>
        <table:table-row table:style-name="ro1" table:number-rows-repeated="1048207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combined_analysis_weighted_bi_norm_values.J1:combined_analysis_weighted_bi_norm_values.J1048576">
            <calcext:color-scale>
              <calcext:color-scale-entry calcext:value="0" calcext:type="minimum" calcext:color="#ff0000"/>
              <calcext:color-scale-entry calcext:value="50" calcext:type="percentile" calcext:color="#ff8000"/>
              <calcext:color-scale-entry calcext:value="0" calcext:type="maximum" calcext:color="#ffffff"/>
            </calcext:color-scale>
          </calcext:conditional-format>
          <calcext:conditional-format calcext:target-range-address="combined_analysis_weighted_bi_norm_values.W1:combined_analysis_weighted_bi_norm_values.W1048576">
            <calcext:color-scale>
              <calcext:color-scale-entry calcext:value="0" calcext:type="minimum" calcext:color="#ff8000"/>
              <calcext:color-scale-entry calcext:value="50" calcext:type="percentile" calcext:color="#ffffd7"/>
              <calcext:color-scale-entry calcext:value="0" calcext:type="maximum" calcext:color="#ff0000"/>
            </calcext:color-scale>
          </calcext:conditional-format>
          <calcext:conditional-format calcext:target-range-address="combined_analysis_weighted_bi_norm_values.V1:combined_analysis_weighted_bi_norm_values.V1048576">
            <calcext:color-scale>
              <calcext:color-scale-entry calcext:value="0" calcext:type="minimum" calcext:color="#00a933"/>
              <calcext:color-scale-entry calcext:value="50" calcext:type="percentile" calcext:color="#ffffd7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combined_analysis_weighted_bi_norm_values.A1:combined_analysis_weighted_bi_norm_values.W368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fraction number:min-integer-digits="0" number:min-numerator-digits="1" loext:max-numerator-digits="1" number:denominator-value="1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08:55:32.6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12T23:23:20.590000000</dc:date>
    <meta:editing-duration>P10DT8H22M44S</meta:editing-duration>
    <meta:editing-cycles>9</meta:editing-cycles>
    <meta:generator>LibreOffice/7.6.6.3$Windows_X86_64 LibreOffice_project/d97b2716a9a4a2ce1391dee1765565ea469b0ae7</meta:generator>
    <meta:document-statistic meta:table-count="1" meta:cell-count="6010" meta:object-count="0"/>
  </office:meta>
</office:document-meta>
</file>